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horndale" svg:font-family="Thorndale"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Liberation Serif" svg:font-family="Liberation Serif" style:font-family-generic="roman" style:font-pitch="variable" svg:panose-1="2 2 6 3 5 4 5 2 3 4"/>
    <style:font-face style:name="Albany" svg:font-family="Albany" style:font-family-generic="swiss" style:font-pitch="variable"/>
    <style:font-face style:name="Tahoma" svg:font-family="Tahoma" style:font-family-generic="swiss" style:font-pitch="variable" svg:panose-1="2 11 6 4 3 5 4 4 2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HG Mincho Light J" svg:font-family="HG Mincho Light J" style:font-family-generic="system" style:font-pitch="variable"/>
  </office:font-face-decls>
  <office:automatic-styles>
    <style:style style:name="P1" style:parent-style-name="term" style:master-page-name="MP0" style:family="paragraph">
      <style:paragraph-properties fo:break-before="page"/>
    </style:style>
    <style:style style:name="T2" style:parent-style-name="Policepardéfaut" style:family="text">
      <style:text-properties fo:font-style="italic" style:font-style-asian="italic"/>
    </style:style>
    <style:style style:name="P3" style:parent-style-name="term" style:family="paragraph">
      <style:text-properties fo:language="en" fo:country="US"/>
    </style:style>
    <style:style style:name="P4" style:parent-style-name="term" style:family="paragraph">
      <style:text-properties fo:language="en" fo:country="US"/>
    </style:style>
    <style:style style:name="P5" style:parent-style-name="term" style:family="paragraph">
      <style:text-properties fo:language="en" fo:country="US"/>
    </style:style>
    <style:style style:name="P6" style:parent-style-name="term" style:family="paragraph">
      <style:text-properties fo:language="en" fo:country="US"/>
    </style:style>
    <style:style style:name="T7" style:parent-style-name="Policepardéfaut" style:family="text">
      <style:text-properties style:text-position="super 64.5%"/>
    </style:style>
    <style:style style:name="T8" style:parent-style-name="Policepardéfaut" style:family="text">
      <style:text-properties fo:font-style="italic" style:font-style-asian="italic"/>
    </style:style>
    <style:style style:name="T9" style:parent-style-name="detail_value" style:family="text">
      <style:text-properties style:font-weight-complex="bold"/>
    </style:style>
    <style:style style:name="P10" style:parent-style-name="term" style:family="paragraph">
      <style:text-properties fo:language="en" fo:country="GB"/>
    </style:style>
    <style:style style:name="P11" style:parent-style-name="term" style:family="paragraph">
      <style:text-properties fo:language="en" fo:country="GB"/>
    </style:style>
    <style:style style:name="T12" style:parent-style-name="Policepardéfaut" style:family="text">
      <style:text-properties fo:language="en" fo:country="GB"/>
    </style:style>
    <style:style style:name="T13" style:parent-style-name="Policepardéfaut" style:family="text">
      <style:text-properties fo:font-style="italic" style:font-style-asian="italic" fo:language="en" fo:country="GB"/>
    </style:style>
    <style:style style:name="T14" style:parent-style-name="Policepardéfaut" style:family="text">
      <style:text-properties style:text-position="super 66.6%"/>
    </style:style>
    <style:style style:name="T15" style:parent-style-name="Policepardéfaut" style:family="text">
      <style:text-properties fo:font-variant="small-caps"/>
    </style:style>
    <style:style style:name="T16" style:parent-style-name="Policepardéfaut" style:family="text">
      <style:text-properties style:text-position="super 65%"/>
    </style:style>
    <style:style style:name="T17" style:parent-style-name="Policepardéfaut" style:family="text">
      <style:text-properties style:font-name-complex="Times New Roman"/>
    </style:style>
    <style:style style:name="T18" style:parent-style-name="Policepardéfaut" style:family="text">
      <style:text-properties style:font-name-complex="Times New Roman"/>
    </style:style>
    <style:style style:name="T19" style:parent-style-name="Policepardéfaut" style:family="text">
      <style:text-properties style:font-name-complex="Times New Roman"/>
    </style:style>
    <style:style style:name="T20" style:parent-style-name="Policepardéfaut" style:family="text">
      <style:text-properties style:font-name-complex="Times New Roman"/>
    </style:style>
    <style:style style:name="T21" style:parent-style-name="Policepardéfaut" style:family="text">
      <style:text-properties style:font-name-complex="Times New Roman"/>
    </style:style>
    <style:style style:name="T22" style:parent-style-name="Policepardéfaut" style:family="text">
      <style:text-properties style:font-name-complex="Times New Roman"/>
    </style:style>
    <style:style style:name="T23" style:parent-style-name="Policepardéfaut" style:family="text">
      <style:text-properties style:font-name-complex="Times New Roman"/>
    </style:style>
    <style:style style:name="T24" style:parent-style-name="Policepardéfaut" style:family="text">
      <style:text-properties style:font-name-complex="Times New Roman"/>
    </style:style>
    <style:style style:name="T25" style:parent-style-name="Policepardéfaut" style:family="text">
      <style:text-properties style:font-name-complex="Times New Roman"/>
    </style:style>
    <style:style style:name="T26" style:parent-style-name="Policepardéfaut" style:family="text">
      <style:text-properties style:font-name-complex="Times New Roman" fo:font-style="italic" style:font-style-asian="italic"/>
    </style:style>
    <style:style style:name="T27" style:parent-style-name="Policepardéfaut" style:family="text">
      <style:text-properties style:font-name-complex="Times New Roman"/>
    </style:style>
    <style:style style:name="T28" style:parent-style-name="Policepardéfaut" style:family="text">
      <style:text-properties style:font-name-complex="Times New Roman"/>
    </style:style>
    <style:style style:name="T29" style:parent-style-name="Policepardéfaut" style:family="text">
      <style:text-properties style:font-name-complex="Times New Roman"/>
    </style:style>
    <style:style style:name="T30" style:parent-style-name="Policepardéfaut" style:family="text">
      <style:text-properties style:font-name-complex="Times New Roman" fo:font-style="italic" style:font-style-asian="italic"/>
    </style:style>
    <style:style style:name="T31" style:parent-style-name="Policepardéfaut" style:family="text">
      <style:text-properties style:font-name-complex="Times New Roman"/>
    </style:style>
    <style:style style:name="T32" style:parent-style-name="Policepardéfaut" style:family="text">
      <style:text-properties style:font-name-complex="Times New Roman" fo:font-style="italic" style:font-style-asian="italic"/>
    </style:style>
    <style:style style:name="T33" style:parent-style-name="Policepardéfaut" style:family="text">
      <style:text-properties style:font-name-complex="Times New Roman" fo:font-style="italic" style:font-style-asian="italic"/>
    </style:style>
    <style:style style:name="T34" style:parent-style-name="Policepardéfaut" style:family="text">
      <style:text-properties style:font-name-complex="Times New Roman" fo:font-style="italic" style:font-style-asian="italic"/>
    </style:style>
    <style:style style:name="T35" style:parent-style-name="Policepardéfaut" style:family="text">
      <style:text-properties style:font-name-complex="Times New Roman"/>
    </style:style>
    <style:style style:name="T36" style:parent-style-name="Policepardéfaut" style:family="text">
      <style:text-properties style:font-name-complex="Times New Roman" fo:font-style="italic" style:font-style-asian="italic"/>
    </style:style>
    <style:style style:name="T37" style:parent-style-name="Policepardéfaut" style:family="text">
      <style:text-properties style:font-name-complex="Times New Roman"/>
    </style:style>
    <style:style style:name="T38" style:parent-style-name="Policepardéfaut" style:family="text">
      <style:text-properties style:text-position="super 64.5%"/>
    </style:style>
    <style:style style:name="T39" style:parent-style-name="Policepardéfaut" style:family="text">
      <style:text-properties style:text-position="super 66.6%"/>
    </style:style>
    <style:style style:name="T40" style:parent-style-name="Policepardéfaut" style:family="text">
      <style:text-properties fo:font-variant="small-caps"/>
    </style:style>
    <style:style style:name="T41" style:parent-style-name="Policepardéfaut" style:family="text">
      <style:text-properties style:text-position="super 65%"/>
    </style:style>
    <style:style style:name="P42" style:parent-style-name="Corpsdetexte" style:family="paragraph">
      <style:text-properties fo:language="it" fo:country="IT"/>
    </style:style>
    <style:style style:name="T43" style:parent-style-name="Policepardéfaut" style:family="text">
      <style:text-properties style:font-name-complex="Times New Roman" fo:font-weight="bold" style:font-weight-asian="bold" fo:language="it" fo:country="IT"/>
    </style:style>
    <style:style style:name="T44" style:parent-style-name="Policepardéfaut" style:family="text">
      <style:text-properties style:font-name-complex="Times New Roman" fo:language="it" fo:country="IT"/>
    </style:style>
    <style:style style:name="T45" style:parent-style-name="Policepardéfaut" style:family="text">
      <style:text-properties style:font-name-complex="Times New Roman" fo:font-style="italic" style:font-style-asian="italic" fo:language="it" fo:country="IT"/>
    </style:style>
    <style:style style:name="T46" style:parent-style-name="Policepardéfaut" style:family="text">
      <style:text-properties style:font-name-complex="Times New Roman" fo:language="it" fo:country="IT"/>
    </style:style>
    <style:style style:name="T47" style:parent-style-name="Policepardéfaut" style:family="text">
      <style:text-properties style:font-name-complex="Times New Roman"/>
    </style:style>
    <style:style style:name="T48" style:parent-style-name="Policepardéfaut" style:family="text">
      <style:text-properties style:font-name-complex="Times New Roman" fo:font-weight="bold" style:font-weight-asian="bold"/>
    </style:style>
    <style:style style:name="T49" style:parent-style-name="Policepardéfaut" style:family="text">
      <style:text-properties style:font-name-complex="Times New Roman"/>
    </style:style>
    <style:style style:name="T50" style:parent-style-name="Policepardéfaut" style:family="text">
      <style:text-properties style:font-name-complex="Times New Roman"/>
    </style:style>
    <style:style style:name="T51" style:parent-style-name="Policepardéfaut" style:family="text">
      <style:text-properties style:font-name-complex="Times New Roman"/>
    </style:style>
    <style:style style:name="T52" style:parent-style-name="Policepardéfaut" style:family="text">
      <style:text-properties style:text-position="super 66.6%"/>
    </style:style>
    <style:style style:name="T53" style:parent-style-name="Policepardéfaut" style:family="text">
      <style:text-properties style:font-name-complex="Times New Roman"/>
    </style:style>
    <style:style style:name="T54" style:parent-style-name="Policepardéfaut" style:family="text">
      <style:text-properties style:font-name-complex="Times New Roman"/>
    </style:style>
    <style:style style:name="T55" style:parent-style-name="Policepardéfaut" style:family="text">
      <style:text-properties style:font-name-complex="Times New Roman"/>
    </style:style>
    <style:style style:name="T56" style:parent-style-name="Policepardéfaut" style:family="text">
      <style:text-properties style:font-name-complex="Times New Roman"/>
    </style:style>
    <style:style style:name="T57" style:parent-style-name="Policepardéfaut" style:family="text">
      <style:text-properties style:font-name-complex="Times New Roman"/>
    </style:style>
    <style:style style:name="T58" style:parent-style-name="Policepardéfaut" style:family="text">
      <style:text-properties style:font-name-complex="Times New Roman" fo:font-style="italic" style:font-style-asian="italic"/>
    </style:style>
    <style:style style:name="T59" style:parent-style-name="Policepardéfaut" style:family="text">
      <style:text-properties style:font-name-complex="Times New Roman"/>
    </style:style>
    <style:style style:name="T60" style:parent-style-name="Policepardéfaut" style:family="text">
      <style:text-properties style:font-name-complex="Times New Roman"/>
    </style:style>
    <style:style style:name="T61" style:parent-style-name="Policepardéfaut" style:family="text">
      <style:text-properties style:font-name-complex="Times New Roman" fo:font-style="italic" style:font-style-asian="italic"/>
    </style:style>
    <style:style style:name="T62" style:parent-style-name="Policepardéfaut" style:family="text">
      <style:text-properties style:font-name-complex="Times New Roman" fo:font-style="italic" style:font-style-asian="italic"/>
    </style:style>
    <style:style style:name="T63" style:parent-style-name="Policepardéfaut" style:family="text">
      <style:text-properties style:font-name-complex="Times New Roman"/>
    </style:style>
    <style:style style:name="T64" style:parent-style-name="Policepardéfaut" style:family="text">
      <style:text-properties style:font-name-complex="Times New Roman"/>
    </style:style>
    <style:style style:name="T65" style:parent-style-name="Policepardéfaut" style:family="text">
      <style:text-properties style:font-name-complex="Times New Roman"/>
    </style:style>
    <style:style style:name="T66" style:parent-style-name="Policepardéfaut" style:family="text">
      <style:text-properties style:font-name-complex="Times New Roman" fo:font-style="italic" style:font-style-asian="italic"/>
    </style:style>
    <style:style style:name="T67" style:parent-style-name="Policepardéfaut" style:family="text">
      <style:text-properties style:font-name-complex="Times New Roman" fo:font-style="italic" style:font-style-asian="italic"/>
    </style:style>
    <style:style style:name="T68" style:parent-style-name="Policepardéfaut" style:family="text">
      <style:text-properties style:font-name-complex="Times New Roman"/>
    </style:style>
    <style:style style:name="T69" style:parent-style-name="Policepardéfaut" style:family="text">
      <style:text-properties style:font-name-complex="Times New Roman"/>
    </style:style>
    <style:style style:name="T70" style:parent-style-name="Policepardéfaut" style:family="text">
      <style:text-properties style:font-name-complex="Times New Roman"/>
    </style:style>
    <style:style style:name="T71" style:parent-style-name="Policepardéfaut" style:family="text">
      <style:text-properties style:font-name-complex="Times New Roman" fo:font-style="italic" style:font-style-asian="italic"/>
    </style:style>
    <style:style style:name="T72" style:parent-style-name="Policepardéfaut" style:family="text">
      <style:text-properties style:font-name-complex="Times New Roman"/>
    </style:style>
    <style:style style:name="T73" style:parent-style-name="Policepardéfaut" style:family="text">
      <style:text-properties style:font-name-complex="Times New Roman"/>
    </style:style>
    <style:style style:name="T74" style:parent-style-name="Policepardéfaut" style:family="text">
      <style:text-properties style:font-name-complex="Times New Roman"/>
    </style:style>
    <style:style style:name="T75" style:parent-style-name="Policepardéfaut" style:family="text">
      <style:text-properties style:font-name-complex="Times New Roman"/>
    </style:style>
    <style:style style:name="T76" style:parent-style-name="Policepardéfaut" style:family="text">
      <style:text-properties style:font-name-complex="Times New Roman" fo:font-style="italic" style:font-style-asian="italic"/>
    </style:style>
    <style:style style:name="T77" style:parent-style-name="Policepardéfaut" style:family="text">
      <style:text-properties style:font-name-complex="Times New Roman"/>
    </style:style>
    <style:style style:name="T78" style:parent-style-name="Policepardéfaut" style:family="text">
      <style:text-properties style:font-name-complex="Times New Roman"/>
    </style:style>
    <style:style style:name="T79" style:parent-style-name="Policepardéfaut" style:family="text">
      <style:text-properties style:font-name-complex="Times New Roman"/>
    </style:style>
    <style:style style:name="T80" style:parent-style-name="Policepardéfaut" style:family="text">
      <style:text-properties style:font-name-complex="Times New Roman"/>
    </style:style>
    <style:style style:name="T81" style:parent-style-name="Policepardéfaut" style:family="text">
      <style:text-properties style:font-name-complex="Times New Roman" fo:font-style="italic" style:font-style-asian="italic"/>
    </style:style>
    <style:style style:name="T82" style:parent-style-name="Policepardéfaut" style:family="text">
      <style:text-properties style:font-name-complex="Times New Roman"/>
    </style:style>
    <style:style style:name="T83" style:parent-style-name="Policepardéfaut" style:family="text">
      <style:text-properties style:font-name-complex="Times New Roman"/>
    </style:style>
    <style:style style:name="T84" style:parent-style-name="Policepardéfaut" style:family="text">
      <style:text-properties style:font-name-complex="Times New Roman" fo:font-style="italic" style:font-style-asian="italic"/>
    </style:style>
    <style:style style:name="T85" style:parent-style-name="Policepardéfaut" style:family="text">
      <style:text-properties style:font-name-complex="Times New Roman"/>
    </style:style>
    <style:style style:name="T86" style:parent-style-name="Policepardéfaut" style:family="text">
      <style:text-properties style:font-name-complex="Times New Roman"/>
    </style:style>
    <style:style style:name="T87" style:parent-style-name="Policepardéfaut" style:family="text">
      <style:text-properties style:font-name-complex="Times New Roman"/>
    </style:style>
    <style:style style:name="T88" style:parent-style-name="Policepardéfaut" style:family="text">
      <style:text-properties style:font-name-complex="Times New Roman" fo:font-style="italic" style:font-style-asian="italic"/>
    </style:style>
    <style:style style:name="T89" style:parent-style-name="Policepardéfaut" style:family="text">
      <style:text-properties style:font-name-complex="Times New Roman"/>
    </style:style>
    <style:style style:name="T90" style:parent-style-name="Policepardéfaut" style:family="text">
      <style:text-properties style:text-position="super 64.5%"/>
    </style:style>
    <style:style style:name="T91" style:parent-style-name="Policepardéfaut" style:family="text">
      <style:text-properties style:font-name-complex="Times New Roman"/>
    </style:style>
    <style:style style:name="T92" style:parent-style-name="Policepardéfaut" style:family="text">
      <style:text-properties style:font-name-complex="Times New Roman" fo:font-style="italic" style:font-style-asian="italic"/>
    </style:style>
    <style:style style:name="T93" style:parent-style-name="Policepardéfaut" style:family="text">
      <style:text-properties style:font-name-complex="Times New Roman"/>
    </style:style>
    <style:style style:name="T94" style:parent-style-name="Policepardéfaut" style:family="text">
      <style:text-properties style:font-name-complex="Times New Roman" fo:font-style="italic" style:font-style-asian="italic"/>
    </style:style>
    <style:style style:name="T95" style:parent-style-name="Policepardéfaut" style:family="text">
      <style:text-properties style:font-name-complex="Times New Roman" fo:font-style="italic" style:font-style-asian="italic"/>
    </style:style>
    <style:style style:name="T96" style:parent-style-name="Policepardéfaut" style:family="text">
      <style:text-properties style:font-name-complex="Times New Roman" fo:font-style="italic" style:font-style-asian="italic"/>
    </style:style>
    <style:style style:name="T97" style:parent-style-name="Policepardéfaut" style:family="text">
      <style:text-properties style:font-name-complex="Times New Roman" fo:font-style="italic" style:font-style-asian="italic" fo:font-variant="small-caps"/>
    </style:style>
    <style:style style:name="T98" style:parent-style-name="Policepardéfaut" style:family="text">
      <style:text-properties fo:font-style="italic" style:font-style-asian="italic" style:text-position="super 65.3%"/>
    </style:style>
    <style:style style:name="T99" style:parent-style-name="Policepardéfaut" style:family="text">
      <style:text-properties style:font-name-complex="Times New Roman" fo:font-style="italic" style:font-style-asian="italic"/>
    </style:style>
    <style:style style:name="T100" style:parent-style-name="Policepardéfaut" style:family="text">
      <style:text-properties style:font-name-complex="Times New Roman"/>
    </style:style>
    <style:style style:name="T101" style:parent-style-name="Policepardéfaut" style:family="text">
      <style:text-properties style:text-position="super 65.3%"/>
    </style:style>
    <style:style style:name="T102" style:parent-style-name="Policepardéfaut" style:family="text">
      <style:text-properties fo:font-style="italic" style:font-style-asian="italic"/>
    </style:style>
    <style:style style:name="T103" style:parent-style-name="Policepardéfaut" style:family="text">
      <style:text-properties fo:font-style="italic" style:font-style-asian="italic"/>
    </style:style>
    <style:style style:name="T104" style:parent-style-name="Policepardéfaut" style:family="text">
      <style:text-properties fo:font-style="italic" style:font-style-asian="italic"/>
    </style:style>
    <style:style style:name="T105" style:parent-style-name="Policepardéfaut" style:family="text">
      <style:text-properties fo:font-style="italic" style:font-style-asian="italic"/>
    </style:style>
    <style:style style:name="T106" style:parent-style-name="Policepardéfaut" style:family="text">
      <style:text-properties fo:font-style="italic" style:font-style-asian="italic" fo:font-variant="small-caps"/>
    </style:style>
    <style:style style:name="T107" style:parent-style-name="Policepardéfaut" style:family="text">
      <style:text-properties fo:font-style="italic" style:font-style-asian="italic" style:text-position="super 66.6%"/>
    </style:style>
    <style:style style:name="T108" style:parent-style-name="Policepardéfaut" style:family="text">
      <style:text-properties fo:font-style="italic" style:font-style-asian="italic"/>
    </style:style>
    <style:style style:name="T109" style:parent-style-name="Policepardéfaut" style:family="text">
      <style:text-properties style:text-position="super 66.6%"/>
    </style:style>
    <style:style style:name="T110" style:parent-style-name="Policepardéfaut" style:family="text">
      <style:text-properties style:text-position="super 66.6%"/>
    </style:style>
    <style:style style:name="T111" style:parent-style-name="Policepardéfaut" style:family="text">
      <style:text-properties fo:font-variant="small-caps"/>
    </style:style>
    <style:style style:name="T112" style:parent-style-name="Policepardéfaut" style:family="text">
      <style:text-properties style:text-position="super 65%"/>
    </style:style>
    <style:style style:name="P113" style:parent-style-name="Corpsdetexte" style:family="paragraph">
      <style:text-properties style:font-name-complex="Times New Roman"/>
    </style:style>
    <style:style style:name="P114" style:parent-style-name="Corpsdetexte" style:family="paragraph">
      <style:text-properties style:font-name-complex="Times New Roman"/>
    </style:style>
    <style:style style:name="P115" style:parent-style-name="Titre2" style:family="paragraph">
      <style:text-properties fo:language="it" fo:country="IT"/>
    </style:style>
    <style:style style:name="P116" style:parent-style-name="term" style:family="paragraph">
      <style:text-properties fo:language="it" fo:country="IT"/>
    </style:style>
    <style:style style:name="T117" style:parent-style-name="Policepardéfaut" style:family="text">
      <style:text-properties fo:language="it" fo:country="IT"/>
    </style:style>
    <style:style style:name="T118" style:parent-style-name="Policepardéfaut" style:family="text">
      <style:text-properties style:font-name-asian="Times New Roman" fo:language="it" fo:country="IT"/>
    </style:style>
    <style:style style:name="T119" style:parent-style-name="Policepardéfaut" style:family="text">
      <style:text-properties fo:language="it" fo:country="IT"/>
    </style:style>
    <style:style style:name="T120" style:parent-style-name="Policepardéfaut" style:family="text">
      <style:text-properties style:font-name-asian="Times New Roman" fo:language="it" fo:country="IT"/>
    </style:style>
    <style:style style:name="T121" style:parent-style-name="Policepardéfaut" style:family="text">
      <style:text-properties style:text-position="super 66.6%"/>
    </style:style>
    <style:style style:name="T122" style:parent-style-name="Policepardéfaut" style:family="text">
      <style:text-properties fo:font-variant="small-caps" fo:language="it" fo:country="IT"/>
    </style:style>
    <style:style style:name="T123" style:parent-style-name="Policepardéfaut" style:family="text">
      <style:text-properties fo:language="it" fo:country="IT"/>
    </style:style>
    <style:style style:name="T124" style:parent-style-name="Policepardéfaut" style:family="text">
      <style:text-properties fo:language="it" fo:country="IT"/>
    </style:style>
    <style:style style:name="T125" style:parent-style-name="Policepardéfaut" style:family="text">
      <style:text-properties style:text-position="super 65%" fo:language="it" fo:country="IT"/>
    </style:style>
    <style:style style:name="T126" style:parent-style-name="Policepardéfaut" style:family="text">
      <style:text-properties fo:language="it" fo:country="IT"/>
    </style:style>
    <style:style style:name="P127" style:parent-style-name="term" style:family="paragraph">
      <style:text-properties fo:language="it" fo:country="IT"/>
    </style:style>
    <style:style style:name="T128" style:parent-style-name="Policepardéfaut" style:family="text">
      <style:text-properties fo:language="it" fo:country="IT"/>
    </style:style>
    <style:style style:name="T129" style:parent-style-name="Policepardéfaut" style:family="text">
      <style:text-properties style:font-name-asian="Times New Roman" fo:language="it" fo:country="IT"/>
    </style:style>
    <style:style style:name="T130" style:parent-style-name="Policepardéfaut" style:family="text">
      <style:text-properties style:font-name-asian="Times New Roman"/>
    </style:style>
    <style:style style:name="T131" style:parent-style-name="Policepardéfaut" style:family="text">
      <style:text-properties style:text-position="super 66.6%"/>
    </style:style>
    <style:style style:name="T132" style:parent-style-name="Policepardéfaut" style:family="text">
      <style:text-properties style:font-name-complex="Times New Roman"/>
    </style:style>
    <style:style style:name="T133" style:parent-style-name="Policepardéfaut" style:family="text">
      <style:text-properties style:font-name-complex="Times New Roman"/>
    </style:style>
    <style:style style:name="T134" style:parent-style-name="Policepardéfaut" style:family="text">
      <style:text-properties style:font-name-complex="Times New Roman"/>
    </style:style>
    <style:style style:name="T135" style:parent-style-name="Policepardéfaut" style:family="text">
      <style:text-properties style:font-name-complex="Times New Roman"/>
    </style:style>
    <style:style style:name="T136" style:parent-style-name="Policepardéfaut" style:family="text">
      <style:text-properties style:font-name-complex="Times New Roman"/>
    </style:style>
    <style:style style:name="T137" style:parent-style-name="Policepardéfaut" style:family="text">
      <style:text-properties style:font-name-complex="Times New Roman"/>
    </style:style>
    <style:style style:name="T138" style:parent-style-name="Policepardéfaut" style:family="text">
      <style:text-properties style:font-name-complex="Times New Roman"/>
    </style:style>
    <style:style style:name="T139" style:parent-style-name="Policepardéfaut" style:family="text">
      <style:text-properties style:font-name-complex="Times New Roman" fo:font-style="italic" style:font-style-asian="italic"/>
    </style:style>
    <style:style style:name="T140" style:parent-style-name="Policepardéfaut" style:family="text">
      <style:text-properties style:font-name-complex="Times New Roman"/>
    </style:style>
    <style:style style:name="T141" style:parent-style-name="Policepardéfaut" style:family="text">
      <style:text-properties style:font-name-complex="Times New Roman" fo:font-style="italic" style:font-style-asian="italic"/>
    </style:style>
    <style:style style:name="T142" style:parent-style-name="Policepardéfaut" style:family="text">
      <style:text-properties style:font-name-complex="Times New Roman"/>
    </style:style>
    <style:style style:name="T143" style:parent-style-name="Policepardéfaut" style:family="text">
      <style:text-properties style:font-name-complex="Times New Roman"/>
    </style:style>
    <style:style style:name="T144" style:parent-style-name="Policepardéfaut" style:family="text">
      <style:text-properties style:font-name-complex="Times New Roman"/>
    </style:style>
    <style:style style:name="T145" style:parent-style-name="Policepardéfaut" style:family="text">
      <style:text-properties style:font-name-complex="Times New Roman"/>
    </style:style>
    <style:style style:name="T146" style:parent-style-name="Policepardéfaut" style:family="text">
      <style:text-properties style:font-name-complex="Times New Roman"/>
    </style:style>
    <style:style style:name="T147" style:parent-style-name="Policepardéfaut" style:family="text">
      <style:text-properties style:font-name-complex="Times New Roman" fo:font-style="italic" style:font-style-asian="italic"/>
    </style:style>
    <style:style style:name="T148" style:parent-style-name="Policepardéfaut" style:family="text">
      <style:text-properties style:font-name-complex="Times New Roman"/>
    </style:style>
    <style:style style:name="T149" style:parent-style-name="Policepardéfaut" style:family="text">
      <style:text-properties style:font-name-complex="Times New Roman" fo:font-style="italic" style:font-style-asian="italic"/>
    </style:style>
    <style:style style:name="T150" style:parent-style-name="Policepardéfaut" style:family="text">
      <style:text-properties style:font-name-complex="Times New Roman"/>
    </style:style>
    <style:style style:name="T151" style:parent-style-name="Policepardéfaut" style:family="text">
      <style:text-properties style:font-name-complex="Times New Roman"/>
    </style:style>
    <style:style style:name="T152" style:parent-style-name="Policepardéfaut" style:family="text">
      <style:text-properties style:font-name-complex="Times New Roman"/>
    </style:style>
    <style:style style:name="T153" style:parent-style-name="Policepardéfaut" style:family="text">
      <style:text-properties style:font-name-complex="Times New Roman"/>
    </style:style>
    <style:style style:name="T154" style:parent-style-name="Policepardéfaut" style:family="text">
      <style:text-properties style:font-name-complex="Times New Roman"/>
    </style:style>
    <style:style style:name="T155" style:parent-style-name="Policepardéfaut" style:family="text">
      <style:text-properties style:font-name-complex="Times New Roman"/>
    </style:style>
    <style:style style:name="T156" style:parent-style-name="Policepardéfaut" style:family="text">
      <style:text-properties style:font-name-complex="Times New Roman"/>
    </style:style>
    <style:style style:name="T157" style:parent-style-name="Policepardéfaut" style:family="text">
      <style:text-properties style:font-name-complex="Times New Roman"/>
    </style:style>
    <style:style style:name="T158" style:parent-style-name="Policepardéfaut" style:family="text">
      <style:text-properties style:font-name-complex="Times New Roman"/>
    </style:style>
    <style:style style:name="T159" style:parent-style-name="Policepardéfaut" style:family="text">
      <style:text-properties style:font-name-complex="Times New Roman"/>
    </style:style>
    <style:style style:name="T160" style:parent-style-name="Policepardéfaut" style:family="text">
      <style:text-properties style:font-name-complex="Times New Roman"/>
    </style:style>
    <style:style style:name="T161" style:parent-style-name="Policepardéfaut" style:family="text">
      <style:text-properties style:font-name-complex="Times New Roman"/>
    </style:style>
    <style:style style:name="T162" style:parent-style-name="Policepardéfaut" style:family="text">
      <style:text-properties style:font-name-complex="Times New Roman"/>
    </style:style>
    <style:style style:name="T163" style:parent-style-name="Policepardéfaut" style:family="text">
      <style:text-properties style:font-name-complex="Times New Roman"/>
    </style:style>
    <style:style style:name="T164" style:parent-style-name="Policepardéfaut" style:family="text">
      <style:text-properties style:font-name-complex="Times New Roman"/>
    </style:style>
    <style:style style:name="T165" style:parent-style-name="Policepardéfaut" style:family="text">
      <style:text-properties style:font-name-complex="Times New Roman"/>
    </style:style>
    <style:style style:name="T166" style:parent-style-name="Policepardéfaut" style:family="text">
      <style:text-properties style:font-name-complex="Times New Roman"/>
    </style:style>
    <style:style style:name="T167" style:parent-style-name="Policepardéfaut" style:family="text">
      <style:text-properties style:font-name-complex="Times New Roman"/>
    </style:style>
    <style:style style:name="T168" style:parent-style-name="Policepardéfaut" style:family="text">
      <style:text-properties style:font-name-complex="Times New Roman"/>
    </style:style>
    <style:style style:name="T169" style:parent-style-name="Policepardéfaut" style:family="text">
      <style:text-properties style:font-name-complex="Times New Roman"/>
    </style:style>
    <style:style style:name="T170" style:parent-style-name="Policepardéfaut" style:family="text">
      <style:text-properties style:font-name-complex="Times New Roman"/>
    </style:style>
    <style:style style:name="T171" style:parent-style-name="Policepardéfaut" style:family="text">
      <style:text-properties style:font-name-complex="Times New Roman"/>
    </style:style>
    <style:style style:name="T172" style:parent-style-name="Policepardéfaut" style:family="text">
      <style:text-properties style:font-name-complex="Times New Roman"/>
    </style:style>
    <style:style style:name="T173" style:parent-style-name="Policepardéfaut" style:family="text">
      <style:text-properties style:font-name-complex="Times New Roman"/>
    </style:style>
    <style:style style:name="P174" style:parent-style-name="Corpsdetexte" style:family="paragraph">
      <style:text-properties style:font-name-complex="Times New Roman"/>
    </style:style>
    <style:style style:name="T175" style:parent-style-name="Policepardéfaut" style:family="text">
      <style:text-properties fo:language="it" fo:country="IT"/>
    </style:style>
    <style:style style:name="T176" style:parent-style-name="Policepardéfaut" style:family="text">
      <style:text-properties fo:font-style="italic" style:font-style-asian="italic" fo:language="it" fo:country="IT"/>
    </style:style>
    <style:style style:name="P177" style:parent-style-name="term" style:family="paragraph">
      <style:text-properties fo:language="it" fo:country="IT"/>
    </style:style>
    <style:style style:name="T178" style:parent-style-name="Policepardéfaut" style:family="text">
      <style:text-properties fo:language="it" fo:country="IT"/>
    </style:style>
    <style:style style:name="T179" style:parent-style-name="Policepardéfaut" style:family="text">
      <style:text-properties style:font-name-asian="Times New Roman" fo:language="it" fo:country="IT"/>
    </style:style>
    <style:style style:name="T180" style:parent-style-name="Policepardéfaut" style:family="text">
      <style:text-properties fo:language="it" fo:country="IT"/>
    </style:style>
    <style:style style:name="T181" style:parent-style-name="Policepardéfaut" style:family="text">
      <style:text-properties style:font-name-asian="Times New Roman" fo:language="it" fo:country="IT"/>
    </style:style>
    <style:style style:name="T182" style:parent-style-name="Policepardéfaut" style:family="text">
      <style:text-properties fo:font-style="italic" style:font-style-asian="italic"/>
    </style:style>
    <style:style style:name="T183" style:parent-style-name="Policepardéfaut" style:family="text">
      <style:text-properties style:text-position="super 66.6%"/>
    </style:style>
    <style:style style:name="T184" style:parent-style-name="Policepardéfaut" style:family="text">
      <style:text-properties style:font-name-complex="Times New Roman"/>
    </style:style>
    <style:style style:name="T185" style:parent-style-name="Policepardéfaut" style:family="text">
      <style:text-properties style:font-name-complex="Times New Roman" fo:font-style="italic" style:font-style-asian="italic"/>
    </style:style>
    <style:style style:name="T186" style:parent-style-name="Policepardéfaut" style:family="text">
      <style:text-properties style:font-name-complex="Times New Roman"/>
    </style:style>
    <style:style style:name="T187" style:parent-style-name="Policepardéfaut" style:family="text">
      <style:text-properties style:font-name-complex="Times New Roman"/>
    </style:style>
    <style:style style:name="T188" style:parent-style-name="Policepardéfaut" style:family="text">
      <style:text-properties style:font-name-complex="Times New Roman"/>
    </style:style>
    <style:style style:name="T189" style:parent-style-name="Policepardéfaut" style:family="text">
      <style:text-properties style:font-name-complex="Times New Roman"/>
    </style:style>
    <style:style style:name="T190" style:parent-style-name="Policepardéfaut" style:family="text">
      <style:text-properties style:font-name-complex="Times New Roman"/>
    </style:style>
    <style:style style:name="T191" style:parent-style-name="Policepardéfaut" style:family="text">
      <style:text-properties style:font-name-complex="Times New Roman" fo:font-style="italic" style:font-style-asian="italic"/>
    </style:style>
    <style:style style:name="T192" style:parent-style-name="Policepardéfaut" style:family="text">
      <style:text-properties style:font-name-complex="Times New Roman"/>
    </style:style>
    <style:style style:name="T193" style:parent-style-name="Policepardéfaut" style:family="text">
      <style:text-properties style:font-name-complex="Times New Roman"/>
    </style:style>
    <style:style style:name="T194" style:parent-style-name="Policepardéfaut" style:family="text">
      <style:text-properties style:font-name-complex="Times New Roman"/>
    </style:style>
    <style:style style:name="T195" style:parent-style-name="Policepardéfaut" style:family="text">
      <style:text-properties style:font-name-complex="Times New Roman" fo:font-style="italic" style:font-style-asian="italic"/>
    </style:style>
    <style:style style:name="T196" style:parent-style-name="Policepardéfaut" style:family="text">
      <style:text-properties style:font-name-complex="Times New Roman"/>
    </style:style>
    <style:style style:name="T197" style:parent-style-name="Policepardéfaut" style:family="text">
      <style:text-properties style:font-name-complex="Times New Roman"/>
    </style:style>
    <style:style style:name="T198" style:parent-style-name="Policepardéfaut" style:family="text">
      <style:text-properties style:font-name-complex="Times New Roman"/>
    </style:style>
    <style:style style:name="T199" style:parent-style-name="Policepardéfaut" style:family="text">
      <style:text-properties style:font-name-complex="Times New Roman"/>
    </style:style>
    <style:style style:name="T200" style:parent-style-name="Policepardéfaut" style:family="text">
      <style:text-properties style:font-name-complex="Times New Roman"/>
    </style:style>
    <style:style style:name="T201" style:parent-style-name="Policepardéfaut" style:family="text">
      <style:text-properties style:font-name-complex="Times New Roman"/>
    </style:style>
    <style:style style:name="T202" style:parent-style-name="Policepardéfaut" style:family="text">
      <style:text-properties style:font-name-complex="Times New Roman"/>
    </style:style>
    <style:style style:name="T203" style:parent-style-name="Policepardéfaut" style:family="text">
      <style:text-properties style:font-name-complex="Times New Roman"/>
    </style:style>
    <style:style style:name="T204" style:parent-style-name="Policepardéfaut" style:family="text">
      <style:text-properties style:font-name-complex="Times New Roman"/>
    </style:style>
    <style:style style:name="T205" style:parent-style-name="Policepardéfaut" style:family="text">
      <style:text-properties style:font-name-complex="Times New Roman"/>
    </style:style>
    <style:style style:name="T206" style:parent-style-name="Policepardéfaut" style:family="text">
      <style:text-properties style:font-name-complex="Times New Roman"/>
    </style:style>
    <style:style style:name="T207" style:parent-style-name="Policepardéfaut" style:family="text">
      <style:text-properties style:font-name-complex="Times New Roman"/>
    </style:style>
    <style:style style:name="T208" style:parent-style-name="Policepardéfaut" style:family="text">
      <style:text-properties style:font-name-complex="Times New Roman"/>
    </style:style>
    <style:style style:name="T209" style:parent-style-name="Policepardéfaut" style:family="text">
      <style:text-properties style:font-name-complex="Times New Roman"/>
    </style:style>
    <style:style style:name="T210" style:parent-style-name="Policepardéfaut" style:family="text">
      <style:text-properties style:font-name-complex="Times New Roman"/>
    </style:style>
    <style:style style:name="T211" style:parent-style-name="Policepardéfaut" style:family="text">
      <style:text-properties style:font-name-complex="Times New Roman"/>
    </style:style>
    <style:style style:name="T212" style:parent-style-name="Policepardéfaut" style:family="text">
      <style:text-properties style:font-name-complex="Times New Roman"/>
    </style:style>
    <style:style style:name="T213" style:parent-style-name="Policepardéfaut" style:family="text">
      <style:text-properties style:font-name-complex="Times New Roman"/>
    </style:style>
    <style:style style:name="T214" style:parent-style-name="Policepardéfaut" style:family="text">
      <style:text-properties style:font-name-complex="Times New Roman"/>
    </style:style>
    <style:style style:name="T215" style:parent-style-name="Policepardéfaut" style:family="text">
      <style:text-properties style:font-name-complex="Times New Roman"/>
    </style:style>
    <style:style style:name="T216" style:parent-style-name="Policepardéfaut" style:family="text">
      <style:text-properties style:font-name-complex="Times New Roman"/>
    </style:style>
    <style:style style:name="T217" style:parent-style-name="Policepardéfaut" style:family="text">
      <style:text-properties style:font-name-complex="Times New Roman"/>
    </style:style>
    <style:style style:name="T218" style:parent-style-name="Policepardéfaut" style:family="text">
      <style:text-properties style:font-name-complex="Times New Roman"/>
    </style:style>
    <style:style style:name="T219" style:parent-style-name="Policepardéfaut" style:family="text">
      <style:text-properties style:font-name-complex="Times New Roman"/>
    </style:style>
    <style:style style:name="T220" style:parent-style-name="Policepardéfaut" style:family="text">
      <style:text-properties style:font-name-complex="Times New Roman"/>
    </style:style>
    <style:style style:name="T221" style:parent-style-name="Policepardéfaut" style:family="text">
      <style:text-properties style:font-name-complex="Times New Roman"/>
    </style:style>
    <style:style style:name="T222" style:parent-style-name="Policepardéfaut" style:family="text">
      <style:text-properties style:font-name-complex="Times New Roman"/>
    </style:style>
    <style:style style:name="T223" style:parent-style-name="Policepardéfaut" style:family="text">
      <style:text-properties style:font-name-complex="Times New Roman"/>
    </style:style>
    <style:style style:name="T224" style:parent-style-name="Policepardéfaut" style:family="text">
      <style:text-properties style:font-name-complex="Times New Roman"/>
    </style:style>
    <style:style style:name="T225" style:parent-style-name="Policepardéfaut" style:family="text">
      <style:text-properties style:font-name-complex="Times New Roman"/>
    </style:style>
    <style:style style:name="T226" style:parent-style-name="Policepardéfaut" style:family="text">
      <style:text-properties style:font-name-complex="Times New Roman"/>
    </style:style>
    <style:style style:name="T227" style:parent-style-name="Policepardéfaut" style:family="text">
      <style:text-properties style:font-name-complex="Times New Roman"/>
    </style:style>
    <style:style style:name="T228" style:parent-style-name="Policepardéfaut" style:family="text">
      <style:text-properties style:font-name-complex="Times New Roman" fo:font-style="italic" style:font-style-asian="italic"/>
    </style:style>
    <style:style style:name="T229" style:parent-style-name="Policepardéfaut" style:family="text">
      <style:text-properties style:font-name-complex="Times New Roman"/>
    </style:style>
    <style:style style:name="T230" style:parent-style-name="Policepardéfaut" style:family="text">
      <style:text-properties style:font-name-complex="Times New Roman"/>
    </style:style>
    <style:style style:name="T231" style:parent-style-name="Policepardéfaut" style:family="text">
      <style:text-properties style:font-name-complex="Times New Roman"/>
    </style:style>
    <style:style style:name="T232" style:parent-style-name="Policepardéfaut" style:family="text">
      <style:text-properties style:font-name-complex="Times New Roman"/>
    </style:style>
    <style:style style:name="T233" style:parent-style-name="Policepardéfaut" style:family="text">
      <style:text-properties style:font-name-complex="Times New Roman"/>
    </style:style>
    <style:style style:name="T234" style:parent-style-name="Policepardéfaut" style:family="text">
      <style:text-properties style:font-name-complex="Times New Roman" fo:font-style="italic" style:font-style-asian="italic"/>
    </style:style>
    <style:style style:name="T235" style:parent-style-name="Policepardéfaut" style:family="text">
      <style:text-properties style:font-name-complex="Times New Roman"/>
    </style:style>
    <style:style style:name="T236" style:parent-style-name="Policepardéfaut" style:family="text">
      <style:text-properties fo:font-style="italic" style:font-style-asian="italic" fo:language="it" fo:country="IT"/>
    </style:style>
    <style:style style:name="T237" style:parent-style-name="Policepardéfaut" style:family="text">
      <style:text-properties fo:language="it" fo:country="IT"/>
    </style:style>
    <style:style style:name="T238" style:parent-style-name="Policepardéfaut" style:family="text">
      <style:text-properties fo:font-style="italic" style:font-style-asian="italic" fo:language="it" fo:country="IT"/>
    </style:style>
    <style:style style:name="P239" style:parent-style-name="term" style:family="paragraph">
      <style:text-properties fo:language="it" fo:country="IT"/>
    </style:style>
    <style:style style:name="T240" style:parent-style-name="Policepardéfaut" style:family="text">
      <style:text-properties fo:language="it" fo:country="IT"/>
    </style:style>
    <style:style style:name="T241" style:parent-style-name="Policepardéfaut" style:family="text">
      <style:text-properties style:font-name-asian="Times New Roman" fo:language="it" fo:country="IT"/>
    </style:style>
    <style:style style:name="T242" style:parent-style-name="Policepardéfaut" style:family="text">
      <style:text-properties fo:language="it" fo:country="IT"/>
    </style:style>
    <style:style style:name="T243" style:parent-style-name="Policepardéfaut" style:family="text">
      <style:text-properties style:font-name-asian="Times New Roman" fo:language="it" fo:country="IT"/>
    </style:style>
    <style:style style:name="T244" style:parent-style-name="Policepardéfaut" style:family="text">
      <style:text-properties fo:font-style="italic" style:font-style-asian="italic"/>
    </style:style>
    <style:style style:name="T245" style:parent-style-name="Policepardéfaut" style:family="text">
      <style:text-properties fo:font-style="italic" style:font-style-asian="italic"/>
    </style:style>
    <style:style style:name="T246" style:parent-style-name="Policepardéfaut" style:family="text">
      <style:text-properties style:text-position="super 66.6%"/>
    </style:style>
    <style:style style:name="T247" style:parent-style-name="Policepardéfaut" style:family="text">
      <style:text-properties style:font-name-complex="Times New Roman"/>
    </style:style>
    <style:style style:name="T248" style:parent-style-name="Policepardéfaut" style:family="text">
      <style:text-properties style:font-name-complex="Times New Roman"/>
    </style:style>
    <style:style style:name="T249" style:parent-style-name="Policepardéfaut" style:family="text">
      <style:text-properties style:font-name-complex="Times New Roman"/>
    </style:style>
    <style:style style:name="T250" style:parent-style-name="Policepardéfaut" style:family="text">
      <style:text-properties style:font-name-complex="Times New Roman"/>
    </style:style>
    <style:style style:name="T251" style:parent-style-name="Policepardéfaut" style:family="text">
      <style:text-properties style:font-name-complex="Times New Roman"/>
    </style:style>
    <style:style style:name="T252" style:parent-style-name="Policepardéfaut" style:family="text">
      <style:text-properties style:font-name-complex="Times New Roman" fo:font-style="italic" style:font-style-asian="italic"/>
    </style:style>
    <style:style style:name="T253" style:parent-style-name="Policepardéfaut" style:family="text">
      <style:text-properties style:font-name-complex="Times New Roman"/>
    </style:style>
    <style:style style:name="T254" style:parent-style-name="Policepardéfaut" style:family="text">
      <style:text-properties style:font-name-complex="Times New Roman"/>
    </style:style>
    <style:style style:name="T255" style:parent-style-name="Policepardéfaut" style:family="text">
      <style:text-properties style:font-name-complex="Times New Roman"/>
    </style:style>
    <style:style style:name="T256" style:parent-style-name="Policepardéfaut" style:family="text">
      <style:text-properties style:font-name-complex="Times New Roman" fo:font-style="italic" style:font-style-asian="italic"/>
    </style:style>
    <style:style style:name="T257" style:parent-style-name="Policepardéfaut" style:family="text">
      <style:text-properties style:font-name-complex="Times New Roman"/>
    </style:style>
    <style:style style:name="T258" style:parent-style-name="Policepardéfaut" style:family="text">
      <style:text-properties style:font-name-complex="Times New Roman"/>
    </style:style>
    <style:style style:name="T259" style:parent-style-name="Policepardéfaut" style:family="text">
      <style:text-properties style:font-name-complex="Times New Roman"/>
    </style:style>
    <style:style style:name="T260" style:parent-style-name="Policepardéfaut" style:family="text">
      <style:text-properties style:font-name-complex="Times New Roman"/>
    </style:style>
    <style:style style:name="T261" style:parent-style-name="Policepardéfaut" style:family="text">
      <style:text-properties style:font-name-complex="Times New Roman"/>
    </style:style>
    <style:style style:name="T262" style:parent-style-name="Policepardéfaut" style:family="text">
      <style:text-properties style:font-name-complex="Times New Roman"/>
    </style:style>
    <style:style style:name="T263" style:parent-style-name="Policepardéfaut" style:family="text">
      <style:text-properties style:font-name-complex="Times New Roman"/>
    </style:style>
    <style:style style:name="T264" style:parent-style-name="Policepardéfaut" style:family="text">
      <style:text-properties style:font-name-complex="Times New Roman"/>
    </style:style>
    <style:style style:name="T265" style:parent-style-name="Policepardéfaut" style:family="text">
      <style:text-properties style:font-name-complex="Times New Roman"/>
    </style:style>
    <style:style style:name="T266" style:parent-style-name="Policepardéfaut" style:family="text">
      <style:text-properties style:font-name-complex="Times New Roman"/>
    </style:style>
    <style:style style:name="T267" style:parent-style-name="Policepardéfaut" style:family="text">
      <style:text-properties style:font-name-complex="Times New Roman"/>
    </style:style>
    <style:style style:name="T268" style:parent-style-name="Policepardéfaut" style:family="text">
      <style:text-properties style:font-name-complex="Times New Roman"/>
    </style:style>
    <style:style style:name="T269" style:parent-style-name="Policepardéfaut" style:family="text">
      <style:text-properties style:font-name-complex="Times New Roman"/>
    </style:style>
    <style:style style:name="T270" style:parent-style-name="Policepardéfaut" style:family="text">
      <style:text-properties style:font-name-complex="Times New Roman"/>
    </style:style>
    <style:style style:name="T271" style:parent-style-name="Policepardéfaut" style:family="text">
      <style:text-properties style:font-name-complex="Times New Roman"/>
    </style:style>
    <style:style style:name="T272" style:parent-style-name="Policepardéfaut" style:family="text">
      <style:text-properties style:font-name-complex="Times New Roman"/>
    </style:style>
    <style:style style:name="T273" style:parent-style-name="Policepardéfaut" style:family="text">
      <style:text-properties style:font-name-complex="Times New Roman"/>
    </style:style>
    <style:style style:name="T274" style:parent-style-name="Policepardéfaut" style:family="text">
      <style:text-properties style:font-name-complex="Times New Roman"/>
    </style:style>
    <style:style style:name="T275" style:parent-style-name="Policepardéfaut" style:family="text">
      <style:text-properties style:font-name-complex="Times New Roman"/>
    </style:style>
    <style:style style:name="T276" style:parent-style-name="Policepardéfaut" style:family="text">
      <style:text-properties style:font-name-complex="Times New Roman"/>
    </style:style>
    <style:style style:name="T277" style:parent-style-name="Policepardéfaut" style:family="text">
      <style:text-properties style:font-name-complex="Times New Roman"/>
    </style:style>
    <style:style style:name="T278" style:parent-style-name="Policepardéfaut" style:family="text">
      <style:text-properties style:font-name-complex="Times New Roman" fo:font-style="italic" style:font-style-asian="italic"/>
    </style:style>
    <style:style style:name="T279" style:parent-style-name="Policepardéfaut" style:family="text">
      <style:text-properties style:font-name-complex="Times New Roman"/>
    </style:style>
    <style:style style:name="T280" style:parent-style-name="Policepardéfaut" style:family="text">
      <style:text-properties style:font-name-complex="Times New Roman" fo:font-style="italic" style:font-style-asian="italic"/>
    </style:style>
    <style:style style:name="T281" style:parent-style-name="Policepardéfaut" style:family="text">
      <style:text-properties style:font-name-complex="Times New Roman"/>
    </style:style>
    <style:style style:name="T282" style:parent-style-name="Policepardéfaut" style:family="text">
      <style:text-properties style:font-name-complex="Times New Roman"/>
    </style:style>
    <style:style style:name="T283" style:parent-style-name="Policepardéfaut" style:family="text">
      <style:text-properties style:font-name-complex="Times New Roman"/>
    </style:style>
    <style:style style:name="T284" style:parent-style-name="Policepardéfaut" style:family="text">
      <style:text-properties style:font-name-complex="Times New Roman" fo:font-style="italic" style:font-style-asian="italic"/>
    </style:style>
    <style:style style:name="T285" style:parent-style-name="Policepardéfaut" style:family="text">
      <style:text-properties style:font-name-complex="Times New Roman"/>
    </style:style>
    <style:style style:name="T286" style:parent-style-name="Policepardéfaut" style:family="text">
      <style:text-properties style:font-name-complex="Times New Roman" fo:font-style="italic" style:font-style-asian="italic"/>
    </style:style>
    <style:style style:name="T287" style:parent-style-name="Policepardéfaut" style:family="text">
      <style:text-properties style:font-name-complex="Times New Roman" fo:font-style="italic" style:font-style-asian="italic"/>
    </style:style>
    <style:style style:name="T288" style:parent-style-name="Policepardéfaut" style:family="text">
      <style:text-properties style:font-name-complex="Times New Roman"/>
    </style:style>
    <style:style style:name="T289" style:parent-style-name="Policepardéfaut" style:family="text">
      <style:text-properties style:font-name-complex="Times New Roman"/>
    </style:style>
    <style:style style:name="T290" style:parent-style-name="Policepardéfaut" style:family="text">
      <style:text-properties style:font-name-complex="Times New Roman"/>
    </style:style>
    <style:style style:name="T291" style:parent-style-name="Policepardéfaut" style:family="text">
      <style:text-properties style:font-name-complex="Times New Roman"/>
    </style:style>
    <style:style style:name="T292" style:parent-style-name="Policepardéfaut" style:family="text">
      <style:text-properties style:font-name-complex="Times New Roman"/>
    </style:style>
    <style:style style:name="T293" style:parent-style-name="Policepardéfaut" style:family="text">
      <style:text-properties style:font-name-complex="Times New Roman"/>
    </style:style>
    <style:style style:name="T294" style:parent-style-name="Policepardéfaut" style:family="text">
      <style:text-properties style:font-name-complex="Times New Roman"/>
    </style:style>
    <style:style style:name="T295" style:parent-style-name="Policepardéfaut" style:family="text">
      <style:text-properties style:font-name-complex="Times New Roman"/>
    </style:style>
    <style:style style:name="T296" style:parent-style-name="Policepardéfaut" style:family="text">
      <style:text-properties style:font-name-complex="Times New Roman"/>
    </style:style>
    <style:style style:name="T297" style:parent-style-name="Policepardéfaut" style:family="text">
      <style:text-properties style:font-name-complex="Times New Roman"/>
    </style:style>
    <style:style style:name="T298" style:parent-style-name="Policepardéfaut" style:family="text">
      <style:text-properties style:font-name-complex="Times New Roman"/>
    </style:style>
    <style:style style:name="T299" style:parent-style-name="Policepardéfaut" style:family="text">
      <style:text-properties style:font-name-complex="Times New Roman"/>
    </style:style>
    <style:style style:name="T300" style:parent-style-name="Policepardéfaut" style:family="text">
      <style:text-properties style:font-name-complex="Times New Roman"/>
    </style:style>
    <style:style style:name="T301" style:parent-style-name="Policepardéfaut" style:family="text">
      <style:text-properties style:font-name-complex="Times New Roman"/>
    </style:style>
    <style:style style:name="T302" style:parent-style-name="Policepardéfaut" style:family="text">
      <style:text-properties style:font-name-complex="Times New Roman"/>
    </style:style>
    <style:style style:name="T303" style:parent-style-name="Policepardéfaut" style:family="text">
      <style:text-properties style:font-name-complex="Times New Roman"/>
    </style:style>
    <style:style style:name="T304" style:parent-style-name="Policepardéfaut" style:family="text">
      <style:text-properties style:font-name-complex="Times New Roman"/>
    </style:style>
    <style:style style:name="T305" style:parent-style-name="Policepardéfaut" style:family="text">
      <style:text-properties style:font-name-complex="Times New Roman"/>
    </style:style>
    <style:style style:name="T306" style:parent-style-name="Policepardéfaut" style:family="text">
      <style:text-properties style:font-name-complex="Times New Roman"/>
    </style:style>
    <style:style style:name="T307" style:parent-style-name="Policepardéfaut" style:family="text">
      <style:text-properties style:font-name-complex="Times New Roman"/>
    </style:style>
    <style:style style:name="T308" style:parent-style-name="Policepardéfaut" style:family="text">
      <style:text-properties style:font-name-complex="Times New Roman"/>
    </style:style>
    <style:style style:name="T309" style:parent-style-name="Policepardéfaut" style:family="text">
      <style:text-properties style:font-name-complex="Times New Roman"/>
    </style:style>
    <style:style style:name="T310" style:parent-style-name="Policepardéfaut" style:family="text">
      <style:text-properties style:font-name-complex="Times New Roman"/>
    </style:style>
    <style:style style:name="T311" style:parent-style-name="Policepardéfaut" style:family="text">
      <style:text-properties style:font-name-complex="Times New Roman"/>
    </style:style>
    <style:style style:name="T312" style:parent-style-name="Policepardéfaut" style:family="text">
      <style:text-properties style:font-name-complex="Times New Roman"/>
    </style:style>
    <style:style style:name="T313" style:parent-style-name="Policepardéfaut" style:family="text">
      <style:text-properties style:font-name-complex="Times New Roman"/>
    </style:style>
    <style:style style:name="T314" style:parent-style-name="Policepardéfaut" style:family="text">
      <style:text-properties style:font-name-complex="Times New Roman"/>
    </style:style>
    <style:style style:name="T315" style:parent-style-name="Policepardéfaut" style:family="text">
      <style:text-properties style:font-name-complex="Times New Roman"/>
    </style:style>
    <style:style style:name="T316" style:parent-style-name="Policepardéfaut" style:family="text">
      <style:text-properties style:font-name-complex="Times New Roman"/>
    </style:style>
    <style:style style:name="T317" style:parent-style-name="Policepardéfaut" style:family="text">
      <style:text-properties style:font-name-complex="Times New Roman"/>
    </style:style>
    <style:style style:name="T318" style:parent-style-name="Policepardéfaut" style:family="text">
      <style:text-properties style:font-name-complex="Times New Roman"/>
    </style:style>
    <style:style style:name="T319" style:parent-style-name="Policepardéfaut" style:family="text">
      <style:text-properties style:font-name-complex="Times New Roman" fo:font-style="italic" style:font-style-asian="italic"/>
    </style:style>
    <style:style style:name="T320" style:parent-style-name="Policepardéfaut" style:family="text">
      <style:text-properties style:font-name-complex="Times New Roman"/>
    </style:style>
    <style:style style:name="T321" style:parent-style-name="Policepardéfaut" style:family="text">
      <style:text-properties style:font-name-complex="Times New Roman"/>
    </style:style>
    <style:style style:name="T322" style:parent-style-name="Policepardéfaut" style:family="text">
      <style:text-properties style:font-name-complex="Times New Roman"/>
    </style:style>
    <style:style style:name="T323" style:parent-style-name="Policepardéfaut" style:family="text">
      <style:text-properties style:font-name-complex="Times New Roman"/>
    </style:style>
    <style:style style:name="T324" style:parent-style-name="Policepardéfaut" style:family="text">
      <style:text-properties style:font-name-complex="Times New Roman"/>
    </style:style>
    <style:style style:name="T325" style:parent-style-name="Policepardéfaut" style:family="text">
      <style:text-properties style:font-name-complex="Times New Roman"/>
    </style:style>
    <style:style style:name="T326" style:parent-style-name="Policepardéfaut" style:family="text">
      <style:text-properties style:font-name-complex="Times New Roman"/>
    </style:style>
    <style:style style:name="T327" style:parent-style-name="Policepardéfaut" style:family="text">
      <style:text-properties style:font-name-complex="Times New Roman"/>
    </style:style>
    <style:style style:name="T328" style:parent-style-name="Policepardéfaut" style:family="text">
      <style:text-properties style:font-name-complex="Times New Roman"/>
    </style:style>
    <style:style style:name="T329" style:parent-style-name="Policepardéfaut" style:family="text">
      <style:text-properties style:font-name-complex="Times New Roman"/>
    </style:style>
    <style:style style:name="T330" style:parent-style-name="Policepardéfaut" style:family="text">
      <style:text-properties style:font-name-complex="Times New Roman"/>
    </style:style>
    <style:style style:name="T331" style:parent-style-name="Policepardéfaut" style:family="text">
      <style:text-properties style:font-name-complex="Times New Roman"/>
    </style:style>
    <style:style style:name="T332" style:parent-style-name="Policepardéfaut" style:family="text">
      <style:text-properties style:font-name-complex="Times New Roman"/>
    </style:style>
    <style:style style:name="T333" style:parent-style-name="Policepardéfaut" style:family="text">
      <style:text-properties style:font-name-complex="Times New Roman" fo:font-style="italic" style:font-style-asian="italic"/>
    </style:style>
    <style:style style:name="T334" style:parent-style-name="Policepardéfaut" style:family="text">
      <style:text-properties style:font-name-complex="Times New Roman" fo:font-style="italic" style:font-style-asian="italic"/>
    </style:style>
    <style:style style:name="T335" style:parent-style-name="Policepardéfaut" style:family="text">
      <style:text-properties style:font-name-complex="Times New Roman" fo:font-style="italic" style:font-style-asian="italic"/>
    </style:style>
    <style:style style:name="T336" style:parent-style-name="Policepardéfaut" style:family="text">
      <style:text-properties style:font-name-complex="Times New Roman" fo:font-style="italic" style:font-style-asian="italic"/>
    </style:style>
    <style:style style:name="T337" style:parent-style-name="Policepardéfaut" style:family="text">
      <style:text-properties style:font-name-complex="Times New Roman"/>
    </style:style>
    <style:style style:name="T338" style:parent-style-name="Policepardéfaut" style:family="text">
      <style:text-properties style:font-name-complex="Times New Roman"/>
    </style:style>
    <style:style style:name="T339" style:parent-style-name="Policepardéfaut" style:family="text">
      <style:text-properties style:font-name-complex="Times New Roman"/>
    </style:style>
    <style:style style:name="T340" style:parent-style-name="Policepardéfaut" style:family="text">
      <style:text-properties style:font-name-complex="Times New Roman"/>
    </style:style>
    <style:style style:name="T341" style:parent-style-name="Policepardéfaut" style:family="text">
      <style:text-properties style:font-name-complex="Times New Roman"/>
    </style:style>
    <style:style style:name="T342" style:parent-style-name="Policepardéfaut" style:family="text">
      <style:text-properties style:font-name-complex="Times New Roman"/>
    </style:style>
    <style:style style:name="T343" style:parent-style-name="Policepardéfaut" style:family="text">
      <style:text-properties style:font-name-complex="Times New Roman"/>
    </style:style>
    <style:style style:name="T344" style:parent-style-name="Policepardéfaut" style:family="text">
      <style:text-properties style:font-name-complex="Times New Roman"/>
    </style:style>
    <style:style style:name="T345" style:parent-style-name="Policepardéfaut" style:family="text">
      <style:text-properties style:font-name-complex="Times New Roman"/>
    </style:style>
    <style:style style:name="T346" style:parent-style-name="Policepardéfaut" style:family="text">
      <style:text-properties style:font-name-complex="Times New Roman" fo:font-style="italic" style:font-style-asian="italic"/>
    </style:style>
    <style:style style:name="T347" style:parent-style-name="Policepardéfaut" style:family="text">
      <style:text-properties style:font-name-complex="Times New Roman"/>
    </style:style>
    <style:style style:name="P348" style:parent-style-name="Corpsdetexte" style:family="paragraph">
      <style:text-properties style:font-name-complex="Times New Roman"/>
    </style:style>
    <style:style style:name="P349" style:parent-style-name="Corpsdetexte" style:family="paragraph">
      <style:text-properties style:font-name-complex="Times New Roman"/>
    </style:style>
    <style:style style:name="T350" style:parent-style-name="Policepardéfaut" style:family="text">
      <style:text-properties style:font-name-complex="Times New Roman"/>
    </style:style>
    <style:style style:name="T351" style:parent-style-name="Policepardéfaut" style:family="text">
      <style:text-properties style:font-name-complex="Times New Roman"/>
    </style:style>
    <style:style style:name="T352" style:parent-style-name="Policepardéfaut" style:family="text">
      <style:text-properties style:font-name-complex="Times New Roman"/>
    </style:style>
    <style:style style:name="T353" style:parent-style-name="Policepardéfaut" style:family="text">
      <style:text-properties style:font-name-complex="Times New Roman"/>
    </style:style>
    <style:style style:name="T354" style:parent-style-name="Policepardéfaut" style:family="text">
      <style:text-properties style:font-name-complex="Times New Roman"/>
    </style:style>
    <style:style style:name="T355" style:parent-style-name="Policepardéfaut" style:family="text">
      <style:text-properties style:font-name-complex="Times New Roman"/>
    </style:style>
    <style:style style:name="T356" style:parent-style-name="Policepardéfaut" style:family="text">
      <style:text-properties style:font-name-complex="Times New Roman"/>
    </style:style>
    <style:style style:name="T357" style:parent-style-name="Policepardéfaut" style:family="text">
      <style:text-properties style:font-name-complex="Times New Roman"/>
    </style:style>
    <style:style style:name="T358" style:parent-style-name="Policepardéfaut" style:family="text">
      <style:text-properties style:font-name-complex="Times New Roman"/>
    </style:style>
    <style:style style:name="T359" style:parent-style-name="Policepardéfaut" style:family="text">
      <style:text-properties style:font-name-complex="Times New Roman"/>
    </style:style>
    <style:style style:name="T360" style:parent-style-name="Policepardéfaut" style:family="text">
      <style:text-properties style:font-name-complex="Times New Roman"/>
    </style:style>
    <style:style style:name="T361" style:parent-style-name="Policepardéfaut" style:family="text">
      <style:text-properties style:font-name-complex="Times New Roman"/>
    </style:style>
    <style:style style:name="T362" style:parent-style-name="Policepardéfaut" style:family="text">
      <style:text-properties style:font-name-complex="Times New Roman"/>
    </style:style>
    <style:style style:name="T363" style:parent-style-name="Policepardéfaut" style:family="text">
      <style:text-properties style:font-name-complex="Times New Roman"/>
    </style:style>
    <style:style style:name="T364" style:parent-style-name="Policepardéfaut" style:family="text">
      <style:text-properties style:font-name-complex="Times New Roman"/>
    </style:style>
    <style:style style:name="T365" style:parent-style-name="Policepardéfaut" style:family="text">
      <style:text-properties style:font-name-complex="Times New Roman"/>
    </style:style>
    <style:style style:name="T366" style:parent-style-name="Policepardéfaut" style:family="text">
      <style:text-properties style:font-name-complex="Times New Roman"/>
    </style:style>
    <style:style style:name="T367" style:parent-style-name="Policepardéfaut" style:family="text">
      <style:text-properties style:font-name-complex="Times New Roman"/>
    </style:style>
    <style:style style:name="T368" style:parent-style-name="Policepardéfaut" style:family="text">
      <style:text-properties style:font-name-complex="Times New Roman"/>
    </style:style>
    <style:style style:name="T369" style:parent-style-name="Policepardéfaut" style:family="text">
      <style:text-properties style:font-name-complex="Times New Roman"/>
    </style:style>
    <style:style style:name="T370" style:parent-style-name="Policepardéfaut" style:family="text">
      <style:text-properties style:font-name-complex="Times New Roman"/>
    </style:style>
    <style:style style:name="T371" style:parent-style-name="Policepardéfaut" style:family="text">
      <style:text-properties style:font-name-complex="Times New Roman"/>
    </style:style>
    <style:style style:name="T372" style:parent-style-name="Policepardéfaut" style:family="text">
      <style:text-properties style:font-name-complex="Times New Roman"/>
    </style:style>
    <style:style style:name="T373" style:parent-style-name="Policepardéfaut" style:family="text">
      <style:text-properties style:font-name-complex="Times New Roman"/>
    </style:style>
    <style:style style:name="T374" style:parent-style-name="Policepardéfaut" style:family="text">
      <style:text-properties style:font-name-complex="Times New Roman"/>
    </style:style>
    <style:style style:name="T375" style:parent-style-name="Policepardéfaut" style:family="text">
      <style:text-properties style:font-name-complex="Times New Roman"/>
    </style:style>
    <style:style style:name="T376" style:parent-style-name="Policepardéfaut" style:family="text">
      <style:text-properties style:font-name-complex="Times New Roman"/>
    </style:style>
    <style:style style:name="T377" style:parent-style-name="Policepardéfaut" style:family="text">
      <style:text-properties style:font-name-complex="Times New Roman"/>
    </style:style>
    <style:style style:name="T378" style:parent-style-name="Policepardéfaut" style:family="text">
      <style:text-properties style:font-name-complex="Times New Roman"/>
    </style:style>
    <style:style style:name="T379" style:parent-style-name="Policepardéfaut" style:family="text">
      <style:text-properties style:font-name-complex="Times New Roman"/>
    </style:style>
    <style:style style:name="T380" style:parent-style-name="Policepardéfaut" style:family="text">
      <style:text-properties style:font-name-complex="Times New Roman"/>
    </style:style>
    <style:style style:name="T381" style:parent-style-name="Policepardéfaut" style:family="text">
      <style:text-properties style:font-name-complex="Times New Roman"/>
    </style:style>
    <style:style style:name="T382" style:parent-style-name="Policepardéfaut" style:family="text">
      <style:text-properties style:font-name-complex="Times New Roman" fo:font-style="italic" style:font-style-asian="italic"/>
    </style:style>
    <style:style style:name="T383" style:parent-style-name="Policepardéfaut" style:family="text">
      <style:text-properties style:font-name-complex="Times New Roman"/>
    </style:style>
    <style:style style:name="T384" style:parent-style-name="Policepardéfaut" style:family="text">
      <style:text-properties fo:language="it" fo:country="IT"/>
    </style:style>
    <style:style style:name="T385" style:parent-style-name="Policepardéfaut" style:family="text">
      <style:text-properties style:font-name-asian="Times New Roman" fo:language="it" fo:country="IT"/>
    </style:style>
    <style:style style:name="T386" style:parent-style-name="Policepardéfaut" style:family="text">
      <style:text-properties fo:language="it" fo:country="IT"/>
    </style:style>
    <style:style style:name="T387" style:parent-style-name="Policepardéfaut" style:family="text">
      <style:text-properties style:font-name-asian="Times New Roman" fo:language="it" fo:country="IT"/>
    </style:style>
    <style:style style:name="T388" style:parent-style-name="Policepardéfaut" style:family="text">
      <style:text-properties style:text-position="super 66.6%"/>
    </style:style>
    <style:style style:name="T389" style:parent-style-name="Policepardéfaut" style:family="text">
      <style:text-properties style:font-name-complex="Times New Roman"/>
    </style:style>
    <style:style style:name="T390" style:parent-style-name="Policepardéfaut" style:family="text">
      <style:text-properties style:font-name-complex="Times New Roman"/>
    </style:style>
    <style:style style:name="T391" style:parent-style-name="Policepardéfaut" style:family="text">
      <style:text-properties style:font-name-complex="Times New Roman"/>
    </style:style>
    <style:style style:name="T392" style:parent-style-name="Policepardéfaut" style:family="text">
      <style:text-properties style:font-name-complex="Times New Roman"/>
    </style:style>
    <style:style style:name="T393" style:parent-style-name="Policepardéfaut" style:family="text">
      <style:text-properties style:font-name-complex="Times New Roman"/>
    </style:style>
    <style:style style:name="T394" style:parent-style-name="Policepardéfaut" style:family="text">
      <style:text-properties style:font-name-complex="Times New Roman"/>
    </style:style>
    <style:style style:name="T395" style:parent-style-name="Policepardéfaut" style:family="text">
      <style:text-properties style:font-name-complex="Times New Roman"/>
    </style:style>
    <style:style style:name="T396" style:parent-style-name="Policepardéfaut" style:family="text">
      <style:text-properties style:font-name-complex="Times New Roman" fo:font-style="italic" style:font-style-asian="italic"/>
    </style:style>
    <style:style style:name="T397" style:parent-style-name="Policepardéfaut" style:family="text">
      <style:text-properties style:font-name-complex="Times New Roman"/>
    </style:style>
    <style:style style:name="T398" style:parent-style-name="Policepardéfaut" style:family="text">
      <style:text-properties style:font-name-complex="Times New Roman"/>
    </style:style>
    <style:style style:name="T399" style:parent-style-name="Policepardéfaut" style:family="text">
      <style:text-properties style:font-name-complex="Times New Roman"/>
    </style:style>
    <style:style style:name="T400" style:parent-style-name="Policepardéfaut" style:family="text">
      <style:text-properties style:font-name-complex="Times New Roman"/>
    </style:style>
    <style:style style:name="T401" style:parent-style-name="Policepardéfaut" style:family="text">
      <style:text-properties style:font-name-complex="Times New Roman"/>
    </style:style>
    <style:style style:name="T402" style:parent-style-name="Policepardéfaut" style:family="text">
      <style:text-properties style:font-name-complex="Times New Roman"/>
    </style:style>
    <style:style style:name="T403" style:parent-style-name="Policepardéfaut" style:family="text">
      <style:text-properties style:font-name-complex="Times New Roman"/>
    </style:style>
    <style:style style:name="T404" style:parent-style-name="Policepardéfaut" style:family="text">
      <style:text-properties style:font-name-complex="Times New Roman"/>
    </style:style>
    <style:style style:name="T405" style:parent-style-name="Policepardéfaut" style:family="text">
      <style:text-properties style:font-name-complex="Times New Roman"/>
    </style:style>
    <style:style style:name="T406" style:parent-style-name="Policepardéfaut" style:family="text">
      <style:text-properties style:font-name-complex="Times New Roman"/>
    </style:style>
    <style:style style:name="T407" style:parent-style-name="Policepardéfaut" style:family="text">
      <style:text-properties style:font-name-complex="Times New Roman" fo:font-style="italic" style:font-style-asian="italic"/>
    </style:style>
    <style:style style:name="T408" style:parent-style-name="Policepardéfaut" style:family="text">
      <style:text-properties style:font-name-complex="Times New Roman" fo:font-style="italic" style:font-style-asian="italic"/>
    </style:style>
    <style:style style:name="T409" style:parent-style-name="Policepardéfaut" style:family="text">
      <style:text-properties style:font-name-complex="Times New Roman"/>
    </style:style>
    <style:style style:name="T410" style:parent-style-name="Policepardéfaut" style:family="text">
      <style:text-properties style:font-name-complex="Times New Roman"/>
    </style:style>
    <style:style style:name="T411" style:parent-style-name="Policepardéfaut" style:family="text">
      <style:text-properties style:font-name-complex="Times New Roman"/>
    </style:style>
    <style:style style:name="T412" style:parent-style-name="Policepardéfaut" style:family="text">
      <style:text-properties style:font-name-complex="Times New Roman"/>
    </style:style>
    <style:style style:name="T413" style:parent-style-name="Policepardéfaut" style:family="text">
      <style:text-properties style:font-name-complex="Times New Roman" fo:font-style="italic" style:font-style-asian="italic"/>
    </style:style>
    <style:style style:name="T414" style:parent-style-name="Policepardéfaut" style:family="text">
      <style:text-properties style:font-name-complex="Times New Roman" fo:font-style="italic" style:font-style-asian="italic"/>
    </style:style>
    <style:style style:name="T415" style:parent-style-name="Policepardéfaut" style:family="text">
      <style:text-properties style:font-name-complex="Times New Roman" fo:font-style="italic" style:font-style-asian="italic"/>
    </style:style>
    <style:style style:name="T416" style:parent-style-name="Policepardéfaut" style:family="text">
      <style:text-properties style:font-name-complex="Times New Roman"/>
    </style:style>
    <style:style style:name="T417" style:parent-style-name="Policepardéfaut" style:family="text">
      <style:text-properties style:font-name-complex="Times New Roman"/>
    </style:style>
    <style:style style:name="T418" style:parent-style-name="Policepardéfaut" style:family="text">
      <style:text-properties style:font-name-complex="Times New Roman"/>
    </style:style>
    <style:style style:name="T419" style:parent-style-name="Policepardéfaut" style:family="text">
      <style:text-properties style:font-name-complex="Times New Roman"/>
    </style:style>
    <style:style style:name="T420" style:parent-style-name="Policepardéfaut" style:family="text">
      <style:text-properties style:font-name-complex="Times New Roman"/>
    </style:style>
    <style:style style:name="T421" style:parent-style-name="Policepardéfaut" style:family="text">
      <style:text-properties style:font-name-complex="Times New Roman" fo:font-style="italic" style:font-style-asian="italic"/>
    </style:style>
    <style:style style:name="T422" style:parent-style-name="Policepardéfaut" style:family="text">
      <style:text-properties style:font-name-complex="Times New Roman" fo:font-style="italic" style:font-style-asian="italic"/>
    </style:style>
    <style:style style:name="T423" style:parent-style-name="Policepardéfaut" style:family="text">
      <style:text-properties style:font-name-complex="Times New Roman" fo:font-style="italic" style:font-style-asian="italic"/>
    </style:style>
    <style:style style:name="T424" style:parent-style-name="Policepardéfaut" style:family="text">
      <style:text-properties style:font-name-complex="Times New Roman"/>
    </style:style>
    <style:style style:name="T425" style:parent-style-name="Policepardéfaut" style:family="text">
      <style:text-properties style:font-name-complex="Times New Roman"/>
    </style:style>
    <style:style style:name="T426" style:parent-style-name="Policepardéfaut" style:family="text">
      <style:text-properties style:font-name-complex="Times New Roman"/>
    </style:style>
    <style:style style:name="T427" style:parent-style-name="Policepardéfaut" style:family="text">
      <style:text-properties style:font-name-complex="Times New Roman"/>
    </style:style>
    <style:style style:name="T428" style:parent-style-name="Policepardéfaut" style:family="text">
      <style:text-properties style:font-name-complex="Times New Roman"/>
    </style:style>
    <style:style style:name="T429" style:parent-style-name="Policepardéfaut" style:family="text">
      <style:text-properties style:font-name-complex="Times New Roman"/>
    </style:style>
    <style:style style:name="T430" style:parent-style-name="Policepardéfaut" style:family="text">
      <style:text-properties style:font-name-complex="Times New Roman"/>
    </style:style>
    <style:style style:name="T431" style:parent-style-name="Policepardéfaut" style:family="text">
      <style:text-properties style:font-name-complex="Times New Roman"/>
    </style:style>
    <style:style style:name="T432" style:parent-style-name="Policepardéfaut" style:family="text">
      <style:text-properties style:font-name-complex="Times New Roman"/>
    </style:style>
    <style:style style:name="T433" style:parent-style-name="Policepardéfaut" style:family="text">
      <style:text-properties style:font-name-complex="Times New Roman"/>
    </style:style>
    <style:style style:name="T434" style:parent-style-name="Policepardéfaut" style:family="text">
      <style:text-properties style:font-name-complex="Times New Roman"/>
    </style:style>
    <style:style style:name="T435" style:parent-style-name="Policepardéfaut" style:family="text">
      <style:text-properties style:font-name-complex="Times New Roman"/>
    </style:style>
    <style:style style:name="T436" style:parent-style-name="Policepardéfaut" style:family="text">
      <style:text-properties style:font-name-complex="Times New Roman"/>
    </style:style>
    <style:style style:name="T437" style:parent-style-name="Policepardéfaut" style:family="text">
      <style:text-properties fo:language="it" fo:country="IT"/>
    </style:style>
    <style:style style:name="T438" style:parent-style-name="Policepardéfaut" style:family="text">
      <style:text-properties style:font-name-asian="Times New Roman" fo:language="it" fo:country="IT"/>
    </style:style>
    <style:style style:name="T439" style:parent-style-name="Policepardéfaut" style:family="text">
      <style:text-properties fo:language="it" fo:country="IT"/>
    </style:style>
    <style:style style:name="T440" style:parent-style-name="Policepardéfaut" style:family="text">
      <style:text-properties style:font-name-asian="Times New Roman" fo:language="it" fo:country="IT"/>
    </style:style>
    <style:style style:name="T441" style:parent-style-name="Policepardéfaut" style:family="text">
      <style:text-properties style:text-position="super 66.6%"/>
    </style:style>
    <style:style style:name="P442" style:parent-style-name="Corpsdetexte" style:family="paragraph">
      <style:text-properties style:font-name-complex="Times New Roman"/>
    </style:style>
    <style:style style:name="T443" style:parent-style-name="Policepardéfaut" style:family="text">
      <style:text-properties style:font-name-complex="Times New Roman"/>
    </style:style>
    <style:style style:name="T444" style:parent-style-name="Policepardéfaut" style:family="text">
      <style:text-properties style:font-name-complex="Times New Roman"/>
    </style:style>
    <style:style style:name="T445" style:parent-style-name="Policepardéfaut" style:family="text">
      <style:text-properties style:font-name-complex="Times New Roman"/>
    </style:style>
    <style:style style:name="T446" style:parent-style-name="Policepardéfaut" style:family="text">
      <style:text-properties style:font-name-complex="Times New Roman"/>
    </style:style>
    <style:style style:name="T447" style:parent-style-name="Policepardéfaut" style:family="text">
      <style:text-properties style:font-name-complex="Times New Roman"/>
    </style:style>
    <style:style style:name="T448" style:parent-style-name="Policepardéfaut" style:family="text">
      <style:text-properties style:font-name-complex="Times New Roman"/>
    </style:style>
    <style:style style:name="T449" style:parent-style-name="Policepardéfaut" style:family="text">
      <style:text-properties style:font-name-complex="Times New Roman"/>
    </style:style>
    <style:style style:name="T450" style:parent-style-name="Policepardéfaut" style:family="text">
      <style:text-properties style:font-name-complex="Times New Roman"/>
    </style:style>
    <style:style style:name="T451" style:parent-style-name="Policepardéfaut" style:family="text">
      <style:text-properties style:font-name-complex="Times New Roman"/>
    </style:style>
    <style:style style:name="T452" style:parent-style-name="Policepardéfaut" style:family="text">
      <style:text-properties style:font-name-complex="Times New Roman"/>
    </style:style>
    <style:style style:name="T453" style:parent-style-name="Policepardéfaut" style:family="text">
      <style:text-properties style:font-name-complex="Times New Roman"/>
    </style:style>
    <style:style style:name="T454" style:parent-style-name="Policepardéfaut" style:family="text">
      <style:text-properties style:font-name-complex="Times New Roman"/>
    </style:style>
    <style:style style:name="T455" style:parent-style-name="Policepardéfaut" style:family="text">
      <style:text-properties style:font-name-complex="Times New Roman"/>
    </style:style>
    <style:style style:name="T456" style:parent-style-name="Policepardéfaut" style:family="text">
      <style:text-properties style:font-name-complex="Times New Roman"/>
    </style:style>
    <style:style style:name="T457" style:parent-style-name="Policepardéfaut" style:family="text">
      <style:text-properties style:font-name-complex="Times New Roman"/>
    </style:style>
    <style:style style:name="T458" style:parent-style-name="Policepardéfaut" style:family="text">
      <style:text-properties style:font-name-complex="Times New Roman"/>
    </style:style>
    <style:style style:name="T459" style:parent-style-name="Policepardéfaut" style:family="text">
      <style:text-properties style:font-name-complex="Times New Roman"/>
    </style:style>
    <style:style style:name="T460" style:parent-style-name="Policepardéfaut" style:family="text">
      <style:text-properties style:font-name-complex="Times New Roman"/>
    </style:style>
    <style:style style:name="T461" style:parent-style-name="Policepardéfaut" style:family="text">
      <style:text-properties style:font-name-complex="Times New Roman"/>
    </style:style>
    <style:style style:name="T462" style:parent-style-name="Policepardéfaut" style:family="text">
      <style:text-properties style:font-name-complex="Times New Roman"/>
    </style:style>
    <style:style style:name="T463" style:parent-style-name="Policepardéfaut" style:family="text">
      <style:text-properties style:font-name-complex="Times New Roman"/>
    </style:style>
    <style:style style:name="T464" style:parent-style-name="Policepardéfaut" style:family="text">
      <style:text-properties style:font-name-complex="Times New Roman"/>
    </style:style>
    <style:style style:name="T465" style:parent-style-name="Policepardéfaut" style:family="text">
      <style:text-properties style:font-name-complex="Times New Roman"/>
    </style:style>
    <style:style style:name="T466" style:parent-style-name="Policepardéfaut" style:family="text">
      <style:text-properties style:font-name-complex="Times New Roman"/>
    </style:style>
    <style:style style:name="T467" style:parent-style-name="Policepardéfaut" style:family="text">
      <style:text-properties style:font-name-complex="Times New Roman"/>
    </style:style>
    <style:style style:name="T468" style:parent-style-name="Policepardéfaut" style:family="text">
      <style:text-properties style:font-name-complex="Times New Roman"/>
    </style:style>
    <style:style style:name="T469" style:parent-style-name="Policepardéfaut" style:family="text">
      <style:text-properties style:font-name-complex="Times New Roman"/>
    </style:style>
    <style:style style:name="T470" style:parent-style-name="Policepardéfaut" style:family="text">
      <style:text-properties style:font-name-complex="Times New Roman" fo:font-style="italic" style:font-style-asian="italic"/>
    </style:style>
    <style:style style:name="T471" style:parent-style-name="Policepardéfaut" style:family="text">
      <style:text-properties style:font-name-complex="Times New Roman"/>
    </style:style>
    <style:style style:name="T472" style:parent-style-name="Policepardéfaut" style:family="text">
      <style:text-properties style:font-name-complex="Times New Roman"/>
    </style:style>
    <style:style style:name="T473" style:parent-style-name="Policepardéfaut" style:family="text">
      <style:text-properties style:font-name-complex="Times New Roman"/>
    </style:style>
    <style:style style:name="T474" style:parent-style-name="Policepardéfaut" style:family="text">
      <style:text-properties style:font-name-complex="Times New Roman"/>
    </style:style>
    <style:style style:name="T475" style:parent-style-name="Policepardéfaut" style:family="text">
      <style:text-properties style:font-name-complex="Times New Roman"/>
    </style:style>
    <style:style style:name="T476" style:parent-style-name="Policepardéfaut" style:family="text">
      <style:text-properties style:font-name-complex="Times New Roman"/>
    </style:style>
    <style:style style:name="T477" style:parent-style-name="Policepardéfaut" style:family="text">
      <style:text-properties style:font-name-complex="Times New Roman"/>
    </style:style>
    <style:style style:name="T478" style:parent-style-name="Policepardéfaut" style:family="text">
      <style:text-properties style:font-name-complex="Times New Roman"/>
    </style:style>
    <style:style style:name="T479" style:parent-style-name="Policepardéfaut" style:family="text">
      <style:text-properties style:font-name-complex="Times New Roman"/>
    </style:style>
    <style:style style:name="T480" style:parent-style-name="Policepardéfaut" style:family="text">
      <style:text-properties style:font-name-complex="Times New Roman"/>
    </style:style>
    <style:style style:name="T481" style:parent-style-name="Policepardéfaut" style:family="text">
      <style:text-properties style:font-name-complex="Times New Roman"/>
    </style:style>
    <style:style style:name="T482" style:parent-style-name="Policepardéfaut" style:family="text">
      <style:text-properties style:font-name-complex="Times New Roman"/>
    </style:style>
    <style:style style:name="T483" style:parent-style-name="Policepardéfaut" style:family="text">
      <style:text-properties style:font-name-complex="Times New Roman"/>
    </style:style>
    <style:style style:name="T484" style:parent-style-name="Policepardéfaut" style:family="text">
      <style:text-properties style:font-name-complex="Times New Roman"/>
    </style:style>
    <style:style style:name="T485" style:parent-style-name="Policepardéfaut" style:family="text">
      <style:text-properties style:font-name-complex="Times New Roman"/>
    </style:style>
    <style:style style:name="T486" style:parent-style-name="Policepardéfaut" style:family="text">
      <style:text-properties style:font-name-complex="Times New Roman"/>
    </style:style>
    <style:style style:name="T487" style:parent-style-name="Policepardéfaut" style:family="text">
      <style:text-properties style:text-position="super 64.5%"/>
    </style:style>
    <style:style style:name="T488" style:parent-style-name="Policepardéfaut" style:family="text">
      <style:text-properties fo:font-style="italic" style:font-style-asian="italic"/>
    </style:style>
    <style:style style:name="P489" style:parent-style-name="term" style:family="paragraph">
      <style:text-properties fo:language="en" fo:country="GB"/>
    </style:style>
    <style:style style:name="P490" style:parent-style-name="term" style:family="paragraph">
      <style:text-properties fo:language="en" fo:country="GB"/>
    </style:style>
    <style:style style:name="P491" style:parent-style-name="term" style:family="paragraph">
      <style:text-properties fo:language="en" fo:country="GB"/>
    </style:style>
    <style:style style:name="T492" style:parent-style-name="Policepardéfaut" style:family="text">
      <style:text-properties fo:language="it" fo:country="IT"/>
    </style:style>
    <style:style style:name="T493" style:parent-style-name="Policepardéfaut" style:family="text">
      <style:text-properties fo:font-style="italic" style:font-style-asian="italic" fo:language="it" fo:country="IT"/>
    </style:style>
    <style:style style:name="T494" style:parent-style-name="Policepardéfaut" style:family="text">
      <style:text-properties fo:language="it" fo:country="IT"/>
    </style:style>
    <style:style style:name="T495" style:parent-style-name="Policepardéfaut" style:family="text">
      <style:text-properties style:text-position="super 66.6%"/>
    </style:style>
    <style:style style:name="T496" style:parent-style-name="Policepardéfaut" style:family="text">
      <style:text-properties fo:font-variant="small-caps"/>
    </style:style>
    <style:style style:name="T497" style:parent-style-name="Policepardéfaut" style:family="text">
      <style:text-properties style:text-position="super 65%"/>
    </style:style>
    <style:style style:name="T498" style:parent-style-name="Policepardéfaut" style:family="text">
      <style:text-properties style:font-name-complex="Times New Roman" fo:font-weight="bold" style:font-weight-asian="bold"/>
    </style:style>
    <style:style style:name="T499" style:parent-style-name="Policepardéfaut" style:family="text">
      <style:text-properties style:font-name-complex="Times New Roman"/>
    </style:style>
    <style:style style:name="T500" style:parent-style-name="Policepardéfaut" style:family="text">
      <style:text-properties style:font-name-complex="Times New Roman"/>
    </style:style>
    <style:style style:name="T501" style:parent-style-name="Policepardéfaut" style:family="text">
      <style:text-properties style:font-name-complex="Times New Roman"/>
    </style:style>
    <style:style style:name="T502" style:parent-style-name="Policepardéfaut" style:family="text">
      <style:text-properties style:font-name-complex="Times New Roman"/>
    </style:style>
    <style:style style:name="T503" style:parent-style-name="Policepardéfaut" style:family="text">
      <style:text-properties style:font-name-complex="Times New Roman"/>
    </style:style>
    <style:style style:name="T504" style:parent-style-name="Policepardéfaut" style:family="text">
      <style:text-properties style:font-name-complex="Times New Roman"/>
    </style:style>
    <style:style style:name="T505" style:parent-style-name="Policepardéfaut" style:family="text">
      <style:text-properties style:font-name-complex="Times New Roman"/>
    </style:style>
    <style:style style:name="T506" style:parent-style-name="Policepardéfaut" style:family="text">
      <style:text-properties style:font-name-complex="Times New Roman"/>
    </style:style>
    <style:style style:name="T507" style:parent-style-name="Policepardéfaut" style:family="text">
      <style:text-properties style:font-name-complex="Times New Roman"/>
    </style:style>
    <style:style style:name="T508" style:parent-style-name="Policepardéfaut" style:family="text">
      <style:text-properties style:font-name-complex="Times New Roman" fo:font-style="italic" style:font-style-asian="italic"/>
    </style:style>
    <style:style style:name="T509" style:parent-style-name="Policepardéfaut" style:family="text">
      <style:text-properties style:font-name-complex="Times New Roman"/>
    </style:style>
    <style:style style:name="T510" style:parent-style-name="Policepardéfaut" style:family="text">
      <style:text-properties style:font-name-complex="Times New Roman"/>
    </style:style>
    <style:style style:name="T511" style:parent-style-name="Policepardéfaut" style:family="text">
      <style:text-properties style:font-name-complex="Times New Roman"/>
    </style:style>
    <style:style style:name="T512" style:parent-style-name="Policepardéfaut" style:family="text">
      <style:text-properties style:font-name-complex="Times New Roman"/>
    </style:style>
    <style:style style:name="T513" style:parent-style-name="Policepardéfaut" style:family="text">
      <style:text-properties style:font-name-complex="Times New Roman"/>
    </style:style>
    <style:style style:name="T514" style:parent-style-name="Policepardéfaut" style:family="text">
      <style:text-properties style:font-name-complex="Times New Roman"/>
    </style:style>
    <style:style style:name="T515" style:parent-style-name="Policepardéfaut" style:family="text">
      <style:text-properties style:font-name-complex="Times New Roman"/>
    </style:style>
    <style:style style:name="T516" style:parent-style-name="Policepardéfaut" style:family="text">
      <style:text-properties style:font-name-complex="Times New Roman"/>
    </style:style>
    <style:style style:name="T517" style:parent-style-name="Policepardéfaut" style:family="text">
      <style:text-properties style:font-name-complex="Times New Roman"/>
    </style:style>
    <style:style style:name="T518" style:parent-style-name="Policepardéfaut" style:family="text">
      <style:text-properties style:font-name-complex="Times New Roman"/>
    </style:style>
    <style:style style:name="T519" style:parent-style-name="Policepardéfaut" style:family="text">
      <style:text-properties style:font-name-complex="Times New Roman"/>
    </style:style>
    <style:style style:name="T520" style:parent-style-name="Policepardéfaut" style:family="text">
      <style:text-properties style:font-name-complex="Times New Roman"/>
    </style:style>
    <style:style style:name="T521" style:parent-style-name="Policepardéfaut" style:family="text">
      <style:text-properties style:font-name-complex="Times New Roman"/>
    </style:style>
    <style:style style:name="T522" style:parent-style-name="Policepardéfaut" style:family="text">
      <style:text-properties style:font-name-complex="Times New Roman"/>
    </style:style>
    <style:style style:name="T523" style:parent-style-name="Policepardéfaut" style:family="text">
      <style:text-properties style:font-name-complex="Times New Roman"/>
    </style:style>
    <style:style style:name="T524" style:parent-style-name="Policepardéfaut" style:family="text">
      <style:text-properties style:font-name-complex="Times New Roman"/>
    </style:style>
    <style:style style:name="T525" style:parent-style-name="Policepardéfaut" style:family="text">
      <style:text-properties style:font-name-complex="Times New Roman"/>
    </style:style>
    <style:style style:name="T526" style:parent-style-name="Policepardéfaut" style:family="text">
      <style:text-properties style:font-name-complex="Times New Roman"/>
    </style:style>
    <style:style style:name="T527" style:parent-style-name="Policepardéfaut" style:family="text">
      <style:text-properties style:font-name-complex="Times New Roman"/>
    </style:style>
    <style:style style:name="T528" style:parent-style-name="Policepardéfaut" style:family="text">
      <style:text-properties style:font-name-complex="Times New Roman"/>
    </style:style>
    <style:style style:name="T529" style:parent-style-name="Policepardéfaut" style:family="text">
      <style:text-properties style:font-name-complex="Times New Roman"/>
    </style:style>
    <style:style style:name="T530" style:parent-style-name="Policepardéfaut" style:family="text">
      <style:text-properties style:font-name-complex="Times New Roman"/>
    </style:style>
    <style:style style:name="T531" style:parent-style-name="Policepardéfaut" style:family="text">
      <style:text-properties style:font-name-complex="Times New Roman"/>
    </style:style>
    <style:style style:name="T532" style:parent-style-name="Policepardéfaut" style:family="text">
      <style:text-properties style:font-name-complex="Times New Roman"/>
    </style:style>
    <style:style style:name="T533" style:parent-style-name="Policepardéfaut" style:family="text">
      <style:text-properties style:font-name-complex="Times New Roman"/>
    </style:style>
    <style:style style:name="T534" style:parent-style-name="Policepardéfaut" style:family="text">
      <style:text-properties style:font-name-complex="Times New Roman"/>
    </style:style>
    <style:style style:name="T535" style:parent-style-name="Policepardéfaut" style:family="text">
      <style:text-properties style:font-name-complex="Times New Roman"/>
    </style:style>
    <style:style style:name="T536" style:parent-style-name="Policepardéfaut" style:family="text">
      <style:text-properties style:font-name-complex="Times New Roman"/>
    </style:style>
    <style:style style:name="T537" style:parent-style-name="Policepardéfaut" style:family="text">
      <style:text-properties style:font-name-complex="Times New Roman"/>
    </style:style>
    <style:style style:name="T538" style:parent-style-name="Policepardéfaut" style:family="text">
      <style:text-properties style:font-name-complex="Times New Roman"/>
    </style:style>
    <style:style style:name="T539" style:parent-style-name="Policepardéfaut" style:family="text">
      <style:text-properties style:font-name-complex="Times New Roman"/>
    </style:style>
    <style:style style:name="T540" style:parent-style-name="Policepardéfaut" style:family="text">
      <style:text-properties style:font-name-complex="Times New Roman"/>
    </style:style>
    <style:style style:name="T541" style:parent-style-name="Policepardéfaut" style:family="text">
      <style:text-properties style:font-name-complex="Times New Roman"/>
    </style:style>
    <style:style style:name="T542" style:parent-style-name="Policepardéfaut" style:family="text">
      <style:text-properties style:font-name-complex="Times New Roman"/>
    </style:style>
    <style:style style:name="T543" style:parent-style-name="Policepardéfaut" style:family="text">
      <style:text-properties style:font-name-complex="Times New Roman" fo:font-style="italic" style:font-style-asian="italic"/>
    </style:style>
    <style:style style:name="T544" style:parent-style-name="Policepardéfaut" style:family="text">
      <style:text-properties style:font-name-complex="Times New Roman"/>
    </style:style>
    <style:style style:name="T545" style:parent-style-name="Policepardéfaut" style:family="text">
      <style:text-properties style:font-name-complex="Times New Roman"/>
    </style:style>
    <style:style style:name="T546" style:parent-style-name="Policepardéfaut" style:family="text">
      <style:text-properties style:font-name-complex="Times New Roman"/>
    </style:style>
    <style:style style:name="T547" style:parent-style-name="Policepardéfaut" style:family="text">
      <style:text-properties style:font-name-complex="Times New Roman"/>
    </style:style>
    <style:style style:name="T548" style:parent-style-name="Policepardéfaut" style:family="text">
      <style:text-properties style:font-name-complex="Times New Roman"/>
    </style:style>
    <style:style style:name="T549" style:parent-style-name="Policepardéfaut" style:family="text">
      <style:text-properties style:font-name-complex="Times New Roman"/>
    </style:style>
    <style:style style:name="T550" style:parent-style-name="Policepardéfaut" style:family="text">
      <style:text-properties style:font-name-complex="Times New Roman"/>
    </style:style>
    <style:style style:name="T551" style:parent-style-name="Policepardéfaut" style:family="text">
      <style:text-properties style:font-name-complex="Times New Roman"/>
    </style:style>
    <style:style style:name="T552" style:parent-style-name="Policepardéfaut" style:family="text">
      <style:text-properties style:font-name-complex="Times New Roman"/>
    </style:style>
    <style:style style:name="T553" style:parent-style-name="Policepardéfaut" style:family="text">
      <style:text-properties style:font-name-complex="Times New Roman"/>
    </style:style>
    <style:style style:name="T554" style:parent-style-name="Policepardéfaut" style:family="text">
      <style:text-properties style:font-name-complex="Times New Roman"/>
    </style:style>
    <style:style style:name="T555" style:parent-style-name="Policepardéfaut" style:family="text">
      <style:text-properties style:font-name-complex="Times New Roman"/>
    </style:style>
    <style:style style:name="T556" style:parent-style-name="Policepardéfaut" style:family="text">
      <style:text-properties style:font-name-complex="Times New Roman"/>
    </style:style>
    <style:style style:name="T557" style:parent-style-name="Policepardéfaut" style:family="text">
      <style:text-properties style:font-name-complex="Times New Roman"/>
    </style:style>
    <style:style style:name="T558" style:parent-style-name="Policepardéfaut" style:family="text">
      <style:text-properties style:font-name-complex="Times New Roman"/>
    </style:style>
    <style:style style:name="T559" style:parent-style-name="Policepardéfaut" style:family="text">
      <style:text-properties style:font-name-complex="Times New Roman"/>
    </style:style>
    <style:style style:name="T560" style:parent-style-name="Policepardéfaut" style:family="text">
      <style:text-properties style:font-name-complex="Times New Roman"/>
    </style:style>
    <style:style style:name="T561" style:parent-style-name="Policepardéfaut" style:family="text">
      <style:text-properties style:font-name-complex="Times New Roman"/>
    </style:style>
    <style:style style:name="T562" style:parent-style-name="Policepardéfaut" style:family="text">
      <style:text-properties style:font-name-complex="Times New Roman"/>
    </style:style>
    <style:style style:name="T563" style:parent-style-name="Policepardéfaut" style:family="text">
      <style:text-properties style:font-name-complex="Times New Roman"/>
    </style:style>
    <style:style style:name="T564" style:parent-style-name="Policepardéfaut" style:family="text">
      <style:text-properties style:font-name-complex="Times New Roman"/>
    </style:style>
    <style:style style:name="T565" style:parent-style-name="Policepardéfaut" style:family="text">
      <style:text-properties style:font-name-complex="Times New Roman"/>
    </style:style>
    <style:style style:name="T566" style:parent-style-name="Policepardéfaut" style:family="text">
      <style:text-properties style:font-name-complex="Times New Roman"/>
    </style:style>
    <style:style style:name="T567" style:parent-style-name="Policepardéfaut" style:family="text">
      <style:text-properties style:font-name-complex="Times New Roman"/>
    </style:style>
    <style:style style:name="T568" style:parent-style-name="Policepardéfaut" style:family="text">
      <style:text-properties style:font-name-complex="Times New Roman"/>
    </style:style>
    <style:style style:name="T569" style:parent-style-name="Policepardéfaut" style:family="text">
      <style:text-properties style:font-name-complex="Times New Roman"/>
    </style:style>
    <style:style style:name="T570" style:parent-style-name="Policepardéfaut" style:family="text">
      <style:text-properties style:font-name-complex="Times New Roman"/>
    </style:style>
    <style:style style:name="T571" style:parent-style-name="Policepardéfaut" style:family="text">
      <style:text-properties style:font-name-complex="Times New Roman"/>
    </style:style>
    <style:style style:name="T572" style:parent-style-name="Policepardéfaut" style:family="text">
      <style:text-properties style:font-name-complex="Times New Roman"/>
    </style:style>
    <style:style style:name="T573" style:parent-style-name="Policepardéfaut" style:family="text">
      <style:text-properties style:font-name-complex="Times New Roman"/>
    </style:style>
    <style:style style:name="T574" style:parent-style-name="Policepardéfaut" style:family="text">
      <style:text-properties style:font-name-complex="Times New Roman"/>
    </style:style>
    <style:style style:name="T575" style:parent-style-name="Policepardéfaut" style:family="text">
      <style:text-properties style:font-name-complex="Times New Roman"/>
    </style:style>
    <style:style style:name="T576" style:parent-style-name="Policepardéfaut" style:family="text">
      <style:text-properties style:font-name-complex="Times New Roman"/>
    </style:style>
    <style:style style:name="T577" style:parent-style-name="Policepardéfaut" style:family="text">
      <style:text-properties style:font-name-complex="Times New Roman"/>
    </style:style>
    <style:style style:name="T578" style:parent-style-name="Policepardéfaut" style:family="text">
      <style:text-properties style:font-name-complex="Times New Roman"/>
    </style:style>
    <style:style style:name="T579" style:parent-style-name="Policepardéfaut" style:family="text">
      <style:text-properties style:font-name-complex="Times New Roman"/>
    </style:style>
    <style:style style:name="T580" style:parent-style-name="Policepardéfaut" style:family="text">
      <style:text-properties style:font-name-complex="Times New Roman"/>
    </style:style>
    <style:style style:name="T581" style:parent-style-name="Policepardéfaut" style:family="text">
      <style:text-properties style:font-name-complex="Times New Roman"/>
    </style:style>
    <style:style style:name="T582" style:parent-style-name="Policepardéfaut" style:family="text">
      <style:text-properties style:font-name-complex="Times New Roman"/>
    </style:style>
    <style:style style:name="T583" style:parent-style-name="Policepardéfaut" style:family="text">
      <style:text-properties style:font-name-complex="Times New Roman" fo:font-style="italic" style:font-style-asian="italic"/>
    </style:style>
    <style:style style:name="T584" style:parent-style-name="Policepardéfaut" style:family="text">
      <style:text-properties style:font-name-complex="Times New Roman"/>
    </style:style>
    <style:style style:name="T585" style:parent-style-name="Policepardéfaut" style:family="text">
      <style:text-properties style:font-name-complex="Times New Roman" fo:font-style="italic" style:font-style-asian="italic"/>
    </style:style>
    <style:style style:name="T586" style:parent-style-name="Policepardéfaut" style:family="text">
      <style:text-properties style:font-name-complex="Times New Roman" fo:font-style="italic" style:font-style-asian="italic"/>
    </style:style>
    <style:style style:name="T587" style:parent-style-name="Policepardéfaut" style:family="text">
      <style:text-properties style:font-name-complex="Times New Roman"/>
    </style:style>
    <style:style style:name="T588" style:parent-style-name="Policepardéfaut" style:family="text">
      <style:text-properties style:font-name-complex="Times New Roman"/>
    </style:style>
    <style:style style:name="T589" style:parent-style-name="Policepardéfaut" style:family="text">
      <style:text-properties style:font-name-complex="Times New Roman"/>
    </style:style>
    <style:style style:name="T590" style:parent-style-name="Policepardéfaut" style:family="text">
      <style:text-properties style:font-name-complex="Times New Roman"/>
    </style:style>
    <style:style style:name="T591" style:parent-style-name="Policepardéfaut" style:family="text">
      <style:text-properties style:font-name-complex="Times New Roman"/>
    </style:style>
    <style:style style:name="T592" style:parent-style-name="Policepardéfaut" style:family="text">
      <style:text-properties style:font-name-complex="Times New Roman"/>
    </style:style>
    <style:style style:name="T593" style:parent-style-name="Policepardéfaut" style:family="text">
      <style:text-properties style:font-name-complex="Times New Roman"/>
    </style:style>
    <style:style style:name="T594" style:parent-style-name="Policepardéfaut" style:family="text">
      <style:text-properties style:font-name-complex="Times New Roman"/>
    </style:style>
    <style:style style:name="T595" style:parent-style-name="Policepardéfaut" style:family="text">
      <style:text-properties style:font-name-complex="Times New Roman"/>
    </style:style>
    <style:style style:name="T596" style:parent-style-name="Policepardéfaut" style:family="text">
      <style:text-properties style:font-name-complex="Times New Roman"/>
    </style:style>
    <style:style style:name="T597" style:parent-style-name="Policepardéfaut" style:family="text">
      <style:text-properties style:font-name-complex="Times New Roman" fo:font-style="italic" style:font-style-asian="italic"/>
    </style:style>
    <style:style style:name="T598" style:parent-style-name="Policepardéfaut" style:family="text">
      <style:text-properties style:font-name-complex="Times New Roman"/>
    </style:style>
    <style:style style:name="T599" style:parent-style-name="Policepardéfaut" style:family="text">
      <style:text-properties style:font-name-complex="Times New Roman"/>
    </style:style>
    <style:style style:name="T600" style:parent-style-name="Policepardéfaut" style:family="text">
      <style:text-properties style:font-name-complex="Times New Roman"/>
    </style:style>
    <style:style style:name="T601" style:parent-style-name="Policepardéfaut" style:family="text">
      <style:text-properties style:font-name-complex="Times New Roman"/>
    </style:style>
    <style:style style:name="T602" style:parent-style-name="Policepardéfaut" style:family="text">
      <style:text-properties style:font-name-complex="Times New Roman"/>
    </style:style>
    <style:style style:name="T603" style:parent-style-name="Policepardéfaut" style:family="text">
      <style:text-properties style:font-name-complex="Times New Roman"/>
    </style:style>
    <style:style style:name="T604" style:parent-style-name="Policepardéfaut" style:family="text">
      <style:text-properties style:font-name-complex="Times New Roman"/>
    </style:style>
    <style:style style:name="T605" style:parent-style-name="Policepardéfaut" style:family="text">
      <style:text-properties style:font-name-complex="Times New Roman"/>
    </style:style>
    <style:style style:name="T606" style:parent-style-name="Policepardéfaut" style:family="text">
      <style:text-properties style:font-name-complex="Times New Roman"/>
    </style:style>
    <style:style style:name="T607" style:parent-style-name="Policepardéfaut" style:family="text">
      <style:text-properties style:font-name-complex="Times New Roman"/>
    </style:style>
    <style:style style:name="T608" style:parent-style-name="Policepardéfaut" style:family="text">
      <style:text-properties style:font-name-complex="Times New Roman"/>
    </style:style>
    <style:style style:name="T609" style:parent-style-name="Policepardéfaut" style:family="text">
      <style:text-properties style:font-name-complex="Times New Roman"/>
    </style:style>
    <style:style style:name="T610" style:parent-style-name="Policepardéfaut" style:family="text">
      <style:text-properties style:font-name-complex="Times New Roman"/>
    </style:style>
    <style:style style:name="T611" style:parent-style-name="Policepardéfaut" style:family="text">
      <style:text-properties style:font-name-complex="Times New Roman"/>
    </style:style>
    <style:style style:name="T612" style:parent-style-name="Policepardéfaut" style:family="text">
      <style:text-properties style:font-name-complex="Times New Roman"/>
    </style:style>
    <style:style style:name="T613" style:parent-style-name="Policepardéfaut" style:family="text">
      <style:text-properties style:font-name-complex="Times New Roman"/>
    </style:style>
    <style:style style:name="T614" style:parent-style-name="Policepardéfaut" style:family="text">
      <style:text-properties style:font-name-complex="Times New Roman"/>
    </style:style>
    <style:style style:name="T615" style:parent-style-name="Policepardéfaut" style:family="text">
      <style:text-properties style:font-name-complex="Times New Roman"/>
    </style:style>
    <style:style style:name="T616" style:parent-style-name="Policepardéfaut" style:family="text">
      <style:text-properties style:font-name-complex="Times New Roman"/>
    </style:style>
    <style:style style:name="T617" style:parent-style-name="Policepardéfaut" style:family="text">
      <style:text-properties style:font-name-complex="Times New Roman"/>
    </style:style>
    <style:style style:name="T618" style:parent-style-name="Policepardéfaut" style:family="text">
      <style:text-properties style:font-name-complex="Times New Roman"/>
    </style:style>
    <style:style style:name="T619" style:parent-style-name="Policepardéfaut" style:family="text">
      <style:text-properties style:font-name-complex="Times New Roman"/>
    </style:style>
    <style:style style:name="T620" style:parent-style-name="Policepardéfaut" style:family="text">
      <style:text-properties style:font-name-complex="Times New Roman"/>
    </style:style>
    <style:style style:name="T621" style:parent-style-name="Policepardéfaut" style:family="text">
      <style:text-properties style:font-name-complex="Times New Roman"/>
    </style:style>
    <style:style style:name="T622" style:parent-style-name="Policepardéfaut" style:family="text">
      <style:text-properties style:font-name-complex="Times New Roman"/>
    </style:style>
    <style:style style:name="T623" style:parent-style-name="Policepardéfaut" style:family="text">
      <style:text-properties style:font-name-complex="Times New Roman"/>
    </style:style>
    <style:style style:name="T624" style:parent-style-name="Policepardéfaut" style:family="text">
      <style:text-properties style:font-name-complex="Times New Roman"/>
    </style:style>
    <style:style style:name="T625" style:parent-style-name="Policepardéfaut" style:family="text">
      <style:text-properties style:font-name-complex="Times New Roman"/>
    </style:style>
    <style:style style:name="T626" style:parent-style-name="Policepardéfaut" style:family="text">
      <style:text-properties style:font-name-complex="Times New Roman"/>
    </style:style>
    <style:style style:name="T627" style:parent-style-name="Policepardéfaut" style:family="text">
      <style:text-properties style:font-name-complex="Times New Roman"/>
    </style:style>
    <style:style style:name="T628" style:parent-style-name="Policepardéfaut" style:family="text">
      <style:text-properties style:font-name-complex="Times New Roman"/>
    </style:style>
    <style:style style:name="T629" style:parent-style-name="Policepardéfaut" style:family="text">
      <style:text-properties style:font-name-complex="Times New Roman"/>
    </style:style>
    <style:style style:name="T630" style:parent-style-name="Policepardéfaut" style:family="text">
      <style:text-properties style:font-name-complex="Times New Roman"/>
    </style:style>
    <style:style style:name="T631" style:parent-style-name="Policepardéfaut" style:family="text">
      <style:text-properties style:font-name-complex="Times New Roman"/>
    </style:style>
    <style:style style:name="T632" style:parent-style-name="Policepardéfaut" style:family="text">
      <style:text-properties style:font-name-complex="Times New Roman"/>
    </style:style>
    <style:style style:name="T633" style:parent-style-name="Policepardéfaut" style:family="text">
      <style:text-properties style:font-name-complex="Times New Roman"/>
    </style:style>
    <style:style style:name="T634" style:parent-style-name="Policepardéfaut" style:family="text">
      <style:text-properties style:font-name-complex="Times New Roman"/>
    </style:style>
    <style:style style:name="T635" style:parent-style-name="Policepardéfaut" style:family="text">
      <style:text-properties style:font-name-complex="Times New Roman"/>
    </style:style>
    <style:style style:name="T636" style:parent-style-name="Policepardéfaut" style:family="text">
      <style:text-properties style:font-name-complex="Times New Roman"/>
    </style:style>
    <style:style style:name="T637" style:parent-style-name="Policepardéfaut" style:family="text">
      <style:text-properties style:font-name-complex="Times New Roman"/>
    </style:style>
    <style:style style:name="T638" style:parent-style-name="Policepardéfaut" style:family="text">
      <style:text-properties style:font-name-complex="Times New Roman"/>
    </style:style>
    <style:style style:name="T639" style:parent-style-name="Policepardéfaut" style:family="text">
      <style:text-properties style:font-name-complex="Times New Roman"/>
    </style:style>
    <style:style style:name="T640" style:parent-style-name="Policepardéfaut" style:family="text">
      <style:text-properties style:font-name-complex="Times New Roman"/>
    </style:style>
    <style:style style:name="T641" style:parent-style-name="Policepardéfaut" style:family="text">
      <style:text-properties style:font-name-complex="Times New Roman"/>
    </style:style>
    <style:style style:name="T642" style:parent-style-name="Policepardéfaut" style:family="text">
      <style:text-properties style:font-name-complex="Times New Roman"/>
    </style:style>
    <style:style style:name="T643" style:parent-style-name="Policepardéfaut" style:family="text">
      <style:text-properties style:font-name-complex="Times New Roman"/>
    </style:style>
    <style:style style:name="T644" style:parent-style-name="Policepardéfaut" style:family="text">
      <style:text-properties style:font-name-complex="Times New Roman"/>
    </style:style>
    <style:style style:name="T645" style:parent-style-name="Policepardéfaut" style:family="text">
      <style:text-properties style:font-name-complex="Times New Roman"/>
    </style:style>
    <style:style style:name="T646" style:parent-style-name="Policepardéfaut" style:family="text">
      <style:text-properties style:font-name-complex="Times New Roman"/>
    </style:style>
    <style:style style:name="T647" style:parent-style-name="Policepardéfaut" style:family="text">
      <style:text-properties style:font-name-complex="Times New Roman"/>
    </style:style>
    <style:style style:name="T648" style:parent-style-name="Policepardéfaut" style:family="text">
      <style:text-properties style:font-name-complex="Times New Roman"/>
    </style:style>
    <style:style style:name="T649" style:parent-style-name="Policepardéfaut" style:family="text">
      <style:text-properties style:font-name-complex="Times New Roman"/>
    </style:style>
    <style:style style:name="T650" style:parent-style-name="Policepardéfaut" style:family="text">
      <style:text-properties style:font-name-complex="Times New Roman"/>
    </style:style>
    <style:style style:name="T651" style:parent-style-name="Policepardéfaut" style:family="text">
      <style:text-properties style:font-name-complex="Times New Roman"/>
    </style:style>
    <style:style style:name="T652" style:parent-style-name="Policepardéfaut" style:family="text">
      <style:text-properties style:font-name-complex="Times New Roman"/>
    </style:style>
    <style:style style:name="T653" style:parent-style-name="Policepardéfaut" style:family="text">
      <style:text-properties style:font-name-complex="Times New Roman"/>
    </style:style>
    <style:style style:name="P654" style:parent-style-name="Corpsdetexte" style:family="paragraph">
      <style:text-properties style:font-name-complex="Times New Roman"/>
    </style:style>
    <style:style style:name="T655" style:parent-style-name="Policepardéfaut" style:family="text">
      <style:text-properties fo:language="it" fo:country="IT"/>
    </style:style>
    <style:style style:name="T656" style:parent-style-name="Policepardéfaut" style:family="text">
      <style:text-properties style:text-position="super 64.5%" fo:language="it" fo:country="IT"/>
    </style:style>
    <style:style style:name="T657" style:parent-style-name="Policepardéfaut" style:family="text">
      <style:text-properties fo:language="it" fo:country="IT"/>
    </style:style>
    <style:style style:name="T658" style:parent-style-name="Policepardéfaut" style:family="text">
      <style:text-properties fo:language="it" fo:country="IT"/>
    </style:style>
    <style:style style:name="T659" style:parent-style-name="Policepardéfaut" style:family="text">
      <style:text-properties style:text-position="super 66.6%"/>
    </style:style>
    <style:style style:name="T660" style:parent-style-name="Policepardéfaut" style:family="text">
      <style:text-properties fo:font-variant="small-caps"/>
    </style:style>
    <style:style style:name="T661" style:parent-style-name="Policepardéfaut" style:family="text">
      <style:text-properties style:text-position="super 65%"/>
    </style:style>
    <style:style style:name="T662" style:parent-style-name="Policepardéfaut" style:family="text">
      <style:text-properties fo:font-style="italic" style:font-style-asian="italic"/>
    </style:style>
    <style:style style:name="T663" style:parent-style-name="Policepardéfaut" style:family="text">
      <style:text-properties fo:font-style="italic" style:font-style-asian="italic"/>
    </style:style>
    <style:style style:name="T664" style:parent-style-name="Policepardéfaut" style:family="text">
      <style:text-properties style:text-position="super 66.6%"/>
    </style:style>
    <style:style style:name="T665" style:parent-style-name="Policepardéfaut" style:family="text">
      <style:text-properties style:font-name-complex="Times New Roman"/>
    </style:style>
    <style:style style:name="T666" style:parent-style-name="Policepardéfaut" style:family="text">
      <style:text-properties style:font-name-complex="Times New Roman"/>
    </style:style>
    <style:style style:name="T667" style:parent-style-name="Policepardéfaut" style:family="text">
      <style:text-properties style:font-name-complex="Times New Roman" fo:font-weight="bold" style:font-weight-asian="bold"/>
    </style:style>
    <style:style style:name="T668" style:parent-style-name="Policepardéfaut" style:family="text">
      <style:text-properties style:font-name-complex="Times New Roman"/>
    </style:style>
    <style:style style:name="T669" style:parent-style-name="Policepardéfaut" style:family="text">
      <style:text-properties style:font-name-complex="Times New Roman"/>
    </style:style>
    <style:style style:name="T670" style:parent-style-name="Policepardéfaut" style:family="text">
      <style:text-properties style:font-name-complex="Times New Roman"/>
    </style:style>
    <style:style style:name="T671" style:parent-style-name="Policepardéfaut" style:family="text">
      <style:text-properties style:font-name-complex="Times New Roman"/>
    </style:style>
    <style:style style:name="T672" style:parent-style-name="Policepardéfaut" style:family="text">
      <style:text-properties style:font-name-complex="Times New Roman"/>
    </style:style>
    <style:style style:name="T673" style:parent-style-name="Policepardéfaut" style:family="text">
      <style:text-properties style:font-name-complex="Times New Roman"/>
    </style:style>
    <style:style style:name="T674" style:parent-style-name="Policepardéfaut" style:family="text">
      <style:text-properties style:font-name-complex="Times New Roman"/>
    </style:style>
    <style:style style:name="T675" style:parent-style-name="Policepardéfaut" style:family="text">
      <style:text-properties style:font-name-complex="Times New Roman"/>
    </style:style>
    <style:style style:name="T676" style:parent-style-name="Policepardéfaut" style:family="text">
      <style:text-properties style:font-name-complex="Times New Roman"/>
    </style:style>
    <style:style style:name="T677" style:parent-style-name="Policepardéfaut" style:family="text">
      <style:text-properties style:font-name-complex="Times New Roman"/>
    </style:style>
    <style:style style:name="T678" style:parent-style-name="Policepardéfaut" style:family="text">
      <style:text-properties style:font-name-complex="Times New Roman"/>
    </style:style>
    <style:style style:name="T679" style:parent-style-name="Policepardéfaut" style:family="text">
      <style:text-properties style:font-name-complex="Times New Roman"/>
    </style:style>
    <style:style style:name="T680" style:parent-style-name="Policepardéfaut" style:family="text">
      <style:text-properties style:font-name-complex="Times New Roman"/>
    </style:style>
    <style:style style:name="T681" style:parent-style-name="Policepardéfaut" style:family="text">
      <style:text-properties style:font-name-complex="Times New Roman"/>
    </style:style>
    <style:style style:name="T682" style:parent-style-name="Policepardéfaut" style:family="text">
      <style:text-properties style:font-name-complex="Times New Roman"/>
    </style:style>
    <style:style style:name="T683" style:parent-style-name="Policepardéfaut" style:family="text">
      <style:text-properties style:font-name-complex="Times New Roman"/>
    </style:style>
    <style:style style:name="T684" style:parent-style-name="Policepardéfaut" style:family="text">
      <style:text-properties style:font-name-complex="Times New Roman"/>
    </style:style>
    <style:style style:name="T685" style:parent-style-name="Policepardéfaut" style:family="text">
      <style:text-properties style:font-name-complex="Times New Roman"/>
    </style:style>
    <style:style style:name="T686" style:parent-style-name="Policepardéfaut" style:family="text">
      <style:text-properties style:font-name-complex="Times New Roman"/>
    </style:style>
    <style:style style:name="T687" style:parent-style-name="Policepardéfaut" style:family="text">
      <style:text-properties style:font-name-complex="Times New Roman"/>
    </style:style>
    <style:style style:name="T688" style:parent-style-name="Policepardéfaut" style:family="text">
      <style:text-properties style:font-name-complex="Times New Roman"/>
    </style:style>
    <style:style style:name="T689" style:parent-style-name="Policepardéfaut" style:family="text">
      <style:text-properties style:font-name-complex="Times New Roman"/>
    </style:style>
    <style:style style:name="T690" style:parent-style-name="Policepardéfaut" style:family="text">
      <style:text-properties style:font-name-complex="Times New Roman"/>
    </style:style>
    <style:style style:name="T691" style:parent-style-name="Policepardéfaut" style:family="text">
      <style:text-properties style:font-name-complex="Times New Roman"/>
    </style:style>
    <style:style style:name="T692" style:parent-style-name="Policepardéfaut" style:family="text">
      <style:text-properties style:font-name-complex="Times New Roman"/>
    </style:style>
    <style:style style:name="T693" style:parent-style-name="Policepardéfaut" style:family="text">
      <style:text-properties style:font-name-complex="Times New Roman"/>
    </style:style>
    <style:style style:name="T694" style:parent-style-name="Policepardéfaut" style:family="text">
      <style:text-properties style:font-name-complex="Times New Roman"/>
    </style:style>
    <style:style style:name="T695" style:parent-style-name="Policepardéfaut" style:family="text">
      <style:text-properties style:font-name-complex="Times New Roman"/>
    </style:style>
    <style:style style:name="T696" style:parent-style-name="Policepardéfaut" style:family="text">
      <style:text-properties style:font-name-complex="Times New Roman"/>
    </style:style>
    <style:style style:name="T697" style:parent-style-name="Policepardéfaut" style:family="text">
      <style:text-properties style:font-name-complex="Times New Roman"/>
    </style:style>
    <style:style style:name="T698" style:parent-style-name="Policepardéfaut" style:family="text">
      <style:text-properties style:font-name-complex="Times New Roman"/>
    </style:style>
    <style:style style:name="T699" style:parent-style-name="Policepardéfaut" style:family="text">
      <style:text-properties style:font-name-complex="Times New Roman"/>
    </style:style>
    <style:style style:name="T700" style:parent-style-name="Policepardéfaut" style:family="text">
      <style:text-properties style:font-name-complex="Times New Roman"/>
    </style:style>
    <style:style style:name="T701" style:parent-style-name="Policepardéfaut" style:family="text">
      <style:text-properties style:font-name-complex="Times New Roman"/>
    </style:style>
    <style:style style:name="T702" style:parent-style-name="Policepardéfaut" style:family="text">
      <style:text-properties style:font-name-complex="Times New Roman"/>
    </style:style>
    <style:style style:name="T703" style:parent-style-name="Policepardéfaut" style:family="text">
      <style:text-properties style:font-name-complex="Times New Roman"/>
    </style:style>
    <style:style style:name="T704" style:parent-style-name="Policepardéfaut" style:family="text">
      <style:text-properties style:font-name-complex="Times New Roman"/>
    </style:style>
    <style:style style:name="T705" style:parent-style-name="Policepardéfaut" style:family="text">
      <style:text-properties style:font-name-complex="Times New Roman"/>
    </style:style>
    <style:style style:name="T706" style:parent-style-name="Policepardéfaut" style:family="text">
      <style:text-properties style:font-name-complex="Times New Roman"/>
    </style:style>
    <style:style style:name="T707" style:parent-style-name="Policepardéfaut" style:family="text">
      <style:text-properties style:font-name-complex="Times New Roman"/>
    </style:style>
    <style:style style:name="T708" style:parent-style-name="Policepardéfaut" style:family="text">
      <style:text-properties style:font-name-complex="Times New Roman"/>
    </style:style>
    <style:style style:name="T709" style:parent-style-name="Policepardéfaut" style:family="text">
      <style:text-properties style:font-name-complex="Times New Roman"/>
    </style:style>
    <style:style style:name="T710" style:parent-style-name="Policepardéfaut" style:family="text">
      <style:text-properties style:font-name-complex="Times New Roman"/>
    </style:style>
    <style:style style:name="T711" style:parent-style-name="Policepardéfaut" style:family="text">
      <style:text-properties style:font-name-complex="Times New Roman"/>
    </style:style>
    <style:style style:name="T712" style:parent-style-name="Policepardéfaut" style:family="text">
      <style:text-properties style:font-name-complex="Times New Roman"/>
    </style:style>
    <style:style style:name="T713" style:parent-style-name="Policepardéfaut" style:family="text">
      <style:text-properties style:font-name-complex="Times New Roman"/>
    </style:style>
    <style:style style:name="T714" style:parent-style-name="Policepardéfaut" style:family="text">
      <style:text-properties style:font-name-complex="Times New Roman"/>
    </style:style>
    <style:style style:name="T715" style:parent-style-name="Policepardéfaut" style:family="text">
      <style:text-properties style:font-name-complex="Times New Roman"/>
    </style:style>
    <style:style style:name="T716" style:parent-style-name="Policepardéfaut" style:family="text">
      <style:text-properties style:font-name-complex="Times New Roman"/>
    </style:style>
    <style:style style:name="T717" style:parent-style-name="Policepardéfaut" style:family="text">
      <style:text-properties style:font-name-complex="Times New Roman"/>
    </style:style>
    <style:style style:name="T718" style:parent-style-name="Policepardéfaut" style:family="text">
      <style:text-properties style:font-name-complex="Times New Roman"/>
    </style:style>
    <style:style style:name="T719" style:parent-style-name="Policepardéfaut" style:family="text">
      <style:text-properties style:font-name-complex="Times New Roman"/>
    </style:style>
    <style:style style:name="T720" style:parent-style-name="Policepardéfaut" style:family="text">
      <style:text-properties style:font-name-complex="Times New Roman"/>
    </style:style>
    <style:style style:name="T721" style:parent-style-name="Policepardéfaut" style:family="text">
      <style:text-properties style:font-name-complex="Times New Roman"/>
    </style:style>
    <style:style style:name="T722" style:parent-style-name="Policepardéfaut" style:family="text">
      <style:text-properties style:font-name-complex="Times New Roman"/>
    </style:style>
    <style:style style:name="T723" style:parent-style-name="Policepardéfaut" style:family="text">
      <style:text-properties style:font-name-complex="Times New Roman"/>
    </style:style>
    <style:style style:name="T724" style:parent-style-name="Policepardéfaut" style:family="text">
      <style:text-properties style:font-name-complex="Times New Roman"/>
    </style:style>
    <style:style style:name="T725" style:parent-style-name="Policepardéfaut" style:family="text">
      <style:text-properties style:font-name-complex="Times New Roman"/>
    </style:style>
    <style:style style:name="T726" style:parent-style-name="Policepardéfaut" style:family="text">
      <style:text-properties style:font-name-complex="Times New Roman"/>
    </style:style>
    <style:style style:name="T727" style:parent-style-name="Policepardéfaut" style:family="text">
      <style:text-properties style:font-name-complex="Times New Roman"/>
    </style:style>
    <style:style style:name="T728" style:parent-style-name="Policepardéfaut" style:family="text">
      <style:text-properties style:font-name-complex="Times New Roman"/>
    </style:style>
    <style:style style:name="T729" style:parent-style-name="Policepardéfaut" style:family="text">
      <style:text-properties style:font-name-complex="Times New Roman"/>
    </style:style>
    <style:style style:name="T730" style:parent-style-name="Policepardéfaut" style:family="text">
      <style:text-properties style:font-name-complex="Times New Roman"/>
    </style:style>
    <style:style style:name="T731" style:parent-style-name="Policepardéfaut" style:family="text">
      <style:text-properties style:font-name-complex="Times New Roman"/>
    </style:style>
    <style:style style:name="T732" style:parent-style-name="Policepardéfaut" style:family="text">
      <style:text-properties style:font-name-complex="Times New Roman"/>
    </style:style>
    <style:style style:name="T733" style:parent-style-name="Policepardéfaut" style:family="text">
      <style:text-properties style:font-name-complex="Times New Roman"/>
    </style:style>
    <style:style style:name="T734" style:parent-style-name="Policepardéfaut" style:family="text">
      <style:text-properties style:font-name-complex="Times New Roman"/>
    </style:style>
    <style:style style:name="T735" style:parent-style-name="Policepardéfaut" style:family="text">
      <style:text-properties style:font-name-complex="Times New Roman"/>
    </style:style>
    <style:style style:name="T736" style:parent-style-name="Policepardéfaut" style:family="text">
      <style:text-properties style:font-name-complex="Times New Roman"/>
    </style:style>
    <style:style style:name="T737" style:parent-style-name="Policepardéfaut" style:family="text">
      <style:text-properties style:font-name-complex="Times New Roman"/>
    </style:style>
    <style:style style:name="T738" style:parent-style-name="Policepardéfaut" style:family="text">
      <style:text-properties style:font-name-complex="Times New Roman"/>
    </style:style>
    <style:style style:name="T739" style:parent-style-name="Policepardéfaut" style:family="text">
      <style:text-properties style:font-name-complex="Times New Roman"/>
    </style:style>
    <style:style style:name="T740" style:parent-style-name="Policepardéfaut" style:family="text">
      <style:text-properties style:font-name-complex="Times New Roman"/>
    </style:style>
    <style:style style:name="T741" style:parent-style-name="Policepardéfaut" style:family="text">
      <style:text-properties style:font-name-complex="Times New Roman"/>
    </style:style>
    <style:style style:name="T742" style:parent-style-name="Policepardéfaut" style:family="text">
      <style:text-properties style:font-name-complex="Times New Roman"/>
    </style:style>
    <style:style style:name="T743" style:parent-style-name="Policepardéfaut" style:family="text">
      <style:text-properties style:font-name-complex="Times New Roman"/>
    </style:style>
    <style:style style:name="T744" style:parent-style-name="Policepardéfaut" style:family="text">
      <style:text-properties style:font-name-complex="Times New Roman"/>
    </style:style>
    <style:style style:name="T745" style:parent-style-name="Policepardéfaut" style:family="text">
      <style:text-properties style:font-name-complex="Times New Roman"/>
    </style:style>
    <style:style style:name="T746" style:parent-style-name="Policepardéfaut" style:family="text">
      <style:text-properties style:font-name-complex="Times New Roman"/>
    </style:style>
    <style:style style:name="T747" style:parent-style-name="Policepardéfaut" style:family="text">
      <style:text-properties style:font-name-complex="Times New Roman"/>
    </style:style>
    <style:style style:name="T748" style:parent-style-name="Policepardéfaut" style:family="text">
      <style:text-properties style:font-name-complex="Times New Roman"/>
    </style:style>
    <style:style style:name="T749" style:parent-style-name="Policepardéfaut" style:family="text">
      <style:text-properties style:font-name-complex="Times New Roman"/>
    </style:style>
    <style:style style:name="T750" style:parent-style-name="Policepardéfaut" style:family="text">
      <style:text-properties style:font-name-complex="Times New Roman"/>
    </style:style>
    <style:style style:name="T751" style:parent-style-name="Policepardéfaut" style:family="text">
      <style:text-properties style:font-name-complex="Times New Roman" fo:font-style="italic" style:font-style-asian="italic"/>
    </style:style>
    <style:style style:name="T752" style:parent-style-name="Policepardéfaut" style:family="text">
      <style:text-properties style:font-name-complex="Times New Roman"/>
    </style:style>
    <style:style style:name="T753" style:parent-style-name="Policepardéfaut" style:family="text">
      <style:text-properties style:font-name-complex="Times New Roman"/>
    </style:style>
    <style:style style:name="T754" style:parent-style-name="Policepardéfaut" style:family="text">
      <style:text-properties style:font-name-complex="Times New Roman"/>
    </style:style>
    <style:style style:name="T755" style:parent-style-name="Policepardéfaut" style:family="text">
      <style:text-properties style:font-name-complex="Times New Roman"/>
    </style:style>
    <style:style style:name="T756" style:parent-style-name="Policepardéfaut" style:family="text">
      <style:text-properties style:font-name-complex="Times New Roman"/>
    </style:style>
    <style:style style:name="T757" style:parent-style-name="Policepardéfaut" style:family="text">
      <style:text-properties style:font-name-complex="Times New Roman"/>
    </style:style>
    <style:style style:name="T758" style:parent-style-name="Policepardéfaut" style:family="text">
      <style:text-properties style:font-name-complex="Times New Roman"/>
    </style:style>
    <style:style style:name="T759" style:parent-style-name="Policepardéfaut" style:family="text">
      <style:text-properties style:font-name-complex="Times New Roman"/>
    </style:style>
    <style:style style:name="T760" style:parent-style-name="Policepardéfaut" style:family="text">
      <style:text-properties style:font-name-complex="Times New Roman"/>
    </style:style>
    <style:style style:name="T761" style:parent-style-name="Policepardéfaut" style:family="text">
      <style:text-properties style:font-name-complex="Times New Roman"/>
    </style:style>
    <style:style style:name="T762" style:parent-style-name="Policepardéfaut" style:family="text">
      <style:text-properties style:font-name-complex="Times New Roman"/>
    </style:style>
    <style:style style:name="T763" style:parent-style-name="Policepardéfaut" style:family="text">
      <style:text-properties style:font-name-complex="Times New Roman"/>
    </style:style>
    <style:style style:name="T764" style:parent-style-name="Policepardéfaut" style:family="text">
      <style:text-properties style:font-name-complex="Times New Roman"/>
    </style:style>
    <style:style style:name="T765" style:parent-style-name="Policepardéfaut" style:family="text">
      <style:text-properties style:font-name-complex="Times New Roman"/>
    </style:style>
    <style:style style:name="T766" style:parent-style-name="Policepardéfaut" style:family="text">
      <style:text-properties style:font-name-complex="Times New Roman"/>
    </style:style>
    <style:style style:name="T767" style:parent-style-name="Policepardéfaut" style:family="text">
      <style:text-properties style:font-name-complex="Times New Roman"/>
    </style:style>
    <style:style style:name="T768" style:parent-style-name="Policepardéfaut" style:family="text">
      <style:text-properties style:font-name-complex="Times New Roman"/>
    </style:style>
    <style:style style:name="T769" style:parent-style-name="Policepardéfaut" style:family="text">
      <style:text-properties style:font-name-complex="Times New Roman"/>
    </style:style>
    <style:style style:name="T770" style:parent-style-name="Policepardéfaut" style:family="text">
      <style:text-properties style:font-name-complex="Times New Roman"/>
    </style:style>
    <style:style style:name="T771" style:parent-style-name="Policepardéfaut" style:family="text">
      <style:text-properties fo:font-style="italic" style:font-style-asian="italic"/>
    </style:style>
    <style:style style:name="T772" style:parent-style-name="Policepardéfaut" style:family="text">
      <style:text-properties fo:font-style="italic" style:font-style-asian="italic"/>
    </style:style>
    <style:style style:name="T773" style:parent-style-name="Policepardéfaut" style:family="text">
      <style:text-properties style:text-position="super 66.6%"/>
    </style:style>
    <style:style style:name="T774" style:parent-style-name="Policepardéfaut" style:family="text">
      <style:text-properties style:font-name-complex="Times New Roman"/>
    </style:style>
    <style:style style:name="T775" style:parent-style-name="Policepardéfaut" style:family="text">
      <style:text-properties style:font-name-complex="Times New Roman"/>
    </style:style>
    <style:style style:name="T776" style:parent-style-name="Policepardéfaut" style:family="text">
      <style:text-properties style:font-name-complex="Times New Roman"/>
    </style:style>
    <style:style style:name="T777" style:parent-style-name="Policepardéfaut" style:family="text">
      <style:text-properties style:font-name-complex="Times New Roman" fo:font-weight="bold" style:font-weight-asian="bold"/>
    </style:style>
    <style:style style:name="T778" style:parent-style-name="Policepardéfaut" style:family="text">
      <style:text-properties style:font-name-complex="Times New Roman"/>
    </style:style>
    <style:style style:name="T779" style:parent-style-name="Policepardéfaut" style:family="text">
      <style:text-properties style:font-name-complex="Times New Roman"/>
    </style:style>
    <style:style style:name="T780" style:parent-style-name="Policepardéfaut" style:family="text">
      <style:text-properties style:font-name-complex="Times New Roman"/>
    </style:style>
    <style:style style:name="T781" style:parent-style-name="Policepardéfaut" style:family="text">
      <style:text-properties style:font-name-complex="Times New Roman"/>
    </style:style>
    <style:style style:name="T782" style:parent-style-name="Policepardéfaut" style:family="text">
      <style:text-properties style:font-name-complex="Times New Roman"/>
    </style:style>
    <style:style style:name="T783" style:parent-style-name="Policepardéfaut" style:family="text">
      <style:text-properties style:font-name-complex="Times New Roman"/>
    </style:style>
    <style:style style:name="T784" style:parent-style-name="Policepardéfaut" style:family="text">
      <style:text-properties style:font-name-complex="Times New Roman"/>
    </style:style>
    <style:style style:name="T785" style:parent-style-name="Policepardéfaut" style:family="text">
      <style:text-properties style:font-name-complex="Times New Roman" fo:font-style="italic" style:font-style-asian="italic"/>
    </style:style>
    <style:style style:name="T786" style:parent-style-name="Policepardéfaut" style:family="text">
      <style:text-properties style:font-name-complex="Times New Roman"/>
    </style:style>
    <style:style style:name="T787" style:parent-style-name="Policepardéfaut" style:family="text">
      <style:text-properties style:font-name-complex="Times New Roman"/>
    </style:style>
    <style:style style:name="T788" style:parent-style-name="Policepardéfaut" style:family="text">
      <style:text-properties style:font-name-complex="Times New Roman"/>
    </style:style>
    <style:style style:name="T789" style:parent-style-name="Policepardéfaut" style:family="text">
      <style:text-properties style:font-name-complex="Times New Roman"/>
    </style:style>
    <style:style style:name="T790" style:parent-style-name="Policepardéfaut" style:family="text">
      <style:text-properties style:font-name-complex="Times New Roman"/>
    </style:style>
    <style:style style:name="T791" style:parent-style-name="Policepardéfaut" style:family="text">
      <style:text-properties style:font-name-complex="Times New Roman"/>
    </style:style>
    <style:style style:name="T792" style:parent-style-name="Policepardéfaut" style:family="text">
      <style:text-properties style:font-name-complex="Times New Roman"/>
    </style:style>
    <style:style style:name="T793" style:parent-style-name="Policepardéfaut" style:family="text">
      <style:text-properties style:font-name-complex="Times New Roman"/>
    </style:style>
    <style:style style:name="T794" style:parent-style-name="Policepardéfaut" style:family="text">
      <style:text-properties style:font-name-complex="Times New Roman"/>
    </style:style>
    <style:style style:name="T795" style:parent-style-name="Policepardéfaut" style:family="text">
      <style:text-properties style:font-name-complex="Times New Roman"/>
    </style:style>
    <style:style style:name="T796" style:parent-style-name="Policepardéfaut" style:family="text">
      <style:text-properties style:font-name-complex="Times New Roman"/>
    </style:style>
    <style:style style:name="T797" style:parent-style-name="Policepardéfaut" style:family="text">
      <style:text-properties style:font-name-complex="Times New Roman"/>
    </style:style>
    <style:style style:name="T798" style:parent-style-name="Policepardéfaut" style:family="text">
      <style:text-properties style:font-name-complex="Times New Roman"/>
    </style:style>
    <style:style style:name="T799" style:parent-style-name="Policepardéfaut" style:family="text">
      <style:text-properties style:font-name-complex="Times New Roman"/>
    </style:style>
    <style:style style:name="T800" style:parent-style-name="Policepardéfaut" style:family="text">
      <style:text-properties style:font-name-complex="Times New Roman"/>
    </style:style>
    <style:style style:name="T801" style:parent-style-name="Policepardéfaut" style:family="text">
      <style:text-properties style:font-name-complex="Times New Roman"/>
    </style:style>
    <style:style style:name="T802" style:parent-style-name="Policepardéfaut" style:family="text">
      <style:text-properties style:font-name-complex="Times New Roman"/>
    </style:style>
    <style:style style:name="T803" style:parent-style-name="Policepardéfaut" style:family="text">
      <style:text-properties style:font-name-complex="Times New Roman"/>
    </style:style>
    <style:style style:name="T804" style:parent-style-name="Policepardéfaut" style:family="text">
      <style:text-properties style:font-name-complex="Times New Roman"/>
    </style:style>
    <style:style style:name="P805" style:parent-style-name="term" style:family="paragraph">
      <style:text-properties fo:language="en" fo:country="GB"/>
    </style:style>
    <style:style style:name="P806" style:parent-style-name="term" style:family="paragraph">
      <style:text-properties fo:language="en" fo:country="GB"/>
    </style:style>
    <style:style style:name="T807" style:parent-style-name="Policepardéfaut" style:family="text">
      <style:text-properties style:text-position="super 66.6%"/>
    </style:style>
    <style:style style:name="T808" style:parent-style-name="Policepardéfaut" style:family="text">
      <style:text-properties fo:font-variant="small-caps"/>
    </style:style>
    <style:style style:name="T809" style:parent-style-name="Policepardéfaut" style:family="text">
      <style:text-properties style:text-position="super 65%"/>
    </style:style>
    <style:style style:name="T810" style:parent-style-name="Policepardéfaut" style:family="text">
      <style:text-properties style:font-name-complex="Times New Roman" fo:font-weight="bold" style:font-weight-asian="bold"/>
    </style:style>
    <style:style style:name="T811" style:parent-style-name="Policepardéfaut" style:family="text">
      <style:text-properties style:font-name-complex="Times New Roman"/>
    </style:style>
    <style:style style:name="T812" style:parent-style-name="Policepardéfaut" style:family="text">
      <style:text-properties style:font-name-complex="Times New Roman" fo:font-style="italic" style:font-style-asian="italic"/>
    </style:style>
    <style:style style:name="T813" style:parent-style-name="Policepardéfaut" style:family="text">
      <style:text-properties style:font-name-complex="Times New Roman" fo:font-style="italic" style:font-style-asian="italic"/>
    </style:style>
    <style:style style:name="T814" style:parent-style-name="Policepardéfaut" style:family="text">
      <style:text-properties style:font-name-complex="Times New Roman" fo:font-style="italic" style:font-style-asian="italic"/>
    </style:style>
    <style:style style:name="T815" style:parent-style-name="Policepardéfaut" style:family="text">
      <style:text-properties style:font-name-complex="Times New Roman"/>
    </style:style>
    <style:style style:name="T816" style:parent-style-name="Policepardéfaut" style:family="text">
      <style:text-properties style:font-name-complex="Times New Roman"/>
    </style:style>
    <style:style style:name="T817" style:parent-style-name="Policepardéfaut" style:family="text">
      <style:text-properties style:font-name-complex="Times New Roman"/>
    </style:style>
    <style:style style:name="T818" style:parent-style-name="Policepardéfaut" style:family="text">
      <style:text-properties style:font-name-complex="Times New Roman"/>
    </style:style>
    <style:style style:name="T819" style:parent-style-name="Policepardéfaut" style:family="text">
      <style:text-properties style:font-name-complex="Times New Roman"/>
    </style:style>
    <style:style style:name="T820" style:parent-style-name="Policepardéfaut" style:family="text">
      <style:text-properties fo:font-style="italic" style:font-style-asian="italic"/>
    </style:style>
    <style:style style:name="T821" style:parent-style-name="Policepardéfaut" style:family="text">
      <style:text-properties fo:font-style="italic" style:font-style-asian="italic"/>
    </style:style>
    <style:style style:name="T822" style:parent-style-name="Policepardéfaut" style:family="text">
      <style:text-properties style:text-position="super 66.6%"/>
    </style:style>
    <style:style style:name="T823" style:parent-style-name="Policepardéfaut" style:family="text">
      <style:text-properties fo:font-variant="small-caps" fo:language="it" fo:country="IT"/>
    </style:style>
    <style:style style:name="T824" style:parent-style-name="Policepardéfaut" style:family="text">
      <style:text-properties fo:language="it" fo:country="IT"/>
    </style:style>
    <style:style style:name="T825" style:parent-style-name="Policepardéfaut" style:family="text">
      <style:text-properties fo:language="it" fo:country="IT"/>
    </style:style>
    <style:style style:name="T826" style:parent-style-name="Policepardéfaut" style:family="text">
      <style:text-properties style:text-position="super 65%" fo:language="it" fo:country="IT"/>
    </style:style>
    <style:style style:name="T827" style:parent-style-name="Policepardéfaut" style:family="text">
      <style:text-properties fo:language="it" fo:country="IT"/>
    </style:style>
    <style:style style:name="T828" style:parent-style-name="Policepardéfaut" style:family="text">
      <style:text-properties style:font-name-complex="Times New Roman"/>
    </style:style>
    <style:style style:name="T829" style:parent-style-name="Policepardéfaut" style:family="text">
      <style:text-properties style:font-name-complex="Times New Roman"/>
    </style:style>
    <style:style style:name="T830" style:parent-style-name="Policepardéfaut" style:family="text">
      <style:text-properties style:font-name-complex="Times New Roman"/>
    </style:style>
    <style:style style:name="T831" style:parent-style-name="Policepardéfaut" style:family="text">
      <style:text-properties style:font-name-complex="Times New Roman"/>
    </style:style>
    <style:style style:name="T832" style:parent-style-name="Policepardéfaut" style:family="text">
      <style:text-properties style:font-name-complex="Times New Roman"/>
    </style:style>
    <style:style style:name="T833" style:parent-style-name="Policepardéfaut" style:family="text">
      <style:text-properties style:font-name-complex="Times New Roman"/>
    </style:style>
    <style:style style:name="T834" style:parent-style-name="Policepardéfaut" style:family="text">
      <style:text-properties style:font-name-complex="Times New Roman"/>
    </style:style>
    <style:style style:name="T835" style:parent-style-name="Policepardéfaut" style:family="text">
      <style:text-properties style:font-name-complex="Times New Roman" fo:font-weight="bold" style:font-weight-asian="bold"/>
    </style:style>
    <style:style style:name="T836" style:parent-style-name="Policepardéfaut" style:family="text">
      <style:text-properties style:font-name-complex="Times New Roman"/>
    </style:style>
    <style:style style:name="T837" style:parent-style-name="Policepardéfaut" style:family="text">
      <style:text-properties style:font-name-complex="Times New Roman"/>
    </style:style>
    <style:style style:name="T838" style:parent-style-name="Policepardéfaut" style:family="text">
      <style:text-properties style:font-name-complex="Times New Roman"/>
    </style:style>
    <style:style style:name="T839" style:parent-style-name="Policepardéfaut" style:family="text">
      <style:text-properties style:font-name-complex="Times New Roman"/>
    </style:style>
    <style:style style:name="T840" style:parent-style-name="Policepardéfaut" style:family="text">
      <style:text-properties style:font-name-complex="Times New Roman"/>
    </style:style>
    <style:style style:name="T841" style:parent-style-name="Policepardéfaut" style:family="text">
      <style:text-properties style:font-name-complex="Times New Roman"/>
    </style:style>
    <style:style style:name="T842" style:parent-style-name="Policepardéfaut" style:family="text">
      <style:text-properties style:font-name-complex="Times New Roman"/>
    </style:style>
    <style:style style:name="T843" style:parent-style-name="Policepardéfaut" style:family="text">
      <style:text-properties style:font-name-complex="Times New Roman"/>
    </style:style>
    <style:style style:name="T844" style:parent-style-name="Policepardéfaut" style:family="text">
      <style:text-properties style:font-name-complex="Times New Roman"/>
    </style:style>
    <style:style style:name="T845" style:parent-style-name="Policepardéfaut" style:family="text">
      <style:text-properties style:font-name-complex="Times New Roman"/>
    </style:style>
    <style:style style:name="T846" style:parent-style-name="Policepardéfaut" style:family="text">
      <style:text-properties style:font-name-complex="Times New Roman"/>
    </style:style>
    <style:style style:name="T847" style:parent-style-name="Policepardéfaut" style:family="text">
      <style:text-properties style:font-name-complex="Times New Roman"/>
    </style:style>
    <style:style style:name="T848" style:parent-style-name="Policepardéfaut" style:family="text">
      <style:text-properties style:font-name-complex="Times New Roman"/>
    </style:style>
    <style:style style:name="T849" style:parent-style-name="Policepardéfaut" style:family="text">
      <style:text-properties style:font-name-complex="Times New Roman"/>
    </style:style>
    <style:style style:name="T850" style:parent-style-name="Policepardéfaut" style:family="text">
      <style:text-properties style:font-name-complex="Times New Roman"/>
    </style:style>
    <style:style style:name="T851" style:parent-style-name="Policepardéfaut" style:family="text">
      <style:text-properties style:font-name-complex="Times New Roman"/>
    </style:style>
    <style:style style:name="T852" style:parent-style-name="Policepardéfaut" style:family="text">
      <style:text-properties style:font-name-complex="Times New Roman" fo:font-style="italic" style:font-style-asian="italic"/>
    </style:style>
    <style:style style:name="T853" style:parent-style-name="Policepardéfaut" style:family="text">
      <style:text-properties style:font-name-complex="Times New Roman"/>
    </style:style>
    <style:style style:name="T854" style:parent-style-name="Policepardéfaut" style:family="text">
      <style:text-properties style:font-name-complex="Times New Roman"/>
    </style:style>
    <style:style style:name="T855" style:parent-style-name="Policepardéfaut" style:family="text">
      <style:text-properties style:font-name-complex="Times New Roman"/>
    </style:style>
    <style:style style:name="T856" style:parent-style-name="Policepardéfaut" style:family="text">
      <style:text-properties style:font-name-complex="Times New Roman"/>
    </style:style>
    <style:style style:name="T857" style:parent-style-name="Policepardéfaut" style:family="text">
      <style:text-properties style:font-name-complex="Times New Roman"/>
    </style:style>
    <style:style style:name="T858" style:parent-style-name="Policepardéfaut" style:family="text">
      <style:text-properties style:font-name-complex="Times New Roman"/>
    </style:style>
    <style:style style:name="T859" style:parent-style-name="Policepardéfaut" style:family="text">
      <style:text-properties style:font-name-complex="Times New Roman"/>
    </style:style>
    <style:style style:name="T860" style:parent-style-name="Policepardéfaut" style:family="text">
      <style:text-properties style:font-name-complex="Times New Roman"/>
    </style:style>
    <style:style style:name="T861" style:parent-style-name="Policepardéfaut" style:family="text">
      <style:text-properties style:font-name-complex="Times New Roman"/>
    </style:style>
    <style:style style:name="T862" style:parent-style-name="Policepardéfaut" style:family="text">
      <style:text-properties style:font-name-complex="Times New Roman"/>
    </style:style>
    <style:style style:name="T863" style:parent-style-name="Policepardéfaut" style:family="text">
      <style:text-properties style:font-name-complex="Times New Roman"/>
    </style:style>
    <style:style style:name="T864" style:parent-style-name="Policepardéfaut" style:family="text">
      <style:text-properties style:font-name-complex="Times New Roman"/>
    </style:style>
    <style:style style:name="T865" style:parent-style-name="Policepardéfaut" style:family="text">
      <style:text-properties style:font-name-complex="Times New Roman"/>
    </style:style>
    <style:style style:name="T866" style:parent-style-name="Policepardéfaut" style:family="text">
      <style:text-properties style:font-name-complex="Times New Roman"/>
    </style:style>
    <style:style style:name="T867" style:parent-style-name="Policepardéfaut" style:family="text">
      <style:text-properties style:font-name-complex="Times New Roman"/>
    </style:style>
    <style:style style:name="T868" style:parent-style-name="Policepardéfaut" style:family="text">
      <style:text-properties style:font-name-complex="Times New Roman"/>
    </style:style>
    <style:style style:name="T869" style:parent-style-name="Policepardéfaut" style:family="text">
      <style:text-properties style:font-name-complex="Times New Roman"/>
    </style:style>
    <style:style style:name="T870" style:parent-style-name="Policepardéfaut" style:family="text">
      <style:text-properties style:font-name-complex="Times New Roman"/>
    </style:style>
    <style:style style:name="T871" style:parent-style-name="Policepardéfaut" style:family="text">
      <style:text-properties style:font-name-complex="Times New Roman"/>
    </style:style>
    <style:style style:name="T872" style:parent-style-name="Policepardéfaut" style:family="text">
      <style:text-properties style:font-name-complex="Times New Roman"/>
    </style:style>
    <style:style style:name="T873" style:parent-style-name="Policepardéfaut" style:family="text">
      <style:text-properties style:font-name-complex="Times New Roman"/>
    </style:style>
    <style:style style:name="T874" style:parent-style-name="Policepardéfaut" style:family="text">
      <style:text-properties style:font-name-complex="Times New Roman"/>
    </style:style>
    <style:style style:name="T875" style:parent-style-name="Policepardéfaut" style:family="text">
      <style:text-properties style:font-name-complex="Times New Roman"/>
    </style:style>
    <style:style style:name="T876" style:parent-style-name="Policepardéfaut" style:family="text">
      <style:text-properties style:font-name-complex="Times New Roman"/>
    </style:style>
    <style:style style:name="T877" style:parent-style-name="Policepardéfaut" style:family="text">
      <style:text-properties style:font-name-complex="Times New Roman"/>
    </style:style>
    <style:style style:name="T878" style:parent-style-name="Policepardéfaut" style:family="text">
      <style:text-properties style:font-name-complex="Times New Roman"/>
    </style:style>
    <style:style style:name="T879" style:parent-style-name="Policepardéfaut" style:family="text">
      <style:text-properties style:font-name-complex="Times New Roman"/>
    </style:style>
    <style:style style:name="T880" style:parent-style-name="Policepardéfaut" style:family="text">
      <style:text-properties style:font-name-complex="Times New Roman"/>
    </style:style>
    <style:style style:name="T881" style:parent-style-name="Policepardéfaut" style:family="text">
      <style:text-properties style:font-name-complex="Times New Roman"/>
    </style:style>
    <style:style style:name="T882" style:parent-style-name="Policepardéfaut" style:family="text">
      <style:text-properties style:font-name-complex="Times New Roman"/>
    </style:style>
    <style:style style:name="T883" style:parent-style-name="Policepardéfaut" style:family="text">
      <style:text-properties style:font-name-complex="Times New Roman"/>
    </style:style>
    <style:style style:name="T884" style:parent-style-name="Policepardéfaut" style:family="text">
      <style:text-properties style:font-name-complex="Times New Roman"/>
    </style:style>
    <style:style style:name="T885" style:parent-style-name="Policepardéfaut" style:family="text">
      <style:text-properties style:font-name-complex="Times New Roman"/>
    </style:style>
    <style:style style:name="T886" style:parent-style-name="Policepardéfaut" style:family="text">
      <style:text-properties style:font-name-complex="Times New Roman"/>
    </style:style>
    <style:style style:name="T887" style:parent-style-name="Policepardéfaut" style:family="text">
      <style:text-properties style:font-name-complex="Times New Roman"/>
    </style:style>
    <style:style style:name="T888" style:parent-style-name="Policepardéfaut" style:family="text">
      <style:text-properties style:font-name-complex="Times New Roman"/>
    </style:style>
    <style:style style:name="T889" style:parent-style-name="Policepardéfaut" style:family="text">
      <style:text-properties style:font-name-complex="Times New Roman"/>
    </style:style>
    <style:style style:name="T890" style:parent-style-name="Policepardéfaut" style:family="text">
      <style:text-properties style:font-name-complex="Times New Roman"/>
    </style:style>
    <style:style style:name="T891" style:parent-style-name="Policepardéfaut" style:family="text">
      <style:text-properties style:font-name-complex="Times New Roman" fo:font-style="italic" style:font-style-asian="italic"/>
    </style:style>
    <style:style style:name="T892" style:parent-style-name="Policepardéfaut" style:family="text">
      <style:text-properties style:font-name-complex="Times New Roman"/>
    </style:style>
    <style:style style:name="T893" style:parent-style-name="Policepardéfaut" style:family="text">
      <style:text-properties style:font-name-complex="Times New Roman"/>
    </style:style>
    <style:style style:name="T894" style:parent-style-name="Policepardéfaut" style:family="text">
      <style:text-properties style:font-name-complex="Times New Roman"/>
    </style:style>
    <style:style style:name="T895" style:parent-style-name="Policepardéfaut" style:family="text">
      <style:text-properties style:font-name-complex="Times New Roman"/>
    </style:style>
    <style:style style:name="T896" style:parent-style-name="Policepardéfaut" style:family="text">
      <style:text-properties style:font-name-complex="Times New Roman"/>
    </style:style>
    <style:style style:name="T897" style:parent-style-name="Policepardéfaut" style:family="text">
      <style:text-properties style:font-name-complex="Times New Roman"/>
    </style:style>
    <style:style style:name="T898" style:parent-style-name="Policepardéfaut" style:family="text">
      <style:text-properties style:font-name-complex="Times New Roman"/>
    </style:style>
    <style:style style:name="T899" style:parent-style-name="Policepardéfaut" style:family="text">
      <style:text-properties style:font-name-complex="Times New Roman"/>
    </style:style>
    <style:style style:name="T900" style:parent-style-name="Policepardéfaut" style:family="text">
      <style:text-properties style:font-name-complex="Times New Roman" fo:font-style="italic" style:font-style-asian="italic"/>
    </style:style>
    <style:style style:name="T901" style:parent-style-name="Policepardéfaut" style:family="text">
      <style:text-properties style:font-name-complex="Times New Roman"/>
    </style:style>
    <style:style style:name="T902" style:parent-style-name="Policepardéfaut" style:family="text">
      <style:text-properties style:font-name-complex="Times New Roman"/>
    </style:style>
    <style:style style:name="T903" style:parent-style-name="Policepardéfaut" style:family="text">
      <style:text-properties style:font-name-complex="Times New Roman"/>
    </style:style>
    <style:style style:name="T904" style:parent-style-name="Policepardéfaut" style:family="text">
      <style:text-properties style:font-name-complex="Times New Roman"/>
    </style:style>
    <style:style style:name="T905" style:parent-style-name="Policepardéfaut" style:family="text">
      <style:text-properties style:font-name-complex="Times New Roman"/>
    </style:style>
    <style:style style:name="T906" style:parent-style-name="Policepardéfaut" style:family="text">
      <style:text-properties style:font-name-complex="Times New Roman"/>
    </style:style>
    <style:style style:name="T907" style:parent-style-name="Policepardéfaut" style:family="text">
      <style:text-properties style:font-name-complex="Times New Roman"/>
    </style:style>
    <style:style style:name="T908" style:parent-style-name="Policepardéfaut" style:family="text">
      <style:text-properties style:font-name-complex="Times New Roman"/>
    </style:style>
    <style:style style:name="T909" style:parent-style-name="Policepardéfaut" style:family="text">
      <style:text-properties style:font-name-complex="Times New Roman"/>
    </style:style>
    <style:style style:name="T910" style:parent-style-name="Policepardéfaut" style:family="text">
      <style:text-properties style:font-name-complex="Times New Roman" fo:font-style="italic" style:font-style-asian="italic"/>
    </style:style>
    <style:style style:name="T911" style:parent-style-name="Policepardéfaut" style:family="text">
      <style:text-properties style:font-name-complex="Times New Roman"/>
    </style:style>
    <style:style style:name="T912" style:parent-style-name="Policepardéfaut" style:family="text">
      <style:text-properties style:font-name-complex="Times New Roman" fo:font-style="italic" style:font-style-asian="italic"/>
    </style:style>
    <style:style style:name="T913" style:parent-style-name="Policepardéfaut" style:family="text">
      <style:text-properties style:font-name-complex="Times New Roman"/>
    </style:style>
    <style:style style:name="T914" style:parent-style-name="Policepardéfaut" style:family="text">
      <style:text-properties style:font-name-complex="Times New Roman" fo:font-style="italic" style:font-style-asian="italic"/>
    </style:style>
    <style:style style:name="T915" style:parent-style-name="Policepardéfaut" style:family="text">
      <style:text-properties style:font-name-complex="Times New Roman"/>
    </style:style>
    <style:style style:name="T916" style:parent-style-name="Policepardéfaut" style:family="text">
      <style:text-properties style:font-name-complex="Times New Roman"/>
    </style:style>
    <style:style style:name="T917" style:parent-style-name="Policepardéfaut" style:family="text">
      <style:text-properties style:font-name-complex="Times New Roman"/>
    </style:style>
    <style:style style:name="T918" style:parent-style-name="Policepardéfaut" style:family="text">
      <style:text-properties style:font-name-complex="Times New Roman"/>
    </style:style>
    <style:style style:name="T919" style:parent-style-name="Policepardéfaut" style:family="text">
      <style:text-properties style:font-name-complex="Times New Roman"/>
    </style:style>
    <style:style style:name="T920" style:parent-style-name="Policepardéfaut" style:family="text">
      <style:text-properties style:font-name-complex="Times New Roman"/>
    </style:style>
    <style:style style:name="T921" style:parent-style-name="Policepardéfaut" style:family="text">
      <style:text-properties style:font-name-complex="Times New Roman"/>
    </style:style>
    <style:style style:name="T922" style:parent-style-name="Policepardéfaut" style:family="text">
      <style:text-properties style:font-name-complex="Times New Roman"/>
    </style:style>
    <style:style style:name="T923" style:parent-style-name="Policepardéfaut" style:family="text">
      <style:text-properties style:font-name-complex="Times New Roman"/>
    </style:style>
    <style:style style:name="T924" style:parent-style-name="Policepardéfaut" style:family="text">
      <style:text-properties style:font-name-complex="Times New Roman" fo:font-style="italic" style:font-style-asian="italic"/>
    </style:style>
    <style:style style:name="T925" style:parent-style-name="Policepardéfaut" style:family="text">
      <style:text-properties style:font-name-complex="Times New Roman"/>
    </style:style>
    <style:style style:name="T926" style:parent-style-name="Policepardéfaut" style:family="text">
      <style:text-properties style:font-name-complex="Times New Roman"/>
    </style:style>
    <style:style style:name="T927" style:parent-style-name="Policepardéfaut" style:family="text">
      <style:text-properties style:font-name-complex="Times New Roman"/>
    </style:style>
    <style:style style:name="T928" style:parent-style-name="Policepardéfaut" style:family="text">
      <style:text-properties style:font-name-complex="Times New Roman"/>
    </style:style>
    <style:style style:name="T929" style:parent-style-name="Policepardéfaut" style:family="text">
      <style:text-properties style:font-name-complex="Times New Roman"/>
    </style:style>
    <style:style style:name="T930" style:parent-style-name="Policepardéfaut" style:family="text">
      <style:text-properties style:font-name-complex="Times New Roman"/>
    </style:style>
    <style:style style:name="T931" style:parent-style-name="Policepardéfaut" style:family="text">
      <style:text-properties style:font-name-complex="Times New Roman"/>
    </style:style>
    <style:style style:name="T932" style:parent-style-name="Policepardéfaut" style:family="text">
      <style:text-properties style:font-name-complex="Times New Roman" fo:font-style="italic" style:font-style-asian="italic"/>
    </style:style>
    <style:style style:name="T933" style:parent-style-name="Policepardéfaut" style:family="text">
      <style:text-properties style:font-name-complex="Times New Roman"/>
    </style:style>
    <style:style style:name="T934" style:parent-style-name="Policepardéfaut" style:family="text">
      <style:text-properties style:font-name-complex="Times New Roman"/>
    </style:style>
    <style:style style:name="T935" style:parent-style-name="Policepardéfaut" style:family="text">
      <style:text-properties style:font-name-complex="Times New Roman"/>
    </style:style>
    <style:style style:name="T936" style:parent-style-name="Policepardéfaut" style:family="text">
      <style:text-properties style:font-name-complex="Times New Roman" fo:font-style="italic" style:font-style-asian="italic"/>
    </style:style>
    <style:style style:name="T937" style:parent-style-name="Policepardéfaut" style:family="text">
      <style:text-properties style:font-name-complex="Times New Roman"/>
    </style:style>
    <style:style style:name="T938" style:parent-style-name="Policepardéfaut" style:family="text">
      <style:text-properties style:font-name-complex="Times New Roman"/>
    </style:style>
    <style:style style:name="T939" style:parent-style-name="Policepardéfaut" style:family="text">
      <style:text-properties style:font-name-complex="Times New Roman"/>
    </style:style>
    <style:style style:name="T940" style:parent-style-name="Policepardéfaut" style:family="text">
      <style:text-properties style:font-name-complex="Times New Roman"/>
    </style:style>
    <style:style style:name="T941" style:parent-style-name="Policepardéfaut" style:family="text">
      <style:text-properties style:font-name-asian="Times New Roman"/>
    </style:style>
    <style:style style:name="T942" style:parent-style-name="Policepardéfaut" style:family="text">
      <style:text-properties style:font-name-asian="Times New Roman"/>
    </style:style>
    <style:style style:name="T943" style:parent-style-name="Policepardéfaut" style:family="text">
      <style:text-properties fo:language="it" fo:country="IT"/>
    </style:style>
    <style:style style:name="T944" style:parent-style-name="Policepardéfaut" style:family="text">
      <style:text-properties style:text-position="super 66.6%" fo:language="it" fo:country="IT"/>
    </style:style>
    <style:style style:name="T945" style:parent-style-name="Policepardéfaut" style:family="text">
      <style:text-properties fo:language="it" fo:country="IT"/>
    </style:style>
    <style:style style:name="T946" style:parent-style-name="Policepardéfaut" style:family="text">
      <style:text-properties fo:language="it" fo:country="IT"/>
    </style:style>
    <style:style style:name="T947" style:parent-style-name="Policepardéfaut" style:family="text">
      <style:text-properties fo:font-variant="small-caps"/>
    </style:style>
    <style:style style:name="T948" style:parent-style-name="Policepardéfaut" style:family="text">
      <style:text-properties fo:language="it" fo:country="IT"/>
    </style:style>
    <style:style style:name="T949" style:parent-style-name="Policepardéfaut" style:family="text">
      <style:text-properties style:text-position="super 65%" fo:language="it" fo:country="IT"/>
    </style:style>
    <style:style style:name="T950" style:parent-style-name="Policepardéfaut" style:family="text">
      <style:text-properties fo:language="it" fo:country="IT"/>
    </style:style>
    <style:style style:name="T951" style:parent-style-name="Policepardéfaut" style:family="text">
      <style:text-properties fo:language="it" fo:country="IT"/>
    </style:style>
    <style:style style:name="P952" style:parent-style-name="Corpsdetexte" style:family="paragraph">
      <style:text-properties style:font-name-complex="Times New Roman"/>
    </style:style>
    <style:style style:name="P953" style:parent-style-name="Corpsdetexte" style:family="paragraph">
      <style:text-properties style:font-name-complex="Times New Roman"/>
    </style:style>
    <style:style style:name="T954" style:parent-style-name="Policepardéfaut" style:family="text">
      <style:text-properties style:font-name-complex="Times New Roman"/>
    </style:style>
    <style:style style:name="T955" style:parent-style-name="Policepardéfaut" style:family="text">
      <style:text-properties style:font-name-complex="Times New Roman"/>
    </style:style>
    <style:style style:name="T956" style:parent-style-name="Policepardéfaut" style:family="text">
      <style:text-properties style:font-name-complex="Times New Roman"/>
    </style:style>
    <style:style style:name="T957" style:parent-style-name="Policepardéfaut" style:family="text">
      <style:text-properties style:font-name-complex="Times New Roman"/>
    </style:style>
    <style:style style:name="T958" style:parent-style-name="Policepardéfaut" style:family="text">
      <style:text-properties style:font-name-complex="Times New Roman"/>
    </style:style>
    <style:style style:name="T959" style:parent-style-name="Policepardéfaut" style:family="text">
      <style:text-properties style:font-name-complex="Times New Roman"/>
    </style:style>
    <style:style style:name="T960" style:parent-style-name="Policepardéfaut" style:family="text">
      <style:text-properties style:font-name-complex="Times New Roman"/>
    </style:style>
    <style:style style:name="T961" style:parent-style-name="Policepardéfaut" style:family="text">
      <style:text-properties style:font-name-complex="Times New Roman"/>
    </style:style>
    <style:style style:name="T962" style:parent-style-name="Policepardéfaut" style:family="text">
      <style:text-properties style:font-name-complex="Times New Roman"/>
    </style:style>
    <style:style style:name="T963" style:parent-style-name="Policepardéfaut" style:family="text">
      <style:text-properties style:font-name-complex="Times New Roman"/>
    </style:style>
    <style:style style:name="T964" style:parent-style-name="Policepardéfaut" style:family="text">
      <style:text-properties style:font-name-complex="Times New Roman"/>
    </style:style>
    <style:style style:name="T965" style:parent-style-name="Policepardéfaut" style:family="text">
      <style:text-properties style:font-name-complex="Times New Roman"/>
    </style:style>
    <style:style style:name="T966" style:parent-style-name="Policepardéfaut" style:family="text">
      <style:text-properties style:font-name-complex="Times New Roman"/>
    </style:style>
    <style:style style:name="T967" style:parent-style-name="Policepardéfaut" style:family="text">
      <style:text-properties style:font-name-complex="Times New Roman"/>
    </style:style>
    <style:style style:name="T968" style:parent-style-name="Policepardéfaut" style:family="text">
      <style:text-properties style:font-name-complex="Times New Roman"/>
    </style:style>
    <style:style style:name="T969" style:parent-style-name="Policepardéfaut" style:family="text">
      <style:text-properties style:font-name-complex="Times New Roman"/>
    </style:style>
    <style:style style:name="T970" style:parent-style-name="Policepardéfaut" style:family="text">
      <style:text-properties style:font-name-complex="Times New Roman"/>
    </style:style>
    <style:style style:name="T971" style:parent-style-name="Policepardéfaut" style:family="text">
      <style:text-properties style:font-name-complex="Times New Roman"/>
    </style:style>
    <style:style style:name="T972" style:parent-style-name="Policepardéfaut" style:family="text">
      <style:text-properties style:font-name-complex="Times New Roman"/>
    </style:style>
    <style:style style:name="T973" style:parent-style-name="Policepardéfaut" style:family="text">
      <style:text-properties style:font-name-complex="Times New Roman"/>
    </style:style>
    <style:style style:name="T974" style:parent-style-name="Policepardéfaut" style:family="text">
      <style:text-properties style:font-name-complex="Times New Roman"/>
    </style:style>
    <style:style style:name="T975" style:parent-style-name="Policepardéfaut" style:family="text">
      <style:text-properties style:font-name-complex="Times New Roman"/>
    </style:style>
    <style:style style:name="T976" style:parent-style-name="Policepardéfaut" style:family="text">
      <style:text-properties style:font-name-complex="Times New Roman"/>
    </style:style>
    <style:style style:name="T977" style:parent-style-name="Policepardéfaut" style:family="text">
      <style:text-properties style:font-name-complex="Times New Roman" fo:font-style="italic" style:font-style-asian="italic"/>
    </style:style>
    <style:style style:name="T978" style:parent-style-name="Policepardéfaut" style:family="text">
      <style:text-properties style:font-name-complex="Times New Roman"/>
    </style:style>
    <style:style style:name="T979" style:parent-style-name="Policepardéfaut" style:family="text">
      <style:text-properties style:font-name-complex="Times New Roman"/>
    </style:style>
    <style:style style:name="T980" style:parent-style-name="Policepardéfaut" style:family="text">
      <style:text-properties style:font-name-complex="Times New Roman"/>
    </style:style>
    <style:style style:name="T981" style:parent-style-name="Policepardéfaut" style:family="text">
      <style:text-properties style:font-name-complex="Times New Roman"/>
    </style:style>
    <style:style style:name="T982" style:parent-style-name="Policepardéfaut" style:family="text">
      <style:text-properties style:font-name-complex="Times New Roman"/>
    </style:style>
    <style:style style:name="T983" style:parent-style-name="Policepardéfaut" style:family="text">
      <style:text-properties style:font-name-complex="Times New Roman"/>
    </style:style>
    <style:style style:name="T984" style:parent-style-name="Policepardéfaut" style:family="text">
      <style:text-properties style:font-name-complex="Times New Roman"/>
    </style:style>
    <style:style style:name="T985" style:parent-style-name="Policepardéfaut" style:family="text">
      <style:text-properties style:font-name-complex="Times New Roman"/>
    </style:style>
    <style:style style:name="T986" style:parent-style-name="Policepardéfaut" style:family="text">
      <style:text-properties style:font-name-complex="Times New Roman"/>
    </style:style>
    <style:style style:name="T987" style:parent-style-name="Policepardéfaut" style:family="text">
      <style:text-properties style:font-name-complex="Times New Roman"/>
    </style:style>
    <style:style style:name="T988" style:parent-style-name="Policepardéfaut" style:family="text">
      <style:text-properties style:font-name-complex="Times New Roman"/>
    </style:style>
    <style:style style:name="T989" style:parent-style-name="Policepardéfaut" style:family="text">
      <style:text-properties style:font-name-complex="Times New Roman"/>
    </style:style>
    <style:style style:name="T990" style:parent-style-name="Policepardéfaut" style:family="text">
      <style:text-properties style:font-name-complex="Times New Roman"/>
    </style:style>
    <style:style style:name="T991" style:parent-style-name="Policepardéfaut" style:family="text">
      <style:text-properties style:font-name-complex="Times New Roman"/>
    </style:style>
    <style:style style:name="T992" style:parent-style-name="Policepardéfaut" style:family="text">
      <style:text-properties style:font-name-complex="Times New Roman"/>
    </style:style>
    <style:style style:name="T993" style:parent-style-name="Policepardéfaut" style:family="text">
      <style:text-properties style:font-name-complex="Times New Roman"/>
    </style:style>
    <style:style style:name="T994" style:parent-style-name="Policepardéfaut" style:family="text">
      <style:text-properties style:font-name-complex="Times New Roman"/>
    </style:style>
    <style:style style:name="T995" style:parent-style-name="Policepardéfaut" style:family="text">
      <style:text-properties style:font-name-complex="Times New Roman"/>
    </style:style>
    <style:style style:name="T996" style:parent-style-name="Policepardéfaut" style:family="text">
      <style:text-properties style:font-name-complex="Times New Roman"/>
    </style:style>
    <style:style style:name="T997" style:parent-style-name="Policepardéfaut" style:family="text">
      <style:text-properties style:font-name-complex="Times New Roman"/>
    </style:style>
    <style:style style:name="T998" style:parent-style-name="Policepardéfaut" style:family="text">
      <style:text-properties style:font-name-complex="Times New Roman"/>
    </style:style>
    <style:style style:name="T999" style:parent-style-name="Policepardéfaut" style:family="text">
      <style:text-properties style:font-name-complex="Times New Roman" fo:font-weight="bold" style:font-weight-asian="bold"/>
    </style:style>
    <style:style style:name="T1000" style:parent-style-name="Policepardéfaut" style:family="text">
      <style:text-properties style:font-name-complex="Times New Roman"/>
    </style:style>
    <style:style style:name="T1001" style:parent-style-name="Policepardéfaut" style:family="text">
      <style:text-properties style:font-name-complex="Times New Roman"/>
    </style:style>
    <style:style style:name="T1002" style:parent-style-name="Policepardéfaut" style:family="text">
      <style:text-properties style:font-name-complex="Times New Roman"/>
    </style:style>
    <style:style style:name="T1003" style:parent-style-name="Policepardéfaut" style:family="text">
      <style:text-properties style:font-name-complex="Times New Roman"/>
    </style:style>
    <style:style style:name="T1004" style:parent-style-name="Policepardéfaut" style:family="text">
      <style:text-properties style:font-name-complex="Times New Roman"/>
    </style:style>
    <style:style style:name="T1005" style:parent-style-name="Policepardéfaut" style:family="text">
      <style:text-properties style:font-name-complex="Times New Roman"/>
    </style:style>
    <style:style style:name="T1006" style:parent-style-name="Policepardéfaut" style:family="text">
      <style:text-properties style:font-name-complex="Times New Roman"/>
    </style:style>
    <style:style style:name="T1007" style:parent-style-name="Policepardéfaut" style:family="text">
      <style:text-properties style:font-name-complex="Times New Roman"/>
    </style:style>
    <style:style style:name="T1008" style:parent-style-name="Policepardéfaut" style:family="text">
      <style:text-properties style:font-name-complex="Times New Roman"/>
    </style:style>
    <style:style style:name="T1009" style:parent-style-name="Policepardéfaut" style:family="text">
      <style:text-properties style:font-name-complex="Times New Roman"/>
    </style:style>
    <style:style style:name="T1010" style:parent-style-name="Policepardéfaut" style:family="text">
      <style:text-properties style:font-name-complex="Times New Roman"/>
    </style:style>
    <style:style style:name="T1011" style:parent-style-name="Policepardéfaut" style:family="text">
      <style:text-properties style:font-name-complex="Times New Roman"/>
    </style:style>
    <style:style style:name="T1012" style:parent-style-name="Policepardéfaut" style:family="text">
      <style:text-properties style:font-name-complex="Times New Roman"/>
    </style:style>
    <style:style style:name="T1013" style:parent-style-name="Policepardéfaut" style:family="text">
      <style:text-properties style:font-name-complex="Times New Roman"/>
    </style:style>
    <style:style style:name="T1014" style:parent-style-name="Policepardéfaut" style:family="text">
      <style:text-properties style:font-name-complex="Times New Roman"/>
    </style:style>
    <style:style style:name="T1015" style:parent-style-name="Policepardéfaut" style:family="text">
      <style:text-properties style:font-name-complex="Times New Roman"/>
    </style:style>
    <style:style style:name="T1016" style:parent-style-name="Policepardéfaut" style:family="text">
      <style:text-properties style:font-name-complex="Times New Roman"/>
    </style:style>
    <style:style style:name="T1017" style:parent-style-name="Policepardéfaut" style:family="text">
      <style:text-properties style:font-name-complex="Times New Roman" fo:font-weight="bold" style:font-weight-asian="bold"/>
    </style:style>
    <style:style style:name="T1018" style:parent-style-name="Policepardéfaut" style:family="text">
      <style:text-properties style:font-name-complex="Times New Roman"/>
    </style:style>
    <style:style style:name="T1019" style:parent-style-name="Policepardéfaut" style:family="text">
      <style:text-properties style:font-name-complex="Times New Roman"/>
    </style:style>
    <style:style style:name="T1020" style:parent-style-name="Policepardéfaut" style:family="text">
      <style:text-properties style:font-name-complex="Times New Roman"/>
    </style:style>
    <style:style style:name="T1021" style:parent-style-name="Policepardéfaut" style:family="text">
      <style:text-properties style:font-name-complex="Times New Roman"/>
    </style:style>
    <style:style style:name="T1022" style:parent-style-name="Policepardéfaut" style:family="text">
      <style:text-properties style:font-name-complex="Times New Roman"/>
    </style:style>
    <style:style style:name="T1023" style:parent-style-name="Policepardéfaut" style:family="text">
      <style:text-properties style:font-name-complex="Times New Roman"/>
    </style:style>
    <style:style style:name="T1024" style:parent-style-name="Policepardéfaut" style:family="text">
      <style:text-properties style:font-name-complex="Times New Roman"/>
    </style:style>
    <style:style style:name="T1025" style:parent-style-name="Policepardéfaut" style:family="text">
      <style:text-properties style:font-name-complex="Times New Roman"/>
    </style:style>
    <style:style style:name="T1026" style:parent-style-name="Policepardéfaut" style:family="text">
      <style:text-properties style:font-name-complex="Times New Roman"/>
    </style:style>
    <style:style style:name="T1027" style:parent-style-name="Policepardéfaut" style:family="text">
      <style:text-properties style:font-name-complex="Times New Roman"/>
    </style:style>
    <style:style style:name="T1028" style:parent-style-name="Policepardéfaut" style:family="text">
      <style:text-properties style:font-name-complex="Times New Roman"/>
    </style:style>
    <style:style style:name="T1029" style:parent-style-name="Policepardéfaut" style:family="text">
      <style:text-properties style:font-name-complex="Times New Roman"/>
    </style:style>
    <style:style style:name="T1030" style:parent-style-name="Policepardéfaut" style:family="text">
      <style:text-properties style:font-name-complex="Times New Roman"/>
    </style:style>
    <style:style style:name="T1031" style:parent-style-name="Policepardéfaut" style:family="text">
      <style:text-properties style:font-name-complex="Times New Roman"/>
    </style:style>
    <style:style style:name="T1032" style:parent-style-name="Policepardéfaut" style:family="text">
      <style:text-properties style:font-name-complex="Times New Roman"/>
    </style:style>
    <style:style style:name="T1033" style:parent-style-name="Policepardéfaut" style:family="text">
      <style:text-properties style:font-name-complex="Times New Roman" fo:font-style="italic" style:font-style-asian="italic"/>
    </style:style>
    <style:style style:name="T1034" style:parent-style-name="Policepardéfaut" style:family="text">
      <style:text-properties style:font-name-complex="Times New Roman" fo:font-style="italic" style:font-style-asian="italic"/>
    </style:style>
    <style:style style:name="T1035" style:parent-style-name="Policepardéfaut" style:family="text">
      <style:text-properties style:font-name-complex="Times New Roman" fo:font-style="italic" style:font-style-asian="italic"/>
    </style:style>
    <style:style style:name="T1036" style:parent-style-name="Policepardéfaut" style:family="text">
      <style:text-properties style:font-name-complex="Times New Roman"/>
    </style:style>
    <style:style style:name="T1037" style:parent-style-name="Policepardéfaut" style:family="text">
      <style:text-properties style:font-name-complex="Times New Roman"/>
    </style:style>
    <style:style style:name="T1038" style:parent-style-name="Policepardéfaut" style:family="text">
      <style:text-properties style:font-name-complex="Times New Roman"/>
    </style:style>
    <style:style style:name="T1039" style:parent-style-name="Policepardéfaut" style:family="text">
      <style:text-properties style:font-name-complex="Times New Roman"/>
    </style:style>
    <style:style style:name="T1040" style:parent-style-name="Policepardéfaut" style:family="text">
      <style:text-properties style:font-name-complex="Times New Roman"/>
    </style:style>
    <style:style style:name="T1041" style:parent-style-name="Policepardéfaut" style:family="text">
      <style:text-properties style:font-name-complex="Times New Roman" fo:font-style="italic" style:font-style-asian="italic"/>
    </style:style>
    <style:style style:name="T1042" style:parent-style-name="Policepardéfaut" style:family="text">
      <style:text-properties style:font-name-complex="Times New Roman"/>
    </style:style>
    <style:style style:name="T1043" style:parent-style-name="Policepardéfaut" style:family="text">
      <style:text-properties style:font-name-complex="Times New Roman"/>
    </style:style>
    <style:style style:name="T1044" style:parent-style-name="Policepardéfaut" style:family="text">
      <style:text-properties style:font-name-complex="Times New Roman"/>
    </style:style>
    <style:style style:name="T1045" style:parent-style-name="Policepardéfaut" style:family="text">
      <style:text-properties style:font-name-complex="Times New Roman"/>
    </style:style>
    <style:style style:name="T1046" style:parent-style-name="Policepardéfaut" style:family="text">
      <style:text-properties style:font-name-complex="Times New Roman"/>
    </style:style>
    <style:style style:name="T1047" style:parent-style-name="Policepardéfaut" style:family="text">
      <style:text-properties style:font-name-complex="Times New Roman"/>
    </style:style>
    <style:style style:name="T1048" style:parent-style-name="Policepardéfaut" style:family="text">
      <style:text-properties style:font-name-complex="Times New Roman"/>
    </style:style>
    <style:style style:name="T1049" style:parent-style-name="Policepardéfaut" style:family="text">
      <style:text-properties style:font-name-complex="Times New Roman"/>
    </style:style>
    <style:style style:name="T1050" style:parent-style-name="Policepardéfaut" style:family="text">
      <style:text-properties style:font-name-complex="Times New Roman"/>
    </style:style>
    <style:style style:name="T1051" style:parent-style-name="Policepardéfaut" style:family="text">
      <style:text-properties style:font-name-complex="Times New Roman"/>
    </style:style>
    <style:style style:name="T1052" style:parent-style-name="Policepardéfaut" style:family="text">
      <style:text-properties style:font-name-complex="Times New Roman"/>
    </style:style>
    <style:style style:name="T1053" style:parent-style-name="Policepardéfaut" style:family="text">
      <style:text-properties style:font-name-complex="Times New Roman"/>
    </style:style>
    <style:style style:name="T1054" style:parent-style-name="Policepardéfaut" style:family="text">
      <style:text-properties style:font-name-complex="Times New Roman"/>
    </style:style>
    <style:style style:name="T1055" style:parent-style-name="Policepardéfaut" style:family="text">
      <style:text-properties style:font-name-complex="Times New Roman"/>
    </style:style>
    <style:style style:name="T1056" style:parent-style-name="Policepardéfaut" style:family="text">
      <style:text-properties style:font-name-complex="Times New Roman"/>
    </style:style>
    <style:style style:name="T1057" style:parent-style-name="Policepardéfaut" style:family="text">
      <style:text-properties style:font-name-complex="Times New Roman"/>
    </style:style>
    <style:style style:name="T1058" style:parent-style-name="Policepardéfaut" style:family="text">
      <style:text-properties style:font-name-complex="Times New Roman"/>
    </style:style>
    <style:style style:name="T1059" style:parent-style-name="Policepardéfaut" style:family="text">
      <style:text-properties style:font-name-complex="Times New Roman"/>
    </style:style>
    <style:style style:name="T1060" style:parent-style-name="Policepardéfaut" style:family="text">
      <style:text-properties style:font-name-complex="Times New Roman" fo:font-weight="bold" style:font-weight-asian="bold"/>
    </style:style>
    <style:style style:name="T1061" style:parent-style-name="Policepardéfaut" style:family="text">
      <style:text-properties style:font-name-complex="Times New Roman"/>
    </style:style>
    <style:style style:name="T1062" style:parent-style-name="Policepardéfaut" style:family="text">
      <style:text-properties style:font-name-complex="Times New Roman"/>
    </style:style>
    <style:style style:name="T1063" style:parent-style-name="Policepardéfaut" style:family="text">
      <style:text-properties style:font-name-complex="Times New Roman"/>
    </style:style>
    <style:style style:name="T1064" style:parent-style-name="Policepardéfaut" style:family="text">
      <style:text-properties style:font-name-complex="Times New Roman"/>
    </style:style>
    <style:style style:name="T1065" style:parent-style-name="Policepardéfaut" style:family="text">
      <style:text-properties style:font-name-complex="Times New Roman"/>
    </style:style>
    <style:style style:name="T1066" style:parent-style-name="Policepardéfaut" style:family="text">
      <style:text-properties style:font-name-complex="Times New Roman"/>
    </style:style>
    <style:style style:name="T1067" style:parent-style-name="Policepardéfaut" style:family="text">
      <style:text-properties style:font-name-complex="Times New Roman"/>
    </style:style>
    <style:style style:name="T1068" style:parent-style-name="Policepardéfaut" style:family="text">
      <style:text-properties style:font-name-complex="Times New Roman" fo:font-style="italic" style:font-style-asian="italic"/>
    </style:style>
    <style:style style:name="T1069" style:parent-style-name="Policepardéfaut" style:family="text">
      <style:text-properties style:font-name-complex="Times New Roman"/>
    </style:style>
    <style:style style:name="T1070" style:parent-style-name="Policepardéfaut" style:family="text">
      <style:text-properties style:font-name-complex="Times New Roman"/>
    </style:style>
    <style:style style:name="T1071" style:parent-style-name="Policepardéfaut" style:family="text">
      <style:text-properties style:font-name-complex="Times New Roman"/>
    </style:style>
    <style:style style:name="T1072" style:parent-style-name="Policepardéfaut" style:family="text">
      <style:text-properties style:font-name-complex="Times New Roman"/>
    </style:style>
    <style:style style:name="T1073" style:parent-style-name="Policepardéfaut" style:family="text">
      <style:text-properties style:font-name-complex="Times New Roman"/>
    </style:style>
    <style:style style:name="T1074" style:parent-style-name="Policepardéfaut" style:family="text">
      <style:text-properties style:font-name-complex="Times New Roman"/>
    </style:style>
    <style:style style:name="T1075" style:parent-style-name="Policepardéfaut" style:family="text">
      <style:text-properties style:font-name-complex="Times New Roman"/>
    </style:style>
    <style:style style:name="T1076" style:parent-style-name="Policepardéfaut" style:family="text">
      <style:text-properties style:font-name-complex="Times New Roman"/>
    </style:style>
    <style:style style:name="T1077" style:parent-style-name="Policepardéfaut" style:family="text">
      <style:text-properties style:font-name-complex="Times New Roman"/>
    </style:style>
    <style:style style:name="T1078" style:parent-style-name="Policepardéfaut" style:family="text">
      <style:text-properties style:font-name-complex="Times New Roman"/>
    </style:style>
    <style:style style:name="T1079" style:parent-style-name="Policepardéfaut" style:family="text">
      <style:text-properties style:font-name-complex="Times New Roman"/>
    </style:style>
    <style:style style:name="T1080" style:parent-style-name="Policepardéfaut" style:family="text">
      <style:text-properties style:font-name-complex="Times New Roman"/>
    </style:style>
    <style:style style:name="T1081" style:parent-style-name="Policepardéfaut" style:family="text">
      <style:text-properties style:font-name-complex="Times New Roman"/>
    </style:style>
    <style:style style:name="T1082" style:parent-style-name="Policepardéfaut" style:family="text">
      <style:text-properties style:font-name-complex="Times New Roman"/>
    </style:style>
    <style:style style:name="T1083" style:parent-style-name="Policepardéfaut" style:family="text">
      <style:text-properties style:font-name-complex="Times New Roman"/>
    </style:style>
    <style:style style:name="T1084" style:parent-style-name="Policepardéfaut" style:family="text">
      <style:text-properties style:font-name-complex="Times New Roman"/>
    </style:style>
    <style:style style:name="T1085" style:parent-style-name="Policepardéfaut" style:family="text">
      <style:text-properties style:font-name-complex="Times New Roman"/>
    </style:style>
    <style:style style:name="T1086" style:parent-style-name="Policepardéfaut" style:family="text">
      <style:text-properties style:font-name-complex="Times New Roman"/>
    </style:style>
    <style:style style:name="T1087" style:parent-style-name="Policepardéfaut" style:family="text">
      <style:text-properties style:font-name-complex="Times New Roman"/>
    </style:style>
    <style:style style:name="T1088" style:parent-style-name="Policepardéfaut" style:family="text">
      <style:text-properties style:font-name-complex="Times New Roman"/>
    </style:style>
    <style:style style:name="T1089" style:parent-style-name="Policepardéfaut" style:family="text">
      <style:text-properties style:font-name-complex="Times New Roman"/>
    </style:style>
    <style:style style:name="T1090" style:parent-style-name="Policepardéfaut" style:family="text">
      <style:text-properties style:font-name-complex="Times New Roman"/>
    </style:style>
    <style:style style:name="T1091" style:parent-style-name="Policepardéfaut" style:family="text">
      <style:text-properties style:font-name-complex="Times New Roman"/>
    </style:style>
    <style:style style:name="T1092" style:parent-style-name="Policepardéfaut" style:family="text">
      <style:text-properties style:font-name-complex="Times New Roman"/>
    </style:style>
    <style:style style:name="T1093" style:parent-style-name="Policepardéfaut" style:family="text">
      <style:text-properties style:font-name-complex="Times New Roman"/>
    </style:style>
    <style:style style:name="T1094" style:parent-style-name="Policepardéfaut" style:family="text">
      <style:text-properties style:font-name-complex="Times New Roman"/>
    </style:style>
    <style:style style:name="T1095" style:parent-style-name="Policepardéfaut" style:family="text">
      <style:text-properties style:font-name-complex="Times New Roman"/>
    </style:style>
    <style:style style:name="T1096" style:parent-style-name="Policepardéfaut" style:family="text">
      <style:text-properties style:font-name-complex="Times New Roman" fo:font-weight="bold" style:font-weight-asian="bold"/>
    </style:style>
    <style:style style:name="T1097" style:parent-style-name="Policepardéfaut" style:family="text">
      <style:text-properties style:font-name-complex="Times New Roman"/>
    </style:style>
    <style:style style:name="T1098" style:parent-style-name="Policepardéfaut" style:family="text">
      <style:text-properties style:font-name-complex="Times New Roman" fo:font-weight="bold" style:font-weight-asian="bold"/>
    </style:style>
    <style:style style:name="T1099" style:parent-style-name="Policepardéfaut" style:family="text">
      <style:text-properties style:font-name-complex="Times New Roman" fo:font-weight="bold" style:font-weight-asian="bold"/>
    </style:style>
    <style:style style:name="T1100" style:parent-style-name="Policepardéfaut" style:family="text">
      <style:text-properties style:font-name-complex="Times New Roman" fo:font-weight="bold" style:font-weight-asian="bold"/>
    </style:style>
    <style:style style:name="T1101" style:parent-style-name="Policepardéfaut" style:family="text">
      <style:text-properties style:font-name-complex="Times New Roman"/>
    </style:style>
    <style:style style:name="T1102" style:parent-style-name="Policepardéfaut" style:family="text">
      <style:text-properties style:font-name-complex="Times New Roman" fo:font-weight="bold" style:font-weight-asian="bold"/>
    </style:style>
    <style:style style:name="T1103" style:parent-style-name="Policepardéfaut" style:family="text">
      <style:text-properties style:font-name-complex="Times New Roman" fo:font-weight="bold" style:font-weight-asian="bold"/>
    </style:style>
    <style:style style:name="T1104" style:parent-style-name="Policepardéfaut" style:family="text">
      <style:text-properties style:font-name-complex="Times New Roman" fo:font-weight="bold" style:font-weight-asian="bold"/>
    </style:style>
    <style:style style:name="T1105" style:parent-style-name="Policepardéfaut" style:family="text">
      <style:text-properties style:font-name-complex="Times New Roman"/>
    </style:style>
    <style:style style:name="T1106" style:parent-style-name="Policepardéfaut" style:family="text">
      <style:text-properties style:font-name-complex="Times New Roman"/>
    </style:style>
    <style:style style:name="T1107" style:parent-style-name="Policepardéfaut" style:family="text">
      <style:text-properties style:font-name-complex="Times New Roman"/>
    </style:style>
    <style:style style:name="T1108" style:parent-style-name="Policepardéfaut" style:family="text">
      <style:text-properties style:font-name-complex="Times New Roman"/>
    </style:style>
    <style:style style:name="T1109" style:parent-style-name="Policepardéfaut" style:family="text">
      <style:text-properties style:font-name-complex="Times New Roman"/>
    </style:style>
    <style:style style:name="T1110" style:parent-style-name="Policepardéfaut" style:family="text">
      <style:text-properties style:font-name-complex="Times New Roman"/>
    </style:style>
    <style:style style:name="T1111" style:parent-style-name="Policepardéfaut" style:family="text">
      <style:text-properties style:font-name-complex="Times New Roman"/>
    </style:style>
    <style:style style:name="T1112" style:parent-style-name="Policepardéfaut" style:family="text">
      <style:text-properties style:font-name-complex="Times New Roman"/>
    </style:style>
    <style:style style:name="T1113" style:parent-style-name="Policepardéfaut" style:family="text">
      <style:text-properties style:font-name-complex="Times New Roman"/>
    </style:style>
    <style:style style:name="T1114" style:parent-style-name="Policepardéfaut" style:family="text">
      <style:text-properties style:font-name-complex="Times New Roman"/>
    </style:style>
    <style:style style:name="T1115" style:parent-style-name="Policepardéfaut" style:family="text">
      <style:text-properties style:font-name-complex="Times New Roman"/>
    </style:style>
    <style:style style:name="T1116" style:parent-style-name="Policepardéfaut" style:family="text">
      <style:text-properties style:font-name-complex="Times New Roman"/>
    </style:style>
    <style:style style:name="T1117" style:parent-style-name="Policepardéfaut" style:family="text">
      <style:text-properties style:font-name-complex="Times New Roman"/>
    </style:style>
    <style:style style:name="T1118" style:parent-style-name="Policepardéfaut" style:family="text">
      <style:text-properties style:font-name-complex="Times New Roman"/>
    </style:style>
    <style:style style:name="T1119" style:parent-style-name="Policepardéfaut" style:family="text">
      <style:text-properties style:font-name-complex="Times New Roman"/>
    </style:style>
    <style:style style:name="T1120" style:parent-style-name="Policepardéfaut" style:family="text">
      <style:text-properties style:font-name-complex="Times New Roman"/>
    </style:style>
    <style:style style:name="T1121" style:parent-style-name="Policepardéfaut" style:family="text">
      <style:text-properties style:font-name-complex="Times New Roman"/>
    </style:style>
    <style:style style:name="T1122" style:parent-style-name="Policepardéfaut" style:family="text">
      <style:text-properties style:font-name-complex="Times New Roman"/>
    </style:style>
    <style:style style:name="T1123" style:parent-style-name="Policepardéfaut" style:family="text">
      <style:text-properties style:font-name-complex="Times New Roman"/>
    </style:style>
    <style:style style:name="T1124" style:parent-style-name="Policepardéfaut" style:family="text">
      <style:text-properties style:font-name-complex="Times New Roman"/>
    </style:style>
    <style:style style:name="T1125" style:parent-style-name="Policepardéfaut" style:family="text">
      <style:text-properties style:font-name-complex="Times New Roman"/>
    </style:style>
    <style:style style:name="T1126" style:parent-style-name="Policepardéfaut" style:family="text">
      <style:text-properties style:font-name-complex="Times New Roman"/>
    </style:style>
    <style:style style:name="T1127" style:parent-style-name="Policepardéfaut" style:family="text">
      <style:text-properties style:font-name-complex="Times New Roman"/>
    </style:style>
    <style:style style:name="P1128" style:parent-style-name="Corpsdetexte" style:family="paragraph">
      <style:text-properties style:font-name-complex="Times New Roman"/>
    </style:style>
    <style:style style:name="P1129" style:parent-style-name="Corpsdetexte" style:family="paragraph">
      <style:text-properties style:font-name-complex="Times New Roman"/>
    </style:style>
    <style:style style:name="P1130" style:parent-style-name="Corpsdetexte" style:family="paragraph">
      <style:text-properties style:font-name-complex="Times New Roman"/>
    </style:style>
    <style:style style:name="T1131" style:parent-style-name="Policepardéfaut" style:family="text">
      <style:text-properties style:font-name-complex="Times New Roman"/>
    </style:style>
    <style:style style:name="T1132" style:parent-style-name="Policepardéfaut" style:family="text">
      <style:text-properties style:font-name-complex="Times New Roman"/>
    </style:style>
    <style:style style:name="T1133" style:parent-style-name="Policepardéfaut" style:family="text">
      <style:text-properties style:font-name-complex="Times New Roman"/>
    </style:style>
    <style:style style:name="T1134" style:parent-style-name="Policepardéfaut" style:family="text">
      <style:text-properties style:font-name-complex="Times New Roman"/>
    </style:style>
    <style:style style:name="T1135" style:parent-style-name="Policepardéfaut" style:family="text">
      <style:text-properties style:font-name-complex="Times New Roman"/>
    </style:style>
    <style:style style:name="T1136" style:parent-style-name="Policepardéfaut" style:family="text">
      <style:text-properties style:font-name-complex="Times New Roman"/>
    </style:style>
    <style:style style:name="T1137" style:parent-style-name="Policepardéfaut" style:family="text">
      <style:text-properties style:font-name-complex="Times New Roman"/>
    </style:style>
    <style:style style:name="T1138" style:parent-style-name="Policepardéfaut" style:family="text">
      <style:text-properties style:font-name-complex="Times New Roman"/>
    </style:style>
    <style:style style:name="T1139" style:parent-style-name="Policepardéfaut" style:family="text">
      <style:text-properties style:font-name-complex="Times New Roman"/>
    </style:style>
    <style:style style:name="T1140" style:parent-style-name="Policepardéfaut" style:family="text">
      <style:text-properties style:font-name-complex="Times New Roman" fo:font-weight="bold" style:font-weight-asian="bold"/>
    </style:style>
    <style:style style:name="T1141" style:parent-style-name="Policepardéfaut" style:family="text">
      <style:text-properties style:font-name-complex="Times New Roman" fo:font-weight="bold" style:font-weight-asian="bold"/>
    </style:style>
    <style:style style:name="T1142" style:parent-style-name="Policepardéfaut" style:family="text">
      <style:text-properties style:font-name-complex="Times New Roman" fo:font-weight="bold" style:font-weight-asian="bold"/>
    </style:style>
    <style:style style:name="T1143" style:parent-style-name="Policepardéfaut" style:family="text">
      <style:text-properties style:font-name-complex="Times New Roman"/>
    </style:style>
    <style:style style:name="T1144" style:parent-style-name="Policepardéfaut" style:family="text">
      <style:text-properties style:font-name-complex="Times New Roman"/>
    </style:style>
    <style:style style:name="T1145" style:parent-style-name="Policepardéfaut" style:family="text">
      <style:text-properties style:font-name-complex="Times New Roman"/>
    </style:style>
    <style:style style:name="T1146" style:parent-style-name="Policepardéfaut" style:family="text">
      <style:text-properties style:font-name-complex="Times New Roman"/>
    </style:style>
    <style:style style:name="T1147" style:parent-style-name="Policepardéfaut" style:family="text">
      <style:text-properties style:font-name-complex="Times New Roman"/>
    </style:style>
    <style:style style:name="T1148" style:parent-style-name="Policepardéfaut" style:family="text">
      <style:text-properties style:font-name-complex="Times New Roman"/>
    </style:style>
    <style:style style:name="T1149" style:parent-style-name="Policepardéfaut" style:family="text">
      <style:text-properties style:font-name-complex="Times New Roman"/>
    </style:style>
    <style:style style:name="T1150" style:parent-style-name="Policepardéfaut" style:family="text">
      <style:text-properties style:font-name-complex="Times New Roman" fo:font-style="italic" style:font-style-asian="italic"/>
    </style:style>
    <style:style style:name="T1151" style:parent-style-name="Policepardéfaut" style:family="text">
      <style:text-properties style:font-name-complex="Times New Roman"/>
    </style:style>
    <style:style style:name="T1152" style:parent-style-name="Policepardéfaut" style:family="text">
      <style:text-properties style:font-name-complex="Times New Roman"/>
    </style:style>
    <style:style style:name="T1153" style:parent-style-name="Policepardéfaut" style:family="text">
      <style:text-properties style:font-name-complex="Times New Roman"/>
    </style:style>
    <style:style style:name="T1154" style:parent-style-name="Policepardéfaut" style:family="text">
      <style:text-properties style:font-name-complex="Times New Roman"/>
    </style:style>
    <style:style style:name="T1155" style:parent-style-name="Policepardéfaut" style:family="text">
      <style:text-properties style:font-name-complex="Times New Roman"/>
    </style:style>
    <style:style style:name="T1156" style:parent-style-name="Policepardéfaut" style:family="text">
      <style:text-properties style:font-name-complex="Times New Roman"/>
    </style:style>
    <style:style style:name="T1157" style:parent-style-name="Policepardéfaut" style:family="text">
      <style:text-properties style:font-name-complex="Times New Roman"/>
    </style:style>
    <style:style style:name="T1158" style:parent-style-name="Policepardéfaut" style:family="text">
      <style:text-properties style:font-name-complex="Times New Roman"/>
    </style:style>
    <style:style style:name="T1159" style:parent-style-name="Policepardéfaut" style:family="text">
      <style:text-properties style:font-name-complex="Times New Roman"/>
    </style:style>
    <style:style style:name="T1160" style:parent-style-name="Policepardéfaut" style:family="text">
      <style:text-properties style:font-name-complex="Times New Roman"/>
    </style:style>
    <style:style style:name="T1161" style:parent-style-name="Policepardéfaut" style:family="text">
      <style:text-properties style:font-name-complex="Times New Roman"/>
    </style:style>
    <style:style style:name="T1162" style:parent-style-name="Policepardéfaut" style:family="text">
      <style:text-properties style:font-name-complex="Times New Roman"/>
    </style:style>
    <style:style style:name="T1163" style:parent-style-name="Policepardéfaut" style:family="text">
      <style:text-properties style:font-name-complex="Times New Roman"/>
    </style:style>
    <style:style style:name="T1164" style:parent-style-name="Policepardéfaut" style:family="text">
      <style:text-properties style:font-name-complex="Times New Roman"/>
    </style:style>
    <style:style style:name="T1165" style:parent-style-name="Policepardéfaut" style:family="text">
      <style:text-properties style:font-name-complex="Times New Roman"/>
    </style:style>
    <style:style style:name="T1166" style:parent-style-name="Policepardéfaut" style:family="text">
      <style:text-properties style:font-name-complex="Times New Roman"/>
    </style:style>
    <style:style style:name="T1167" style:parent-style-name="Policepardéfaut" style:family="text">
      <style:text-properties style:font-name-complex="Times New Roman"/>
    </style:style>
    <style:style style:name="T1168" style:parent-style-name="Policepardéfaut" style:family="text">
      <style:text-properties style:font-name-complex="Times New Roman"/>
    </style:style>
    <style:style style:name="T1169" style:parent-style-name="Policepardéfaut" style:family="text">
      <style:text-properties style:font-name-complex="Times New Roman"/>
    </style:style>
    <style:style style:name="T1170" style:parent-style-name="Policepardéfaut" style:family="text">
      <style:text-properties style:font-name-complex="Times New Roman"/>
    </style:style>
    <style:style style:name="T1171" style:parent-style-name="Policepardéfaut" style:family="text">
      <style:text-properties style:font-name-complex="Times New Roman"/>
    </style:style>
    <style:style style:name="T1172" style:parent-style-name="Policepardéfaut" style:family="text">
      <style:text-properties style:font-name-complex="Times New Roman"/>
    </style:style>
    <style:style style:name="T1173" style:parent-style-name="Policepardéfaut" style:family="text">
      <style:text-properties style:font-name-complex="Times New Roman"/>
    </style:style>
    <style:style style:name="T1174" style:parent-style-name="Policepardéfaut" style:family="text">
      <style:text-properties style:font-name-complex="Times New Roman"/>
    </style:style>
    <style:style style:name="T1175" style:parent-style-name="Policepardéfaut" style:family="text">
      <style:text-properties style:font-name-complex="Times New Roman"/>
    </style:style>
    <style:style style:name="T1176" style:parent-style-name="Policepardéfaut" style:family="text">
      <style:text-properties style:font-name-complex="Times New Roman"/>
    </style:style>
    <style:style style:name="T1177" style:parent-style-name="Policepardéfaut" style:family="text">
      <style:text-properties style:font-name-complex="Times New Roman"/>
    </style:style>
    <style:style style:name="T1178" style:parent-style-name="Policepardéfaut" style:family="text">
      <style:text-properties style:font-name-complex="Times New Roman"/>
    </style:style>
    <style:style style:name="T1179" style:parent-style-name="Policepardéfaut" style:family="text">
      <style:text-properties style:font-name-complex="Times New Roman"/>
    </style:style>
    <style:style style:name="T1180" style:parent-style-name="Policepardéfaut" style:family="text">
      <style:text-properties style:font-name-complex="Times New Roman" fo:font-weight="bold" style:font-weight-asian="bold"/>
    </style:style>
    <style:style style:name="T1181" style:parent-style-name="Policepardéfaut" style:family="text">
      <style:text-properties style:font-name-complex="Times New Roman"/>
    </style:style>
    <style:style style:name="T1182" style:parent-style-name="Policepardéfaut" style:family="text">
      <style:text-properties style:font-name-complex="Times New Roman"/>
    </style:style>
    <style:style style:name="T1183" style:parent-style-name="Policepardéfaut" style:family="text">
      <style:text-properties style:font-name-complex="Times New Roman"/>
    </style:style>
    <style:style style:name="T1184" style:parent-style-name="Policepardéfaut" style:family="text">
      <style:text-properties style:font-name-complex="Times New Roman"/>
    </style:style>
    <style:style style:name="T1185" style:parent-style-name="Policepardéfaut" style:family="text">
      <style:text-properties style:font-name-complex="Times New Roman"/>
    </style:style>
    <style:style style:name="T1186" style:parent-style-name="Policepardéfaut" style:family="text">
      <style:text-properties style:font-name-complex="Times New Roman"/>
    </style:style>
    <style:style style:name="T1187" style:parent-style-name="Policepardéfaut" style:family="text">
      <style:text-properties style:font-name-complex="Times New Roman"/>
    </style:style>
    <style:style style:name="T1188" style:parent-style-name="Policepardéfaut" style:family="text">
      <style:text-properties style:font-name-complex="Times New Roman"/>
    </style:style>
    <style:style style:name="T1189" style:parent-style-name="Policepardéfaut" style:family="text">
      <style:text-properties style:font-name-complex="Times New Roman"/>
    </style:style>
    <style:style style:name="T1190" style:parent-style-name="Policepardéfaut" style:family="text">
      <style:text-properties style:font-name-complex="Times New Roman"/>
    </style:style>
    <style:style style:name="T1191" style:parent-style-name="Policepardéfaut" style:family="text">
      <style:text-properties style:font-name-complex="Times New Roman"/>
    </style:style>
    <style:style style:name="T1192" style:parent-style-name="Policepardéfaut" style:family="text">
      <style:text-properties style:font-name-complex="Times New Roman"/>
    </style:style>
    <style:style style:name="T1193" style:parent-style-name="Policepardéfaut" style:family="text">
      <style:text-properties style:font-name-complex="Times New Roman"/>
    </style:style>
    <style:style style:name="T1194" style:parent-style-name="Policepardéfaut" style:family="text">
      <style:text-properties style:font-name-complex="Times New Roman"/>
    </style:style>
    <style:style style:name="T1195" style:parent-style-name="Policepardéfaut" style:family="text">
      <style:text-properties style:font-name-complex="Times New Roman"/>
    </style:style>
    <style:style style:name="T1196" style:parent-style-name="Policepardéfaut" style:family="text">
      <style:text-properties style:font-name-complex="Times New Roman"/>
    </style:style>
    <style:style style:name="T1197" style:parent-style-name="Policepardéfaut" style:family="text">
      <style:text-properties style:font-name-complex="Times New Roman"/>
    </style:style>
    <style:style style:name="T1198" style:parent-style-name="Policepardéfaut" style:family="text">
      <style:text-properties style:font-name-complex="Times New Roman"/>
    </style:style>
    <style:style style:name="T1199" style:parent-style-name="Policepardéfaut" style:family="text">
      <style:text-properties style:font-name-complex="Times New Roman"/>
    </style:style>
    <style:style style:name="T1200" style:parent-style-name="Policepardéfaut" style:family="text">
      <style:text-properties style:font-name-complex="Times New Roman"/>
    </style:style>
    <style:style style:name="T1201" style:parent-style-name="Policepardéfaut" style:family="text">
      <style:text-properties style:font-name-complex="Times New Roman"/>
    </style:style>
    <style:style style:name="T1202" style:parent-style-name="Policepardéfaut" style:family="text">
      <style:text-properties style:font-name-complex="Times New Roman"/>
    </style:style>
    <style:style style:name="T1203" style:parent-style-name="Policepardéfaut" style:family="text">
      <style:text-properties style:font-name-complex="Times New Roman"/>
    </style:style>
    <style:style style:name="T1204" style:parent-style-name="Policepardéfaut" style:family="text">
      <style:text-properties style:font-name-complex="Times New Roman" fo:language="it" fo:country="IT"/>
    </style:style>
    <style:style style:name="T1205" style:parent-style-name="Policepardéfaut" style:family="text">
      <style:text-properties style:font-name-complex="Times New Roman" fo:language="it" fo:country="IT"/>
    </style:style>
    <style:style style:name="T1206" style:parent-style-name="Policepardéfaut" style:family="text">
      <style:text-properties style:font-name-complex="Times New Roman" fo:language="it" fo:country="IT"/>
    </style:style>
    <style:style style:name="T1207" style:parent-style-name="Policepardéfaut" style:family="text">
      <style:text-properties style:text-position="super 64.5%"/>
    </style:style>
    <style:style style:name="T1208" style:parent-style-name="Policepardéfaut" style:family="text">
      <style:text-properties fo:font-style="italic" style:font-style-asian="italic"/>
    </style:style>
    <style:style style:name="T1209" style:parent-style-name="Policepardéfaut" style:family="text">
      <style:text-properties style:font-name-asian="Times New Roman"/>
    </style:style>
    <style:style style:name="T1210" style:parent-style-name="Policepardéfaut" style:family="text">
      <style:text-properties fo:font-style="italic" style:font-style-asian="italic"/>
    </style:style>
    <style:style style:name="T1211" style:parent-style-name="Policepardéfaut" style:family="text">
      <style:text-properties style:text-position="super 66.6%"/>
    </style:style>
    <style:style style:name="P1212" style:parent-style-name="byline" style:family="paragraph">
      <style:text-properties fo:font-variant="small-caps"/>
    </style:style>
    <style:style style:name="T1213" style:parent-style-name="Policepardéfaut" style:family="text">
      <style:text-properties style:text-position="super 65%"/>
    </style:style>
    <style:style style:name="T1214" style:parent-style-name="Policepardéfaut" style:family="text">
      <style:text-properties style:font-name-complex="Times New Roman" fo:font-weight="bold" style:font-weight-asian="bold"/>
    </style:style>
    <style:style style:name="T1215" style:parent-style-name="Policepardéfaut" style:family="text">
      <style:text-properties style:font-name-complex="Times New Roman" fo:font-weight="bold" style:font-weight-asian="bold"/>
    </style:style>
    <style:style style:name="T1216" style:parent-style-name="Policepardéfaut" style:family="text">
      <style:text-properties style:font-name-complex="Times New Roman"/>
    </style:style>
    <style:style style:name="T1217" style:parent-style-name="Policepardéfaut" style:family="text">
      <style:text-properties style:text-position="super 66.6%"/>
    </style:style>
    <style:style style:name="T1218" style:parent-style-name="Policepardéfaut" style:family="text">
      <style:text-properties style:font-name-complex="Times New Roman"/>
    </style:style>
    <style:style style:name="T1219" style:parent-style-name="Policepardéfaut" style:family="text">
      <style:text-properties style:font-name-complex="Times New Roman"/>
    </style:style>
    <style:style style:name="T1220" style:parent-style-name="Policepardéfaut" style:family="text">
      <style:text-properties style:font-name-complex="Times New Roman"/>
    </style:style>
    <style:style style:name="T1221" style:parent-style-name="Policepardéfaut" style:family="text">
      <style:text-properties style:font-name-complex="Times New Roman" fo:font-style="italic" style:font-style-asian="italic"/>
    </style:style>
    <style:style style:name="T1222" style:parent-style-name="Policepardéfaut" style:family="text">
      <style:text-properties style:font-name-complex="Times New Roman" fo:font-style="italic" style:font-style-asian="italic"/>
    </style:style>
    <style:style style:name="T1223" style:parent-style-name="Policepardéfaut" style:family="text">
      <style:text-properties style:font-name-complex="Times New Roman" fo:font-style="italic" style:font-style-asian="italic"/>
    </style:style>
    <style:style style:name="T1224" style:parent-style-name="Policepardéfaut" style:family="text">
      <style:text-properties style:font-name-complex="Times New Roman"/>
    </style:style>
    <style:style style:name="T1225" style:parent-style-name="Policepardéfaut" style:family="text">
      <style:text-properties style:font-name-complex="Times New Roman"/>
    </style:style>
    <style:style style:name="T1226" style:parent-style-name="Policepardéfaut" style:family="text">
      <style:text-properties style:font-name-complex="Times New Roman"/>
    </style:style>
    <style:style style:name="T1227" style:parent-style-name="Policepardéfaut" style:family="text">
      <style:text-properties style:font-name-complex="Times New Roman"/>
    </style:style>
    <style:style style:name="T1228" style:parent-style-name="Policepardéfaut" style:family="text">
      <style:text-properties style:font-name-complex="Times New Roman"/>
    </style:style>
    <style:style style:name="T1229" style:parent-style-name="Policepardéfaut" style:family="text">
      <style:text-properties style:font-name-complex="Times New Roman"/>
    </style:style>
    <style:style style:name="T1230" style:parent-style-name="Policepardéfaut" style:family="text">
      <style:text-properties style:font-name-asian="Times New Roman"/>
    </style:style>
    <style:style style:name="T1231" style:parent-style-name="Policepardéfaut" style:family="text">
      <style:text-properties style:text-position="super 66.6%"/>
    </style:style>
    <style:style style:name="P1232" style:parent-style-name="byline" style:family="paragraph">
      <style:text-properties fo:font-variant="small-caps"/>
    </style:style>
    <style:style style:name="T1233" style:parent-style-name="Policepardéfaut" style:family="text">
      <style:text-properties style:text-position="super 65%"/>
    </style:style>
    <style:style style:name="T1234" style:parent-style-name="Policepardéfaut" style:family="text">
      <style:text-properties fo:font-style="italic" style:font-style-asian="italic"/>
    </style:style>
    <style:style style:name="T1235" style:parent-style-name="Policepardéfaut" style:family="text">
      <style:text-properties style:text-position="super 64.5%"/>
    </style:style>
    <style:style style:name="T1236" style:parent-style-name="Policepardéfaut" style:family="text">
      <style:text-properties fo:font-style="italic" style:font-style-asian="italic"/>
    </style:style>
    <style:style style:name="T1237" style:parent-style-name="Policepardéfaut" style:family="text">
      <style:text-properties fo:font-style="italic" style:font-style-asian="italic"/>
    </style:style>
    <style:style style:name="T1238" style:parent-style-name="Policepardéfaut" style:family="text">
      <style:text-properties fo:font-style="italic" style:font-style-asian="italic"/>
    </style:style>
    <style:style style:name="T1239" style:parent-style-name="Policepardéfaut" style:family="text">
      <style:text-properties fo:font-style="italic" style:font-style-asian="italic"/>
    </style:style>
    <style:style style:name="T1240" style:parent-style-name="Policepardéfaut" style:family="text">
      <style:text-properties style:text-position="super 66.6%"/>
    </style:style>
    <style:style style:name="T1241" style:parent-style-name="Policepardéfaut" style:family="text">
      <style:text-properties fo:font-variant="small-caps"/>
    </style:style>
    <style:style style:name="T1242" style:parent-style-name="Policepardéfaut" style:family="text">
      <style:text-properties style:text-position="super 65%"/>
    </style:style>
    <style:style style:name="T1243" style:parent-style-name="Policepardéfaut" style:family="text">
      <style:text-properties style:font-name-complex="Times New Roman"/>
    </style:style>
    <style:style style:name="T1244" style:parent-style-name="Policepardéfaut" style:family="text">
      <style:text-properties style:font-name-complex="Times New Roman"/>
    </style:style>
    <style:style style:name="T1245" style:parent-style-name="Policepardéfaut" style:family="text">
      <style:text-properties style:font-name-complex="Times New Roman"/>
    </style:style>
    <style:style style:name="T1246" style:parent-style-name="Policepardéfaut" style:family="text">
      <style:text-properties style:font-name-complex="Times New Roman"/>
    </style:style>
    <style:style style:name="T1247" style:parent-style-name="Policepardéfaut" style:family="text">
      <style:text-properties style:font-name-complex="Times New Roman"/>
    </style:style>
    <style:style style:name="T1248" style:parent-style-name="Policepardéfaut" style:family="text">
      <style:text-properties style:font-name-complex="Times New Roman"/>
    </style:style>
    <style:style style:name="T1249" style:parent-style-name="Policepardéfaut" style:family="text">
      <style:text-properties style:font-name-complex="Times New Roman"/>
    </style:style>
    <style:style style:name="T1250" style:parent-style-name="Policepardéfaut" style:family="text">
      <style:text-properties style:font-name-complex="Times New Roman"/>
    </style:style>
    <style:style style:name="T1251" style:parent-style-name="Policepardéfaut" style:family="text">
      <style:text-properties style:font-name-complex="Times New Roman"/>
    </style:style>
    <style:style style:name="T1252" style:parent-style-name="Policepardéfaut" style:family="text">
      <style:text-properties style:font-name-complex="Times New Roman"/>
    </style:style>
    <style:style style:name="T1253" style:parent-style-name="Policepardéfaut" style:family="text">
      <style:text-properties style:font-name-complex="Times New Roman"/>
    </style:style>
    <style:style style:name="T1254" style:parent-style-name="Policepardéfaut" style:family="text">
      <style:text-properties style:font-name-complex="Times New Roman"/>
    </style:style>
    <style:style style:name="T1255" style:parent-style-name="Policepardéfaut" style:family="text">
      <style:text-properties style:font-name-complex="Times New Roman"/>
    </style:style>
    <style:style style:name="T1256" style:parent-style-name="Policepardéfaut" style:family="text">
      <style:text-properties style:font-name-complex="Times New Roman"/>
    </style:style>
    <style:style style:name="T1257" style:parent-style-name="Policepardéfaut" style:family="text">
      <style:text-properties style:font-name-complex="Times New Roman"/>
    </style:style>
    <style:style style:name="T1258" style:parent-style-name="Policepardéfaut" style:family="text">
      <style:text-properties style:font-name-complex="Times New Roman" fo:font-style="italic" style:font-style-asian="italic"/>
    </style:style>
    <style:style style:name="T1259" style:parent-style-name="Policepardéfaut" style:family="text">
      <style:text-properties style:font-name-complex="Times New Roman" fo:font-style="italic" style:font-style-asian="italic"/>
    </style:style>
    <style:style style:name="T1260" style:parent-style-name="Policepardéfaut" style:family="text">
      <style:text-properties style:font-name-complex="Times New Roman" fo:font-style="italic" style:font-style-asian="italic"/>
    </style:style>
    <style:style style:name="T1261" style:parent-style-name="Policepardéfaut" style:family="text">
      <style:text-properties style:font-name-complex="Times New Roman"/>
    </style:style>
    <style:style style:name="T1262" style:parent-style-name="Policepardéfaut" style:family="text">
      <style:text-properties style:font-name-complex="Times New Roman"/>
    </style:style>
    <style:style style:name="T1263" style:parent-style-name="Policepardéfaut" style:family="text">
      <style:text-properties style:font-name-complex="Times New Roman"/>
    </style:style>
    <style:style style:name="T1264" style:parent-style-name="Policepardéfaut" style:family="text">
      <style:text-properties style:font-name-complex="Times New Roman"/>
    </style:style>
    <style:style style:name="T1265" style:parent-style-name="Policepardéfaut" style:family="text">
      <style:text-properties style:font-name-complex="Times New Roman"/>
    </style:style>
    <style:style style:name="T1266" style:parent-style-name="Policepardéfaut" style:family="text">
      <style:text-properties style:font-name-complex="Times New Roman"/>
    </style:style>
    <style:style style:name="T1267" style:parent-style-name="Policepardéfaut" style:family="text">
      <style:text-properties style:font-name-complex="Times New Roman"/>
    </style:style>
    <style:style style:name="T1268" style:parent-style-name="Policepardéfaut" style:family="text">
      <style:text-properties style:font-name-complex="Times New Roman"/>
    </style:style>
    <style:style style:name="T1269" style:parent-style-name="Policepardéfaut" style:family="text">
      <style:text-properties style:font-name-complex="Times New Roman"/>
    </style:style>
    <style:style style:name="T1270" style:parent-style-name="Policepardéfaut" style:family="text">
      <style:text-properties style:font-name-complex="Times New Roman"/>
    </style:style>
    <style:style style:name="T1271" style:parent-style-name="Policepardéfaut" style:family="text">
      <style:text-properties style:font-name-complex="Times New Roman"/>
    </style:style>
    <style:style style:name="T1272" style:parent-style-name="Policepardéfaut" style:family="text">
      <style:text-properties style:font-name-complex="Times New Roman"/>
    </style:style>
    <style:style style:name="T1273" style:parent-style-name="Policepardéfaut" style:family="text">
      <style:text-properties style:font-name-complex="Times New Roman"/>
    </style:style>
    <style:style style:name="T1274" style:parent-style-name="quote.c" style:family="text">
      <style:text-properties fo:font-style="italic" style:font-style-asian="italic"/>
    </style:style>
    <style:style style:name="T1275" style:parent-style-name="Policepardéfaut" style:family="text">
      <style:text-properties style:font-name-complex="Times New Roman"/>
    </style:style>
    <style:style style:name="T1276" style:parent-style-name="Policepardéfaut" style:family="text">
      <style:text-properties style:font-name-complex="Times New Roman"/>
    </style:style>
    <style:style style:name="T1277" style:parent-style-name="Policepardéfaut" style:family="text">
      <style:text-properties style:font-name-complex="Times New Roman"/>
    </style:style>
    <style:style style:name="T1278" style:parent-style-name="Policepardéfaut" style:family="text">
      <style:text-properties style:font-name-complex="Times New Roman"/>
    </style:style>
    <style:style style:name="T1279" style:parent-style-name="Policepardéfaut" style:family="text">
      <style:text-properties style:font-name-complex="Times New Roman"/>
    </style:style>
    <style:style style:name="T1280" style:parent-style-name="Policepardéfaut" style:family="text">
      <style:text-properties style:font-name-complex="Times New Roman"/>
    </style:style>
    <style:style style:name="T1281" style:parent-style-name="Policepardéfaut" style:family="text">
      <style:text-properties style:font-name-complex="Times New Roman" fo:font-style="italic" style:font-style-asian="italic"/>
    </style:style>
    <style:style style:name="T1282" style:parent-style-name="Policepardéfaut" style:family="text">
      <style:text-properties style:font-name-complex="Times New Roman"/>
    </style:style>
    <style:style style:name="T1283" style:parent-style-name="Policepardéfaut" style:family="text">
      <style:text-properties style:font-name-complex="Times New Roman"/>
    </style:style>
    <style:style style:name="T1284" style:parent-style-name="Policepardéfaut" style:family="text">
      <style:text-properties style:font-name-complex="Times New Roman"/>
    </style:style>
    <style:style style:name="T1285" style:parent-style-name="Policepardéfaut" style:family="text">
      <style:text-properties style:font-name-complex="Times New Roman"/>
    </style:style>
    <style:style style:name="T1286" style:parent-style-name="Policepardéfaut" style:family="text">
      <style:text-properties style:font-name-complex="Times New Roman"/>
    </style:style>
    <style:style style:name="T1287" style:parent-style-name="Policepardéfaut" style:family="text">
      <style:text-properties style:font-name-complex="Times New Roman"/>
    </style:style>
    <style:style style:name="T1288" style:parent-style-name="Policepardéfaut" style:family="text">
      <style:text-properties style:font-name-complex="Times New Roman"/>
    </style:style>
    <style:style style:name="T1289" style:parent-style-name="Policepardéfaut" style:family="text">
      <style:text-properties style:font-name-complex="Times New Roman"/>
    </style:style>
    <style:style style:name="T1290" style:parent-style-name="Policepardéfaut" style:family="text">
      <style:text-properties style:font-name-complex="Times New Roman"/>
    </style:style>
    <style:style style:name="T1291" style:parent-style-name="Policepardéfaut" style:family="text">
      <style:text-properties style:font-name-complex="Times New Roman"/>
    </style:style>
    <style:style style:name="T1292" style:parent-style-name="Policepardéfaut" style:family="text">
      <style:text-properties style:font-name-complex="Times New Roman"/>
    </style:style>
    <style:style style:name="T1293" style:parent-style-name="Policepardéfaut" style:family="text">
      <style:text-properties style:text-position="super 66.6%"/>
    </style:style>
    <style:style style:name="T1294" style:parent-style-name="Policepardéfaut" style:family="text">
      <style:text-properties fo:font-variant="small-caps"/>
    </style:style>
    <style:style style:name="T1295" style:parent-style-name="Policepardéfaut" style:family="text">
      <style:text-properties style:text-position="super 65%"/>
    </style:style>
    <style:style style:name="T1296" style:parent-style-name="Policepardéfaut" style:family="text">
      <style:text-properties style:font-name-complex="Times New Roman"/>
    </style:style>
    <style:style style:name="T1297" style:parent-style-name="Policepardéfaut" style:family="text">
      <style:text-properties style:font-name-complex="Times New Roman"/>
    </style:style>
    <style:style style:name="T1298" style:parent-style-name="Policepardéfaut" style:family="text">
      <style:text-properties style:font-name-complex="Times New Roman"/>
    </style:style>
    <style:style style:name="T1299" style:parent-style-name="Policepardéfaut" style:family="text">
      <style:text-properties style:font-name-complex="Times New Roman"/>
    </style:style>
    <style:style style:name="T1300" style:parent-style-name="Policepardéfaut" style:family="text">
      <style:text-properties style:font-name-complex="Times New Roman"/>
    </style:style>
    <style:style style:name="T1301" style:parent-style-name="Policepardéfaut" style:family="text">
      <style:text-properties style:font-name-complex="Times New Roman"/>
    </style:style>
    <style:style style:name="T1302" style:parent-style-name="Policepardéfaut" style:family="text">
      <style:text-properties style:font-name-complex="Times New Roman"/>
    </style:style>
    <style:style style:name="T1303" style:parent-style-name="Policepardéfaut" style:family="text">
      <style:text-properties style:font-name-complex="Times New Roman"/>
    </style:style>
    <style:style style:name="T1304" style:parent-style-name="Policepardéfaut" style:family="text">
      <style:text-properties style:font-name-complex="Times New Roman"/>
    </style:style>
    <style:style style:name="T1305" style:parent-style-name="Policepardéfaut" style:family="text">
      <style:text-properties style:font-name-complex="Times New Roman"/>
    </style:style>
    <style:style style:name="T1306" style:parent-style-name="Policepardéfaut" style:family="text">
      <style:text-properties style:font-name-complex="Times New Roman" fo:font-style="italic" style:font-style-asian="italic"/>
    </style:style>
    <style:style style:name="T1307" style:parent-style-name="Policepardéfaut" style:family="text">
      <style:text-properties style:font-name-complex="Times New Roman"/>
    </style:style>
    <style:style style:name="T1308" style:parent-style-name="Policepardéfaut" style:family="text">
      <style:text-properties style:font-name-complex="Times New Roman"/>
    </style:style>
    <style:style style:name="T1309" style:parent-style-name="Policepardéfaut" style:family="text">
      <style:text-properties style:font-name-complex="Times New Roman"/>
    </style:style>
    <style:style style:name="T1310" style:parent-style-name="Policepardéfaut" style:family="text">
      <style:text-properties style:font-name-complex="Times New Roman" fo:font-style="italic" style:font-style-asian="italic"/>
    </style:style>
    <style:style style:name="T1311" style:parent-style-name="Policepardéfaut" style:family="text">
      <style:text-properties style:font-name-complex="Times New Roman" fo:font-style="italic" style:font-style-asian="italic"/>
    </style:style>
    <style:style style:name="T1312" style:parent-style-name="Policepardéfaut" style:family="text">
      <style:text-properties style:font-name-complex="Times New Roman"/>
    </style:style>
    <style:style style:name="T1313" style:parent-style-name="Policepardéfaut" style:family="text">
      <style:text-properties style:font-name-complex="Times New Roman"/>
    </style:style>
    <style:style style:name="T1314" style:parent-style-name="Policepardéfaut" style:family="text">
      <style:text-properties style:font-name-complex="Times New Roman"/>
    </style:style>
    <style:style style:name="T1315" style:parent-style-name="Policepardéfaut" style:family="text">
      <style:text-properties style:font-name-complex="Times New Roman"/>
    </style:style>
    <style:style style:name="T1316" style:parent-style-name="Policepardéfaut" style:family="text">
      <style:text-properties style:font-name-complex="Times New Roman"/>
    </style:style>
    <style:style style:name="T1317" style:parent-style-name="Policepardéfaut" style:family="text">
      <style:text-properties style:font-name-complex="Times New Roman"/>
    </style:style>
    <style:style style:name="T1318" style:parent-style-name="Policepardéfaut" style:family="text">
      <style:text-properties style:font-name-complex="Times New Roman"/>
    </style:style>
    <style:style style:name="T1319" style:parent-style-name="Policepardéfaut" style:family="text">
      <style:text-properties style:font-name-complex="Times New Roman"/>
    </style:style>
    <style:style style:name="T1320" style:parent-style-name="Policepardéfaut" style:family="text">
      <style:text-properties style:font-name-complex="Times New Roman"/>
    </style:style>
    <style:style style:name="T1321" style:parent-style-name="Policepardéfaut" style:family="text">
      <style:text-properties style:font-name-complex="Times New Roman"/>
    </style:style>
    <style:style style:name="T1322" style:parent-style-name="Policepardéfaut" style:family="text">
      <style:text-properties style:font-name-complex="Times New Roman"/>
    </style:style>
    <style:style style:name="T1323" style:parent-style-name="Policepardéfaut" style:family="text">
      <style:text-properties style:font-name-complex="Times New Roman"/>
    </style:style>
    <style:style style:name="T1324" style:parent-style-name="Policepardéfaut" style:family="text">
      <style:text-properties style:font-name-complex="Times New Roman" style:text-position="super 66.6%"/>
    </style:style>
    <style:style style:name="T1325" style:parent-style-name="Policepardéfaut" style:family="text">
      <style:text-properties style:font-name-complex="Times New Roman"/>
    </style:style>
    <style:style style:name="T1326" style:parent-style-name="Policepardéfaut" style:family="text">
      <style:text-properties style:font-name-complex="Times New Roman"/>
    </style:style>
    <style:style style:name="T1327" style:parent-style-name="Policepardéfaut" style:family="text">
      <style:text-properties style:font-name-complex="Times New Roman"/>
    </style:style>
    <style:style style:name="T1328" style:parent-style-name="Policepardéfaut" style:family="text">
      <style:text-properties style:font-name-complex="Times New Roman"/>
    </style:style>
    <style:style style:name="T1329" style:parent-style-name="Policepardéfaut" style:family="text">
      <style:text-properties style:font-name-complex="Times New Roman"/>
    </style:style>
    <style:style style:name="T1330" style:parent-style-name="Policepardéfaut" style:family="text">
      <style:text-properties style:font-name-complex="Times New Roman"/>
    </style:style>
    <style:style style:name="T1331" style:parent-style-name="Policepardéfaut" style:family="text">
      <style:text-properties style:font-name-complex="Times New Roman"/>
    </style:style>
    <style:style style:name="T1332" style:parent-style-name="Policepardéfaut" style:family="text">
      <style:text-properties style:font-name-complex="Times New Roman"/>
    </style:style>
    <style:style style:name="T1333" style:parent-style-name="Policepardéfaut" style:family="text">
      <style:text-properties style:font-name-complex="Times New Roman"/>
    </style:style>
    <style:style style:name="T1334" style:parent-style-name="Policepardéfaut" style:family="text">
      <style:text-properties style:font-name-complex="Times New Roman"/>
    </style:style>
    <style:style style:name="T1335" style:parent-style-name="Policepardéfaut" style:family="text">
      <style:text-properties style:font-name-complex="Times New Roman"/>
    </style:style>
    <style:style style:name="P1336" style:parent-style-name="Corpsdetexte" style:family="paragraph">
      <style:text-properties style:font-name-complex="Times New Roman"/>
    </style:style>
    <style:style style:name="P1337" style:parent-style-name="Corpsdetexte" style:family="paragraph">
      <style:text-properties style:font-name-complex="Times New Roman"/>
    </style:style>
    <style:style style:name="P1338" style:parent-style-name="Corpsdetexte" style:family="paragraph">
      <style:text-properties style:font-name-complex="Times New Roman"/>
    </style:style>
    <style:style style:name="T1339" style:parent-style-name="Policepardéfaut" style:family="text">
      <style:text-properties style:font-name-asian="Times New Roman"/>
    </style:style>
    <style:style style:name="T1340" style:parent-style-name="Policepardéfaut" style:family="text">
      <style:text-properties style:font-name-asian="Times New Roman"/>
    </style:style>
    <style:style style:name="T1341" style:parent-style-name="Policepardéfaut" style:family="text">
      <style:text-properties style:text-position="super 66.6%"/>
    </style:style>
    <style:style style:name="T1342" style:parent-style-name="Policepardéfaut" style:family="text">
      <style:text-properties fo:font-variant="small-caps"/>
    </style:style>
    <style:style style:name="T1343" style:parent-style-name="Policepardéfaut" style:family="text">
      <style:text-properties style:text-position="super 65%"/>
    </style:style>
    <style:style style:name="T1344" style:parent-style-name="Policepardéfaut" style:family="text">
      <style:text-properties fo:font-style="italic" style:font-style-asian="italic"/>
    </style:style>
    <style:style style:name="T1345" style:parent-style-name="Policepardéfaut" style:family="text">
      <style:text-properties style:font-name-asian="Times New Roman"/>
    </style:style>
    <style:style style:name="T1346" style:parent-style-name="Policepardéfaut" style:family="text">
      <style:text-properties style:font-name-asian="Times New Roman"/>
    </style:style>
    <style:style style:name="T1347" style:parent-style-name="Policepardéfaut" style:family="text">
      <style:text-properties style:text-position="super 66.6%"/>
    </style:style>
    <style:style style:name="T1348" style:parent-style-name="Policepardéfaut" style:family="text">
      <style:text-properties style:font-name-complex="Times New Roman"/>
    </style:style>
    <style:style style:name="T1349" style:parent-style-name="Policepardéfaut" style:family="text">
      <style:text-properties style:font-name-complex="Times New Roman"/>
    </style:style>
    <style:style style:name="T1350" style:parent-style-name="Policepardéfaut" style:family="text">
      <style:text-properties style:font-name-complex="Times New Roman"/>
    </style:style>
    <style:style style:name="T1351" style:parent-style-name="Policepardéfaut" style:family="text">
      <style:text-properties style:font-name-complex="Times New Roman"/>
    </style:style>
    <style:style style:name="T1352" style:parent-style-name="Policepardéfaut" style:family="text">
      <style:text-properties style:font-name-complex="Times New Roman"/>
    </style:style>
    <style:style style:name="T1353" style:parent-style-name="Policepardéfaut" style:family="text">
      <style:text-properties style:font-name-complex="Times New Roman" fo:font-style="italic" style:font-style-asian="italic"/>
    </style:style>
    <style:style style:name="T1354" style:parent-style-name="Policepardéfaut" style:family="text">
      <style:text-properties style:font-name-complex="Times New Roman"/>
    </style:style>
    <style:style style:name="T1355" style:parent-style-name="Policepardéfaut" style:family="text">
      <style:text-properties style:font-name-complex="Times New Roman"/>
    </style:style>
    <style:style style:name="T1356" style:parent-style-name="Policepardéfaut" style:family="text">
      <style:text-properties style:font-name-complex="Times New Roman"/>
    </style:style>
    <style:style style:name="T1357" style:parent-style-name="Policepardéfaut" style:family="text">
      <style:text-properties style:font-name-complex="Times New Roman"/>
    </style:style>
    <style:style style:name="T1358" style:parent-style-name="Policepardéfaut" style:family="text">
      <style:text-properties style:font-name-complex="Times New Roman"/>
    </style:style>
    <style:style style:name="T1359" style:parent-style-name="Policepardéfaut" style:family="text">
      <style:text-properties style:font-name-complex="Times New Roman" fo:font-style="italic" style:font-style-asian="italic"/>
    </style:style>
    <style:style style:name="T1360" style:parent-style-name="Policepardéfaut" style:family="text">
      <style:text-properties style:font-name-complex="Times New Roman"/>
    </style:style>
    <style:style style:name="T1361" style:parent-style-name="Policepardéfaut" style:family="text">
      <style:text-properties style:font-name-complex="Times New Roman" fo:font-style="italic" style:font-style-asian="italic"/>
    </style:style>
    <style:style style:name="T1362" style:parent-style-name="Policepardéfaut" style:family="text">
      <style:text-properties style:font-name-complex="Times New Roman"/>
    </style:style>
    <style:style style:name="T1363" style:parent-style-name="Policepardéfaut" style:family="text">
      <style:text-properties style:font-name-complex="Times New Roman"/>
    </style:style>
    <style:style style:name="T1364" style:parent-style-name="Policepardéfaut" style:family="text">
      <style:text-properties style:font-name-complex="Times New Roman"/>
    </style:style>
    <style:style style:name="T1365" style:parent-style-name="Policepardéfaut" style:family="text">
      <style:text-properties style:font-name-complex="Times New Roman"/>
    </style:style>
    <style:style style:name="T1366" style:parent-style-name="Policepardéfaut" style:family="text">
      <style:text-properties style:font-name-complex="Times New Roman"/>
    </style:style>
    <style:style style:name="T1367" style:parent-style-name="Policepardéfaut" style:family="text">
      <style:text-properties style:font-name-complex="Times New Roman"/>
    </style:style>
    <style:style style:name="T1368" style:parent-style-name="Policepardéfaut" style:family="text">
      <style:text-properties style:font-name-complex="Times New Roman"/>
    </style:style>
    <style:style style:name="T1369" style:parent-style-name="Policepardéfaut" style:family="text">
      <style:text-properties style:font-name-complex="Times New Roman"/>
    </style:style>
    <style:style style:name="T1370" style:parent-style-name="Policepardéfaut" style:family="text">
      <style:text-properties style:font-name-complex="Times New Roman"/>
    </style:style>
    <style:style style:name="T1371" style:parent-style-name="Policepardéfaut" style:family="text">
      <style:text-properties style:font-name-complex="Times New Roman"/>
    </style:style>
    <style:style style:name="T1372" style:parent-style-name="Policepardéfaut" style:family="text">
      <style:text-properties style:font-name-complex="Times New Roman"/>
    </style:style>
    <style:style style:name="T1373" style:parent-style-name="Policepardéfaut" style:family="text">
      <style:text-properties style:font-name-complex="Times New Roman"/>
    </style:style>
    <style:style style:name="T1374" style:parent-style-name="Policepardéfaut" style:family="text">
      <style:text-properties style:font-name-complex="Times New Roman"/>
    </style:style>
    <style:style style:name="T1375" style:parent-style-name="Policepardéfaut" style:family="text">
      <style:text-properties style:font-name-complex="Times New Roman" fo:font-style="italic" style:font-style-asian="italic"/>
    </style:style>
    <style:style style:name="T1376" style:parent-style-name="Policepardéfaut" style:family="text">
      <style:text-properties style:font-name-complex="Times New Roman"/>
    </style:style>
    <style:style style:name="T1377" style:parent-style-name="Policepardéfaut" style:family="text">
      <style:text-properties style:font-name-complex="Times New Roman" fo:font-style="italic" style:font-style-asian="italic"/>
    </style:style>
    <style:style style:name="T1378" style:parent-style-name="Policepardéfaut" style:family="text">
      <style:text-properties style:font-name-complex="Times New Roman"/>
    </style:style>
    <style:style style:name="T1379" style:parent-style-name="Policepardéfaut" style:family="text">
      <style:text-properties style:font-name-complex="Times New Roman"/>
    </style:style>
    <style:style style:name="T1380" style:parent-style-name="Policepardéfaut" style:family="text">
      <style:text-properties style:font-name-complex="Times New Roman"/>
    </style:style>
    <style:style style:name="T1381" style:parent-style-name="Policepardéfaut" style:family="text">
      <style:text-properties style:font-name-complex="Times New Roman"/>
    </style:style>
    <style:style style:name="T1382" style:parent-style-name="Policepardéfaut" style:family="text">
      <style:text-properties style:font-name-complex="Times New Roman"/>
    </style:style>
    <style:style style:name="T1383" style:parent-style-name="Policepardéfaut" style:family="text">
      <style:text-properties style:font-name-complex="Times New Roman"/>
    </style:style>
    <style:style style:name="T1384" style:parent-style-name="Policepardéfaut" style:family="text">
      <style:text-properties style:font-name-complex="Times New Roman"/>
    </style:style>
    <style:style style:name="T1385" style:parent-style-name="Policepardéfaut" style:family="text">
      <style:text-properties style:font-name-complex="Times New Roman"/>
    </style:style>
    <style:style style:name="T1386" style:parent-style-name="Policepardéfaut" style:family="text">
      <style:text-properties style:font-name-complex="Times New Roman"/>
    </style:style>
    <style:style style:name="T1387" style:parent-style-name="Policepardéfaut" style:family="text">
      <style:text-properties style:font-name-complex="Times New Roman"/>
    </style:style>
    <style:style style:name="T1388" style:parent-style-name="Policepardéfaut" style:family="text">
      <style:text-properties style:font-name-complex="Times New Roman"/>
    </style:style>
    <style:style style:name="T1389" style:parent-style-name="Policepardéfaut" style:family="text">
      <style:text-properties style:font-name-complex="Times New Roman"/>
    </style:style>
    <style:style style:name="T1390" style:parent-style-name="Policepardéfaut" style:family="text">
      <style:text-properties style:font-name-complex="Times New Roman"/>
    </style:style>
    <style:style style:name="T1391" style:parent-style-name="Policepardéfaut" style:family="text">
      <style:text-properties style:font-name-complex="Times New Roman"/>
    </style:style>
    <style:style style:name="T1392" style:parent-style-name="Policepardéfaut" style:family="text">
      <style:text-properties style:font-name-complex="Times New Roman"/>
    </style:style>
    <style:style style:name="T1393" style:parent-style-name="Policepardéfaut" style:family="text">
      <style:text-properties style:font-name-complex="Times New Roman"/>
    </style:style>
    <style:style style:name="T1394" style:parent-style-name="Policepardéfaut" style:family="text">
      <style:text-properties style:font-name-complex="Times New Roman"/>
    </style:style>
    <style:style style:name="T1395" style:parent-style-name="Policepardéfaut" style:family="text">
      <style:text-properties style:font-name-complex="Times New Roman"/>
    </style:style>
    <style:style style:name="T1396" style:parent-style-name="Policepardéfaut" style:family="text">
      <style:text-properties style:font-name-complex="Times New Roman"/>
    </style:style>
    <style:style style:name="T1397" style:parent-style-name="Policepardéfaut" style:family="text">
      <style:text-properties style:font-name-complex="Times New Roman"/>
    </style:style>
    <style:style style:name="T1398" style:parent-style-name="Policepardéfaut" style:family="text">
      <style:text-properties style:font-name-complex="Times New Roman"/>
    </style:style>
    <style:style style:name="T1399" style:parent-style-name="Policepardéfaut" style:family="text">
      <style:text-properties style:font-name-complex="Times New Roman"/>
    </style:style>
    <style:style style:name="T1400" style:parent-style-name="Policepardéfaut" style:family="text">
      <style:text-properties style:font-name-complex="Times New Roman" fo:font-style="italic" style:font-style-asian="italic"/>
    </style:style>
    <style:style style:name="T1401" style:parent-style-name="Policepardéfaut" style:family="text">
      <style:text-properties style:font-name-complex="Times New Roman"/>
    </style:style>
    <style:style style:name="T1402" style:parent-style-name="Policepardéfaut" style:family="text">
      <style:text-properties style:font-name-complex="Times New Roman"/>
    </style:style>
    <style:style style:name="T1403" style:parent-style-name="Policepardéfaut" style:family="text">
      <style:text-properties style:font-name-complex="Times New Roman"/>
    </style:style>
    <style:style style:name="T1404" style:parent-style-name="Policepardéfaut" style:family="text">
      <style:text-properties style:font-name-complex="Times New Roman"/>
    </style:style>
    <style:style style:name="T1405" style:parent-style-name="Policepardéfaut" style:family="text">
      <style:text-properties style:font-name-complex="Times New Roman"/>
    </style:style>
    <style:style style:name="T1406" style:parent-style-name="Policepardéfaut" style:family="text">
      <style:text-properties style:font-name-complex="Times New Roman"/>
    </style:style>
    <style:style style:name="T1407" style:parent-style-name="Policepardéfaut" style:family="text">
      <style:text-properties style:font-name-complex="Times New Roman"/>
    </style:style>
    <style:style style:name="T1408" style:parent-style-name="Policepardéfaut" style:family="text">
      <style:text-properties style:font-name-complex="Times New Roman"/>
    </style:style>
    <style:style style:name="T1409" style:parent-style-name="Policepardéfaut" style:family="text">
      <style:text-properties style:font-name-complex="Times New Roman" fo:font-style="italic" style:font-style-asian="italic"/>
    </style:style>
    <style:style style:name="T1410" style:parent-style-name="Policepardéfaut" style:family="text">
      <style:text-properties style:font-name-complex="Times New Roman"/>
    </style:style>
    <style:style style:name="T1411" style:parent-style-name="Policepardéfaut" style:family="text">
      <style:text-properties style:font-name-complex="Times New Roman" fo:font-style="italic" style:font-style-asian="italic"/>
    </style:style>
    <style:style style:name="T1412" style:parent-style-name="Policepardéfaut" style:family="text">
      <style:text-properties style:font-name-complex="Times New Roman"/>
    </style:style>
    <style:style style:name="T1413" style:parent-style-name="Policepardéfaut" style:family="text">
      <style:text-properties style:font-name-complex="Times New Roman"/>
    </style:style>
    <style:style style:name="T1414" style:parent-style-name="Policepardéfaut" style:family="text">
      <style:text-properties style:font-name-complex="Times New Roman"/>
    </style:style>
    <style:style style:name="T1415" style:parent-style-name="Policepardéfaut" style:family="text">
      <style:text-properties style:font-name-complex="Times New Roman"/>
    </style:style>
    <style:style style:name="T1416" style:parent-style-name="Policepardéfaut" style:family="text">
      <style:text-properties style:font-name-complex="Times New Roman"/>
    </style:style>
    <style:style style:name="T1417" style:parent-style-name="Policepardéfaut" style:family="text">
      <style:text-properties style:font-name-complex="Times New Roman"/>
    </style:style>
    <style:style style:name="T1418" style:parent-style-name="Policepardéfaut" style:family="text">
      <style:text-properties style:font-name-complex="Times New Roman"/>
    </style:style>
    <style:style style:name="T1419" style:parent-style-name="Policepardéfaut" style:family="text">
      <style:text-properties style:font-name-complex="Times New Roman"/>
    </style:style>
    <style:style style:name="T1420" style:parent-style-name="Policepardéfaut" style:family="text">
      <style:text-properties style:font-name-complex="Times New Roman"/>
    </style:style>
    <style:style style:name="T1421" style:parent-style-name="Policepardéfaut" style:family="text">
      <style:text-properties style:font-name-complex="Times New Roman"/>
    </style:style>
    <style:style style:name="T1422" style:parent-style-name="Policepardéfaut" style:family="text">
      <style:text-properties style:font-name-complex="Times New Roman"/>
    </style:style>
    <style:style style:name="T1423" style:parent-style-name="Policepardéfaut" style:family="text">
      <style:text-properties style:font-name-complex="Times New Roman"/>
    </style:style>
    <style:style style:name="T1424" style:parent-style-name="Policepardéfaut" style:family="text">
      <style:text-properties style:font-name-complex="Times New Roman"/>
    </style:style>
    <style:style style:name="T1425" style:parent-style-name="Policepardéfaut" style:family="text">
      <style:text-properties style:font-name-complex="Times New Roman"/>
    </style:style>
    <style:style style:name="T1426" style:parent-style-name="Policepardéfaut" style:family="text">
      <style:text-properties style:font-name-complex="Times New Roman" fo:font-style="italic" style:font-style-asian="italic"/>
    </style:style>
    <style:style style:name="T1427" style:parent-style-name="Policepardéfaut" style:family="text">
      <style:text-properties style:font-name-complex="Times New Roman"/>
    </style:style>
    <style:style style:name="T1428" style:parent-style-name="Policepardéfaut" style:family="text">
      <style:text-properties style:font-name-complex="Times New Roman"/>
    </style:style>
    <style:style style:name="T1429" style:parent-style-name="Policepardéfaut" style:family="text">
      <style:text-properties style:font-name-complex="Times New Roman" fo:font-style="italic" style:font-style-asian="italic"/>
    </style:style>
    <style:style style:name="T1430" style:parent-style-name="Policepardéfaut" style:family="text">
      <style:text-properties style:font-name-complex="Times New Roman"/>
    </style:style>
    <style:style style:name="T1431" style:parent-style-name="Policepardéfaut" style:family="text">
      <style:text-properties style:font-name-complex="Times New Roman" fo:font-style="italic" style:font-style-asian="italic"/>
    </style:style>
    <style:style style:name="T1432" style:parent-style-name="Policepardéfaut" style:family="text">
      <style:text-properties style:font-name-complex="Times New Roman"/>
    </style:style>
    <style:style style:name="T1433" style:parent-style-name="Policepardéfaut" style:family="text">
      <style:text-properties style:font-name-complex="Times New Roman"/>
    </style:style>
    <style:style style:name="T1434" style:parent-style-name="Policepardéfaut" style:family="text">
      <style:text-properties style:font-name-complex="Times New Roman"/>
    </style:style>
    <style:style style:name="T1435" style:parent-style-name="Policepardéfaut" style:family="text">
      <style:text-properties style:font-name-complex="Times New Roman"/>
    </style:style>
    <style:style style:name="T1436" style:parent-style-name="Policepardéfaut" style:family="text">
      <style:text-properties style:font-name-complex="Times New Roman"/>
    </style:style>
    <style:style style:name="T1437" style:parent-style-name="Policepardéfaut" style:family="text">
      <style:text-properties style:font-name-complex="Times New Roman"/>
    </style:style>
    <style:style style:name="T1438" style:parent-style-name="Policepardéfaut" style:family="text">
      <style:text-properties style:font-name-complex="Times New Roman"/>
    </style:style>
    <style:style style:name="T1439" style:parent-style-name="Policepardéfaut" style:family="text">
      <style:text-properties style:font-name-complex="Times New Roman"/>
    </style:style>
    <style:style style:name="T1440" style:parent-style-name="Policepardéfaut" style:family="text">
      <style:text-properties style:font-name-complex="Times New Roman"/>
    </style:style>
    <style:style style:name="T1441" style:parent-style-name="Policepardéfaut" style:family="text">
      <style:text-properties style:font-name-complex="Times New Roman" fo:font-style="italic" style:font-style-asian="italic"/>
    </style:style>
    <style:style style:name="T1442" style:parent-style-name="Policepardéfaut" style:family="text">
      <style:text-properties style:font-name-complex="Times New Roman"/>
    </style:style>
    <style:style style:name="T1443" style:parent-style-name="Policepardéfaut" style:family="text">
      <style:text-properties style:font-name-complex="Times New Roman"/>
    </style:style>
    <style:style style:name="T1444" style:parent-style-name="Policepardéfaut" style:family="text">
      <style:text-properties style:font-name-complex="Times New Roman"/>
    </style:style>
    <style:style style:name="T1445" style:parent-style-name="Policepardéfaut" style:family="text">
      <style:text-properties style:font-name-complex="Times New Roman"/>
    </style:style>
    <style:style style:name="T1446" style:parent-style-name="Policepardéfaut" style:family="text">
      <style:text-properties style:font-name-complex="Times New Roman"/>
    </style:style>
    <style:style style:name="T1447" style:parent-style-name="Policepardéfaut" style:family="text">
      <style:text-properties style:font-name-complex="Times New Roman"/>
    </style:style>
    <style:style style:name="T1448" style:parent-style-name="Policepardéfaut" style:family="text">
      <style:text-properties style:font-name-complex="Times New Roman"/>
    </style:style>
    <style:style style:name="T1449" style:parent-style-name="Policepardéfaut" style:family="text">
      <style:text-properties style:font-name-complex="Times New Roman"/>
    </style:style>
    <style:style style:name="T1450" style:parent-style-name="Policepardéfaut" style:family="text">
      <style:text-properties style:font-name-complex="Times New Roman"/>
    </style:style>
    <style:style style:name="T1451" style:parent-style-name="Policepardéfaut" style:family="text">
      <style:text-properties style:font-name-complex="Times New Roman"/>
    </style:style>
    <style:style style:name="T1452" style:parent-style-name="Policepardéfaut" style:family="text">
      <style:text-properties style:font-name-complex="Times New Roman"/>
    </style:style>
    <style:style style:name="T1453" style:parent-style-name="Policepardéfaut" style:family="text">
      <style:text-properties style:font-name-complex="Times New Roman"/>
    </style:style>
    <style:style style:name="T1454" style:parent-style-name="Policepardéfaut" style:family="text">
      <style:text-properties style:font-name-complex="Times New Roman"/>
    </style:style>
    <style:style style:name="T1455" style:parent-style-name="Policepardéfaut" style:family="text">
      <style:text-properties style:font-name-complex="Times New Roman"/>
    </style:style>
    <style:style style:name="T1456" style:parent-style-name="Policepardéfaut" style:family="text">
      <style:text-properties style:font-name-complex="Times New Roman"/>
    </style:style>
    <style:style style:name="T1457" style:parent-style-name="Policepardéfaut" style:family="text">
      <style:text-properties style:font-name-complex="Times New Roman"/>
    </style:style>
    <style:style style:name="T1458" style:parent-style-name="Policepardéfaut" style:family="text">
      <style:text-properties style:font-name-complex="Times New Roman"/>
    </style:style>
    <style:style style:name="T1459" style:parent-style-name="Policepardéfaut" style:family="text">
      <style:text-properties style:font-name-complex="Times New Roman"/>
    </style:style>
    <style:style style:name="T1460" style:parent-style-name="Policepardéfaut" style:family="text">
      <style:text-properties style:font-name-complex="Times New Roman"/>
    </style:style>
    <style:style style:name="T1461" style:parent-style-name="Policepardéfaut" style:family="text">
      <style:text-properties style:font-name-complex="Times New Roman"/>
    </style:style>
    <style:style style:name="T1462" style:parent-style-name="Policepardéfaut" style:family="text">
      <style:text-properties style:font-name-complex="Times New Roman"/>
    </style:style>
    <style:style style:name="T1463" style:parent-style-name="Policepardéfaut" style:family="text">
      <style:text-properties style:font-name-complex="Times New Roman"/>
    </style:style>
    <style:style style:name="T1464" style:parent-style-name="Policepardéfaut" style:family="text">
      <style:text-properties style:font-name-complex="Times New Roman"/>
    </style:style>
    <style:style style:name="T1465" style:parent-style-name="Policepardéfaut" style:family="text">
      <style:text-properties style:font-name-complex="Times New Roman" fo:font-style="italic" style:font-style-asian="italic"/>
    </style:style>
    <style:style style:name="T1466" style:parent-style-name="Policepardéfaut" style:family="text">
      <style:text-properties style:font-name-complex="Times New Roman"/>
    </style:style>
    <style:style style:name="T1467" style:parent-style-name="Policepardéfaut" style:family="text">
      <style:text-properties style:font-name-complex="Times New Roman"/>
    </style:style>
    <style:style style:name="T1468" style:parent-style-name="Policepardéfaut" style:family="text">
      <style:text-properties style:font-name-complex="Times New Roman"/>
    </style:style>
    <style:style style:name="T1469" style:parent-style-name="Policepardéfaut" style:family="text">
      <style:text-properties style:font-name-complex="Times New Roman"/>
    </style:style>
    <style:style style:name="T1470" style:parent-style-name="Policepardéfaut" style:family="text">
      <style:text-properties style:font-name-complex="Times New Roman"/>
    </style:style>
    <style:style style:name="T1471" style:parent-style-name="Policepardéfaut" style:family="text">
      <style:text-properties style:font-name-complex="Times New Roman"/>
    </style:style>
    <style:style style:name="T1472" style:parent-style-name="Policepardéfaut" style:family="text">
      <style:text-properties style:font-name-complex="Times New Roman"/>
    </style:style>
    <style:style style:name="T1473" style:parent-style-name="Policepardéfaut" style:family="text">
      <style:text-properties style:font-name-complex="Times New Roman"/>
    </style:style>
    <style:style style:name="T1474" style:parent-style-name="Policepardéfaut" style:family="text">
      <style:text-properties style:font-name-complex="Times New Roman"/>
    </style:style>
    <style:style style:name="T1475" style:parent-style-name="Policepardéfaut" style:family="text">
      <style:text-properties style:font-name-complex="Times New Roman" fo:font-style="italic" style:font-style-asian="italic"/>
    </style:style>
    <style:style style:name="T1476" style:parent-style-name="Policepardéfaut" style:family="text">
      <style:text-properties style:font-name-complex="Times New Roman"/>
    </style:style>
    <style:style style:name="T1477" style:parent-style-name="Policepardéfaut" style:family="text">
      <style:text-properties style:font-name-complex="Times New Roman"/>
    </style:style>
    <style:style style:name="T1478" style:parent-style-name="Policepardéfaut" style:family="text">
      <style:text-properties style:font-name-complex="Times New Roman"/>
    </style:style>
    <style:style style:name="T1479" style:parent-style-name="Policepardéfaut" style:family="text">
      <style:text-properties style:font-name-complex="Times New Roman" fo:font-style="italic" style:font-style-asian="italic"/>
    </style:style>
    <style:style style:name="T1480" style:parent-style-name="Policepardéfaut" style:family="text">
      <style:text-properties style:font-name-complex="Times New Roman"/>
    </style:style>
    <style:style style:name="T1481" style:parent-style-name="Policepardéfaut" style:family="text">
      <style:text-properties style:font-name-complex="Times New Roman" fo:font-style="italic" style:font-style-asian="italic"/>
    </style:style>
    <style:style style:name="T1482" style:parent-style-name="Policepardéfaut" style:family="text">
      <style:text-properties style:font-name-complex="Times New Roman"/>
    </style:style>
    <style:style style:name="T1483" style:parent-style-name="Policepardéfaut" style:family="text">
      <style:text-properties style:font-name-complex="Times New Roman" fo:font-style="italic" style:font-style-asian="italic"/>
    </style:style>
    <style:style style:name="T1484" style:parent-style-name="Policepardéfaut" style:family="text">
      <style:text-properties style:font-name-complex="Times New Roman" fo:font-style="italic" style:font-style-asian="italic"/>
    </style:style>
    <style:style style:name="T1485" style:parent-style-name="Policepardéfaut" style:family="text">
      <style:text-properties style:font-name-complex="Times New Roman"/>
    </style:style>
    <style:style style:name="T1486" style:parent-style-name="Policepardéfaut" style:family="text">
      <style:text-properties style:font-name-complex="Times New Roman" fo:font-style="italic" style:font-style-asian="italic"/>
    </style:style>
    <style:style style:name="T1487" style:parent-style-name="Policepardéfaut" style:family="text">
      <style:text-properties style:font-name-complex="Times New Roman"/>
    </style:style>
    <style:style style:name="T1488" style:parent-style-name="Policepardéfaut" style:family="text">
      <style:text-properties style:font-name-complex="Times New Roman"/>
    </style:style>
    <style:style style:name="T1489" style:parent-style-name="Policepardéfaut" style:family="text">
      <style:text-properties style:font-name-complex="Times New Roman"/>
    </style:style>
    <style:style style:name="T1490" style:parent-style-name="Policepardéfaut" style:family="text">
      <style:text-properties style:font-name-complex="Times New Roman"/>
    </style:style>
    <style:style style:name="T1491" style:parent-style-name="Policepardéfaut" style:family="text">
      <style:text-properties style:font-name-complex="Times New Roman"/>
    </style:style>
    <style:style style:name="T1492" style:parent-style-name="Policepardéfaut" style:family="text">
      <style:text-properties style:font-name-complex="Times New Roman"/>
    </style:style>
    <style:style style:name="T1493" style:parent-style-name="Policepardéfaut" style:family="text">
      <style:text-properties style:font-name-complex="Times New Roman" fo:font-weight="bold" style:font-weight-asian="bold"/>
    </style:style>
    <style:style style:name="T1494" style:parent-style-name="Policepardéfaut" style:family="text">
      <style:text-properties style:font-name-complex="Times New Roman"/>
    </style:style>
    <style:style style:name="T1495" style:parent-style-name="Policepardéfaut" style:family="text">
      <style:text-properties style:font-name-complex="Times New Roman"/>
    </style:style>
    <style:style style:name="T1496" style:parent-style-name="Policepardéfaut" style:family="text">
      <style:text-properties style:font-name-complex="Times New Roman"/>
    </style:style>
    <style:style style:name="T1497" style:parent-style-name="Policepardéfaut" style:family="text">
      <style:text-properties style:font-name-complex="Times New Roman"/>
    </style:style>
    <style:style style:name="T1498" style:parent-style-name="Policepardéfaut" style:family="text">
      <style:text-properties style:font-name-complex="Times New Roman"/>
    </style:style>
    <style:style style:name="T1499" style:parent-style-name="Policepardéfaut" style:family="text">
      <style:text-properties style:font-name-complex="Times New Roman"/>
    </style:style>
    <style:style style:name="T1500" style:parent-style-name="Policepardéfaut" style:family="text">
      <style:text-properties style:font-name-complex="Times New Roman"/>
    </style:style>
    <style:style style:name="T1501" style:parent-style-name="Policepardéfaut" style:family="text">
      <style:text-properties style:font-name-complex="Times New Roman" fo:font-style="italic" style:font-style-asian="italic"/>
    </style:style>
    <style:style style:name="T1502" style:parent-style-name="Policepardéfaut" style:family="text">
      <style:text-properties style:font-name-complex="Times New Roman"/>
    </style:style>
    <style:style style:name="T1503" style:parent-style-name="Policepardéfaut" style:family="text">
      <style:text-properties style:font-name-complex="Times New Roman"/>
    </style:style>
    <style:style style:name="T1504" style:parent-style-name="Policepardéfaut" style:family="text">
      <style:text-properties style:font-name-complex="Times New Roman"/>
    </style:style>
    <style:style style:name="T1505" style:parent-style-name="Policepardéfaut" style:family="text">
      <style:text-properties style:font-name-complex="Times New Roman"/>
    </style:style>
    <style:style style:name="T1506" style:parent-style-name="Policepardéfaut" style:family="text">
      <style:text-properties style:font-name-complex="Times New Roman"/>
    </style:style>
    <style:style style:name="T1507" style:parent-style-name="Policepardéfaut" style:family="text">
      <style:text-properties style:font-name-complex="Times New Roman"/>
    </style:style>
    <style:style style:name="T1508" style:parent-style-name="Policepardéfaut" style:family="text">
      <style:text-properties style:font-name-complex="Times New Roman"/>
    </style:style>
    <style:style style:name="T1509" style:parent-style-name="Policepardéfaut" style:family="text">
      <style:text-properties style:font-name-complex="Times New Roman"/>
    </style:style>
    <style:style style:name="T1510" style:parent-style-name="Policepardéfaut" style:family="text">
      <style:text-properties style:font-name-complex="Times New Roman"/>
    </style:style>
    <style:style style:name="T1511" style:parent-style-name="Policepardéfaut" style:family="text">
      <style:text-properties style:font-name-complex="Times New Roman"/>
    </style:style>
    <style:style style:name="T1512" style:parent-style-name="Policepardéfaut" style:family="text">
      <style:text-properties style:font-name-complex="Times New Roman" fo:font-style="italic" style:font-style-asian="italic"/>
    </style:style>
    <style:style style:name="T1513" style:parent-style-name="Policepardéfaut" style:family="text">
      <style:text-properties style:font-name-complex="Times New Roman"/>
    </style:style>
    <style:style style:name="T1514" style:parent-style-name="Policepardéfaut" style:family="text">
      <style:text-properties style:font-name-complex="Times New Roman"/>
    </style:style>
    <style:style style:name="T1515" style:parent-style-name="Policepardéfaut" style:family="text">
      <style:text-properties style:font-name-complex="Times New Roman"/>
    </style:style>
    <style:style style:name="T1516" style:parent-style-name="Policepardéfaut" style:family="text">
      <style:text-properties style:font-name-complex="Times New Roman"/>
    </style:style>
    <style:style style:name="T1517" style:parent-style-name="Policepardéfaut" style:family="text">
      <style:text-properties style:font-name-complex="Times New Roman"/>
    </style:style>
    <style:style style:name="T1518" style:parent-style-name="Policepardéfaut" style:family="text">
      <style:text-properties style:font-name-complex="Times New Roman"/>
    </style:style>
    <style:style style:name="T1519" style:parent-style-name="Policepardéfaut" style:family="text">
      <style:text-properties style:font-name-complex="Times New Roman"/>
    </style:style>
    <style:style style:name="T1520" style:parent-style-name="Policepardéfaut" style:family="text">
      <style:text-properties style:font-name-complex="Times New Roman" fo:font-style="italic" style:font-style-asian="italic"/>
    </style:style>
    <style:style style:name="T1521" style:parent-style-name="Policepardéfaut" style:family="text">
      <style:text-properties style:font-name-complex="Times New Roman"/>
    </style:style>
    <style:style style:name="T1522" style:parent-style-name="Policepardéfaut" style:family="text">
      <style:text-properties style:font-name-complex="Times New Roman"/>
    </style:style>
    <style:style style:name="T1523" style:parent-style-name="Policepardéfaut" style:family="text">
      <style:text-properties style:font-name-complex="Times New Roman"/>
    </style:style>
    <style:style style:name="T1524" style:parent-style-name="Policepardéfaut" style:family="text">
      <style:text-properties style:font-name-complex="Times New Roman"/>
    </style:style>
    <style:style style:name="T1525" style:parent-style-name="Policepardéfaut" style:family="text">
      <style:text-properties style:font-name-complex="Times New Roman"/>
    </style:style>
    <style:style style:name="T1526" style:parent-style-name="Policepardéfaut" style:family="text">
      <style:text-properties style:font-name-complex="Times New Roman"/>
    </style:style>
    <style:style style:name="T1527" style:parent-style-name="Policepardéfaut" style:family="text">
      <style:text-properties style:font-name-complex="Times New Roman"/>
    </style:style>
    <style:style style:name="T1528" style:parent-style-name="Policepardéfaut" style:family="text">
      <style:text-properties style:font-name-complex="Times New Roman"/>
    </style:style>
    <style:style style:name="T1529" style:parent-style-name="Policepardéfaut" style:family="text">
      <style:text-properties style:font-name-complex="Times New Roman"/>
    </style:style>
    <style:style style:name="T1530" style:parent-style-name="Policepardéfaut" style:family="text">
      <style:text-properties style:font-name-complex="Times New Roman"/>
    </style:style>
    <style:style style:name="T1531" style:parent-style-name="Policepardéfaut" style:family="text">
      <style:text-properties style:font-name-complex="Times New Roman"/>
    </style:style>
    <style:style style:name="T1532" style:parent-style-name="Policepardéfaut" style:family="text">
      <style:text-properties style:font-name-complex="Times New Roman"/>
    </style:style>
    <style:style style:name="T1533" style:parent-style-name="Policepardéfaut" style:family="text">
      <style:text-properties style:font-name-complex="Times New Roman"/>
    </style:style>
    <style:style style:name="T1534" style:parent-style-name="Policepardéfaut" style:family="text">
      <style:text-properties style:font-name-complex="Times New Roman"/>
    </style:style>
    <style:style style:name="T1535" style:parent-style-name="Policepardéfaut" style:family="text">
      <style:text-properties style:font-name-complex="Times New Roman"/>
    </style:style>
    <style:style style:name="T1536" style:parent-style-name="Policepardéfaut" style:family="text">
      <style:text-properties style:font-name-complex="Times New Roman"/>
    </style:style>
    <style:style style:name="T1537" style:parent-style-name="Policepardéfaut" style:family="text">
      <style:text-properties style:font-name-complex="Times New Roman"/>
    </style:style>
    <style:style style:name="T1538" style:parent-style-name="Policepardéfaut" style:family="text">
      <style:text-properties style:font-name-complex="Times New Roman"/>
    </style:style>
    <style:style style:name="T1539" style:parent-style-name="Policepardéfaut" style:family="text">
      <style:text-properties style:font-name-complex="Times New Roman"/>
    </style:style>
    <style:style style:name="T1540" style:parent-style-name="Policepardéfaut" style:family="text">
      <style:text-properties style:font-name-complex="Times New Roman"/>
    </style:style>
    <style:style style:name="T1541" style:parent-style-name="Policepardéfaut" style:family="text">
      <style:text-properties style:font-name-complex="Times New Roman"/>
    </style:style>
    <style:style style:name="T1542" style:parent-style-name="Policepardéfaut" style:family="text">
      <style:text-properties style:font-name-complex="Times New Roman"/>
    </style:style>
    <style:style style:name="T1543" style:parent-style-name="Policepardéfaut" style:family="text">
      <style:text-properties style:font-name-complex="Times New Roman"/>
    </style:style>
    <style:style style:name="T1544" style:parent-style-name="Policepardéfaut" style:family="text">
      <style:text-properties style:font-name-complex="Times New Roman"/>
    </style:style>
    <style:style style:name="T1545" style:parent-style-name="Policepardéfaut" style:family="text">
      <style:text-properties style:font-name-complex="Times New Roman"/>
    </style:style>
    <style:style style:name="T1546" style:parent-style-name="Policepardéfaut" style:family="text">
      <style:text-properties style:font-name-complex="Times New Roman"/>
    </style:style>
    <style:style style:name="T1547" style:parent-style-name="Policepardéfaut" style:family="text">
      <style:text-properties style:font-name-complex="Times New Roman"/>
    </style:style>
    <style:style style:name="T1548" style:parent-style-name="Policepardéfaut" style:family="text">
      <style:text-properties style:font-name-complex="Times New Roman"/>
    </style:style>
    <style:style style:name="T1549" style:parent-style-name="Policepardéfaut" style:family="text">
      <style:text-properties style:font-name-complex="Times New Roman"/>
    </style:style>
    <style:style style:name="T1550" style:parent-style-name="Policepardéfaut" style:family="text">
      <style:text-properties style:font-name-complex="Times New Roman"/>
    </style:style>
    <style:style style:name="T1551" style:parent-style-name="Policepardéfaut" style:family="text">
      <style:text-properties style:font-name-complex="Times New Roman"/>
    </style:style>
    <style:style style:name="T1552" style:parent-style-name="Policepardéfaut" style:family="text">
      <style:text-properties style:font-name-complex="Times New Roman"/>
    </style:style>
    <style:style style:name="T1553" style:parent-style-name="Policepardéfaut" style:family="text">
      <style:text-properties style:font-name-complex="Times New Roman"/>
    </style:style>
    <style:style style:name="T1554" style:parent-style-name="Policepardéfaut" style:family="text">
      <style:text-properties style:font-name-complex="Times New Roman"/>
    </style:style>
    <style:style style:name="T1555" style:parent-style-name="Policepardéfaut" style:family="text">
      <style:text-properties style:font-name-complex="Times New Roman" fo:font-style="italic" style:font-style-asian="italic"/>
    </style:style>
    <style:style style:name="T1556" style:parent-style-name="Policepardéfaut" style:family="text">
      <style:text-properties style:font-name-complex="Times New Roman"/>
    </style:style>
    <style:style style:name="P1557" style:parent-style-name="Corpsdetexte" style:family="paragraph">
      <style:text-properties style:font-name-complex="Times New Roman"/>
    </style:style>
    <style:style style:name="P1558" style:parent-style-name="Corpsdetexte" style:family="paragraph">
      <style:text-properties style:font-name-complex="Times New Roman"/>
    </style:style>
    <style:style style:name="P1559" style:parent-style-name="Corpsdetexte" style:family="paragraph">
      <style:text-properties style:font-name-complex="Times New Roman"/>
    </style:style>
    <style:style style:name="T1560" style:parent-style-name="Policepardéfaut" style:family="text">
      <style:text-properties style:font-name-complex="Times New Roman"/>
    </style:style>
    <style:style style:name="T1561" style:parent-style-name="Policepardéfaut" style:family="text">
      <style:text-properties style:font-name-complex="Times New Roman"/>
    </style:style>
    <style:style style:name="T1562" style:parent-style-name="Policepardéfaut" style:family="text">
      <style:text-properties style:font-name-complex="Times New Roman"/>
    </style:style>
    <style:style style:name="T1563" style:parent-style-name="Policepardéfaut" style:family="text">
      <style:text-properties style:font-name-complex="Times New Roman"/>
    </style:style>
    <style:style style:name="T1564" style:parent-style-name="Policepardéfaut" style:family="text">
      <style:text-properties style:font-name-complex="Times New Roman"/>
    </style:style>
    <style:style style:name="T1565" style:parent-style-name="Policepardéfaut" style:family="text">
      <style:text-properties style:font-name-complex="Times New Roman" fo:font-style="italic" style:font-style-asian="italic"/>
    </style:style>
    <style:style style:name="T1566" style:parent-style-name="Policepardéfaut" style:family="text">
      <style:text-properties style:font-name-complex="Times New Roman"/>
    </style:style>
    <style:style style:name="T1567" style:parent-style-name="Policepardéfaut" style:family="text">
      <style:text-properties style:font-name-complex="Times New Roman"/>
    </style:style>
    <style:style style:name="T1568" style:parent-style-name="Policepardéfaut" style:family="text">
      <style:text-properties style:font-name-complex="Times New Roman"/>
    </style:style>
    <style:style style:name="T1569" style:parent-style-name="Policepardéfaut" style:family="text">
      <style:text-properties style:font-name-complex="Times New Roman"/>
    </style:style>
    <style:style style:name="T1570" style:parent-style-name="Policepardéfaut" style:family="text">
      <style:text-properties style:font-name-complex="Times New Roman"/>
    </style:style>
    <style:style style:name="T1571" style:parent-style-name="Policepardéfaut" style:family="text">
      <style:text-properties style:font-name-complex="Times New Roman"/>
    </style:style>
    <style:style style:name="T1572" style:parent-style-name="Policepardéfaut" style:family="text">
      <style:text-properties style:font-name-complex="Times New Roman"/>
    </style:style>
    <style:style style:name="T1573" style:parent-style-name="Policepardéfaut" style:family="text">
      <style:text-properties style:font-name-complex="Times New Roman"/>
    </style:style>
    <style:style style:name="T1574" style:parent-style-name="Policepardéfaut" style:family="text">
      <style:text-properties style:font-name-complex="Times New Roman"/>
    </style:style>
    <style:style style:name="T1575" style:parent-style-name="Policepardéfaut" style:family="text">
      <style:text-properties style:font-name-complex="Times New Roman"/>
    </style:style>
    <style:style style:name="T1576" style:parent-style-name="Policepardéfaut" style:family="text">
      <style:text-properties style:font-name-complex="Times New Roman"/>
    </style:style>
    <style:style style:name="T1577" style:parent-style-name="Policepardéfaut" style:family="text">
      <style:text-properties style:font-name-complex="Times New Roman"/>
    </style:style>
    <style:style style:name="T1578" style:parent-style-name="Policepardéfaut" style:family="text">
      <style:text-properties style:font-name-complex="Times New Roman"/>
    </style:style>
    <style:style style:name="T1579" style:parent-style-name="Policepardéfaut" style:family="text">
      <style:text-properties style:font-name-complex="Times New Roman"/>
    </style:style>
    <style:style style:name="T1580" style:parent-style-name="Policepardéfaut" style:family="text">
      <style:text-properties style:font-name-complex="Times New Roman"/>
    </style:style>
    <style:style style:name="T1581" style:parent-style-name="Policepardéfaut" style:family="text">
      <style:text-properties style:font-name-complex="Times New Roman"/>
    </style:style>
    <style:style style:name="T1582" style:parent-style-name="Policepardéfaut" style:family="text">
      <style:text-properties style:font-name-complex="Times New Roman" fo:font-style="italic" style:font-style-asian="italic"/>
    </style:style>
    <style:style style:name="T1583" style:parent-style-name="Policepardéfaut" style:family="text">
      <style:text-properties style:font-name-complex="Times New Roman"/>
    </style:style>
    <style:style style:name="T1584" style:parent-style-name="Policepardéfaut" style:family="text">
      <style:text-properties style:font-name-complex="Times New Roman"/>
    </style:style>
    <style:style style:name="T1585" style:parent-style-name="Policepardéfaut" style:family="text">
      <style:text-properties style:font-name-complex="Times New Roman"/>
    </style:style>
    <style:style style:name="T1586" style:parent-style-name="Policepardéfaut" style:family="text">
      <style:text-properties style:font-name-complex="Times New Roman"/>
    </style:style>
    <style:style style:name="T1587" style:parent-style-name="Policepardéfaut" style:family="text">
      <style:text-properties style:font-name-complex="Times New Roman"/>
    </style:style>
    <style:style style:name="T1588" style:parent-style-name="Policepardéfaut" style:family="text">
      <style:text-properties style:font-name-complex="Times New Roman"/>
    </style:style>
    <style:style style:name="T1589" style:parent-style-name="Policepardéfaut" style:family="text">
      <style:text-properties style:font-name-complex="Times New Roman"/>
    </style:style>
    <style:style style:name="T1590" style:parent-style-name="Policepardéfaut" style:family="text">
      <style:text-properties style:font-name-complex="Times New Roman"/>
    </style:style>
    <style:style style:name="T1591" style:parent-style-name="Policepardéfaut" style:family="text">
      <style:text-properties style:font-name-complex="Times New Roman"/>
    </style:style>
    <style:style style:name="T1592" style:parent-style-name="Policepardéfaut" style:family="text">
      <style:text-properties style:font-name-complex="Times New Roman"/>
    </style:style>
    <style:style style:name="T1593" style:parent-style-name="Policepardéfaut" style:family="text">
      <style:text-properties style:font-name-complex="Times New Roman"/>
    </style:style>
    <style:style style:name="T1594" style:parent-style-name="Policepardéfaut" style:family="text">
      <style:text-properties style:font-name-complex="Times New Roman" fo:font-style="italic" style:font-style-asian="italic"/>
    </style:style>
    <style:style style:name="T1595" style:parent-style-name="Policepardéfaut" style:family="text">
      <style:text-properties style:font-name-complex="Times New Roman"/>
    </style:style>
    <style:style style:name="T1596" style:parent-style-name="Policepardéfaut" style:family="text">
      <style:text-properties style:font-name-complex="Times New Roman" fo:font-style="italic" style:font-style-asian="italic"/>
    </style:style>
    <style:style style:name="T1597" style:parent-style-name="Policepardéfaut" style:family="text">
      <style:text-properties style:font-name-complex="Times New Roman"/>
    </style:style>
    <style:style style:name="T1598" style:parent-style-name="Policepardéfaut" style:family="text">
      <style:text-properties style:font-name-complex="Times New Roman"/>
    </style:style>
    <style:style style:name="T1599" style:parent-style-name="Policepardéfaut" style:family="text">
      <style:text-properties style:font-name-complex="Times New Roman"/>
    </style:style>
    <style:style style:name="T1600" style:parent-style-name="Policepardéfaut" style:family="text">
      <style:text-properties style:font-name-complex="Times New Roman"/>
    </style:style>
    <style:style style:name="T1601" style:parent-style-name="Policepardéfaut" style:family="text">
      <style:text-properties style:font-name-complex="Times New Roman"/>
    </style:style>
    <style:style style:name="T1602" style:parent-style-name="Policepardéfaut" style:family="text">
      <style:text-properties style:font-name-complex="Times New Roman" fo:font-style="italic" style:font-style-asian="italic"/>
    </style:style>
    <style:style style:name="T1603" style:parent-style-name="Policepardéfaut" style:family="text">
      <style:text-properties style:font-name-complex="Times New Roman"/>
    </style:style>
    <style:style style:name="P1604" style:parent-style-name="Corpsdetexte" style:family="paragraph">
      <style:text-properties style:font-name-complex="Times New Roman"/>
    </style:style>
    <style:style style:name="T1605" style:parent-style-name="Policepardéfaut" style:family="text">
      <style:text-properties style:font-name-complex="Times New Roman"/>
    </style:style>
    <style:style style:name="T1606" style:parent-style-name="Policepardéfaut" style:family="text">
      <style:text-properties style:font-name-complex="Times New Roman"/>
    </style:style>
    <style:style style:name="T1607" style:parent-style-name="Policepardéfaut" style:family="text">
      <style:text-properties style:font-name-complex="Times New Roman"/>
    </style:style>
    <style:style style:name="T1608" style:parent-style-name="Policepardéfaut" style:family="text">
      <style:text-properties style:font-name-complex="Times New Roman" fo:font-style="italic" style:font-style-asian="italic"/>
    </style:style>
    <style:style style:name="T1609" style:parent-style-name="Policepardéfaut" style:family="text">
      <style:text-properties style:font-name-complex="Times New Roman"/>
    </style:style>
    <style:style style:name="T1610" style:parent-style-name="Policepardéfaut" style:family="text">
      <style:text-properties style:font-name-complex="Times New Roman"/>
    </style:style>
    <style:style style:name="T1611" style:parent-style-name="Policepardéfaut" style:family="text">
      <style:text-properties style:font-name-complex="Times New Roman"/>
    </style:style>
    <style:style style:name="T1612" style:parent-style-name="Policepardéfaut" style:family="text">
      <style:text-properties style:font-name-complex="Times New Roman" fo:font-style="italic" style:font-style-asian="italic"/>
    </style:style>
    <style:style style:name="T1613" style:parent-style-name="Policepardéfaut" style:family="text">
      <style:text-properties style:font-name-complex="Times New Roman"/>
    </style:style>
    <style:style style:name="T1614" style:parent-style-name="Policepardéfaut" style:family="text">
      <style:text-properties style:font-name-complex="Times New Roman"/>
    </style:style>
    <style:style style:name="T1615" style:parent-style-name="Policepardéfaut" style:family="text">
      <style:text-properties style:font-name-complex="Times New Roman"/>
    </style:style>
    <style:style style:name="T1616" style:parent-style-name="Policepardéfaut" style:family="text">
      <style:text-properties style:font-name-complex="Times New Roman"/>
    </style:style>
    <style:style style:name="T1617" style:parent-style-name="Policepardéfaut" style:family="text">
      <style:text-properties style:font-name-complex="Times New Roman"/>
    </style:style>
    <style:style style:name="T1618" style:parent-style-name="Policepardéfaut" style:family="text">
      <style:text-properties style:font-name-complex="Times New Roman"/>
    </style:style>
    <style:style style:name="T1619" style:parent-style-name="Policepardéfaut" style:family="text">
      <style:text-properties style:font-name-complex="Times New Roman"/>
    </style:style>
    <style:style style:name="T1620" style:parent-style-name="Policepardéfaut" style:family="text">
      <style:text-properties style:font-name-complex="Times New Roman"/>
    </style:style>
    <style:style style:name="T1621" style:parent-style-name="Policepardéfaut" style:family="text">
      <style:text-properties style:font-name-complex="Times New Roman"/>
    </style:style>
    <style:style style:name="T1622" style:parent-style-name="Policepardéfaut" style:family="text">
      <style:text-properties style:font-name-complex="Times New Roman" fo:font-style="italic" style:font-style-asian="italic"/>
    </style:style>
    <style:style style:name="T1623" style:parent-style-name="Policepardéfaut" style:family="text">
      <style:text-properties style:font-name-complex="Times New Roman"/>
    </style:style>
    <style:style style:name="T1624" style:parent-style-name="Policepardéfaut" style:family="text">
      <style:text-properties style:font-name-complex="Times New Roman"/>
    </style:style>
    <style:style style:name="T1625" style:parent-style-name="Policepardéfaut" style:family="text">
      <style:text-properties style:font-name-complex="Times New Roman"/>
    </style:style>
    <style:style style:name="T1626" style:parent-style-name="Policepardéfaut" style:family="text">
      <style:text-properties style:font-name-complex="Times New Roman"/>
    </style:style>
    <style:style style:name="T1627" style:parent-style-name="Policepardéfaut" style:family="text">
      <style:text-properties style:font-name-complex="Times New Roman"/>
    </style:style>
    <style:style style:name="T1628" style:parent-style-name="Policepardéfaut" style:family="text">
      <style:text-properties style:font-name-complex="Times New Roman"/>
    </style:style>
    <style:style style:name="T1629" style:parent-style-name="Policepardéfaut" style:family="text">
      <style:text-properties style:font-name-complex="Times New Roman"/>
    </style:style>
    <style:style style:name="T1630" style:parent-style-name="Policepardéfaut" style:family="text">
      <style:text-properties style:font-name-complex="Times New Roman"/>
    </style:style>
    <style:style style:name="T1631" style:parent-style-name="Policepardéfaut" style:family="text">
      <style:text-properties style:font-name-complex="Times New Roman"/>
    </style:style>
    <style:style style:name="T1632" style:parent-style-name="Policepardéfaut" style:family="text">
      <style:text-properties style:font-name-complex="Times New Roman"/>
    </style:style>
    <style:style style:name="T1633" style:parent-style-name="Policepardéfaut" style:family="text">
      <style:text-properties style:font-name-complex="Times New Roman"/>
    </style:style>
    <style:style style:name="T1634" style:parent-style-name="Policepardéfaut" style:family="text">
      <style:text-properties style:font-name-complex="Times New Roman"/>
    </style:style>
    <style:style style:name="T1635" style:parent-style-name="Policepardéfaut" style:family="text">
      <style:text-properties style:font-name-complex="Times New Roman" fo:font-style="italic" style:font-style-asian="italic"/>
    </style:style>
    <style:style style:name="T1636" style:parent-style-name="Policepardéfaut" style:family="text">
      <style:text-properties style:font-name-complex="Times New Roman"/>
    </style:style>
    <style:style style:name="T1637" style:parent-style-name="Policepardéfaut" style:family="text">
      <style:text-properties style:font-name-complex="Times New Roman"/>
    </style:style>
    <style:style style:name="T1638" style:parent-style-name="Policepardéfaut" style:family="text">
      <style:text-properties style:font-name-complex="Times New Roman"/>
    </style:style>
    <style:style style:name="T1639" style:parent-style-name="Policepardéfaut" style:family="text">
      <style:text-properties style:font-name-complex="Times New Roman"/>
    </style:style>
    <style:style style:name="T1640" style:parent-style-name="Policepardéfaut" style:family="text">
      <style:text-properties style:font-name-complex="Times New Roman"/>
    </style:style>
    <style:style style:name="T1641" style:parent-style-name="Policepardéfaut" style:family="text">
      <style:text-properties style:font-name-complex="Times New Roman"/>
    </style:style>
    <style:style style:name="T1642" style:parent-style-name="Policepardéfaut" style:family="text">
      <style:text-properties style:font-name-complex="Times New Roman"/>
    </style:style>
    <style:style style:name="T1643" style:parent-style-name="Policepardéfaut" style:family="text">
      <style:text-properties style:font-name-complex="Times New Roman"/>
    </style:style>
    <style:style style:name="T1644" style:parent-style-name="Policepardéfaut" style:family="text">
      <style:text-properties style:font-name-complex="Times New Roman"/>
    </style:style>
    <style:style style:name="T1645" style:parent-style-name="Policepardéfaut" style:family="text">
      <style:text-properties style:font-name-asian="Times New Roman"/>
    </style:style>
    <style:style style:name="T1646" style:parent-style-name="Policepardéfaut" style:family="text">
      <style:text-properties style:font-name-asian="Times New Roman"/>
    </style:style>
    <style:style style:name="T1647" style:parent-style-name="Policepardéfaut" style:family="text">
      <style:text-properties style:text-position="super 66.6%"/>
    </style:style>
    <style:style style:name="P1648" style:parent-style-name="Corpsdetexte" style:family="paragraph">
      <style:text-properties style:font-name-complex="Times New Roman"/>
    </style:style>
    <style:style style:name="T1649" style:parent-style-name="Policepardéfaut" style:family="text">
      <style:text-properties style:font-name-complex="Times New Roman"/>
    </style:style>
    <style:style style:name="T1650" style:parent-style-name="Policepardéfaut" style:family="text">
      <style:text-properties style:font-name-complex="Times New Roman"/>
    </style:style>
    <style:style style:name="T1651" style:parent-style-name="Policepardéfaut" style:family="text">
      <style:text-properties style:font-name-complex="Times New Roman"/>
    </style:style>
    <style:style style:name="T1652" style:parent-style-name="Policepardéfaut" style:family="text">
      <style:text-properties style:font-name-complex="Times New Roman"/>
    </style:style>
    <style:style style:name="T1653" style:parent-style-name="Policepardéfaut" style:family="text">
      <style:text-properties style:font-name-complex="Times New Roman"/>
    </style:style>
    <style:style style:name="T1654" style:parent-style-name="Policepardéfaut" style:family="text">
      <style:text-properties style:font-name-complex="Times New Roman"/>
    </style:style>
    <style:style style:name="T1655" style:parent-style-name="Policepardéfaut" style:family="text">
      <style:text-properties style:font-name-complex="Times New Roman"/>
    </style:style>
    <style:style style:name="T1656" style:parent-style-name="Policepardéfaut" style:family="text">
      <style:text-properties style:font-name-complex="Times New Roman"/>
    </style:style>
    <style:style style:name="T1657" style:parent-style-name="Policepardéfaut" style:family="text">
      <style:text-properties style:font-name-complex="Times New Roman"/>
    </style:style>
    <style:style style:name="T1658" style:parent-style-name="Policepardéfaut" style:family="text">
      <style:text-properties style:font-name-complex="Times New Roman"/>
    </style:style>
    <style:style style:name="T1659" style:parent-style-name="Policepardéfaut" style:family="text">
      <style:text-properties style:font-name-complex="Times New Roman"/>
    </style:style>
    <style:style style:name="T1660" style:parent-style-name="Policepardéfaut" style:family="text">
      <style:text-properties style:font-name-complex="Times New Roman"/>
    </style:style>
    <style:style style:name="T1661" style:parent-style-name="Policepardéfaut" style:family="text">
      <style:text-properties style:font-name-complex="Times New Roman"/>
    </style:style>
    <style:style style:name="T1662" style:parent-style-name="Policepardéfaut" style:family="text">
      <style:text-properties style:font-name-complex="Times New Roman"/>
    </style:style>
    <style:style style:name="T1663" style:parent-style-name="Policepardéfaut" style:family="text">
      <style:text-properties style:font-name-complex="Times New Roman"/>
    </style:style>
    <style:style style:name="T1664" style:parent-style-name="Policepardéfaut" style:family="text">
      <style:text-properties style:font-name-complex="Times New Roman"/>
    </style:style>
    <style:style style:name="T1665" style:parent-style-name="Policepardéfaut" style:family="text">
      <style:text-properties style:font-name-complex="Times New Roman"/>
    </style:style>
    <style:style style:name="T1666" style:parent-style-name="Policepardéfaut" style:family="text">
      <style:text-properties style:font-name-complex="Times New Roman"/>
    </style:style>
    <style:style style:name="T1667" style:parent-style-name="Policepardéfaut" style:family="text">
      <style:text-properties style:font-name-complex="Times New Roman"/>
    </style:style>
    <style:style style:name="T1668" style:parent-style-name="Policepardéfaut" style:family="text">
      <style:text-properties style:font-name-complex="Times New Roman"/>
    </style:style>
    <style:style style:name="T1669" style:parent-style-name="Policepardéfaut" style:family="text">
      <style:text-properties style:font-name-complex="Times New Roman"/>
    </style:style>
    <style:style style:name="T1670" style:parent-style-name="Policepardéfaut" style:family="text">
      <style:text-properties style:font-name-complex="Times New Roman"/>
    </style:style>
    <style:style style:name="T1671" style:parent-style-name="Policepardéfaut" style:family="text">
      <style:text-properties style:font-name-complex="Times New Roman"/>
    </style:style>
    <style:style style:name="T1672" style:parent-style-name="Policepardéfaut" style:family="text">
      <style:text-properties style:font-name-complex="Times New Roman"/>
    </style:style>
    <style:style style:name="T1673" style:parent-style-name="Policepardéfaut" style:family="text">
      <style:text-properties style:font-name-complex="Times New Roman"/>
    </style:style>
    <style:style style:name="T1674" style:parent-style-name="Policepardéfaut" style:family="text">
      <style:text-properties style:font-name-complex="Times New Roman"/>
    </style:style>
    <style:style style:name="T1675" style:parent-style-name="Policepardéfaut" style:family="text">
      <style:text-properties style:font-name-complex="Times New Roman"/>
    </style:style>
    <style:style style:name="T1676" style:parent-style-name="Policepardéfaut" style:family="text">
      <style:text-properties style:font-name-complex="Times New Roman"/>
    </style:style>
    <style:style style:name="T1677" style:parent-style-name="Policepardéfaut" style:family="text">
      <style:text-properties style:font-name-complex="Times New Roman"/>
    </style:style>
    <style:style style:name="T1678" style:parent-style-name="Policepardéfaut" style:family="text">
      <style:text-properties style:font-name-complex="Times New Roman" fo:font-style="italic" style:font-style-asian="italic"/>
    </style:style>
    <style:style style:name="T1679" style:parent-style-name="Policepardéfaut" style:family="text">
      <style:text-properties style:font-name-complex="Times New Roman"/>
    </style:style>
    <style:style style:name="T1680" style:parent-style-name="Policepardéfaut" style:family="text">
      <style:text-properties style:font-name-complex="Times New Roman" fo:font-variant="small-caps"/>
    </style:style>
    <style:style style:name="T1681" style:parent-style-name="Policepardéfaut" style:family="text">
      <style:text-properties style:font-name-complex="Times New Roman"/>
    </style:style>
    <style:style style:name="T1682" style:parent-style-name="Policepardéfaut" style:family="text">
      <style:text-properties style:font-name-complex="Times New Roman"/>
    </style:style>
    <style:style style:name="T1683" style:parent-style-name="Policepardéfaut" style:family="text">
      <style:text-properties style:font-name-complex="Times New Roman" fo:font-style="italic" style:font-style-asian="italic"/>
    </style:style>
    <style:style style:name="T1684" style:parent-style-name="Policepardéfaut" style:family="text">
      <style:text-properties style:font-name-complex="Times New Roman"/>
    </style:style>
    <style:style style:name="T1685" style:parent-style-name="Policepardéfaut" style:family="text">
      <style:text-properties style:font-name-complex="Times New Roman" fo:font-variant="small-caps"/>
    </style:style>
    <style:style style:name="T1686" style:parent-style-name="Policepardéfaut" style:family="text">
      <style:text-properties style:font-name-complex="Times New Roman" fo:font-variant="small-caps"/>
    </style:style>
    <style:style style:name="T1687" style:parent-style-name="Policepardéfaut" style:family="text">
      <style:text-properties style:font-name-complex="Times New Roman" fo:font-variant="small-caps"/>
    </style:style>
    <style:style style:name="T1688" style:parent-style-name="Policepardéfaut" style:family="text">
      <style:text-properties style:font-name-complex="Times New Roman" fo:font-variant="small-caps"/>
    </style:style>
    <style:style style:name="T1689" style:parent-style-name="Policepardéfaut" style:family="text">
      <style:text-properties style:font-name-complex="Times New Roman" fo:font-variant="small-caps"/>
    </style:style>
    <style:style style:name="T1690" style:parent-style-name="Policepardéfaut" style:family="text">
      <style:text-properties style:font-name-complex="Times New Roman"/>
    </style:style>
    <style:style style:name="T1691" style:parent-style-name="Policepardéfaut" style:family="text">
      <style:text-properties style:font-name-complex="Times New Roman"/>
    </style:style>
    <style:style style:name="T1692" style:parent-style-name="Policepardéfaut" style:family="text">
      <style:text-properties style:font-name-complex="Times New Roman"/>
    </style:style>
    <style:style style:name="T1693" style:parent-style-name="Policepardéfaut" style:family="text">
      <style:text-properties style:font-name-complex="Times New Roman"/>
    </style:style>
    <style:style style:name="T1694" style:parent-style-name="Policepardéfaut" style:family="text">
      <style:text-properties style:font-name-complex="Times New Roman"/>
    </style:style>
    <style:style style:name="T1695" style:parent-style-name="Policepardéfaut" style:family="text">
      <style:text-properties style:font-name-complex="Times New Roman"/>
    </style:style>
    <style:style style:name="T1696" style:parent-style-name="Policepardéfaut" style:family="text">
      <style:text-properties style:font-name-complex="Times New Roman"/>
    </style:style>
    <style:style style:name="T1697" style:parent-style-name="Policepardéfaut" style:family="text">
      <style:text-properties style:font-name-complex="Times New Roman" fo:font-variant="small-caps"/>
    </style:style>
    <style:style style:name="T1698" style:parent-style-name="Policepardéfaut" style:family="text">
      <style:text-properties style:font-name-complex="Times New Roman"/>
    </style:style>
    <style:style style:name="T1699" style:parent-style-name="Policepardéfaut" style:family="text">
      <style:text-properties style:font-name-complex="Times New Roman"/>
    </style:style>
    <style:style style:name="T1700" style:parent-style-name="Policepardéfaut" style:family="text">
      <style:text-properties style:font-name-complex="Times New Roman"/>
    </style:style>
    <style:style style:name="T1701" style:parent-style-name="Policepardéfaut" style:family="text">
      <style:text-properties style:font-name-complex="Times New Roman"/>
    </style:style>
    <style:style style:name="T1702" style:parent-style-name="Policepardéfaut" style:family="text">
      <style:text-properties style:font-name-complex="Times New Roman"/>
    </style:style>
    <style:style style:name="T1703" style:parent-style-name="Policepardéfaut" style:family="text">
      <style:text-properties style:font-name-complex="Times New Roman"/>
    </style:style>
    <style:style style:name="T1704" style:parent-style-name="Policepardéfaut" style:family="text">
      <style:text-properties style:font-name-complex="Times New Roman"/>
    </style:style>
    <style:style style:name="T1705" style:parent-style-name="Policepardéfaut" style:family="text">
      <style:text-properties style:font-name-complex="Times New Roman"/>
    </style:style>
    <style:style style:name="T1706" style:parent-style-name="Policepardéfaut" style:family="text">
      <style:text-properties style:font-name-complex="Times New Roman"/>
    </style:style>
    <style:style style:name="T1707" style:parent-style-name="Policepardéfaut" style:family="text">
      <style:text-properties style:font-name-complex="Times New Roman"/>
    </style:style>
    <style:style style:name="T1708" style:parent-style-name="Policepardéfaut" style:family="text">
      <style:text-properties style:font-name-complex="Times New Roman"/>
    </style:style>
    <style:style style:name="T1709" style:parent-style-name="Policepardéfaut" style:family="text">
      <style:text-properties style:font-name-complex="Times New Roman"/>
    </style:style>
    <style:style style:name="T1710" style:parent-style-name="Policepardéfaut" style:family="text">
      <style:text-properties style:font-name-complex="Times New Roman"/>
    </style:style>
    <style:style style:name="T1711" style:parent-style-name="Policepardéfaut" style:family="text">
      <style:text-properties style:font-name-complex="Times New Roman"/>
    </style:style>
    <style:style style:name="T1712" style:parent-style-name="Policepardéfaut" style:family="text">
      <style:text-properties style:font-name-complex="Times New Roman"/>
    </style:style>
    <style:style style:name="T1713" style:parent-style-name="Policepardéfaut" style:family="text">
      <style:text-properties style:font-name-complex="Times New Roman"/>
    </style:style>
    <style:style style:name="T1714" style:parent-style-name="Policepardéfaut" style:family="text">
      <style:text-properties style:font-name-complex="Times New Roman"/>
    </style:style>
    <style:style style:name="T1715" style:parent-style-name="Policepardéfaut" style:family="text">
      <style:text-properties style:font-name-complex="Times New Roman"/>
    </style:style>
    <style:style style:name="T1716" style:parent-style-name="Policepardéfaut" style:family="text">
      <style:text-properties style:font-name-complex="Times New Roman"/>
    </style:style>
    <style:style style:name="T1717" style:parent-style-name="Policepardéfaut" style:family="text">
      <style:text-properties style:font-name-complex="Times New Roman"/>
    </style:style>
    <style:style style:name="T1718" style:parent-style-name="Policepardéfaut" style:family="text">
      <style:text-properties style:font-name-complex="Times New Roman"/>
    </style:style>
    <style:style style:name="T1719" style:parent-style-name="Policepardéfaut" style:family="text">
      <style:text-properties style:font-name-asian="Times New Roman"/>
    </style:style>
    <style:style style:name="T1720" style:parent-style-name="Policepardéfaut" style:family="text">
      <style:text-properties style:font-name-asian="Times New Roman"/>
    </style:style>
    <style:style style:name="T1721" style:parent-style-name="Policepardéfaut" style:family="text">
      <style:text-properties style:font-name-asian="Times New Roman"/>
    </style:style>
    <style:style style:name="T1722" style:parent-style-name="Policepardéfaut" style:family="text">
      <style:text-properties style:text-position="super 66.6%"/>
    </style:style>
    <style:style style:name="T1723" style:parent-style-name="Policepardéfaut" style:family="text">
      <style:text-properties style:font-name-complex="Times New Roman"/>
    </style:style>
    <style:style style:name="T1724" style:parent-style-name="Policepardéfaut" style:family="text">
      <style:text-properties style:font-name-complex="Times New Roman"/>
    </style:style>
    <style:style style:name="T1725" style:parent-style-name="Policepardéfaut" style:family="text">
      <style:text-properties style:font-name-complex="Times New Roman"/>
    </style:style>
    <style:style style:name="T1726" style:parent-style-name="Policepardéfaut" style:family="text">
      <style:text-properties style:font-name-complex="Times New Roman" fo:font-style="italic" style:font-style-asian="italic"/>
    </style:style>
    <style:style style:name="T1727" style:parent-style-name="Policepardéfaut" style:family="text">
      <style:text-properties style:font-name-complex="Times New Roman"/>
    </style:style>
    <style:style style:name="T1728" style:parent-style-name="Policepardéfaut" style:family="text">
      <style:text-properties style:font-name-complex="Times New Roman"/>
    </style:style>
    <style:style style:name="T1729" style:parent-style-name="Policepardéfaut" style:family="text">
      <style:text-properties style:font-name-complex="Times New Roman"/>
    </style:style>
    <style:style style:name="T1730" style:parent-style-name="Policepardéfaut" style:family="text">
      <style:text-properties style:font-name-complex="Times New Roman"/>
    </style:style>
    <style:style style:name="T1731" style:parent-style-name="Policepardéfaut" style:family="text">
      <style:text-properties style:font-name-complex="Times New Roman" fo:font-style="italic" style:font-style-asian="italic"/>
    </style:style>
    <style:style style:name="T1732" style:parent-style-name="Policepardéfaut" style:family="text">
      <style:text-properties style:font-name-complex="Times New Roman"/>
    </style:style>
    <style:style style:name="T1733" style:parent-style-name="Policepardéfaut" style:family="text">
      <style:text-properties style:font-name-complex="Times New Roman"/>
    </style:style>
    <style:style style:name="T1734" style:parent-style-name="Policepardéfaut" style:family="text">
      <style:text-properties style:font-name-complex="Times New Roman"/>
    </style:style>
    <style:style style:name="T1735" style:parent-style-name="Policepardéfaut" style:family="text">
      <style:text-properties style:font-name-complex="Times New Roman"/>
    </style:style>
    <style:style style:name="T1736" style:parent-style-name="Policepardéfaut" style:family="text">
      <style:text-properties style:font-name-complex="Times New Roman" fo:font-style="italic" style:font-style-asian="italic"/>
    </style:style>
    <style:style style:name="T1737" style:parent-style-name="Policepardéfaut" style:family="text">
      <style:text-properties style:font-name-complex="Times New Roman"/>
    </style:style>
    <style:style style:name="T1738" style:parent-style-name="Policepardéfaut" style:family="text">
      <style:text-properties style:font-name-complex="Times New Roman"/>
    </style:style>
    <style:style style:name="T1739" style:parent-style-name="Policepardéfaut" style:family="text">
      <style:text-properties style:font-name-complex="Times New Roman"/>
    </style:style>
    <style:style style:name="T1740" style:parent-style-name="Policepardéfaut" style:family="text">
      <style:text-properties style:font-name-complex="Times New Roman" fo:font-style="italic" style:font-style-asian="italic"/>
    </style:style>
    <style:style style:name="T1741" style:parent-style-name="Policepardéfaut" style:family="text">
      <style:text-properties style:font-name-complex="Times New Roman" fo:font-style="italic" style:font-style-asian="italic"/>
    </style:style>
    <style:style style:name="T1742" style:parent-style-name="Policepardéfaut" style:family="text">
      <style:text-properties style:font-name-complex="Times New Roman" fo:font-style="italic" style:font-style-asian="italic"/>
    </style:style>
    <style:style style:name="T1743" style:parent-style-name="Policepardéfaut" style:family="text">
      <style:text-properties style:font-name-complex="Times New Roman"/>
    </style:style>
    <style:style style:name="T1744" style:parent-style-name="Policepardéfaut" style:family="text">
      <style:text-properties style:font-name-complex="Times New Roman"/>
    </style:style>
    <style:style style:name="T1745" style:parent-style-name="Policepardéfaut" style:family="text">
      <style:text-properties style:font-name-complex="Times New Roman"/>
    </style:style>
    <style:style style:name="T1746" style:parent-style-name="Policepardéfaut" style:family="text">
      <style:text-properties style:font-name-complex="Times New Roman" fo:font-style="italic" style:font-style-asian="italic"/>
    </style:style>
    <style:style style:name="T1747" style:parent-style-name="Policepardéfaut" style:family="text">
      <style:text-properties style:font-name-complex="Times New Roman"/>
    </style:style>
    <style:style style:name="T1748" style:parent-style-name="Policepardéfaut" style:family="text">
      <style:text-properties style:font-name-complex="Times New Roman"/>
    </style:style>
    <style:style style:name="T1749" style:parent-style-name="Policepardéfaut" style:family="text">
      <style:text-properties style:font-name-complex="Times New Roman"/>
    </style:style>
    <style:style style:name="T1750" style:parent-style-name="Policepardéfaut" style:family="text">
      <style:text-properties style:font-name-complex="Times New Roman" fo:font-style="italic" style:font-style-asian="italic"/>
    </style:style>
    <style:style style:name="T1751" style:parent-style-name="Policepardéfaut" style:family="text">
      <style:text-properties style:font-name-complex="Times New Roman"/>
    </style:style>
    <style:style style:name="T1752" style:parent-style-name="Policepardéfaut" style:family="text">
      <style:text-properties style:font-name-complex="Times New Roman"/>
    </style:style>
    <style:style style:name="T1753" style:parent-style-name="Policepardéfaut" style:family="text">
      <style:text-properties style:font-name-complex="Times New Roman"/>
    </style:style>
    <style:style style:name="T1754" style:parent-style-name="Policepardéfaut" style:family="text">
      <style:text-properties style:font-name-complex="Times New Roman"/>
    </style:style>
    <style:style style:name="T1755" style:parent-style-name="Policepardéfaut" style:family="text">
      <style:text-properties style:font-name-complex="Times New Roman"/>
    </style:style>
    <style:style style:name="T1756" style:parent-style-name="Policepardéfaut" style:family="text">
      <style:text-properties style:font-name-complex="Times New Roman"/>
    </style:style>
    <style:style style:name="T1757" style:parent-style-name="Policepardéfaut" style:family="text">
      <style:text-properties style:font-name-complex="Times New Roman"/>
    </style:style>
    <style:style style:name="T1758" style:parent-style-name="Policepardéfaut" style:family="text">
      <style:text-properties fo:language="es" fo:country="ES"/>
    </style:style>
    <style:style style:name="T1759" style:parent-style-name="Policepardéfaut" style:family="text">
      <style:text-properties style:text-position="super 64.5%" fo:language="es" fo:country="ES"/>
    </style:style>
    <style:style style:name="T1760" style:parent-style-name="Policepardéfaut" style:family="text">
      <style:text-properties fo:language="es" fo:country="ES"/>
    </style:style>
    <style:style style:name="T1761" style:parent-style-name="Policepardéfaut" style:family="text">
      <style:text-properties fo:language="es" fo:country="ES"/>
    </style:style>
    <style:style style:name="T1762" style:parent-style-name="Policepardéfaut" style:family="text">
      <style:text-properties style:font-name-complex="Times New Roman"/>
    </style:style>
    <style:style style:name="T1763" style:parent-style-name="Policepardéfaut" style:family="text">
      <style:text-properties fo:language="es" fo:country="ES"/>
    </style:style>
    <style:style style:name="T1764" style:parent-style-name="Policepardéfaut" style:family="text">
      <style:text-properties style:text-position="super 66.6%" fo:language="es" fo:country="ES"/>
    </style:style>
    <style:style style:name="T1765" style:parent-style-name="Policepardéfaut" style:family="text">
      <style:text-properties fo:language="es" fo:country="ES"/>
    </style:style>
    <style:style style:name="T1766" style:parent-style-name="Policepardéfaut" style:family="text">
      <style:text-properties fo:language="es" fo:country="ES"/>
    </style:style>
    <style:style style:name="T1767" style:parent-style-name="Policepardéfaut" style:family="text">
      <style:text-properties fo:font-variant="small-caps"/>
    </style:style>
    <style:style style:name="T1768" style:parent-style-name="Policepardéfaut" style:family="text">
      <style:text-properties fo:language="es" fo:country="ES"/>
    </style:style>
    <style:style style:name="T1769" style:parent-style-name="Policepardéfaut" style:family="text">
      <style:text-properties style:text-position="super 65%" fo:language="es" fo:country="ES"/>
    </style:style>
    <style:style style:name="T1770" style:parent-style-name="Policepardéfaut" style:family="text">
      <style:text-properties fo:language="es" fo:country="ES"/>
    </style:style>
    <style:style style:name="T1771" style:parent-style-name="Policepardéfaut" style:family="text">
      <style:text-properties fo:language="es" fo:country="ES"/>
    </style:style>
    <style:style style:name="T1772" style:parent-style-name="Policepardéfaut" style:family="text">
      <style:text-properties style:font-name-complex="Times New Roman"/>
    </style:style>
    <style:style style:name="T1773" style:parent-style-name="Policepardéfaut" style:family="text">
      <style:text-properties style:font-name-complex="Times New Roman"/>
    </style:style>
    <style:style style:name="T1774" style:parent-style-name="Policepardéfaut" style:family="text">
      <style:text-properties style:font-name-complex="Times New Roman"/>
    </style:style>
    <style:style style:name="T1775" style:parent-style-name="Policepardéfaut" style:family="text">
      <style:text-properties style:font-name-complex="Times New Roman"/>
    </style:style>
    <style:style style:name="T1776" style:parent-style-name="Policepardéfaut" style:family="text">
      <style:text-properties style:font-name-complex="Times New Roman"/>
    </style:style>
    <style:style style:name="T1777" style:parent-style-name="Policepardéfaut" style:family="text">
      <style:text-properties style:font-name-complex="Times New Roman"/>
    </style:style>
    <style:style style:name="T1778" style:parent-style-name="Policepardéfaut" style:family="text">
      <style:text-properties style:font-name-complex="Times New Roman"/>
    </style:style>
    <style:style style:name="T1779" style:parent-style-name="Policepardéfaut" style:family="text">
      <style:text-properties style:font-name-complex="Times New Roman"/>
    </style:style>
    <style:style style:name="T1780" style:parent-style-name="Policepardéfaut" style:family="text">
      <style:text-properties style:font-name-complex="Times New Roman"/>
    </style:style>
    <style:style style:name="T1781" style:parent-style-name="Policepardéfaut" style:family="text">
      <style:text-properties style:font-name-complex="Times New Roman"/>
    </style:style>
    <style:style style:name="T1782" style:parent-style-name="Policepardéfaut" style:family="text">
      <style:text-properties style:font-name-complex="Times New Roman"/>
    </style:style>
    <style:style style:name="T1783" style:parent-style-name="Policepardéfaut" style:family="text">
      <style:text-properties style:font-name-complex="Times New Roman" fo:font-style="italic" style:font-style-asian="italic"/>
    </style:style>
    <style:style style:name="T1784" style:parent-style-name="Policepardéfaut" style:family="text">
      <style:text-properties style:font-name-complex="Times New Roman"/>
    </style:style>
    <style:style style:name="T1785" style:parent-style-name="Policepardéfaut" style:family="text">
      <style:text-properties style:font-name-complex="Times New Roman"/>
    </style:style>
    <style:style style:name="T1786" style:parent-style-name="Policepardéfaut" style:family="text">
      <style:text-properties style:font-name-complex="Times New Roman"/>
    </style:style>
    <style:style style:name="T1787" style:parent-style-name="Policepardéfaut" style:family="text">
      <style:text-properties style:font-name-complex="Times New Roman"/>
    </style:style>
    <style:style style:name="T1788" style:parent-style-name="Policepardéfaut" style:family="text">
      <style:text-properties style:font-name-complex="Times New Roman"/>
    </style:style>
    <style:style style:name="T1789" style:parent-style-name="Policepardéfaut" style:family="text">
      <style:text-properties fo:font-style="italic" style:font-style-asian="italic"/>
    </style:style>
    <style:style style:name="T1790" style:parent-style-name="Policepardéfaut" style:family="text">
      <style:text-properties fo:font-style="italic" style:font-style-asian="italic"/>
    </style:style>
    <style:style style:name="T1791" style:parent-style-name="Policepardéfaut" style:family="text">
      <style:text-properties fo:language="es" fo:country="ES"/>
    </style:style>
    <style:style style:name="T1792" style:parent-style-name="Policepardéfaut" style:family="text">
      <style:text-properties style:text-position="super 66.6%" fo:language="es" fo:country="ES"/>
    </style:style>
    <style:style style:name="T1793" style:parent-style-name="Policepardéfaut" style:family="text">
      <style:text-properties fo:language="es" fo:country="ES"/>
    </style:style>
    <style:style style:name="T1794" style:parent-style-name="Policepardéfaut" style:family="text">
      <style:text-properties fo:language="es" fo:country="ES"/>
    </style:style>
    <style:style style:name="T1795" style:parent-style-name="Policepardéfaut" style:family="text">
      <style:text-properties fo:font-variant="small-caps"/>
    </style:style>
    <style:style style:name="T1796" style:parent-style-name="Policepardéfaut" style:family="text">
      <style:text-properties fo:language="es" fo:country="ES"/>
    </style:style>
    <style:style style:name="T1797" style:parent-style-name="Policepardéfaut" style:family="text">
      <style:text-properties style:text-position="super 65%" fo:language="es" fo:country="ES"/>
    </style:style>
    <style:style style:name="T1798" style:parent-style-name="Policepardéfaut" style:family="text">
      <style:text-properties fo:language="es" fo:country="ES"/>
    </style:style>
    <style:style style:name="T1799" style:parent-style-name="Policepardéfaut" style:family="text">
      <style:text-properties fo:language="es" fo:country="ES"/>
    </style:style>
    <style:style style:name="T1800" style:parent-style-name="Policepardéfaut" style:family="text">
      <style:text-properties style:font-name-complex="Times New Roman"/>
    </style:style>
    <style:style style:name="T1801" style:parent-style-name="Policepardéfaut" style:family="text">
      <style:text-properties style:font-name-complex="Times New Roman"/>
    </style:style>
    <style:style style:name="T1802" style:parent-style-name="Policepardéfaut" style:family="text">
      <style:text-properties style:font-name-complex="Times New Roman"/>
    </style:style>
    <style:style style:name="T1803" style:parent-style-name="Policepardéfaut" style:family="text">
      <style:text-properties style:font-name-complex="Times New Roman"/>
    </style:style>
    <style:style style:name="T1804" style:parent-style-name="Policepardéfaut" style:family="text">
      <style:text-properties style:font-name-complex="Times New Roman"/>
    </style:style>
    <style:style style:name="T1805" style:parent-style-name="Policepardéfaut" style:family="text">
      <style:text-properties style:font-name-complex="Times New Roman"/>
    </style:style>
    <style:style style:name="T1806" style:parent-style-name="Policepardéfaut" style:family="text">
      <style:text-properties style:font-name-complex="Times New Roman"/>
    </style:style>
    <style:style style:name="T1807" style:parent-style-name="Policepardéfaut" style:family="text">
      <style:text-properties style:font-name-complex="Times New Roman"/>
    </style:style>
    <style:style style:name="T1808" style:parent-style-name="Policepardéfaut" style:family="text">
      <style:text-properties style:font-name-complex="Times New Roman"/>
    </style:style>
    <style:style style:name="T1809" style:parent-style-name="Policepardéfaut" style:family="text">
      <style:text-properties style:font-name-complex="Times New Roman"/>
    </style:style>
    <style:style style:name="T1810" style:parent-style-name="Policepardéfaut" style:family="text">
      <style:text-properties style:font-name-complex="Times New Roman"/>
    </style:style>
    <style:style style:name="T1811" style:parent-style-name="Policepardéfaut" style:family="text">
      <style:text-properties style:font-name-complex="Times New Roman"/>
    </style:style>
    <style:style style:name="T1812" style:parent-style-name="Policepardéfaut" style:family="text">
      <style:text-properties style:font-name-complex="Times New Roman"/>
    </style:style>
    <style:style style:name="T1813" style:parent-style-name="Policepardéfaut" style:family="text">
      <style:text-properties style:font-name-complex="Times New Roman"/>
    </style:style>
    <style:style style:name="T1814" style:parent-style-name="Policepardéfaut" style:family="text">
      <style:text-properties style:font-name-complex="Times New Roman"/>
    </style:style>
    <style:style style:name="T1815" style:parent-style-name="Policepardéfaut" style:family="text">
      <style:text-properties style:font-name-complex="Times New Roman"/>
    </style:style>
    <style:style style:name="T1816" style:parent-style-name="Policepardéfaut" style:family="text">
      <style:text-properties style:font-name-complex="Times New Roman"/>
    </style:style>
    <style:style style:name="T1817" style:parent-style-name="Policepardéfaut" style:family="text">
      <style:text-properties style:font-name-complex="Times New Roman"/>
    </style:style>
    <style:style style:name="T1818" style:parent-style-name="Policepardéfaut" style:family="text">
      <style:text-properties style:font-name-complex="Times New Roman"/>
    </style:style>
    <style:style style:name="T1819" style:parent-style-name="Policepardéfaut" style:family="text">
      <style:text-properties style:font-name-complex="Times New Roman"/>
    </style:style>
    <style:style style:name="T1820" style:parent-style-name="Policepardéfaut" style:family="text">
      <style:text-properties style:font-name-complex="Times New Roman"/>
    </style:style>
    <style:style style:name="T1821" style:parent-style-name="Policepardéfaut" style:family="text">
      <style:text-properties style:font-name-complex="Times New Roman"/>
    </style:style>
    <style:style style:name="T1822" style:parent-style-name="Policepardéfaut" style:family="text">
      <style:text-properties style:font-name-complex="Times New Roman"/>
    </style:style>
    <style:style style:name="T1823" style:parent-style-name="Policepardéfaut" style:family="text">
      <style:text-properties style:font-name-complex="Times New Roman"/>
    </style:style>
    <style:style style:name="T1824" style:parent-style-name="Policepardéfaut" style:family="text">
      <style:text-properties style:font-name-complex="Times New Roman"/>
    </style:style>
    <style:style style:name="T1825" style:parent-style-name="Policepardéfaut" style:family="text">
      <style:text-properties style:font-name-complex="Times New Roman"/>
    </style:style>
    <style:style style:name="T1826" style:parent-style-name="Policepardéfaut" style:family="text">
      <style:text-properties style:font-name-complex="Times New Roman"/>
    </style:style>
    <style:style style:name="T1827" style:parent-style-name="Policepardéfaut" style:family="text">
      <style:text-properties style:font-name-complex="Times New Roman"/>
    </style:style>
    <style:style style:name="T1828" style:parent-style-name="Policepardéfaut" style:family="text">
      <style:text-properties style:font-name-complex="Times New Roman"/>
    </style:style>
    <style:style style:name="T1829" style:parent-style-name="Policepardéfaut" style:family="text">
      <style:text-properties style:font-name-complex="Times New Roman"/>
    </style:style>
    <style:style style:name="T1830" style:parent-style-name="Policepardéfaut" style:family="text">
      <style:text-properties style:font-name-complex="Times New Roman"/>
    </style:style>
    <style:style style:name="T1831" style:parent-style-name="Policepardéfaut" style:family="text">
      <style:text-properties style:font-name-complex="Times New Roman"/>
    </style:style>
    <style:style style:name="T1832" style:parent-style-name="Policepardéfaut" style:family="text">
      <style:text-properties style:font-name-complex="Times New Roman"/>
    </style:style>
    <style:style style:name="T1833" style:parent-style-name="Policepardéfaut" style:family="text">
      <style:text-properties style:font-name-complex="Times New Roman"/>
    </style:style>
    <style:style style:name="T1834" style:parent-style-name="Policepardéfaut" style:family="text">
      <style:text-properties style:font-name-complex="Times New Roman"/>
    </style:style>
    <style:style style:name="T1835" style:parent-style-name="Policepardéfaut" style:family="text">
      <style:text-properties style:font-name-complex="Times New Roman"/>
    </style:style>
    <style:style style:name="T1836" style:parent-style-name="Policepardéfaut" style:family="text">
      <style:text-properties style:font-name-complex="Times New Roman"/>
    </style:style>
    <style:style style:name="T1837" style:parent-style-name="Policepardéfaut" style:family="text">
      <style:text-properties style:font-name-complex="Times New Roman"/>
    </style:style>
    <style:style style:name="T1838" style:parent-style-name="Policepardéfaut" style:family="text">
      <style:text-properties style:font-name-complex="Times New Roman"/>
    </style:style>
    <style:style style:name="T1839" style:parent-style-name="Policepardéfaut" style:family="text">
      <style:text-properties style:font-name-complex="Times New Roman"/>
    </style:style>
    <style:style style:name="T1840" style:parent-style-name="Policepardéfaut" style:family="text">
      <style:text-properties style:font-name-complex="Times New Roman" fo:font-style="italic" style:font-style-asian="italic"/>
    </style:style>
    <style:style style:name="T1841" style:parent-style-name="Policepardéfaut" style:family="text">
      <style:text-properties style:font-name-complex="Times New Roman"/>
    </style:style>
    <style:style style:name="T1842" style:parent-style-name="Policepardéfaut" style:family="text">
      <style:text-properties style:font-name-complex="Times New Roman"/>
    </style:style>
    <style:style style:name="P1843" style:parent-style-name="Corpsdetexte" style:family="paragraph">
      <style:text-properties style:font-name-complex="Times New Roman"/>
    </style:style>
    <style:style style:name="T1844" style:parent-style-name="Policepardéfaut" style:family="text">
      <style:text-properties fo:font-style="italic" style:font-style-asian="italic"/>
    </style:style>
    <style:style style:name="T1845" style:parent-style-name="Policepardéfaut" style:family="text">
      <style:text-properties fo:font-style="italic" style:font-style-asian="italic"/>
    </style:style>
    <style:style style:name="P1846" style:parent-style-name="Corpsdetexte" style:family="paragraph">
      <style:text-properties style:font-name-complex="Times New Roman"/>
    </style:style>
    <style:style style:name="T1847" style:parent-style-name="Policepardéfaut" style:family="text">
      <style:text-properties style:text-position="super 64.5%"/>
    </style:style>
    <style:style style:name="T1848" style:parent-style-name="Policepardéfaut" style:family="text">
      <style:text-properties fo:font-style="italic" style:font-style-asian="italic"/>
    </style:style>
    <style:style style:name="T1849" style:parent-style-name="Policepardéfaut" style:family="text">
      <style:text-properties fo:font-style="italic" style:font-style-asian="italic"/>
    </style:style>
    <style:style style:name="T1850" style:parent-style-name="Policepardéfaut" style:family="text">
      <style:text-properties style:text-position="super 66.6%"/>
    </style:style>
    <style:style style:name="T1851" style:parent-style-name="Policepardéfaut" style:family="text">
      <style:text-properties fo:font-variant="small-caps"/>
    </style:style>
    <style:style style:name="T1852" style:parent-style-name="Policepardéfaut" style:family="text">
      <style:text-properties style:text-position="super 65%"/>
    </style:style>
    <style:style style:name="T1853" style:parent-style-name="Policepardéfaut" style:family="text">
      <style:text-properties style:font-name-complex="Times New Roman"/>
    </style:style>
    <style:style style:name="T1854" style:parent-style-name="Policepardéfaut" style:family="text">
      <style:text-properties style:font-name-complex="Times New Roman"/>
    </style:style>
    <style:style style:name="T1855" style:parent-style-name="Policepardéfaut" style:family="text">
      <style:text-properties style:font-name-complex="Times New Roman"/>
    </style:style>
    <style:style style:name="T1856" style:parent-style-name="Policepardéfaut" style:family="text">
      <style:text-properties style:font-name-complex="Times New Roman" fo:font-weight="bold" style:font-weight-asian="bold"/>
    </style:style>
    <style:style style:name="T1857" style:parent-style-name="Policepardéfaut" style:family="text">
      <style:text-properties style:font-name-complex="Times New Roman"/>
    </style:style>
    <style:style style:name="T1858" style:parent-style-name="Policepardéfaut" style:family="text">
      <style:text-properties style:font-name-complex="Times New Roman" fo:font-style="italic" style:font-style-asian="italic"/>
    </style:style>
    <style:style style:name="T1859" style:parent-style-name="Policepardéfaut" style:family="text">
      <style:text-properties style:font-name-complex="Times New Roman"/>
    </style:style>
    <style:style style:name="T1860" style:parent-style-name="Policepardéfaut" style:family="text">
      <style:text-properties style:font-name-complex="Times New Roman"/>
    </style:style>
    <style:style style:name="T1861" style:parent-style-name="Policepardéfaut" style:family="text">
      <style:text-properties style:font-name-complex="Times New Roman"/>
    </style:style>
    <style:style style:name="T1862" style:parent-style-name="Policepardéfaut" style:family="text">
      <style:text-properties style:font-name-complex="Times New Roman"/>
    </style:style>
    <style:style style:name="T1863" style:parent-style-name="Policepardéfaut" style:family="text">
      <style:text-properties style:font-name-complex="Times New Roman"/>
    </style:style>
    <style:style style:name="T1864" style:parent-style-name="Policepardéfaut" style:family="text">
      <style:text-properties style:font-name-complex="Times New Roman"/>
    </style:style>
    <style:style style:name="T1865" style:parent-style-name="Policepardéfaut" style:family="text">
      <style:text-properties style:font-name-complex="Times New Roman"/>
    </style:style>
    <style:style style:name="T1866" style:parent-style-name="Policepardéfaut" style:family="text">
      <style:text-properties style:font-name-complex="Times New Roman"/>
    </style:style>
    <style:style style:name="T1867" style:parent-style-name="Policepardéfaut" style:family="text">
      <style:text-properties style:font-name-complex="Times New Roman"/>
    </style:style>
    <style:style style:name="T1868" style:parent-style-name="Policepardéfaut" style:family="text">
      <style:text-properties style:font-name-complex="Times New Roman"/>
    </style:style>
    <style:style style:name="T1869" style:parent-style-name="Policepardéfaut" style:family="text">
      <style:text-properties style:font-name-complex="Times New Roman"/>
    </style:style>
    <style:style style:name="T1870" style:parent-style-name="Policepardéfaut" style:family="text">
      <style:text-properties style:font-name-complex="Times New Roman"/>
    </style:style>
    <style:style style:name="T1871" style:parent-style-name="Policepardéfaut" style:family="text">
      <style:text-properties style:font-name-complex="Times New Roman"/>
    </style:style>
    <style:style style:name="T1872" style:parent-style-name="Policepardéfaut" style:family="text">
      <style:text-properties style:font-name-complex="Times New Roman"/>
    </style:style>
    <style:style style:name="T1873" style:parent-style-name="Policepardéfaut" style:family="text">
      <style:text-properties style:font-name-complex="Times New Roman"/>
    </style:style>
    <style:style style:name="T1874" style:parent-style-name="Policepardéfaut" style:family="text">
      <style:text-properties style:font-name-complex="Times New Roman"/>
    </style:style>
    <style:style style:name="T1875" style:parent-style-name="Policepardéfaut" style:family="text">
      <style:text-properties style:font-name-complex="Times New Roman"/>
    </style:style>
    <style:style style:name="T1876" style:parent-style-name="Policepardéfaut" style:family="text">
      <style:text-properties style:font-name-complex="Times New Roman"/>
    </style:style>
    <style:style style:name="T1877" style:parent-style-name="Policepardéfaut" style:family="text">
      <style:text-properties style:font-name-complex="Times New Roman"/>
    </style:style>
    <style:style style:name="T1878" style:parent-style-name="Policepardéfaut" style:family="text">
      <style:text-properties style:font-name-complex="Times New Roman"/>
    </style:style>
    <style:style style:name="T1879" style:parent-style-name="Policepardéfaut" style:family="text">
      <style:text-properties style:font-name-complex="Times New Roman"/>
    </style:style>
    <style:style style:name="T1880" style:parent-style-name="Policepardéfaut" style:family="text">
      <style:text-properties style:font-name-complex="Times New Roman"/>
    </style:style>
    <style:style style:name="T1881" style:parent-style-name="Policepardéfaut" style:family="text">
      <style:text-properties style:font-name-complex="Times New Roman"/>
    </style:style>
    <style:style style:name="T1882" style:parent-style-name="Policepardéfaut" style:family="text">
      <style:text-properties style:font-name-complex="Times New Roman"/>
    </style:style>
    <style:style style:name="T1883" style:parent-style-name="Policepardéfaut" style:family="text">
      <style:text-properties style:font-name-complex="Times New Roman"/>
    </style:style>
    <style:style style:name="T1884" style:parent-style-name="Policepardéfaut" style:family="text">
      <style:text-properties style:font-name-complex="Times New Roman"/>
    </style:style>
    <style:style style:name="T1885" style:parent-style-name="Policepardéfaut" style:family="text">
      <style:text-properties style:font-name-complex="Times New Roman"/>
    </style:style>
    <style:style style:name="T1886" style:parent-style-name="Policepardéfaut" style:family="text">
      <style:text-properties style:text-position="super 64.5%"/>
    </style:style>
    <style:style style:name="T1887" style:parent-style-name="Policepardéfaut" style:family="text">
      <style:text-properties style:text-position="super 66.6%"/>
    </style:style>
    <style:style style:name="T1888" style:parent-style-name="Policepardéfaut" style:family="text">
      <style:text-properties fo:font-variant="small-caps"/>
    </style:style>
    <style:style style:name="T1889" style:parent-style-name="Policepardéfaut" style:family="text">
      <style:text-properties style:text-position="super 65%"/>
    </style:style>
    <style:style style:name="T1890" style:parent-style-name="Policepardéfaut" style:family="text">
      <style:text-properties fo:font-style="italic" style:font-style-asian="italic"/>
    </style:style>
    <style:style style:name="T1891" style:parent-style-name="Policepardéfaut" style:family="text">
      <style:text-properties fo:font-style="italic" style:font-style-asian="italic"/>
    </style:style>
    <style:style style:name="T1892" style:parent-style-name="Policepardéfaut" style:family="text">
      <style:text-properties style:text-position="super 66.6%"/>
    </style:style>
    <style:style style:name="T1893" style:parent-style-name="Policepardéfaut" style:family="text">
      <style:text-properties style:font-name-complex="Times New Roman"/>
    </style:style>
    <style:style style:name="T1894" style:parent-style-name="Policepardéfaut" style:family="text">
      <style:text-properties style:font-name-complex="Times New Roman"/>
    </style:style>
    <style:style style:name="T1895" style:parent-style-name="Policepardéfaut" style:family="text">
      <style:text-properties style:font-name-complex="Times New Roman"/>
    </style:style>
    <style:style style:name="T1896" style:parent-style-name="Policepardéfaut" style:family="text">
      <style:text-properties style:font-name-complex="Times New Roman"/>
    </style:style>
    <style:style style:name="T1897" style:parent-style-name="Policepardéfaut" style:family="text">
      <style:text-properties style:font-name-complex="Times New Roman"/>
    </style:style>
    <style:style style:name="T1898" style:parent-style-name="Policepardéfaut" style:family="text">
      <style:text-properties style:font-name-complex="Times New Roman"/>
    </style:style>
    <style:style style:name="T1899" style:parent-style-name="Policepardéfaut" style:family="text">
      <style:text-properties style:font-name-complex="Times New Roman"/>
    </style:style>
    <style:style style:name="T1900" style:parent-style-name="Policepardéfaut" style:family="text">
      <style:text-properties style:font-name-complex="Times New Roman"/>
    </style:style>
    <style:style style:name="T1901" style:parent-style-name="Policepardéfaut" style:family="text">
      <style:text-properties style:font-name-complex="Times New Roman" fo:font-style="italic" style:font-style-asian="italic"/>
    </style:style>
    <style:style style:name="T1902" style:parent-style-name="Policepardéfaut" style:family="text">
      <style:text-properties style:font-name-complex="Times New Roman" fo:font-style="italic" style:font-style-asian="italic"/>
    </style:style>
    <style:style style:name="T1903" style:parent-style-name="Policepardéfaut" style:family="text">
      <style:text-properties style:font-name-complex="Times New Roman" fo:font-style="italic" style:font-style-asian="italic"/>
    </style:style>
    <style:style style:name="T1904" style:parent-style-name="Policepardéfaut" style:family="text">
      <style:text-properties style:font-name-complex="Times New Roman"/>
    </style:style>
    <style:style style:name="T1905" style:parent-style-name="Policepardéfaut" style:family="text">
      <style:text-properties style:font-name-complex="Times New Roman"/>
    </style:style>
    <style:style style:name="T1906" style:parent-style-name="Policepardéfaut" style:family="text">
      <style:text-properties style:font-name-complex="Times New Roman"/>
    </style:style>
    <style:style style:name="T1907" style:parent-style-name="Policepardéfaut" style:family="text">
      <style:text-properties style:font-name-complex="Times New Roman"/>
    </style:style>
    <style:style style:name="T1908" style:parent-style-name="Policepardéfaut" style:family="text">
      <style:text-properties style:font-name-complex="Times New Roman"/>
    </style:style>
    <style:style style:name="T1909" style:parent-style-name="Policepardéfaut" style:family="text">
      <style:text-properties style:font-name-complex="Times New Roman"/>
    </style:style>
    <style:style style:name="T1910" style:parent-style-name="Policepardéfaut" style:family="text">
      <style:text-properties style:font-name-complex="Times New Roman"/>
    </style:style>
    <style:style style:name="T1911" style:parent-style-name="Policepardéfaut" style:family="text">
      <style:text-properties style:font-name-complex="Times New Roman"/>
    </style:style>
    <style:style style:name="T1912" style:parent-style-name="Policepardéfaut" style:family="text">
      <style:text-properties style:font-name-complex="Times New Roman"/>
    </style:style>
    <style:style style:name="T1913" style:parent-style-name="Policepardéfaut" style:family="text">
      <style:text-properties style:font-name-complex="Times New Roman"/>
    </style:style>
    <style:style style:name="T1914" style:parent-style-name="Policepardéfaut" style:family="text">
      <style:text-properties style:font-name-complex="Times New Roman"/>
    </style:style>
    <style:style style:name="T1915" style:parent-style-name="Policepardéfaut" style:family="text">
      <style:text-properties style:font-name-complex="Times New Roman"/>
    </style:style>
    <style:style style:name="T1916" style:parent-style-name="Policepardéfaut" style:family="text">
      <style:text-properties style:font-name-complex="Times New Roman"/>
    </style:style>
    <style:style style:name="T1917" style:parent-style-name="Policepardéfaut" style:family="text">
      <style:text-properties style:font-name-complex="Times New Roman"/>
    </style:style>
    <style:style style:name="T1918" style:parent-style-name="Policepardéfaut" style:family="text">
      <style:text-properties style:font-name-complex="Times New Roman"/>
    </style:style>
    <style:style style:name="T1919" style:parent-style-name="Policepardéfaut" style:family="text">
      <style:text-properties style:font-name-complex="Times New Roman"/>
    </style:style>
    <style:style style:name="T1920" style:parent-style-name="Policepardéfaut" style:family="text">
      <style:text-properties style:font-name-complex="Times New Roman"/>
    </style:style>
    <style:style style:name="T1921" style:parent-style-name="Policepardéfaut" style:family="text">
      <style:text-properties style:font-name-complex="Times New Roman"/>
    </style:style>
    <style:style style:name="T1922" style:parent-style-name="Policepardéfaut" style:family="text">
      <style:text-properties style:font-name-complex="Times New Roman"/>
    </style:style>
    <style:style style:name="T1923" style:parent-style-name="Policepardéfaut" style:family="text">
      <style:text-properties style:font-name-complex="Times New Roman"/>
    </style:style>
    <style:style style:name="T1924" style:parent-style-name="Policepardéfaut" style:family="text">
      <style:text-properties style:font-name-complex="Times New Roman"/>
    </style:style>
    <style:style style:name="T1925" style:parent-style-name="Policepardéfaut" style:family="text">
      <style:text-properties style:font-name-complex="Times New Roman"/>
    </style:style>
    <style:style style:name="T1926" style:parent-style-name="Policepardéfaut" style:family="text">
      <style:text-properties style:font-name-complex="Times New Roman"/>
    </style:style>
    <style:style style:name="T1927" style:parent-style-name="Policepardéfaut" style:family="text">
      <style:text-properties style:font-name-complex="Times New Roman"/>
    </style:style>
    <style:style style:name="T1928" style:parent-style-name="Policepardéfaut" style:family="text">
      <style:text-properties style:font-name-complex="Times New Roman"/>
    </style:style>
    <style:style style:name="T1929" style:parent-style-name="Policepardéfaut" style:family="text">
      <style:text-properties style:font-name-complex="Times New Roman"/>
    </style:style>
    <style:style style:name="T1930" style:parent-style-name="Policepardéfaut" style:family="text">
      <style:text-properties style:font-name-complex="Times New Roman"/>
    </style:style>
    <style:style style:name="T1931" style:parent-style-name="Policepardéfaut" style:family="text">
      <style:text-properties style:font-name-complex="Times New Roman"/>
    </style:style>
    <style:style style:name="T1932" style:parent-style-name="Policepardéfaut" style:family="text">
      <style:text-properties style:font-name-complex="Times New Roman"/>
    </style:style>
    <style:style style:name="T1933" style:parent-style-name="Policepardéfaut" style:family="text">
      <style:text-properties style:font-name-complex="Times New Roman"/>
    </style:style>
    <style:style style:name="T1934" style:parent-style-name="Policepardéfaut" style:family="text">
      <style:text-properties style:font-name-complex="Times New Roman"/>
    </style:style>
    <style:style style:name="T1935" style:parent-style-name="Policepardéfaut" style:family="text">
      <style:text-properties style:font-name-complex="Times New Roman"/>
    </style:style>
    <style:style style:name="T1936" style:parent-style-name="Policepardéfaut" style:family="text">
      <style:text-properties style:font-name-complex="Times New Roman"/>
    </style:style>
    <style:style style:name="T1937" style:parent-style-name="Policepardéfaut" style:family="text">
      <style:text-properties style:font-name-complex="Times New Roman"/>
    </style:style>
    <style:style style:name="T1938" style:parent-style-name="Policepardéfaut" style:family="text">
      <style:text-properties style:font-name-complex="Times New Roman"/>
    </style:style>
    <style:style style:name="T1939" style:parent-style-name="Policepardéfaut" style:family="text">
      <style:text-properties style:font-name-complex="Times New Roman"/>
    </style:style>
    <style:style style:name="T1940" style:parent-style-name="Policepardéfaut" style:family="text">
      <style:text-properties style:font-name-complex="Times New Roman"/>
    </style:style>
    <style:style style:name="T1941" style:parent-style-name="Policepardéfaut" style:family="text">
      <style:text-properties style:font-name-complex="Times New Roman"/>
    </style:style>
    <style:style style:name="T1942" style:parent-style-name="Policepardéfaut" style:family="text">
      <style:text-properties style:font-name-complex="Times New Roman"/>
    </style:style>
    <style:style style:name="T1943" style:parent-style-name="Policepardéfaut" style:family="text">
      <style:text-properties style:font-name-complex="Times New Roman"/>
    </style:style>
    <style:style style:name="T1944" style:parent-style-name="Policepardéfaut" style:family="text">
      <style:text-properties style:font-name-complex="Times New Roman"/>
    </style:style>
    <style:style style:name="T1945" style:parent-style-name="Policepardéfaut" style:family="text">
      <style:text-properties style:font-name-complex="Times New Roman"/>
    </style:style>
    <style:style style:name="T1946" style:parent-style-name="Policepardéfaut" style:family="text">
      <style:text-properties style:font-name-complex="Times New Roman"/>
    </style:style>
    <style:style style:name="T1947" style:parent-style-name="Policepardéfaut" style:family="text">
      <style:text-properties style:font-name-complex="Times New Roman"/>
    </style:style>
    <style:style style:name="T1948" style:parent-style-name="Policepardéfaut" style:family="text">
      <style:text-properties style:font-name-complex="Times New Roman"/>
    </style:style>
    <style:style style:name="T1949" style:parent-style-name="Policepardéfaut" style:family="text">
      <style:text-properties style:font-name-complex="Times New Roman"/>
    </style:style>
    <style:style style:name="T1950" style:parent-style-name="Policepardéfaut" style:family="text">
      <style:text-properties style:font-name-complex="Times New Roman"/>
    </style:style>
    <style:style style:name="T1951" style:parent-style-name="Policepardéfaut" style:family="text">
      <style:text-properties style:font-name-complex="Times New Roman"/>
    </style:style>
    <style:style style:name="T1952" style:parent-style-name="Policepardéfaut" style:family="text">
      <style:text-properties style:font-name-complex="Times New Roman"/>
    </style:style>
    <style:style style:name="T1953" style:parent-style-name="Policepardéfaut" style:family="text">
      <style:text-properties style:font-name-complex="Times New Roman"/>
    </style:style>
    <style:style style:name="T1954" style:parent-style-name="Policepardéfaut" style:family="text">
      <style:text-properties style:font-name-complex="Times New Roman"/>
    </style:style>
    <style:style style:name="T1955" style:parent-style-name="Policepardéfaut" style:family="text">
      <style:text-properties style:font-name-complex="Times New Roman"/>
    </style:style>
    <style:style style:name="T1956" style:parent-style-name="Policepardéfaut" style:family="text">
      <style:text-properties style:font-name-complex="Times New Roman"/>
    </style:style>
    <style:style style:name="T1957" style:parent-style-name="Policepardéfaut" style:family="text">
      <style:text-properties style:font-name-complex="Times New Roman"/>
    </style:style>
    <style:style style:name="T1958" style:parent-style-name="Policepardéfaut" style:family="text">
      <style:text-properties style:font-name-complex="Times New Roman"/>
    </style:style>
    <style:style style:name="T1959" style:parent-style-name="Policepardéfaut" style:family="text">
      <style:text-properties style:font-name-complex="Times New Roman"/>
    </style:style>
    <style:style style:name="T1960" style:parent-style-name="Policepardéfaut" style:family="text">
      <style:text-properties style:font-name-complex="Times New Roman"/>
    </style:style>
    <style:style style:name="T1961" style:parent-style-name="Policepardéfaut" style:family="text">
      <style:text-properties style:font-name-complex="Times New Roman"/>
    </style:style>
    <style:style style:name="T1962" style:parent-style-name="Policepardéfaut" style:family="text">
      <style:text-properties style:font-name-complex="Times New Roman"/>
    </style:style>
    <style:style style:name="T1963" style:parent-style-name="Policepardéfaut" style:family="text">
      <style:text-properties style:font-name-complex="Times New Roman"/>
    </style:style>
    <style:style style:name="T1964" style:parent-style-name="Policepardéfaut" style:family="text">
      <style:text-properties style:font-name-complex="Times New Roman"/>
    </style:style>
    <style:style style:name="T1965" style:parent-style-name="Policepardéfaut" style:family="text">
      <style:text-properties style:font-name-complex="Times New Roman"/>
    </style:style>
    <style:style style:name="T1966" style:parent-style-name="Policepardéfaut" style:family="text">
      <style:text-properties style:font-name-complex="Times New Roman"/>
    </style:style>
    <style:style style:name="T1967" style:parent-style-name="Policepardéfaut" style:family="text">
      <style:text-properties style:font-name-complex="Times New Roman"/>
    </style:style>
    <style:style style:name="T1968" style:parent-style-name="Policepardéfaut" style:family="text">
      <style:text-properties style:font-name-complex="Times New Roman"/>
    </style:style>
    <style:style style:name="T1969" style:parent-style-name="Policepardéfaut" style:family="text">
      <style:text-properties style:font-name-complex="Times New Roman"/>
    </style:style>
    <style:style style:name="T1970" style:parent-style-name="Policepardéfaut" style:family="text">
      <style:text-properties style:font-name-complex="Times New Roman"/>
    </style:style>
    <style:style style:name="T1971" style:parent-style-name="Policepardéfaut" style:family="text">
      <style:text-properties style:font-name-complex="Times New Roman"/>
    </style:style>
    <style:style style:name="T1972" style:parent-style-name="Policepardéfaut" style:family="text">
      <style:text-properties style:font-name-complex="Times New Roman"/>
    </style:style>
    <style:style style:name="T1973" style:parent-style-name="Policepardéfaut" style:family="text">
      <style:text-properties style:font-name-complex="Times New Roman"/>
    </style:style>
    <style:style style:name="T1974" style:parent-style-name="Policepardéfaut" style:family="text">
      <style:text-properties style:font-name-complex="Times New Roman"/>
    </style:style>
    <style:style style:name="T1975" style:parent-style-name="Policepardéfaut" style:family="text">
      <style:text-properties style:font-name-complex="Times New Roman"/>
    </style:style>
    <style:style style:name="T1976" style:parent-style-name="Policepardéfaut" style:family="text">
      <style:text-properties style:font-name-complex="Times New Roman"/>
    </style:style>
    <style:style style:name="T1977" style:parent-style-name="Policepardéfaut" style:family="text">
      <style:text-properties style:font-name-complex="Times New Roman"/>
    </style:style>
    <style:style style:name="T1978" style:parent-style-name="Policepardéfaut" style:family="text">
      <style:text-properties style:font-name-complex="Times New Roman"/>
    </style:style>
    <style:style style:name="T1979" style:parent-style-name="Policepardéfaut" style:family="text">
      <style:text-properties style:font-name-complex="Times New Roman"/>
    </style:style>
    <style:style style:name="T1980" style:parent-style-name="Policepardéfaut" style:family="text">
      <style:text-properties style:font-name-complex="Times New Roman"/>
    </style:style>
    <style:style style:name="T1981" style:parent-style-name="Policepardéfaut" style:family="text">
      <style:text-properties style:font-name-complex="Times New Roman"/>
    </style:style>
    <style:style style:name="T1982" style:parent-style-name="Policepardéfaut" style:family="text">
      <style:text-properties style:font-name-complex="Times New Roman"/>
    </style:style>
    <style:style style:name="T1983" style:parent-style-name="Policepardéfaut" style:family="text">
      <style:text-properties style:font-name-complex="Times New Roman"/>
    </style:style>
    <style:style style:name="T1984" style:parent-style-name="Policepardéfaut" style:family="text">
      <style:text-properties style:font-name-complex="Times New Roman"/>
    </style:style>
    <style:style style:name="T1985" style:parent-style-name="Policepardéfaut" style:family="text">
      <style:text-properties style:font-name-complex="Times New Roman"/>
    </style:style>
    <style:style style:name="T1986" style:parent-style-name="Policepardéfaut" style:family="text">
      <style:text-properties style:font-name-complex="Times New Roman"/>
    </style:style>
    <style:style style:name="T1987" style:parent-style-name="Policepardéfaut" style:family="text">
      <style:text-properties style:font-name-complex="Times New Roman"/>
    </style:style>
    <style:style style:name="T1988" style:parent-style-name="Policepardéfaut" style:family="text">
      <style:text-properties style:font-name-complex="Times New Roman"/>
    </style:style>
    <style:style style:name="T1989" style:parent-style-name="Policepardéfaut" style:family="text">
      <style:text-properties style:font-name-complex="Times New Roman"/>
    </style:style>
    <style:style style:name="T1990" style:parent-style-name="Policepardéfaut" style:family="text">
      <style:text-properties style:font-name-complex="Times New Roman"/>
    </style:style>
    <style:style style:name="T1991" style:parent-style-name="Policepardéfaut" style:family="text">
      <style:text-properties style:font-name-complex="Times New Roman"/>
    </style:style>
    <style:style style:name="T1992" style:parent-style-name="Policepardéfaut" style:family="text">
      <style:text-properties style:font-name-complex="Times New Roman"/>
    </style:style>
    <style:style style:name="T1993" style:parent-style-name="Policepardéfaut" style:family="text">
      <style:text-properties style:font-name-complex="Times New Roman"/>
    </style:style>
    <style:style style:name="T1994" style:parent-style-name="Policepardéfaut" style:family="text">
      <style:text-properties style:font-name-complex="Times New Roman"/>
    </style:style>
    <style:style style:name="T1995" style:parent-style-name="Policepardéfaut" style:family="text">
      <style:text-properties style:font-name-complex="Times New Roman"/>
    </style:style>
    <style:style style:name="T1996" style:parent-style-name="Policepardéfaut" style:family="text">
      <style:text-properties style:font-name-complex="Times New Roman"/>
    </style:style>
    <style:style style:name="T1997" style:parent-style-name="Policepardéfaut" style:family="text">
      <style:text-properties style:font-name-complex="Times New Roman"/>
    </style:style>
    <style:style style:name="T1998" style:parent-style-name="Policepardéfaut" style:family="text">
      <style:text-properties style:font-name-complex="Times New Roman"/>
    </style:style>
    <style:style style:name="T1999" style:parent-style-name="Policepardéfaut" style:family="text">
      <style:text-properties style:font-name-complex="Times New Roman"/>
    </style:style>
    <style:style style:name="T2000" style:parent-style-name="Policepardéfaut" style:family="text">
      <style:text-properties style:font-name-complex="Times New Roman"/>
    </style:style>
    <style:style style:name="T2001" style:parent-style-name="Policepardéfaut" style:family="text">
      <style:text-properties style:font-name-complex="Times New Roman"/>
    </style:style>
    <style:style style:name="T2002" style:parent-style-name="Policepardéfaut" style:family="text">
      <style:text-properties style:font-name-complex="Times New Roman"/>
    </style:style>
    <style:style style:name="T2003" style:parent-style-name="Policepardéfaut" style:family="text">
      <style:text-properties style:font-name-complex="Times New Roman"/>
    </style:style>
    <style:style style:name="T2004" style:parent-style-name="Policepardéfaut" style:family="text">
      <style:text-properties style:font-name-complex="Times New Roman"/>
    </style:style>
    <style:style style:name="T2005" style:parent-style-name="Policepardéfaut" style:family="text">
      <style:text-properties style:font-name-complex="Times New Roman"/>
    </style:style>
    <style:style style:name="T2006" style:parent-style-name="Policepardéfaut" style:family="text">
      <style:text-properties style:font-name-complex="Times New Roman"/>
    </style:style>
    <style:style style:name="T2007" style:parent-style-name="Policepardéfaut" style:family="text">
      <style:text-properties style:font-name-complex="Times New Roman"/>
    </style:style>
    <style:style style:name="T2008" style:parent-style-name="Policepardéfaut" style:family="text">
      <style:text-properties style:font-name-complex="Times New Roman"/>
    </style:style>
    <style:style style:name="T2009" style:parent-style-name="Policepardéfaut" style:family="text">
      <style:text-properties style:font-name-complex="Times New Roman"/>
    </style:style>
    <style:style style:name="T2010" style:parent-style-name="Policepardéfaut" style:family="text">
      <style:text-properties style:font-name-complex="Times New Roman"/>
    </style:style>
    <style:style style:name="T2011" style:parent-style-name="Policepardéfaut" style:family="text">
      <style:text-properties style:font-name-complex="Times New Roman"/>
    </style:style>
    <style:style style:name="T2012" style:parent-style-name="Policepardéfaut" style:family="text">
      <style:text-properties style:font-name-complex="Times New Roman"/>
    </style:style>
    <style:style style:name="T2013" style:parent-style-name="Policepardéfaut" style:family="text">
      <style:text-properties style:font-name-complex="Times New Roman"/>
    </style:style>
    <style:style style:name="T2014" style:parent-style-name="Policepardéfaut" style:family="text">
      <style:text-properties style:font-name-complex="Times New Roman"/>
    </style:style>
    <style:style style:name="T2015" style:parent-style-name="Policepardéfaut" style:family="text">
      <style:text-properties style:font-name-complex="Times New Roman"/>
    </style:style>
    <style:style style:name="T2016" style:parent-style-name="Policepardéfaut" style:family="text">
      <style:text-properties style:font-name-complex="Times New Roman"/>
    </style:style>
    <style:style style:name="T2017" style:parent-style-name="Policepardéfaut" style:family="text">
      <style:text-properties style:font-name-complex="Times New Roman"/>
    </style:style>
    <style:style style:name="T2018" style:parent-style-name="Policepardéfaut" style:family="text">
      <style:text-properties style:font-name-complex="Times New Roman"/>
    </style:style>
    <style:style style:name="T2019" style:parent-style-name="Policepardéfaut" style:family="text">
      <style:text-properties style:font-name-complex="Times New Roman"/>
    </style:style>
    <style:style style:name="T2020" style:parent-style-name="Policepardéfaut" style:family="text">
      <style:text-properties style:font-name-complex="Times New Roman"/>
    </style:style>
    <style:style style:name="T2021" style:parent-style-name="Policepardéfaut" style:family="text">
      <style:text-properties style:font-name-complex="Times New Roman"/>
    </style:style>
    <style:style style:name="T2022" style:parent-style-name="Policepardéfaut" style:family="text">
      <style:text-properties style:font-name-complex="Times New Roman"/>
    </style:style>
    <style:style style:name="T2023" style:parent-style-name="Policepardéfaut" style:family="text">
      <style:text-properties style:font-name-complex="Times New Roman"/>
    </style:style>
    <style:style style:name="T2024" style:parent-style-name="Policepardéfaut" style:family="text">
      <style:text-properties style:font-name-complex="Times New Roman"/>
    </style:style>
    <style:style style:name="T2025" style:parent-style-name="Policepardéfaut" style:family="text">
      <style:text-properties style:font-name-complex="Times New Roman"/>
    </style:style>
    <style:style style:name="T2026" style:parent-style-name="Policepardéfaut" style:family="text">
      <style:text-properties style:font-name-complex="Times New Roman"/>
    </style:style>
    <style:style style:name="T2027" style:parent-style-name="Policepardéfaut" style:family="text">
      <style:text-properties style:font-name-complex="Times New Roman"/>
    </style:style>
    <style:style style:name="T2028" style:parent-style-name="Policepardéfaut" style:family="text">
      <style:text-properties style:font-name-complex="Times New Roman"/>
    </style:style>
    <style:style style:name="T2029" style:parent-style-name="Policepardéfaut" style:family="text">
      <style:text-properties style:font-name-complex="Times New Roman"/>
    </style:style>
    <style:style style:name="T2030" style:parent-style-name="Policepardéfaut" style:family="text">
      <style:text-properties style:font-name-complex="Times New Roman"/>
    </style:style>
    <style:style style:name="T2031" style:parent-style-name="Policepardéfaut" style:family="text">
      <style:text-properties style:font-name-complex="Times New Roman"/>
    </style:style>
    <style:style style:name="T2032" style:parent-style-name="Policepardéfaut" style:family="text">
      <style:text-properties style:font-name-complex="Times New Roman"/>
    </style:style>
    <style:style style:name="T2033" style:parent-style-name="Policepardéfaut" style:family="text">
      <style:text-properties style:font-name-complex="Times New Roman"/>
    </style:style>
    <style:style style:name="T2034" style:parent-style-name="Policepardéfaut" style:family="text">
      <style:text-properties style:font-name-complex="Times New Roman"/>
    </style:style>
    <style:style style:name="T2035" style:parent-style-name="Policepardéfaut" style:family="text">
      <style:text-properties style:font-name-complex="Times New Roman"/>
    </style:style>
    <style:style style:name="T2036" style:parent-style-name="Policepardéfaut" style:family="text">
      <style:text-properties style:font-name-complex="Times New Roman"/>
    </style:style>
    <style:style style:name="T2037" style:parent-style-name="Policepardéfaut" style:family="text">
      <style:text-properties style:font-name-complex="Times New Roman"/>
    </style:style>
    <style:style style:name="T2038" style:parent-style-name="Policepardéfaut" style:family="text">
      <style:text-properties style:font-name-complex="Times New Roman"/>
    </style:style>
    <style:style style:name="T2039" style:parent-style-name="Policepardéfaut" style:family="text">
      <style:text-properties style:font-name-complex="Times New Roman"/>
    </style:style>
    <style:style style:name="T2040" style:parent-style-name="Policepardéfaut" style:family="text">
      <style:text-properties style:font-name-complex="Times New Roman"/>
    </style:style>
    <style:style style:name="T2041" style:parent-style-name="Policepardéfaut" style:family="text">
      <style:text-properties style:font-name-complex="Times New Roman"/>
    </style:style>
    <style:style style:name="T2042" style:parent-style-name="Policepardéfaut" style:family="text">
      <style:text-properties style:font-name-complex="Times New Roman"/>
    </style:style>
    <style:style style:name="T2043" style:parent-style-name="Policepardéfaut" style:family="text">
      <style:text-properties style:font-name-complex="Times New Roman"/>
    </style:style>
    <style:style style:name="T2044" style:parent-style-name="Policepardéfaut" style:family="text">
      <style:text-properties style:font-name-complex="Times New Roman"/>
    </style:style>
    <style:style style:name="T2045" style:parent-style-name="Policepardéfaut" style:family="text">
      <style:text-properties style:font-name-complex="Times New Roman"/>
    </style:style>
    <style:style style:name="T2046" style:parent-style-name="Policepardéfaut" style:family="text">
      <style:text-properties style:font-name-complex="Times New Roman"/>
    </style:style>
    <style:style style:name="T2047" style:parent-style-name="Policepardéfaut" style:family="text">
      <style:text-properties style:font-name-complex="Times New Roman"/>
    </style:style>
    <style:style style:name="T2048" style:parent-style-name="Policepardéfaut" style:family="text">
      <style:text-properties style:font-name-complex="Times New Roman"/>
    </style:style>
    <style:style style:name="T2049" style:parent-style-name="Policepardéfaut" style:family="text">
      <style:text-properties style:font-name-complex="Times New Roman"/>
    </style:style>
    <style:style style:name="T2050" style:parent-style-name="Policepardéfaut" style:family="text">
      <style:text-properties style:font-name-complex="Times New Roman"/>
    </style:style>
    <style:style style:name="T2051" style:parent-style-name="Policepardéfaut" style:family="text">
      <style:text-properties style:font-name-complex="Times New Roman"/>
    </style:style>
    <style:style style:name="T2052" style:parent-style-name="Policepardéfaut" style:family="text">
      <style:text-properties style:font-name-complex="Times New Roman"/>
    </style:style>
    <style:style style:name="T2053" style:parent-style-name="Policepardéfaut" style:family="text">
      <style:text-properties style:font-name-complex="Times New Roman"/>
    </style:style>
    <style:style style:name="T2054" style:parent-style-name="Policepardéfaut" style:family="text">
      <style:text-properties style:font-name-complex="Times New Roman"/>
    </style:style>
    <style:style style:name="T2055" style:parent-style-name="Policepardéfaut" style:family="text">
      <style:text-properties style:font-name-complex="Times New Roman"/>
    </style:style>
    <style:style style:name="T2056" style:parent-style-name="Policepardéfaut" style:family="text">
      <style:text-properties style:font-name-complex="Times New Roman"/>
    </style:style>
    <style:style style:name="T2057" style:parent-style-name="Policepardéfaut" style:family="text">
      <style:text-properties style:font-name-complex="Times New Roman"/>
    </style:style>
    <style:style style:name="T2058" style:parent-style-name="Policepardéfaut" style:family="text">
      <style:text-properties style:font-name-complex="Times New Roman"/>
    </style:style>
    <style:style style:name="T2059" style:parent-style-name="Policepardéfaut" style:family="text">
      <style:text-properties style:font-name-complex="Times New Roman"/>
    </style:style>
    <style:style style:name="T2060" style:parent-style-name="Policepardéfaut" style:family="text">
      <style:text-properties style:font-name-complex="Times New Roman"/>
    </style:style>
    <style:style style:name="T2061" style:parent-style-name="Policepardéfaut" style:family="text">
      <style:text-properties style:font-name-complex="Times New Roman"/>
    </style:style>
    <style:style style:name="T2062" style:parent-style-name="Policepardéfaut" style:family="text">
      <style:text-properties style:font-name-complex="Times New Roman"/>
    </style:style>
    <style:style style:name="T2063" style:parent-style-name="Policepardéfaut" style:family="text">
      <style:text-properties style:font-name-complex="Times New Roman"/>
    </style:style>
    <style:style style:name="T2064" style:parent-style-name="Policepardéfaut" style:family="text">
      <style:text-properties style:font-name-complex="Times New Roman"/>
    </style:style>
    <style:style style:name="T2065" style:parent-style-name="Policepardéfaut" style:family="text">
      <style:text-properties style:font-name-complex="Times New Roman"/>
    </style:style>
    <style:style style:name="T2066" style:parent-style-name="Policepardéfaut" style:family="text">
      <style:text-properties style:font-name-complex="Times New Roman"/>
    </style:style>
    <style:style style:name="T2067" style:parent-style-name="Policepardéfaut" style:family="text">
      <style:text-properties style:font-name-complex="Times New Roman"/>
    </style:style>
    <style:style style:name="T2068" style:parent-style-name="Policepardéfaut" style:family="text">
      <style:text-properties style:font-name-complex="Times New Roman"/>
    </style:style>
    <style:style style:name="T2069" style:parent-style-name="Policepardéfaut" style:family="text">
      <style:text-properties style:font-name-complex="Times New Roman"/>
    </style:style>
    <style:style style:name="T2070" style:parent-style-name="Policepardéfaut" style:family="text">
      <style:text-properties style:font-name-complex="Times New Roman"/>
    </style:style>
    <style:style style:name="T2071" style:parent-style-name="Policepardéfaut" style:family="text">
      <style:text-properties style:font-name-complex="Times New Roman"/>
    </style:style>
    <style:style style:name="T2072" style:parent-style-name="Policepardéfaut" style:family="text">
      <style:text-properties style:font-name-complex="Times New Roman"/>
    </style:style>
    <style:style style:name="T2073" style:parent-style-name="Policepardéfaut" style:family="text">
      <style:text-properties style:font-name-complex="Times New Roman"/>
    </style:style>
    <style:style style:name="T2074" style:parent-style-name="Policepardéfaut" style:family="text">
      <style:text-properties style:font-name-complex="Times New Roman"/>
    </style:style>
    <style:style style:name="T2075" style:parent-style-name="Policepardéfaut" style:family="text">
      <style:text-properties style:font-name-complex="Times New Roman"/>
    </style:style>
    <style:style style:name="T2076" style:parent-style-name="Policepardéfaut" style:family="text">
      <style:text-properties style:font-name-complex="Times New Roman"/>
    </style:style>
    <style:style style:name="T2077" style:parent-style-name="Policepardéfaut" style:family="text">
      <style:text-properties style:font-name-complex="Times New Roman"/>
    </style:style>
    <style:style style:name="T2078" style:parent-style-name="Policepardéfaut" style:family="text">
      <style:text-properties style:font-name-complex="Times New Roman"/>
    </style:style>
    <style:style style:name="T2079" style:parent-style-name="Policepardéfaut" style:family="text">
      <style:text-properties style:font-name-complex="Times New Roman"/>
    </style:style>
    <style:style style:name="T2080" style:parent-style-name="Policepardéfaut" style:family="text">
      <style:text-properties style:font-name-complex="Times New Roman"/>
    </style:style>
    <style:style style:name="T2081" style:parent-style-name="Policepardéfaut" style:family="text">
      <style:text-properties style:font-name-complex="Times New Roman"/>
    </style:style>
    <style:style style:name="T2082" style:parent-style-name="Policepardéfaut" style:family="text">
      <style:text-properties style:font-name-complex="Times New Roman"/>
    </style:style>
    <style:style style:name="T2083" style:parent-style-name="Policepardéfaut" style:family="text">
      <style:text-properties style:font-name-complex="Times New Roman"/>
    </style:style>
    <style:style style:name="T2084" style:parent-style-name="Policepardéfaut" style:family="text">
      <style:text-properties style:font-name-complex="Times New Roman"/>
    </style:style>
    <style:style style:name="T2085" style:parent-style-name="Policepardéfaut" style:family="text">
      <style:text-properties style:font-name-complex="Times New Roman"/>
    </style:style>
    <style:style style:name="T2086" style:parent-style-name="Policepardéfaut" style:family="text">
      <style:text-properties style:font-name-complex="Times New Roman"/>
    </style:style>
    <style:style style:name="T2087" style:parent-style-name="Policepardéfaut" style:family="text">
      <style:text-properties style:font-name-complex="Times New Roman"/>
    </style:style>
    <style:style style:name="T2088" style:parent-style-name="Policepardéfaut" style:family="text">
      <style:text-properties style:font-name-complex="Times New Roman"/>
    </style:style>
    <style:style style:name="T2089" style:parent-style-name="Policepardéfaut" style:family="text">
      <style:text-properties style:font-name-complex="Times New Roman"/>
    </style:style>
    <style:style style:name="T2090" style:parent-style-name="Policepardéfaut" style:family="text">
      <style:text-properties style:font-name-complex="Times New Roman"/>
    </style:style>
    <style:style style:name="T2091" style:parent-style-name="Policepardéfaut" style:family="text">
      <style:text-properties style:font-name-complex="Times New Roman"/>
    </style:style>
    <style:style style:name="T2092" style:parent-style-name="Policepardéfaut" style:family="text">
      <style:text-properties style:font-name-complex="Times New Roman"/>
    </style:style>
    <style:style style:name="T2093" style:parent-style-name="Policepardéfaut" style:family="text">
      <style:text-properties style:font-name-complex="Times New Roman"/>
    </style:style>
    <style:style style:name="T2094" style:parent-style-name="Policepardéfaut" style:family="text">
      <style:text-properties style:font-name-complex="Times New Roman"/>
    </style:style>
    <style:style style:name="T2095" style:parent-style-name="Policepardéfaut" style:family="text">
      <style:text-properties style:font-name-complex="Times New Roman"/>
    </style:style>
    <style:style style:name="T2096" style:parent-style-name="Policepardéfaut" style:family="text">
      <style:text-properties style:font-name-complex="Times New Roman"/>
    </style:style>
    <style:style style:name="T2097" style:parent-style-name="Policepardéfaut" style:family="text">
      <style:text-properties style:font-name-complex="Times New Roman"/>
    </style:style>
    <style:style style:name="T2098" style:parent-style-name="Policepardéfaut" style:family="text">
      <style:text-properties style:font-name-complex="Times New Roman"/>
    </style:style>
    <style:style style:name="T2099" style:parent-style-name="Policepardéfaut" style:family="text">
      <style:text-properties style:font-name-complex="Times New Roman"/>
    </style:style>
    <style:style style:name="T2100" style:parent-style-name="Policepardéfaut" style:family="text">
      <style:text-properties style:font-name-complex="Times New Roman"/>
    </style:style>
    <style:style style:name="P2101" style:parent-style-name="Corpsdetexte" style:family="paragraph">
      <style:text-properties style:font-name-complex="Times New Roman"/>
    </style:style>
    <style:style style:name="T2102" style:parent-style-name="Policepardéfaut" style:family="text">
      <style:text-properties fo:font-style="italic" style:font-style-asian="italic"/>
    </style:style>
    <style:style style:name="T2103" style:parent-style-name="Policepardéfaut" style:family="text">
      <style:text-properties fo:font-style="italic" style:font-style-asian="italic"/>
    </style:style>
    <style:style style:name="T2104" style:parent-style-name="Policepardéfaut" style:family="text">
      <style:text-properties style:text-position="super 66.6%"/>
    </style:style>
    <style:style style:name="P2105" style:parent-style-name="Corpsdetexte" style:family="paragraph">
      <style:text-properties style:font-name-complex="Times New Roman"/>
    </style:style>
    <style:style style:name="P2106" style:parent-style-name="Corpsdetexte" style:family="paragraph">
      <style:text-properties style:font-name-complex="Times New Roman"/>
    </style:style>
    <style:style style:name="T2107" style:parent-style-name="Policepardéfaut" style:family="text">
      <style:text-properties fo:font-style="italic" style:font-style-asian="italic"/>
    </style:style>
    <style:style style:name="T2108" style:parent-style-name="Policepardéfaut" style:family="text">
      <style:text-properties style:font-name-asian="Times New Roman"/>
    </style:style>
    <style:style style:name="T2109" style:parent-style-name="Policepardéfaut" style:family="text">
      <style:text-properties fo:font-style="italic" style:font-style-asian="italic"/>
    </style:style>
    <style:style style:name="T2110" style:parent-style-name="Policepardéfaut" style:family="text">
      <style:text-properties style:text-position="super 66.6%"/>
    </style:style>
    <style:style style:name="P2111" style:parent-style-name="byline" style:family="paragraph">
      <style:text-properties fo:font-variant="small-caps"/>
    </style:style>
    <style:style style:name="T2112" style:parent-style-name="Policepardéfaut" style:family="text">
      <style:text-properties style:text-position="super 65%"/>
    </style:style>
    <style:style style:name="T2113" style:parent-style-name="Policepardéfaut" style:family="text">
      <style:text-properties style:font-name-complex="Times New Roman"/>
    </style:style>
    <style:style style:name="T2114" style:parent-style-name="Policepardéfaut" style:family="text">
      <style:text-properties style:font-name-complex="Times New Roman" fo:font-weight="bold" style:font-weight-asian="bold"/>
    </style:style>
    <style:style style:name="T2115" style:parent-style-name="Policepardéfaut" style:family="text">
      <style:text-properties style:font-name-complex="Times New Roman"/>
    </style:style>
    <style:style style:name="T2116" style:parent-style-name="Policepardéfaut" style:family="text">
      <style:text-properties style:font-name-complex="Times New Roman"/>
    </style:style>
    <style:style style:name="T2117" style:parent-style-name="Policepardéfaut" style:family="text">
      <style:text-properties style:font-name-complex="Times New Roman"/>
    </style:style>
    <style:style style:name="T2118" style:parent-style-name="Policepardéfaut" style:family="text">
      <style:text-properties style:font-name-complex="Times New Roman"/>
    </style:style>
    <style:style style:name="T2119" style:parent-style-name="Policepardéfaut" style:family="text">
      <style:text-properties style:font-name-complex="Times New Roman"/>
    </style:style>
    <style:style style:name="T2120" style:parent-style-name="Policepardéfaut" style:family="text">
      <style:text-properties style:font-name-complex="Times New Roman"/>
    </style:style>
    <style:style style:name="T2121" style:parent-style-name="Policepardéfaut" style:family="text">
      <style:text-properties style:font-name-complex="Times New Roman"/>
    </style:style>
    <style:style style:name="T2122" style:parent-style-name="Policepardéfaut" style:family="text">
      <style:text-properties style:font-name-complex="Times New Roman"/>
    </style:style>
    <style:style style:name="T2123" style:parent-style-name="Policepardéfaut" style:family="text">
      <style:text-properties style:font-name-complex="Times New Roman"/>
    </style:style>
    <style:style style:name="T2124" style:parent-style-name="Policepardéfaut" style:family="text">
      <style:text-properties style:font-name-complex="Times New Roman"/>
    </style:style>
    <style:style style:name="T2125" style:parent-style-name="Policepardéfaut" style:family="text">
      <style:text-properties style:font-name-complex="Times New Roman"/>
    </style:style>
    <style:style style:name="T2126" style:parent-style-name="Policepardéfaut" style:family="text">
      <style:text-properties style:font-name-complex="Times New Roman"/>
    </style:style>
    <style:style style:name="T2127" style:parent-style-name="Policepardéfaut" style:family="text">
      <style:text-properties style:font-name-complex="Times New Roman"/>
    </style:style>
    <style:style style:name="T2128" style:parent-style-name="Policepardéfaut" style:family="text">
      <style:text-properties style:font-name-asian="Times New Roman"/>
    </style:style>
    <style:style style:name="T2129" style:parent-style-name="Policepardéfaut" style:family="text">
      <style:text-properties style:font-name-asian="Times New Roman"/>
    </style:style>
    <style:style style:name="T2130" style:parent-style-name="Policepardéfaut" style:family="text">
      <style:text-properties style:text-position="super 66.6%"/>
    </style:style>
    <style:style style:name="T2131" style:parent-style-name="Policepardéfaut" style:family="text">
      <style:text-properties fo:font-variant="small-caps"/>
    </style:style>
    <style:style style:name="T2132" style:parent-style-name="Policepardéfaut" style:family="text">
      <style:text-properties style:text-position="super 65%"/>
    </style:style>
    <style:style style:name="T2133" style:parent-style-name="Policepardéfaut" style:family="text">
      <style:text-properties fo:font-style="italic" style:font-style-asian="italic"/>
    </style:style>
    <style:style style:name="T2134" style:parent-style-name="Policepardéfaut" style:family="text">
      <style:text-properties style:font-name-asian="Times New Roman"/>
    </style:style>
    <style:style style:name="T2135" style:parent-style-name="Policepardéfaut" style:family="text">
      <style:text-properties style:font-name-asian="Times New Roman"/>
    </style:style>
    <style:style style:name="T2136" style:parent-style-name="Policepardéfaut" style:family="text">
      <style:text-properties fo:font-style="italic" style:font-style-asian="italic"/>
    </style:style>
    <style:style style:name="T2137" style:parent-style-name="Policepardéfaut" style:family="text">
      <style:text-properties style:text-position="super 66.6%"/>
    </style:style>
    <style:style style:name="P2138" style:parent-style-name="Corpsdetexte" style:family="paragraph">
      <style:text-properties style:font-name-complex="Times New Roman"/>
    </style:style>
    <style:style style:name="T2139" style:parent-style-name="Policepardéfaut" style:family="text">
      <style:text-properties style:font-name-complex="Times New Roman"/>
    </style:style>
    <style:style style:name="T2140" style:parent-style-name="Policepardéfaut" style:family="text">
      <style:text-properties style:font-name-complex="Times New Roman"/>
    </style:style>
    <style:style style:name="T2141" style:parent-style-name="Policepardéfaut" style:family="text">
      <style:text-properties style:font-name-complex="Times New Roman"/>
    </style:style>
    <style:style style:name="T2142" style:parent-style-name="Policepardéfaut" style:family="text">
      <style:text-properties style:font-name-complex="Times New Roman"/>
    </style:style>
    <style:style style:name="T2143" style:parent-style-name="Policepardéfaut" style:family="text">
      <style:text-properties style:font-name-complex="Times New Roman"/>
    </style:style>
    <style:style style:name="T2144" style:parent-style-name="Policepardéfaut" style:family="text">
      <style:text-properties style:font-name-complex="Times New Roman" fo:font-style="italic" style:font-style-asian="italic"/>
    </style:style>
    <style:style style:name="T2145" style:parent-style-name="Policepardéfaut" style:family="text">
      <style:text-properties style:font-name-complex="Times New Roman"/>
    </style:style>
    <style:style style:name="T2146" style:parent-style-name="Policepardéfaut" style:family="text">
      <style:text-properties style:font-name-complex="Times New Roman"/>
    </style:style>
    <style:style style:name="T2147" style:parent-style-name="Policepardéfaut" style:family="text">
      <style:text-properties style:font-name-complex="Times New Roman"/>
    </style:style>
    <style:style style:name="T2148" style:parent-style-name="Policepardéfaut" style:family="text">
      <style:text-properties style:font-name-complex="Times New Roman" fo:font-style="italic" style:font-style-asian="italic"/>
    </style:style>
    <style:style style:name="T2149" style:parent-style-name="Policepardéfaut" style:family="text">
      <style:text-properties style:font-name-complex="Times New Roman"/>
    </style:style>
    <style:style style:name="T2150" style:parent-style-name="Policepardéfaut" style:family="text">
      <style:text-properties style:font-name-complex="Times New Roman"/>
    </style:style>
    <style:style style:name="T2151" style:parent-style-name="Policepardéfaut" style:family="text">
      <style:text-properties style:font-name-complex="Times New Roman"/>
    </style:style>
    <style:style style:name="T2152" style:parent-style-name="Policepardéfaut" style:family="text">
      <style:text-properties style:font-name-complex="Times New Roman" fo:font-style="italic" style:font-style-asian="italic"/>
    </style:style>
    <style:style style:name="T2153" style:parent-style-name="Policepardéfaut" style:family="text">
      <style:text-properties style:font-name-complex="Times New Roman" fo:font-style="italic" style:font-style-asian="italic"/>
    </style:style>
    <style:style style:name="T2154" style:parent-style-name="Policepardéfaut" style:family="text">
      <style:text-properties style:font-name-complex="Times New Roman" fo:font-style="italic" style:font-style-asian="italic"/>
    </style:style>
    <style:style style:name="T2155" style:parent-style-name="Policepardéfaut" style:family="text">
      <style:text-properties style:font-name-complex="Times New Roman"/>
    </style:style>
    <style:style style:name="T2156" style:parent-style-name="Policepardéfaut" style:family="text">
      <style:text-properties style:font-name-complex="Times New Roman"/>
    </style:style>
    <style:style style:name="T2157" style:parent-style-name="Policepardéfaut" style:family="text">
      <style:text-properties style:font-name-complex="Times New Roman"/>
    </style:style>
    <style:style style:name="T2158" style:parent-style-name="Policepardéfaut" style:family="text">
      <style:text-properties style:font-name-complex="Times New Roman"/>
    </style:style>
    <style:style style:name="T2159" style:parent-style-name="Policepardéfaut" style:family="text">
      <style:text-properties style:font-name-complex="Times New Roman"/>
    </style:style>
    <style:style style:name="T2160" style:parent-style-name="Policepardéfaut" style:family="text">
      <style:text-properties style:font-name-complex="Times New Roman"/>
    </style:style>
    <style:style style:name="T2161" style:parent-style-name="Policepardéfaut" style:family="text">
      <style:text-properties style:font-name-complex="Times New Roman"/>
    </style:style>
    <style:style style:name="T2162" style:parent-style-name="Policepardéfaut" style:family="text">
      <style:text-properties style:font-name-complex="Times New Roman" fo:font-style="italic" style:font-style-asian="italic"/>
    </style:style>
    <style:style style:name="T2163" style:parent-style-name="Policepardéfaut" style:family="text">
      <style:text-properties style:font-name-complex="Times New Roman" fo:font-style="italic" style:font-style-asian="italic"/>
    </style:style>
    <style:style style:name="T2164" style:parent-style-name="Policepardéfaut" style:family="text">
      <style:text-properties style:font-name-complex="Times New Roman"/>
    </style:style>
    <style:style style:name="T2165" style:parent-style-name="Policepardéfaut" style:family="text">
      <style:text-properties style:font-name-complex="Times New Roman"/>
    </style:style>
    <style:style style:name="T2166" style:parent-style-name="Policepardéfaut" style:family="text">
      <style:text-properties style:font-name-complex="Times New Roman"/>
    </style:style>
    <style:style style:name="T2167" style:parent-style-name="Policepardéfaut" style:family="text">
      <style:text-properties style:font-name-complex="Times New Roman"/>
    </style:style>
    <style:style style:name="T2168" style:parent-style-name="Policepardéfaut" style:family="text">
      <style:text-properties style:font-name-complex="Times New Roman"/>
    </style:style>
    <style:style style:name="T2169" style:parent-style-name="Policepardéfaut" style:family="text">
      <style:text-properties style:font-name-complex="Times New Roman"/>
    </style:style>
    <style:style style:name="T2170" style:parent-style-name="Policepardéfaut" style:family="text">
      <style:text-properties style:font-name-complex="Times New Roman"/>
    </style:style>
    <style:style style:name="T2171" style:parent-style-name="Policepardéfaut" style:family="text">
      <style:text-properties style:font-name-complex="Times New Roman"/>
    </style:style>
    <style:style style:name="P2172" style:parent-style-name="Corpsdetexte" style:family="paragraph">
      <style:text-properties style:font-name-complex="Times New Roman"/>
    </style:style>
    <style:style style:name="T2173" style:parent-style-name="Policepardéfaut" style:family="text">
      <style:text-properties style:font-name-complex="Times New Roman"/>
    </style:style>
    <style:style style:name="T2174" style:parent-style-name="Policepardéfaut" style:family="text">
      <style:text-properties style:font-name-complex="Times New Roman" fo:font-style="italic" style:font-style-asian="italic"/>
    </style:style>
    <style:style style:name="T2175" style:parent-style-name="Policepardéfaut" style:family="text">
      <style:text-properties style:font-name-complex="Times New Roman"/>
    </style:style>
    <style:style style:name="T2176" style:parent-style-name="Policepardéfaut" style:family="text">
      <style:text-properties style:font-name-complex="Times New Roman"/>
    </style:style>
    <style:style style:name="T2177" style:parent-style-name="Policepardéfaut" style:family="text">
      <style:text-properties style:font-name-complex="Times New Roman"/>
    </style:style>
    <style:style style:name="T2178" style:parent-style-name="Policepardéfaut" style:family="text">
      <style:text-properties style:font-name-complex="Times New Roman"/>
    </style:style>
    <style:style style:name="T2179" style:parent-style-name="Policepardéfaut" style:family="text">
      <style:text-properties style:font-name-complex="Times New Roman"/>
    </style:style>
    <style:style style:name="T2180" style:parent-style-name="Policepardéfaut" style:family="text">
      <style:text-properties style:font-name-complex="Times New Roman"/>
    </style:style>
    <style:style style:name="T2181" style:parent-style-name="Policepardéfaut" style:family="text">
      <style:text-properties style:font-name-complex="Times New Roman"/>
    </style:style>
    <style:style style:name="T2182" style:parent-style-name="Policepardéfaut" style:family="text">
      <style:text-properties style:font-name-complex="Times New Roman"/>
    </style:style>
    <style:style style:name="T2183" style:parent-style-name="Policepardéfaut" style:family="text">
      <style:text-properties style:font-name-complex="Times New Roman"/>
    </style:style>
    <style:style style:name="T2184" style:parent-style-name="Policepardéfaut" style:family="text">
      <style:text-properties style:font-name-complex="Times New Roman"/>
    </style:style>
    <style:style style:name="T2185" style:parent-style-name="Policepardéfaut" style:family="text">
      <style:text-properties style:font-name-complex="Times New Roman"/>
    </style:style>
    <style:style style:name="T2186" style:parent-style-name="Policepardéfaut" style:family="text">
      <style:text-properties fo:font-style="italic" style:font-style-asian="italic"/>
    </style:style>
    <style:style style:name="T2187" style:parent-style-name="Policepardéfaut" style:family="text">
      <style:text-properties style:font-name-asian="Times New Roman"/>
    </style:style>
    <style:style style:name="T2188" style:parent-style-name="Policepardéfaut" style:family="text">
      <style:text-properties style:font-name-asian="Times New Roman"/>
    </style:style>
    <style:style style:name="T2189" style:parent-style-name="Policepardéfaut" style:family="text">
      <style:text-properties fo:font-weight="bold" style:font-weight-asian="bold"/>
    </style:style>
    <style:style style:name="T2190" style:parent-style-name="Policepardéfaut" style:family="text">
      <style:text-properties fo:font-weight="bold" style:font-weight-asian="bold"/>
    </style:style>
    <style:style style:name="T2191" style:parent-style-name="Policepardéfaut" style:family="text">
      <style:text-properties fo:font-weight="bold" style:font-weight-asian="bold"/>
    </style:style>
    <style:style style:name="T2192" style:parent-style-name="Policepardéfaut" style:family="text">
      <style:text-properties fo:font-weight="bold" style:font-weight-asian="bold" fo:font-style="italic" style:font-style-asian="italic"/>
    </style:style>
    <style:style style:name="T2193" style:parent-style-name="Policepardéfaut" style:family="text">
      <style:text-properties fo:font-weight="bold" style:font-weight-asian="bold" fo:font-style="italic" style:font-style-asian="italic"/>
    </style:style>
    <style:style style:name="T2194" style:parent-style-name="Policepardéfaut" style:family="text">
      <style:text-properties fo:font-weight="bold" style:font-weight-asian="bold" fo:font-style="italic" style:font-style-asian="italic"/>
    </style:style>
    <style:style style:name="T2195" style:parent-style-name="Policepardéfaut" style:family="text">
      <style:text-properties style:text-position="super 66.6%"/>
    </style:style>
    <style:style style:name="T2196" style:parent-style-name="Policepardéfaut" style:family="text">
      <style:text-properties style:font-name-complex="Times New Roman"/>
    </style:style>
    <style:style style:name="T2197" style:parent-style-name="Policepardéfaut" style:family="text">
      <style:text-properties style:font-name-complex="Times New Roman"/>
    </style:style>
    <style:style style:name="T2198" style:parent-style-name="Policepardéfaut" style:family="text">
      <style:text-properties style:font-name-complex="Times New Roman"/>
    </style:style>
    <style:style style:name="T2199" style:parent-style-name="Policepardéfaut" style:family="text">
      <style:text-properties style:font-name-complex="Times New Roman"/>
    </style:style>
    <style:style style:name="T2200" style:parent-style-name="Policepardéfaut" style:family="text">
      <style:text-properties style:font-name-complex="Times New Roman"/>
    </style:style>
    <style:style style:name="T2201" style:parent-style-name="Policepardéfaut" style:family="text">
      <style:text-properties style:font-name-complex="Times New Roman" fo:font-style="italic" style:font-style-asian="italic"/>
    </style:style>
    <style:style style:name="T2202" style:parent-style-name="Policepardéfaut" style:family="text">
      <style:text-properties style:font-name-complex="Times New Roman"/>
    </style:style>
    <style:style style:name="T2203" style:parent-style-name="Policepardéfaut" style:family="text">
      <style:text-properties style:font-name-complex="Times New Roman"/>
    </style:style>
    <style:style style:name="T2204" style:parent-style-name="Policepardéfaut" style:family="text">
      <style:text-properties style:font-name-complex="Times New Roman"/>
    </style:style>
    <style:style style:name="T2205" style:parent-style-name="Policepardéfaut" style:family="text">
      <style:text-properties style:font-name-complex="Times New Roman"/>
    </style:style>
    <style:style style:name="T2206" style:parent-style-name="Policepardéfaut" style:family="text">
      <style:text-properties style:font-name-complex="Times New Roman"/>
    </style:style>
    <style:style style:name="T2207" style:parent-style-name="Policepardéfaut" style:family="text">
      <style:text-properties style:font-name-complex="Times New Roman"/>
    </style:style>
    <style:style style:name="T2208" style:parent-style-name="Policepardéfaut" style:family="text">
      <style:text-properties style:font-name-complex="Times New Roman"/>
    </style:style>
    <style:style style:name="T2209" style:parent-style-name="Policepardéfaut" style:family="text">
      <style:text-properties style:font-name-complex="Times New Roman"/>
    </style:style>
    <style:style style:name="T2210" style:parent-style-name="Policepardéfaut" style:family="text">
      <style:text-properties style:font-name-complex="Times New Roman"/>
    </style:style>
    <style:style style:name="T2211" style:parent-style-name="Policepardéfaut" style:family="text">
      <style:text-properties style:font-name-complex="Times New Roman"/>
    </style:style>
    <style:style style:name="T2212" style:parent-style-name="Policepardéfaut" style:family="text">
      <style:text-properties style:font-name-complex="Times New Roman"/>
    </style:style>
    <style:style style:name="T2213" style:parent-style-name="Policepardéfaut" style:family="text">
      <style:text-properties style:font-name-complex="Times New Roman"/>
    </style:style>
    <style:style style:name="T2214" style:parent-style-name="Policepardéfaut" style:family="text">
      <style:text-properties style:font-name-complex="Times New Roman"/>
    </style:style>
    <style:style style:name="T2215" style:parent-style-name="Policepardéfaut" style:family="text">
      <style:text-properties style:font-name-complex="Times New Roman"/>
    </style:style>
    <style:style style:name="T2216" style:parent-style-name="Policepardéfaut" style:family="text">
      <style:text-properties style:font-name-complex="Times New Roman"/>
    </style:style>
    <style:style style:name="T2217" style:parent-style-name="Policepardéfaut" style:family="text">
      <style:text-properties style:font-name-complex="Times New Roman" fo:font-style="italic" style:font-style-asian="italic"/>
    </style:style>
    <style:style style:name="T2218" style:parent-style-name="Policepardéfaut" style:family="text">
      <style:text-properties style:font-name-complex="Times New Roman"/>
    </style:style>
    <style:style style:name="T2219" style:parent-style-name="Policepardéfaut" style:family="text">
      <style:text-properties style:font-name-complex="Times New Roman"/>
    </style:style>
    <style:style style:name="T2220" style:parent-style-name="Policepardéfaut" style:family="text">
      <style:text-properties style:font-name-complex="Times New Roman"/>
    </style:style>
    <style:style style:name="T2221" style:parent-style-name="Policepardéfaut" style:family="text">
      <style:text-properties style:font-name-complex="Times New Roman"/>
    </style:style>
    <style:style style:name="T2222" style:parent-style-name="Policepardéfaut" style:family="text">
      <style:text-properties style:font-name-complex="Times New Roman"/>
    </style:style>
    <style:style style:name="T2223" style:parent-style-name="Policepardéfaut" style:family="text">
      <style:text-properties style:font-name-complex="Times New Roman"/>
    </style:style>
    <style:style style:name="T2224" style:parent-style-name="Policepardéfaut" style:family="text">
      <style:text-properties style:font-name-complex="Times New Roman"/>
    </style:style>
    <style:style style:name="T2225" style:parent-style-name="Policepardéfaut" style:family="text">
      <style:text-properties style:font-name-complex="Times New Roman"/>
    </style:style>
    <style:style style:name="T2226" style:parent-style-name="Policepardéfaut" style:family="text">
      <style:text-properties style:font-name-complex="Times New Roman"/>
    </style:style>
    <style:style style:name="T2227" style:parent-style-name="Policepardéfaut" style:family="text">
      <style:text-properties style:font-name-complex="Times New Roman"/>
    </style:style>
    <style:style style:name="T2228" style:parent-style-name="Policepardéfaut" style:family="text">
      <style:text-properties style:font-name-complex="Times New Roman"/>
    </style:style>
    <style:style style:name="T2229" style:parent-style-name="Policepardéfaut" style:family="text">
      <style:text-properties style:font-name-complex="Times New Roman"/>
    </style:style>
    <style:style style:name="T2230" style:parent-style-name="Policepardéfaut" style:family="text">
      <style:text-properties style:font-name-complex="Times New Roman"/>
    </style:style>
    <style:style style:name="T2231" style:parent-style-name="Policepardéfaut" style:family="text">
      <style:text-properties style:font-name-complex="Times New Roman"/>
    </style:style>
    <style:style style:name="T2232" style:parent-style-name="Policepardéfaut" style:family="text">
      <style:text-properties style:font-name-complex="Times New Roman"/>
    </style:style>
    <style:style style:name="T2233" style:parent-style-name="Policepardéfaut" style:family="text">
      <style:text-properties style:font-name-complex="Times New Roman"/>
    </style:style>
    <style:style style:name="T2234" style:parent-style-name="Policepardéfaut" style:family="text">
      <style:text-properties style:font-name-complex="Times New Roman"/>
    </style:style>
    <style:style style:name="T2235" style:parent-style-name="Policepardéfaut" style:family="text">
      <style:text-properties style:font-name-complex="Times New Roman" fo:font-style="italic" style:font-style-asian="italic"/>
    </style:style>
    <style:style style:name="T2236" style:parent-style-name="Policepardéfaut" style:family="text">
      <style:text-properties style:font-name-complex="Times New Roman" fo:font-style="italic" style:font-style-asian="italic"/>
    </style:style>
    <style:style style:name="T2237" style:parent-style-name="Policepardéfaut" style:family="text">
      <style:text-properties style:font-name-complex="Times New Roman"/>
    </style:style>
    <style:style style:name="T2238" style:parent-style-name="Policepardéfaut" style:family="text">
      <style:text-properties style:font-name-complex="Times New Roman"/>
    </style:style>
    <style:style style:name="T2239" style:parent-style-name="Policepardéfaut" style:family="text">
      <style:text-properties style:font-name-complex="Times New Roman"/>
    </style:style>
    <style:style style:name="T2240" style:parent-style-name="Policepardéfaut" style:family="text">
      <style:text-properties style:font-name-complex="Times New Roman"/>
    </style:style>
    <style:style style:name="T2241" style:parent-style-name="Policepardéfaut" style:family="text">
      <style:text-properties style:font-name-complex="Times New Roman"/>
    </style:style>
    <style:style style:name="T2242" style:parent-style-name="Policepardéfaut" style:family="text">
      <style:text-properties style:font-name-complex="Times New Roman"/>
    </style:style>
    <style:style style:name="T2243" style:parent-style-name="Policepardéfaut" style:family="text">
      <style:text-properties style:font-name-complex="Times New Roman"/>
    </style:style>
    <style:style style:name="T2244" style:parent-style-name="Policepardéfaut" style:family="text">
      <style:text-properties style:font-name-complex="Times New Roman"/>
    </style:style>
    <style:style style:name="T2245" style:parent-style-name="Policepardéfaut" style:family="text">
      <style:text-properties style:font-name-complex="Times New Roman"/>
    </style:style>
    <style:style style:name="T2246" style:parent-style-name="Policepardéfaut" style:family="text">
      <style:text-properties style:font-name-complex="Times New Roman"/>
    </style:style>
    <style:style style:name="T2247" style:parent-style-name="Policepardéfaut" style:family="text">
      <style:text-properties style:font-name-complex="Times New Roman"/>
    </style:style>
    <style:style style:name="T2248" style:parent-style-name="Policepardéfaut" style:family="text">
      <style:text-properties style:font-name-complex="Times New Roman"/>
    </style:style>
    <style:style style:name="T2249" style:parent-style-name="Policepardéfaut" style:family="text">
      <style:text-properties style:font-name-complex="Times New Roman"/>
    </style:style>
    <style:style style:name="T2250" style:parent-style-name="Policepardéfaut" style:family="text">
      <style:text-properties style:font-name-complex="Times New Roman"/>
    </style:style>
    <style:style style:name="T2251" style:parent-style-name="Policepardéfaut" style:family="text">
      <style:text-properties style:font-name-complex="Times New Roman"/>
    </style:style>
    <style:style style:name="T2252" style:parent-style-name="Policepardéfaut" style:family="text">
      <style:text-properties style:font-name-complex="Times New Roman"/>
    </style:style>
    <style:style style:name="T2253" style:parent-style-name="Policepardéfaut" style:family="text">
      <style:text-properties style:font-name-complex="Times New Roman"/>
    </style:style>
    <style:style style:name="T2254" style:parent-style-name="Policepardéfaut" style:family="text">
      <style:text-properties style:font-name-complex="Times New Roman"/>
    </style:style>
    <style:style style:name="T2255" style:parent-style-name="Policepardéfaut" style:family="text">
      <style:text-properties style:font-name-complex="Times New Roman"/>
    </style:style>
    <style:style style:name="T2256" style:parent-style-name="Policepardéfaut" style:family="text">
      <style:text-properties style:font-name-complex="Times New Roman"/>
    </style:style>
    <style:style style:name="T2257" style:parent-style-name="Policepardéfaut" style:family="text">
      <style:text-properties style:font-name-complex="Times New Roman"/>
    </style:style>
    <style:style style:name="T2258" style:parent-style-name="Policepardéfaut" style:family="text">
      <style:text-properties style:font-name-complex="Times New Roman"/>
    </style:style>
    <style:style style:name="T2259" style:parent-style-name="Policepardéfaut" style:family="text">
      <style:text-properties style:font-name-complex="Times New Roman"/>
    </style:style>
    <style:style style:name="T2260" style:parent-style-name="Policepardéfaut" style:family="text">
      <style:text-properties style:font-name-complex="Times New Roman" fo:font-style="italic" style:font-style-asian="italic"/>
    </style:style>
    <style:style style:name="T2261" style:parent-style-name="Policepardéfaut" style:family="text">
      <style:text-properties style:font-name-complex="Times New Roman" fo:font-style="italic" style:font-style-asian="italic"/>
    </style:style>
    <style:style style:name="T2262" style:parent-style-name="Policepardéfaut" style:family="text">
      <style:text-properties style:font-name-complex="Times New Roman" fo:font-style="italic" style:font-style-asian="italic"/>
    </style:style>
    <style:style style:name="T2263" style:parent-style-name="Policepardéfaut" style:family="text">
      <style:text-properties style:font-name-complex="Times New Roman"/>
    </style:style>
    <style:style style:name="T2264" style:parent-style-name="Policepardéfaut" style:family="text">
      <style:text-properties style:font-name-complex="Times New Roman"/>
    </style:style>
    <style:style style:name="T2265" style:parent-style-name="Policepardéfaut" style:family="text">
      <style:text-properties style:font-name-complex="Times New Roman"/>
    </style:style>
    <style:style style:name="T2266" style:parent-style-name="Policepardéfaut" style:family="text">
      <style:text-properties style:font-name-complex="Times New Roman"/>
    </style:style>
    <style:style style:name="T2267" style:parent-style-name="Policepardéfaut" style:family="text">
      <style:text-properties style:font-name-complex="Times New Roman"/>
    </style:style>
    <style:style style:name="T2268" style:parent-style-name="Policepardéfaut" style:family="text">
      <style:text-properties style:font-name-complex="Times New Roman"/>
    </style:style>
    <style:style style:name="T2269" style:parent-style-name="Policepardéfaut" style:family="text">
      <style:text-properties style:font-name-complex="Times New Roman"/>
    </style:style>
    <style:style style:name="T2270" style:parent-style-name="Policepardéfaut" style:family="text">
      <style:text-properties style:font-name-complex="Times New Roman"/>
    </style:style>
    <style:style style:name="T2271" style:parent-style-name="Policepardéfaut" style:family="text">
      <style:text-properties style:font-name-complex="Times New Roman"/>
    </style:style>
    <style:style style:name="T2272" style:parent-style-name="Policepardéfaut" style:family="text">
      <style:text-properties style:font-name-complex="Times New Roman"/>
    </style:style>
    <style:style style:name="T2273" style:parent-style-name="Policepardéfaut" style:family="text">
      <style:text-properties style:font-name-complex="Times New Roman"/>
    </style:style>
    <style:style style:name="T2274" style:parent-style-name="Policepardéfaut" style:family="text">
      <style:text-properties style:font-name-complex="Times New Roman"/>
    </style:style>
    <style:style style:name="T2275" style:parent-style-name="Policepardéfaut" style:family="text">
      <style:text-properties style:font-name-complex="Times New Roman" fo:font-style="italic" style:font-style-asian="italic"/>
    </style:style>
    <style:style style:name="T2276" style:parent-style-name="Policepardéfaut" style:family="text">
      <style:text-properties style:font-name-complex="Times New Roman"/>
    </style:style>
    <style:style style:name="P2277" style:parent-style-name="Corpsdetexte" style:family="paragraph">
      <style:text-properties style:font-name-complex="Times New Roman"/>
    </style:style>
    <style:style style:name="P2278" style:parent-style-name="Corpsdetexte" style:family="paragraph">
      <style:text-properties style:font-name-complex="Times New Roman"/>
    </style:style>
    <style:style style:name="P2279" style:parent-style-name="Corpsdetexte" style:family="paragraph">
      <style:text-properties style:font-name-complex="Times New Roman"/>
    </style:style>
    <style:style style:name="T2280" style:parent-style-name="Policepardéfaut" style:family="text">
      <style:text-properties fo:font-style="italic" style:font-style-asian="italic"/>
    </style:style>
    <style:style style:name="T2281" style:parent-style-name="Policepardéfaut" style:family="text">
      <style:text-properties style:font-name-asian="Times New Roman"/>
    </style:style>
    <style:style style:name="T2282" style:parent-style-name="Policepardéfaut" style:family="text">
      <style:text-properties style:font-name-asian="Times New Roman"/>
    </style:style>
    <style:style style:name="T2283" style:parent-style-name="Policepardéfaut" style:family="text">
      <style:text-properties fo:font-weight="bold" style:font-weight-asian="bold"/>
    </style:style>
    <style:style style:name="T2284" style:parent-style-name="Policepardéfaut" style:family="text">
      <style:text-properties fo:font-style="italic" style:font-style-asian="italic"/>
    </style:style>
    <style:style style:name="T2285" style:parent-style-name="Policepardéfaut" style:family="text">
      <style:text-properties fo:font-weight="bold" style:font-weight-asian="bold" fo:font-style="italic" style:font-style-asian="italic"/>
    </style:style>
    <style:style style:name="T2286" style:parent-style-name="Policepardéfaut" style:family="text">
      <style:text-properties style:text-position="super 66.6%"/>
    </style:style>
    <style:style style:name="T2287" style:parent-style-name="Policepardéfaut" style:family="text">
      <style:text-properties style:font-name-complex="Times New Roman" fo:font-weight="bold" style:font-weight-asian="bold"/>
    </style:style>
    <style:style style:name="T2288" style:parent-style-name="Policepardéfaut" style:family="text">
      <style:text-properties style:font-name-complex="Times New Roman"/>
    </style:style>
    <style:style style:name="T2289" style:parent-style-name="Policepardéfaut" style:family="text">
      <style:text-properties style:font-name-complex="Times New Roman" fo:font-style="italic" style:font-style-asian="italic"/>
    </style:style>
    <style:style style:name="T2290" style:parent-style-name="Policepardéfaut" style:family="text">
      <style:text-properties style:font-name-complex="Times New Roman"/>
    </style:style>
    <style:style style:name="T2291" style:parent-style-name="Policepardéfaut" style:family="text">
      <style:text-properties style:font-name-complex="Times New Roman"/>
    </style:style>
    <style:style style:name="T2292" style:parent-style-name="Policepardéfaut" style:family="text">
      <style:text-properties style:font-name-complex="Times New Roman"/>
    </style:style>
    <style:style style:name="T2293" style:parent-style-name="Policepardéfaut" style:family="text">
      <style:text-properties style:font-name-complex="Times New Roman"/>
    </style:style>
    <style:style style:name="T2294" style:parent-style-name="Policepardéfaut" style:family="text">
      <style:text-properties style:font-name-complex="Times New Roman"/>
    </style:style>
    <style:style style:name="T2295" style:parent-style-name="Policepardéfaut" style:family="text">
      <style:text-properties style:font-name-complex="Times New Roman"/>
    </style:style>
    <style:style style:name="T2296" style:parent-style-name="Policepardéfaut" style:family="text">
      <style:text-properties style:font-name-complex="Times New Roman"/>
    </style:style>
    <style:style style:name="T2297" style:parent-style-name="Policepardéfaut" style:family="text">
      <style:text-properties style:font-name-complex="Times New Roman"/>
    </style:style>
    <style:style style:name="T2298" style:parent-style-name="Policepardéfaut" style:family="text">
      <style:text-properties style:font-name-complex="Times New Roman"/>
    </style:style>
    <style:style style:name="T2299" style:parent-style-name="Policepardéfaut" style:family="text">
      <style:text-properties style:font-name-complex="Times New Roman"/>
    </style:style>
    <style:style style:name="T2300" style:parent-style-name="Policepardéfaut" style:family="text">
      <style:text-properties style:font-name-complex="Times New Roman"/>
    </style:style>
    <style:style style:name="T2301" style:parent-style-name="Policepardéfaut" style:family="text">
      <style:text-properties style:font-name-complex="Times New Roman"/>
    </style:style>
    <style:style style:name="T2302" style:parent-style-name="Policepardéfaut" style:family="text">
      <style:text-properties style:font-name-complex="Times New Roman"/>
    </style:style>
    <style:style style:name="T2303" style:parent-style-name="Policepardéfaut" style:family="text">
      <style:text-properties style:font-name-complex="Times New Roman"/>
    </style:style>
    <style:style style:name="T2304" style:parent-style-name="Policepardéfaut" style:family="text">
      <style:text-properties style:font-name-complex="Times New Roman"/>
    </style:style>
    <style:style style:name="T2305" style:parent-style-name="Policepardéfaut" style:family="text">
      <style:text-properties style:font-name-complex="Times New Roman" fo:font-style="italic" style:font-style-asian="italic"/>
    </style:style>
    <style:style style:name="T2306" style:parent-style-name="Policepardéfaut" style:family="text">
      <style:text-properties style:font-name-complex="Times New Roman"/>
    </style:style>
    <style:style style:name="T2307" style:parent-style-name="Policepardéfaut" style:family="text">
      <style:text-properties style:font-name-complex="Times New Roman"/>
    </style:style>
    <style:style style:name="T2308" style:parent-style-name="Policepardéfaut" style:family="text">
      <style:text-properties style:font-name-complex="Times New Roman"/>
    </style:style>
    <style:style style:name="T2309" style:parent-style-name="Policepardéfaut" style:family="text">
      <style:text-properties style:font-name-complex="Times New Roman" fo:font-style="italic" style:font-style-asian="italic"/>
    </style:style>
    <style:style style:name="T2310" style:parent-style-name="Policepardéfaut" style:family="text">
      <style:text-properties style:font-name-complex="Times New Roman"/>
    </style:style>
    <style:style style:name="T2311" style:parent-style-name="Policepardéfaut" style:family="text">
      <style:text-properties style:font-name-complex="Times New Roman"/>
    </style:style>
    <style:style style:name="T2312" style:parent-style-name="Policepardéfaut" style:family="text">
      <style:text-properties style:font-name-complex="Times New Roman"/>
    </style:style>
    <style:style style:name="T2313" style:parent-style-name="Policepardéfaut" style:family="text">
      <style:text-properties style:font-name-complex="Times New Roman"/>
    </style:style>
    <style:style style:name="T2314" style:parent-style-name="Policepardéfaut" style:family="text">
      <style:text-properties style:font-name-complex="Times New Roman"/>
    </style:style>
    <style:style style:name="T2315" style:parent-style-name="Policepardéfaut" style:family="text">
      <style:text-properties style:font-name-complex="Times New Roman"/>
    </style:style>
    <style:style style:name="T2316" style:parent-style-name="Policepardéfaut" style:family="text">
      <style:text-properties style:font-name-complex="Times New Roman"/>
    </style:style>
    <style:style style:name="T2317" style:parent-style-name="Policepardéfaut" style:family="text">
      <style:text-properties style:font-name-complex="Times New Roman"/>
    </style:style>
    <style:style style:name="T2318" style:parent-style-name="Policepardéfaut" style:family="text">
      <style:text-properties style:font-name-complex="Times New Roman"/>
    </style:style>
    <style:style style:name="T2319" style:parent-style-name="Policepardéfaut" style:family="text">
      <style:text-properties style:font-name-complex="Times New Roman"/>
    </style:style>
    <style:style style:name="T2320" style:parent-style-name="Policepardéfaut" style:family="text">
      <style:text-properties style:font-name-complex="Times New Roman"/>
    </style:style>
    <style:style style:name="T2321" style:parent-style-name="Policepardéfaut" style:family="text">
      <style:text-properties style:font-name-complex="Times New Roman"/>
    </style:style>
    <style:style style:name="T2322" style:parent-style-name="Policepardéfaut" style:family="text">
      <style:text-properties style:font-name-complex="Times New Roman"/>
    </style:style>
    <style:style style:name="T2323" style:parent-style-name="Policepardéfaut" style:family="text">
      <style:text-properties style:font-name-complex="Times New Roman"/>
    </style:style>
    <style:style style:name="T2324" style:parent-style-name="Policepardéfaut" style:family="text">
      <style:text-properties style:font-name-complex="Times New Roman"/>
    </style:style>
    <style:style style:name="T2325" style:parent-style-name="Policepardéfaut" style:family="text">
      <style:text-properties style:font-name-complex="Times New Roman"/>
    </style:style>
    <style:style style:name="T2326" style:parent-style-name="Policepardéfaut" style:family="text">
      <style:text-properties style:font-name-complex="Times New Roman"/>
    </style:style>
    <style:style style:name="T2327" style:parent-style-name="Policepardéfaut" style:family="text">
      <style:text-properties style:font-name-complex="Times New Roman"/>
    </style:style>
    <style:style style:name="T2328" style:parent-style-name="Policepardéfaut" style:family="text">
      <style:text-properties style:font-name-complex="Times New Roman"/>
    </style:style>
    <style:style style:name="T2329" style:parent-style-name="Policepardéfaut" style:family="text">
      <style:text-properties style:font-name-complex="Times New Roman"/>
    </style:style>
    <style:style style:name="T2330" style:parent-style-name="Policepardéfaut" style:family="text">
      <style:text-properties style:font-name-complex="Times New Roman"/>
    </style:style>
    <style:style style:name="T2331" style:parent-style-name="Policepardéfaut" style:family="text">
      <style:text-properties style:font-name-complex="Times New Roman"/>
    </style:style>
    <style:style style:name="T2332" style:parent-style-name="Policepardéfaut" style:family="text">
      <style:text-properties style:font-name-complex="Times New Roman"/>
    </style:style>
    <style:style style:name="T2333" style:parent-style-name="Policepardéfaut" style:family="text">
      <style:text-properties style:font-name-complex="Times New Roman"/>
    </style:style>
    <style:style style:name="T2334" style:parent-style-name="Policepardéfaut" style:family="text">
      <style:text-properties style:font-name-complex="Times New Roman"/>
    </style:style>
    <style:style style:name="T2335" style:parent-style-name="Policepardéfaut" style:family="text">
      <style:text-properties style:font-name-complex="Times New Roman"/>
    </style:style>
    <style:style style:name="T2336" style:parent-style-name="Policepardéfaut" style:family="text">
      <style:text-properties style:font-name-complex="Times New Roman"/>
    </style:style>
    <style:style style:name="T2337" style:parent-style-name="Policepardéfaut" style:family="text">
      <style:text-properties style:font-name-complex="Times New Roman"/>
    </style:style>
    <style:style style:name="P2338" style:parent-style-name="Corpsdetexte" style:family="paragraph">
      <style:text-properties style:font-name-complex="Times New Roman"/>
    </style:style>
    <style:style style:name="T2339" style:parent-style-name="Policepardéfaut" style:family="text">
      <style:text-properties fo:font-style="italic" style:font-style-asian="italic"/>
    </style:style>
    <style:style style:name="T2340" style:parent-style-name="Policepardéfaut" style:family="text">
      <style:text-properties style:font-name-asian="Times New Roman"/>
    </style:style>
    <style:style style:name="T2341" style:parent-style-name="Policepardéfaut" style:family="text">
      <style:text-properties style:font-name-asian="Times New Roman"/>
    </style:style>
    <style:style style:name="T2342" style:parent-style-name="Policepardéfaut" style:family="text">
      <style:text-properties fo:font-style="italic" style:font-style-asian="italic"/>
    </style:style>
    <style:style style:name="T2343" style:parent-style-name="Policepardéfaut" style:family="text">
      <style:text-properties style:text-position="super 66.6%"/>
    </style:style>
    <style:style style:name="T2344" style:parent-style-name="Policepardéfaut" style:family="text">
      <style:text-properties style:font-name-complex="Times New Roman"/>
    </style:style>
    <style:style style:name="T2345" style:parent-style-name="Policepardéfaut" style:family="text">
      <style:text-properties style:font-name-complex="Times New Roman" fo:font-style="italic" style:font-style-asian="italic"/>
    </style:style>
    <style:style style:name="T2346" style:parent-style-name="Policepardéfaut" style:family="text">
      <style:text-properties style:font-name-complex="Times New Roman"/>
    </style:style>
    <style:style style:name="T2347" style:parent-style-name="Policepardéfaut" style:family="text">
      <style:text-properties style:font-name-complex="Times New Roman" fo:font-variant="small-caps"/>
    </style:style>
    <style:style style:name="T2348" style:parent-style-name="Policepardéfaut" style:family="text">
      <style:text-properties style:font-name-complex="Times New Roman" fo:font-variant="small-caps"/>
    </style:style>
    <style:style style:name="T2349" style:parent-style-name="Policepardéfaut" style:family="text">
      <style:text-properties style:font-name-complex="Times New Roman" fo:font-variant="small-caps"/>
    </style:style>
    <style:style style:name="T2350" style:parent-style-name="Policepardéfaut" style:family="text">
      <style:text-properties style:font-name-complex="Times New Roman"/>
    </style:style>
    <style:style style:name="T2351" style:parent-style-name="Policepardéfaut" style:family="text">
      <style:text-properties style:font-name-complex="Times New Roman"/>
    </style:style>
    <style:style style:name="T2352" style:parent-style-name="Policepardéfaut" style:family="text">
      <style:text-properties style:font-name-complex="Times New Roman"/>
    </style:style>
    <style:style style:name="T2353" style:parent-style-name="Policepardéfaut" style:family="text">
      <style:text-properties style:font-name-complex="Times New Roman"/>
    </style:style>
    <style:style style:name="T2354" style:parent-style-name="Policepardéfaut" style:family="text">
      <style:text-properties style:font-name-complex="Times New Roman"/>
    </style:style>
    <style:style style:name="T2355" style:parent-style-name="Policepardéfaut" style:family="text">
      <style:text-properties style:font-name-complex="Times New Roman"/>
    </style:style>
    <style:style style:name="T2356" style:parent-style-name="Policepardéfaut" style:family="text">
      <style:text-properties style:font-name-complex="Times New Roman"/>
    </style:style>
    <style:style style:name="T2357" style:parent-style-name="Policepardéfaut" style:family="text">
      <style:text-properties style:font-name-complex="Times New Roman"/>
    </style:style>
    <style:style style:name="T2358" style:parent-style-name="Policepardéfaut" style:family="text">
      <style:text-properties style:font-name-complex="Times New Roman"/>
    </style:style>
    <style:style style:name="T2359" style:parent-style-name="Policepardéfaut" style:family="text">
      <style:text-properties style:font-name-complex="Times New Roman"/>
    </style:style>
    <style:style style:name="T2360" style:parent-style-name="Policepardéfaut" style:family="text">
      <style:text-properties style:font-name-complex="Times New Roman"/>
    </style:style>
    <style:style style:name="T2361" style:parent-style-name="Policepardéfaut" style:family="text">
      <style:text-properties style:font-name-complex="Times New Roman"/>
    </style:style>
    <style:style style:name="T2362" style:parent-style-name="Policepardéfaut" style:family="text">
      <style:text-properties style:font-name-complex="Times New Roman"/>
    </style:style>
    <style:style style:name="T2363" style:parent-style-name="Policepardéfaut" style:family="text">
      <style:text-properties style:font-name-complex="Times New Roman"/>
    </style:style>
    <style:style style:name="T2364" style:parent-style-name="Policepardéfaut" style:family="text">
      <style:text-properties style:font-name-complex="Times New Roman"/>
    </style:style>
    <style:style style:name="T2365" style:parent-style-name="Policepardéfaut" style:family="text">
      <style:text-properties style:font-name-complex="Times New Roman"/>
    </style:style>
    <style:style style:name="T2366" style:parent-style-name="Policepardéfaut" style:family="text">
      <style:text-properties style:font-name-complex="Times New Roman"/>
    </style:style>
    <style:style style:name="T2367" style:parent-style-name="Policepardéfaut" style:family="text">
      <style:text-properties style:font-name-complex="Times New Roman"/>
    </style:style>
    <style:style style:name="T2368" style:parent-style-name="Policepardéfaut" style:family="text">
      <style:text-properties style:font-name-complex="Times New Roman"/>
    </style:style>
    <style:style style:name="T2369" style:parent-style-name="Policepardéfaut" style:family="text">
      <style:text-properties style:font-name-complex="Times New Roman"/>
    </style:style>
    <style:style style:name="T2370" style:parent-style-name="Policepardéfaut" style:family="text">
      <style:text-properties style:font-name-complex="Times New Roman"/>
    </style:style>
    <style:style style:name="T2371" style:parent-style-name="Policepardéfaut" style:family="text">
      <style:text-properties style:text-position="super 66.6%"/>
    </style:style>
    <style:style style:name="T2372" style:parent-style-name="Policepardéfaut" style:family="text">
      <style:text-properties style:font-name-complex="Times New Roman"/>
    </style:style>
    <style:style style:name="T2373" style:parent-style-name="Policepardéfaut" style:family="text">
      <style:text-properties style:font-name-complex="Times New Roman" fo:font-style="italic" style:font-style-asian="italic"/>
    </style:style>
    <style:style style:name="T2374" style:parent-style-name="Policepardéfaut" style:family="text">
      <style:text-properties style:font-name-complex="Times New Roman"/>
    </style:style>
    <style:style style:name="T2375" style:parent-style-name="Policepardéfaut" style:family="text">
      <style:text-properties style:font-name-complex="Times New Roman" fo:font-style="italic" style:font-style-asian="italic"/>
    </style:style>
    <style:style style:name="T2376" style:parent-style-name="Policepardéfaut" style:family="text">
      <style:text-properties style:font-name-complex="Times New Roman"/>
    </style:style>
    <style:style style:name="T2377" style:parent-style-name="Policepardéfaut" style:family="text">
      <style:text-properties style:font-name-complex="Times New Roman"/>
    </style:style>
    <style:style style:name="T2378" style:parent-style-name="Policepardéfaut" style:family="text">
      <style:text-properties style:font-name-complex="Times New Roman"/>
    </style:style>
    <style:style style:name="T2379" style:parent-style-name="Policepardéfaut" style:family="text">
      <style:text-properties style:font-name-complex="Times New Roman"/>
    </style:style>
    <style:style style:name="T2380" style:parent-style-name="Policepardéfaut" style:family="text">
      <style:text-properties style:font-name-complex="Times New Roman"/>
    </style:style>
    <style:style style:name="T2381" style:parent-style-name="Policepardéfaut" style:family="text">
      <style:text-properties style:text-position="super 64.5%"/>
    </style:style>
    <style:style style:name="T2382" style:parent-style-name="Policepardéfaut" style:family="text">
      <style:text-properties style:text-position="super 66.6%"/>
    </style:style>
    <style:style style:name="T2383" style:parent-style-name="Policepardéfaut" style:family="text">
      <style:text-properties fo:font-variant="small-caps"/>
    </style:style>
    <style:style style:name="T2384" style:parent-style-name="Policepardéfaut" style:family="text">
      <style:text-properties style:text-position="super 65%"/>
    </style:style>
    <style:style style:name="T2385" style:parent-style-name="Policepardéfaut" style:family="text">
      <style:text-properties style:font-name-complex="Times New Roman"/>
    </style:style>
    <style:style style:name="T2386" style:parent-style-name="Policepardéfaut" style:family="text">
      <style:text-properties style:font-name-complex="Times New Roman" fo:font-weight="bold" style:font-weight-asian="bold"/>
    </style:style>
    <style:style style:name="T2387" style:parent-style-name="Policepardéfaut" style:family="text">
      <style:text-properties style:font-name-complex="Times New Roman"/>
    </style:style>
    <style:style style:name="T2388" style:parent-style-name="Policepardéfaut" style:family="text">
      <style:text-properties style:font-name-complex="Times New Roman"/>
    </style:style>
    <style:style style:name="T2389" style:parent-style-name="Policepardéfaut" style:family="text">
      <style:text-properties style:font-name-complex="Times New Roman" fo:font-style="italic" style:font-style-asian="italic"/>
    </style:style>
    <style:style style:name="T2390" style:parent-style-name="Policepardéfaut" style:family="text">
      <style:text-properties style:font-name-complex="Times New Roman"/>
    </style:style>
    <style:style style:name="T2391" style:parent-style-name="Policepardéfaut" style:family="text">
      <style:text-properties style:font-name-complex="Times New Roman"/>
    </style:style>
    <style:style style:name="T2392" style:parent-style-name="Policepardéfaut" style:family="text">
      <style:text-properties style:font-name-complex="Times New Roman"/>
    </style:style>
    <style:style style:name="T2393" style:parent-style-name="Policepardéfaut" style:family="text">
      <style:text-properties style:text-position="super 66.6%"/>
    </style:style>
    <style:style style:name="T2394" style:parent-style-name="Policepardéfaut" style:family="text">
      <style:text-properties fo:font-variant="small-caps"/>
    </style:style>
    <style:style style:name="T2395" style:parent-style-name="Policepardéfaut" style:family="text">
      <style:text-properties style:text-position="super 65%"/>
    </style:style>
    <style:style style:name="T2396" style:parent-style-name="Policepardéfaut" style:family="text">
      <style:text-properties style:font-name-complex="Times New Roman"/>
    </style:style>
    <style:style style:name="T2397" style:parent-style-name="Policepardéfaut" style:family="text">
      <style:text-properties style:font-name-complex="Times New Roman"/>
    </style:style>
    <style:style style:name="T2398" style:parent-style-name="Policepardéfaut" style:family="text">
      <style:text-properties style:font-name-complex="Times New Roman"/>
    </style:style>
    <style:style style:name="T2399" style:parent-style-name="Policepardéfaut" style:family="text">
      <style:text-properties style:font-name-complex="Times New Roman" fo:font-style="italic" style:font-style-asian="italic"/>
    </style:style>
    <style:style style:name="T2400" style:parent-style-name="Policepardéfaut" style:family="text">
      <style:text-properties style:font-name-complex="Times New Roman"/>
    </style:style>
    <style:style style:name="T2401" style:parent-style-name="Policepardéfaut" style:family="text">
      <style:text-properties style:font-name-complex="Times New Roman"/>
    </style:style>
    <style:style style:name="T2402" style:parent-style-name="Policepardéfaut" style:family="text">
      <style:text-properties style:font-name-complex="Times New Roman"/>
    </style:style>
    <style:style style:name="T2403" style:parent-style-name="Policepardéfaut" style:family="text">
      <style:text-properties style:font-name-complex="Times New Roman" fo:font-style="italic" style:font-style-asian="italic"/>
    </style:style>
    <style:style style:name="T2404" style:parent-style-name="Policepardéfaut" style:family="text">
      <style:text-properties style:font-name-complex="Times New Roman"/>
    </style:style>
    <style:style style:name="T2405" style:parent-style-name="Policepardéfaut" style:family="text">
      <style:text-properties style:font-name-complex="Times New Roman" fo:font-style="italic" style:font-style-asian="italic"/>
    </style:style>
    <style:style style:name="T2406" style:parent-style-name="Policepardéfaut" style:family="text">
      <style:text-properties style:font-name-complex="Times New Roman" fo:font-style="italic" style:font-style-asian="italic"/>
    </style:style>
    <style:style style:name="T2407" style:parent-style-name="Policepardéfaut" style:family="text">
      <style:text-properties style:font-name-complex="Times New Roman" fo:font-style="italic" style:font-style-asian="italic"/>
    </style:style>
    <style:style style:name="T2408" style:parent-style-name="Policepardéfaut" style:family="text">
      <style:text-properties style:font-name-complex="Times New Roman"/>
    </style:style>
    <style:style style:name="T2409" style:parent-style-name="Policepardéfaut" style:family="text">
      <style:text-properties style:font-name-complex="Times New Roman"/>
    </style:style>
    <style:style style:name="T2410" style:parent-style-name="Policepardéfaut" style:family="text">
      <style:text-properties style:font-name-complex="Times New Roman"/>
    </style:style>
    <style:style style:name="T2411" style:parent-style-name="Policepardéfaut" style:family="text">
      <style:text-properties style:font-name-complex="Times New Roman"/>
    </style:style>
    <style:style style:name="T2412" style:parent-style-name="Policepardéfaut" style:family="text">
      <style:text-properties style:font-name-complex="Times New Roman"/>
    </style:style>
    <style:style style:name="T2413" style:parent-style-name="Policepardéfaut" style:family="text">
      <style:text-properties style:font-name-complex="Times New Roman"/>
    </style:style>
    <style:style style:name="T2414" style:parent-style-name="Policepardéfaut" style:family="text">
      <style:text-properties style:font-name-complex="Times New Roman"/>
    </style:style>
    <style:style style:name="T2415" style:parent-style-name="Policepardéfaut" style:family="text">
      <style:text-properties style:font-name-complex="Times New Roman"/>
    </style:style>
    <style:style style:name="T2416" style:parent-style-name="Policepardéfaut" style:family="text">
      <style:text-properties style:font-name-complex="Times New Roman"/>
    </style:style>
    <style:style style:name="T2417" style:parent-style-name="Policepardéfaut" style:family="text">
      <style:text-properties style:font-name-complex="Times New Roman"/>
    </style:style>
    <style:style style:name="T2418" style:parent-style-name="Policepardéfaut" style:family="text">
      <style:text-properties style:font-name-complex="Times New Roman"/>
    </style:style>
    <style:style style:name="T2419" style:parent-style-name="Policepardéfaut" style:family="text">
      <style:text-properties style:font-name-complex="Times New Roman"/>
    </style:style>
    <style:style style:name="T2420" style:parent-style-name="Policepardéfaut" style:family="text">
      <style:text-properties style:font-name-complex="Times New Roman"/>
    </style:style>
    <style:style style:name="T2421" style:parent-style-name="Policepardéfaut" style:family="text">
      <style:text-properties style:font-name-complex="Times New Roman"/>
    </style:style>
    <style:style style:name="T2422" style:parent-style-name="Policepardéfaut" style:family="text">
      <style:text-properties style:font-name-complex="Times New Roman"/>
    </style:style>
    <style:style style:name="T2423" style:parent-style-name="Policepardéfaut" style:family="text">
      <style:text-properties style:font-name-complex="Times New Roman" fo:font-style="italic" style:font-style-asian="italic"/>
    </style:style>
    <style:style style:name="T2424" style:parent-style-name="Policepardéfaut" style:family="text">
      <style:text-properties style:font-name-complex="Times New Roman"/>
    </style:style>
    <style:style style:name="T2425" style:parent-style-name="Policepardéfaut" style:family="text">
      <style:text-properties style:font-name-complex="Times New Roman" fo:font-style="italic" style:font-style-asian="italic"/>
    </style:style>
    <style:style style:name="T2426" style:parent-style-name="Policepardéfaut" style:family="text">
      <style:text-properties style:font-name-complex="Times New Roman"/>
    </style:style>
    <style:style style:name="T2427" style:parent-style-name="Policepardéfaut" style:family="text">
      <style:text-properties style:font-name-complex="Times New Roman" fo:font-style="italic" style:font-style-asian="italic"/>
    </style:style>
    <style:style style:name="T2428" style:parent-style-name="Policepardéfaut" style:family="text">
      <style:text-properties style:font-name-complex="Times New Roman"/>
    </style:style>
    <style:style style:name="T2429" style:parent-style-name="Policepardéfaut" style:family="text">
      <style:text-properties style:font-name-complex="Times New Roman"/>
    </style:style>
    <style:style style:name="T2430" style:parent-style-name="Policepardéfaut" style:family="text">
      <style:text-properties style:font-name-complex="Times New Roman"/>
    </style:style>
    <style:style style:name="T2431" style:parent-style-name="Policepardéfaut" style:family="text">
      <style:text-properties style:font-name-complex="Times New Roman"/>
    </style:style>
    <style:style style:name="T2432" style:parent-style-name="Policepardéfaut" style:family="text">
      <style:text-properties style:font-name-complex="Times New Roman"/>
    </style:style>
    <style:style style:name="T2433" style:parent-style-name="Policepardéfaut" style:family="text">
      <style:text-properties style:font-name-complex="Times New Roman"/>
    </style:style>
    <style:style style:name="T2434" style:parent-style-name="Policepardéfaut" style:family="text">
      <style:text-properties style:font-name-complex="Times New Roman"/>
    </style:style>
    <style:style style:name="T2435" style:parent-style-name="Policepardéfaut" style:family="text">
      <style:text-properties style:font-name-complex="Times New Roman"/>
    </style:style>
    <style:style style:name="T2436" style:parent-style-name="Policepardéfaut" style:family="text">
      <style:text-properties style:font-name-complex="Times New Roman"/>
    </style:style>
    <style:style style:name="T2437" style:parent-style-name="Policepardéfaut" style:family="text">
      <style:text-properties style:font-name-complex="Times New Roman"/>
    </style:style>
    <style:style style:name="T2438" style:parent-style-name="quote.c" style:family="text">
      <style:text-properties fo:font-style="italic" style:font-style-asian="italic"/>
    </style:style>
    <style:style style:name="P2439" style:parent-style-name="Corpsdetexte" style:family="paragraph">
      <style:text-properties style:font-name-complex="Times New Roman"/>
    </style:style>
    <style:style style:name="T2440" style:parent-style-name="Policepardéfaut" style:family="text">
      <style:text-properties fo:font-style="italic" style:font-style-asian="italic"/>
    </style:style>
    <style:style style:name="T2441" style:parent-style-name="Policepardéfaut" style:family="text">
      <style:text-properties style:font-name-complex="Times New Roman"/>
    </style:style>
    <style:style style:name="T2442" style:parent-style-name="Policepardéfaut" style:family="text">
      <style:text-properties style:font-name-complex="Times New Roman"/>
    </style:style>
    <style:style style:name="T2443" style:parent-style-name="Policepardéfaut" style:family="text">
      <style:text-properties style:font-name-complex="Times New Roman" fo:font-style="italic" style:font-style-asian="italic"/>
    </style:style>
    <style:style style:name="T2444" style:parent-style-name="Policepardéfaut" style:family="text">
      <style:text-properties style:font-name-complex="Times New Roman"/>
    </style:style>
    <style:style style:name="T2445" style:parent-style-name="Policepardéfaut" style:family="text">
      <style:text-properties style:font-name-complex="Times New Roman"/>
    </style:style>
    <style:style style:name="T2446" style:parent-style-name="Policepardéfaut" style:family="text">
      <style:text-properties style:font-name-complex="Times New Roman"/>
    </style:style>
    <style:style style:name="T2447" style:parent-style-name="Policepardéfaut" style:family="text">
      <style:text-properties style:font-name-complex="Times New Roman"/>
    </style:style>
    <style:style style:name="T2448" style:parent-style-name="Policepardéfaut" style:family="text">
      <style:text-properties style:font-name-complex="Times New Roman"/>
    </style:style>
    <style:style style:name="T2449" style:parent-style-name="Policepardéfaut" style:family="text">
      <style:text-properties style:font-name-complex="Times New Roman"/>
    </style:style>
    <style:style style:name="T2450" style:parent-style-name="Policepardéfaut" style:family="text">
      <style:text-properties style:font-name-complex="Times New Roman"/>
    </style:style>
    <style:style style:name="T2451" style:parent-style-name="Policepardéfaut" style:family="text">
      <style:text-properties style:font-name-complex="Times New Roman" fo:font-style="italic" style:font-style-asian="italic"/>
    </style:style>
    <style:style style:name="T2452" style:parent-style-name="Appelnotedebasdep." style:family="text">
      <style:text-properties style:font-name-complex="Times New Roman"/>
    </style:style>
    <style:style style:name="T2453" style:parent-style-name="Policepardéfaut" style:family="text">
      <style:text-properties fo:font-style="italic" style:font-style-asian="italic"/>
    </style:style>
    <style:style style:name="T2454" style:parent-style-name="Policepardéfaut" style:family="text">
      <style:text-properties style:text-position="super 65%"/>
    </style:style>
    <style:style style:name="T2455" style:parent-style-name="Policepardéfaut" style:family="text">
      <style:text-properties style:font-name-complex="Times New Roman"/>
    </style:style>
    <style:style style:name="T2456" style:parent-style-name="Policepardéfaut" style:family="text">
      <style:text-properties style:font-name-complex="Times New Roman"/>
    </style:style>
    <style:style style:name="T2457" style:parent-style-name="Policepardéfaut" style:family="text">
      <style:text-properties style:font-name-complex="Times New Roman"/>
    </style:style>
    <style:style style:name="T2458" style:parent-style-name="Policepardéfaut" style:family="text">
      <style:text-properties style:font-name-complex="Times New Roman"/>
    </style:style>
    <style:style style:name="T2459" style:parent-style-name="Policepardéfaut" style:family="text">
      <style:text-properties style:font-name-complex="Times New Roman"/>
    </style:style>
    <style:style style:name="T2460" style:parent-style-name="Policepardéfaut" style:family="text">
      <style:text-properties style:font-name-complex="Times New Roman"/>
    </style:style>
    <style:style style:name="T2461" style:parent-style-name="Policepardéfaut" style:family="text">
      <style:text-properties style:font-name-complex="Times New Roman"/>
    </style:style>
    <style:style style:name="T2462" style:parent-style-name="Policepardéfaut" style:family="text">
      <style:text-properties style:font-name-complex="Times New Roman"/>
    </style:style>
    <style:style style:name="T2463" style:parent-style-name="Policepardéfaut" style:family="text">
      <style:text-properties style:font-name-complex="Times New Roman"/>
    </style:style>
    <style:style style:name="T2464" style:parent-style-name="Policepardéfaut" style:family="text">
      <style:text-properties style:font-name-complex="Times New Roman"/>
    </style:style>
    <style:style style:name="T2465" style:parent-style-name="Policepardéfaut" style:family="text">
      <style:text-properties style:font-name-complex="Times New Roman" fo:font-style="italic" style:font-style-asian="italic"/>
    </style:style>
    <style:style style:name="T2466" style:parent-style-name="Policepardéfaut" style:family="text">
      <style:text-properties style:font-name-complex="Times New Roman"/>
    </style:style>
    <style:style style:name="T2467" style:parent-style-name="Policepardéfaut" style:family="text">
      <style:text-properties style:font-name-complex="Times New Roman"/>
    </style:style>
    <style:style style:name="T2468" style:parent-style-name="Policepardéfaut" style:family="text">
      <style:text-properties style:font-name-complex="Times New Roman"/>
    </style:style>
    <style:style style:name="T2469" style:parent-style-name="Policepardéfaut" style:family="text">
      <style:text-properties style:font-name-complex="Times New Roman"/>
    </style:style>
    <style:style style:name="T2470" style:parent-style-name="Policepardéfaut" style:family="text">
      <style:text-properties style:font-name-complex="Times New Roman"/>
    </style:style>
    <style:style style:name="T2471" style:parent-style-name="Policepardéfaut" style:family="text">
      <style:text-properties style:font-name-complex="Times New Roman"/>
    </style:style>
    <style:style style:name="T2472" style:parent-style-name="Policepardéfaut" style:family="text">
      <style:text-properties style:font-name-complex="Times New Roman"/>
    </style:style>
    <style:style style:name="T2473" style:parent-style-name="Policepardéfaut" style:family="text">
      <style:text-properties style:font-name-complex="Times New Roman"/>
    </style:style>
    <style:style style:name="T2474" style:parent-style-name="Policepardéfaut" style:family="text">
      <style:text-properties style:font-name-complex="Times New Roman"/>
    </style:style>
    <style:style style:name="T2475" style:parent-style-name="Policepardéfaut" style:family="text">
      <style:text-properties style:font-name-complex="Times New Roman"/>
    </style:style>
    <style:style style:name="T2476" style:parent-style-name="Policepardéfaut" style:family="text">
      <style:text-properties style:font-name-complex="Times New Roman"/>
    </style:style>
    <style:style style:name="T2477" style:parent-style-name="Policepardéfaut" style:family="text">
      <style:text-properties style:font-name-complex="Times New Roman"/>
    </style:style>
    <style:style style:name="P2478" style:parent-style-name="Corpsdetexte" style:family="paragraph">
      <style:text-properties style:font-name-complex="Times New Roman"/>
    </style:style>
    <style:style style:name="T2479" style:parent-style-name="Policepardéfaut" style:family="text">
      <style:text-properties style:font-name-complex="Times New Roman"/>
    </style:style>
    <style:style style:name="T2480" style:parent-style-name="Policepardéfaut" style:family="text">
      <style:text-properties style:font-name-complex="Times New Roman"/>
    </style:style>
    <style:style style:name="T2481" style:parent-style-name="Policepardéfaut" style:family="text">
      <style:text-properties style:font-name-complex="Times New Roman"/>
    </style:style>
    <style:style style:name="T2482" style:parent-style-name="Policepardéfaut" style:family="text">
      <style:text-properties style:font-name-complex="Times New Roman" fo:font-style="italic" style:font-style-asian="italic"/>
    </style:style>
    <style:style style:name="T2483" style:parent-style-name="Policepardéfaut" style:family="text">
      <style:text-properties style:font-name-complex="Times New Roman"/>
    </style:style>
    <style:style style:name="T2484" style:parent-style-name="Policepardéfaut" style:family="text">
      <style:text-properties style:font-name-complex="Times New Roman"/>
    </style:style>
    <style:style style:name="T2485" style:parent-style-name="Policepardéfaut" style:family="text">
      <style:text-properties style:font-name-complex="Times New Roman"/>
    </style:style>
    <style:style style:name="T2486" style:parent-style-name="Policepardéfaut" style:family="text">
      <style:text-properties style:font-name-complex="Times New Roman"/>
    </style:style>
    <style:style style:name="T2487" style:parent-style-name="Policepardéfaut" style:family="text">
      <style:text-properties style:font-name-complex="Times New Roman"/>
    </style:style>
    <style:style style:name="T2488" style:parent-style-name="Policepardéfaut" style:family="text">
      <style:text-properties style:font-name-complex="Times New Roman"/>
    </style:style>
    <style:style style:name="T2489" style:parent-style-name="Policepardéfaut" style:family="text">
      <style:text-properties style:font-name-complex="Times New Roman"/>
    </style:style>
    <style:style style:name="T2490" style:parent-style-name="Policepardéfaut" style:family="text">
      <style:text-properties style:font-name-complex="Times New Roman" fo:font-style="italic" style:font-style-asian="italic"/>
    </style:style>
    <style:style style:name="T2491" style:parent-style-name="Policepardéfaut" style:family="text">
      <style:text-properties style:font-name-complex="Times New Roman"/>
    </style:style>
    <style:style style:name="T2492" style:parent-style-name="Policepardéfaut" style:family="text">
      <style:text-properties style:font-name-complex="Times New Roman"/>
    </style:style>
    <style:style style:name="T2493" style:parent-style-name="Policepardéfaut" style:family="text">
      <style:text-properties style:font-name-complex="Times New Roman"/>
    </style:style>
    <style:style style:name="T2494" style:parent-style-name="Policepardéfaut" style:family="text">
      <style:text-properties style:font-name-complex="Times New Roman" fo:font-style="italic" style:font-style-asian="italic"/>
    </style:style>
    <style:style style:name="T2495" style:parent-style-name="Policepardéfaut" style:family="text">
      <style:text-properties style:font-name-complex="Times New Roman" fo:font-style="italic" style:font-style-asian="italic"/>
    </style:style>
    <style:style style:name="T2496" style:parent-style-name="Policepardéfaut" style:family="text">
      <style:text-properties style:font-name-complex="Times New Roman"/>
    </style:style>
    <style:style style:name="T2497" style:parent-style-name="Policepardéfaut" style:family="text">
      <style:text-properties style:font-name-complex="Times New Roman" fo:font-style="italic" style:font-style-asian="italic"/>
    </style:style>
    <style:style style:name="T2498" style:parent-style-name="Policepardéfaut" style:family="text">
      <style:text-properties style:font-name-complex="Times New Roman" fo:font-style="italic" style:font-style-asian="italic"/>
    </style:style>
    <style:style style:name="T2499" style:parent-style-name="Policepardéfaut" style:family="text">
      <style:text-properties style:font-name-complex="Times New Roman" fo:font-style="italic" style:font-style-asian="italic"/>
    </style:style>
    <style:style style:name="T2500" style:parent-style-name="Policepardéfaut" style:family="text">
      <style:text-properties style:font-name-complex="Times New Roman"/>
    </style:style>
    <style:style style:name="T2501" style:parent-style-name="Policepardéfaut" style:family="text">
      <style:text-properties style:font-name-complex="Times New Roman"/>
    </style:style>
    <style:style style:name="T2502" style:parent-style-name="Policepardéfaut" style:family="text">
      <style:text-properties style:font-name-complex="Times New Roman"/>
    </style:style>
    <style:style style:name="T2503" style:parent-style-name="Policepardéfaut" style:family="text">
      <style:text-properties style:font-name-complex="Times New Roman"/>
    </style:style>
    <style:style style:name="T2504" style:parent-style-name="Policepardéfaut" style:family="text">
      <style:text-properties style:font-name-complex="Times New Roman"/>
    </style:style>
    <style:style style:name="T2505" style:parent-style-name="Policepardéfaut" style:family="text">
      <style:text-properties style:font-name-complex="Times New Roman"/>
    </style:style>
    <style:style style:name="T2506" style:parent-style-name="Policepardéfaut" style:family="text">
      <style:text-properties style:font-name-complex="Times New Roman"/>
    </style:style>
    <style:style style:name="T2507" style:parent-style-name="Policepardéfaut" style:family="text">
      <style:text-properties style:font-name-complex="Times New Roman"/>
    </style:style>
    <style:style style:name="T2508" style:parent-style-name="Policepardéfaut" style:family="text">
      <style:text-properties style:font-name-complex="Times New Roman"/>
    </style:style>
    <style:style style:name="T2509" style:parent-style-name="Policepardéfaut" style:family="text">
      <style:text-properties style:font-name-complex="Times New Roman"/>
    </style:style>
    <style:style style:name="T2510" style:parent-style-name="Policepardéfaut" style:family="text">
      <style:text-properties style:font-name-complex="Times New Roman"/>
    </style:style>
    <style:style style:name="T2511" style:parent-style-name="Policepardéfaut" style:family="text">
      <style:text-properties style:font-name-complex="Times New Roman"/>
    </style:style>
    <style:style style:name="T2512" style:parent-style-name="Policepardéfaut" style:family="text">
      <style:text-properties style:font-name-complex="Times New Roman"/>
    </style:style>
    <style:style style:name="T2513" style:parent-style-name="Policepardéfaut" style:family="text">
      <style:text-properties style:font-name-complex="Times New Roman"/>
    </style:style>
    <style:style style:name="T2514" style:parent-style-name="Policepardéfaut" style:family="text">
      <style:text-properties style:font-name-complex="Times New Roman"/>
    </style:style>
    <style:style style:name="T2515" style:parent-style-name="Policepardéfaut" style:family="text">
      <style:text-properties style:font-name-complex="Times New Roman"/>
    </style:style>
    <style:style style:name="T2516" style:parent-style-name="Policepardéfaut" style:family="text">
      <style:text-properties style:font-name-complex="Times New Roman"/>
    </style:style>
    <style:style style:name="T2517" style:parent-style-name="Policepardéfaut" style:family="text">
      <style:text-properties style:font-name-complex="Times New Roman"/>
    </style:style>
    <style:style style:name="T2518" style:parent-style-name="Policepardéfaut" style:family="text">
      <style:text-properties style:font-name-complex="Times New Roman"/>
    </style:style>
    <style:style style:name="T2519" style:parent-style-name="Policepardéfaut" style:family="text">
      <style:text-properties style:font-name-complex="Times New Roman"/>
    </style:style>
    <style:style style:name="T2520" style:parent-style-name="Policepardéfaut" style:family="text">
      <style:text-properties style:font-name-complex="Times New Roman"/>
    </style:style>
    <style:style style:name="T2521" style:parent-style-name="Policepardéfaut" style:family="text">
      <style:text-properties style:font-name-complex="Times New Roman"/>
    </style:style>
    <style:style style:name="T2522" style:parent-style-name="Policepardéfaut" style:family="text">
      <style:text-properties style:font-name-complex="Times New Roman"/>
    </style:style>
    <style:style style:name="T2523" style:parent-style-name="Policepardéfaut" style:family="text">
      <style:text-properties style:font-name-complex="Times New Roman" fo:font-style="italic" style:font-style-asian="italic"/>
    </style:style>
    <style:style style:name="T2524" style:parent-style-name="Policepardéfaut" style:family="text">
      <style:text-properties style:font-name-complex="Times New Roman"/>
    </style:style>
    <style:style style:name="T2525" style:parent-style-name="Policepardéfaut" style:family="text">
      <style:text-properties style:text-position="super 64.5%"/>
    </style:style>
    <style:style style:name="T2526" style:parent-style-name="Policepardéfaut" style:family="text">
      <style:text-properties fo:font-style="italic" style:font-style-asian="italic"/>
    </style:style>
    <style:style style:name="T2527" style:parent-style-name="Policepardéfaut" style:family="text">
      <style:text-properties fo:font-style="italic" style:font-style-asian="italic"/>
    </style:style>
    <style:style style:name="T2528" style:parent-style-name="Policepardéfaut" style:family="text">
      <style:text-properties style:text-position="super 66.6%"/>
    </style:style>
    <style:style style:name="T2529" style:parent-style-name="Policepardéfaut" style:family="text">
      <style:text-properties fo:font-variant="small-caps"/>
    </style:style>
    <style:style style:name="T2530" style:parent-style-name="Policepardéfaut" style:family="text">
      <style:text-properties style:text-position="super 65%"/>
    </style:style>
    <style:style style:name="P2531" style:parent-style-name="Corpsdetexte" style:family="paragraph">
      <style:text-properties style:font-name-complex="Times New Roman"/>
    </style:style>
    <style:style style:name="T2532" style:parent-style-name="Policepardéfaut" style:family="text">
      <style:text-properties style:font-name-complex="Times New Roman"/>
    </style:style>
    <style:style style:name="T2533" style:parent-style-name="Policepardéfaut" style:family="text">
      <style:text-properties style:font-name-complex="Times New Roman"/>
    </style:style>
    <style:style style:name="T2534" style:parent-style-name="Policepardéfaut" style:family="text">
      <style:text-properties style:font-name-complex="Times New Roman"/>
    </style:style>
    <style:style style:name="T2535" style:parent-style-name="Policepardéfaut" style:family="text">
      <style:text-properties style:font-name-complex="Times New Roman" fo:font-variant="small-caps"/>
    </style:style>
    <style:style style:name="T2536" style:parent-style-name="Policepardéfaut" style:family="text">
      <style:text-properties style:text-position="super 66.6%"/>
    </style:style>
    <style:style style:name="T2537" style:parent-style-name="Policepardéfaut" style:family="text">
      <style:text-properties style:font-name-complex="Times New Roman"/>
    </style:style>
    <style:style style:name="T2538" style:parent-style-name="Policepardéfaut" style:family="text">
      <style:text-properties style:font-name-complex="Times New Roman"/>
    </style:style>
    <style:style style:name="T2539" style:parent-style-name="Policepardéfaut" style:family="text">
      <style:text-properties style:font-name-complex="Times New Roman"/>
    </style:style>
    <style:style style:name="T2540" style:parent-style-name="Policepardéfaut" style:family="text">
      <style:text-properties style:font-name-complex="Times New Roman"/>
    </style:style>
    <style:style style:name="T2541" style:parent-style-name="Policepardéfaut" style:family="text">
      <style:text-properties style:font-name-complex="Times New Roman"/>
    </style:style>
    <style:style style:name="T2542" style:parent-style-name="Policepardéfaut" style:family="text">
      <style:text-properties style:font-name-complex="Times New Roman"/>
    </style:style>
    <style:style style:name="T2543" style:parent-style-name="Policepardéfaut" style:family="text">
      <style:text-properties style:font-name-complex="Times New Roman"/>
    </style:style>
    <style:style style:name="T2544" style:parent-style-name="Policepardéfaut" style:family="text">
      <style:text-properties style:font-name-complex="Times New Roman"/>
    </style:style>
    <style:style style:name="T2545" style:parent-style-name="Policepardéfaut" style:family="text">
      <style:text-properties style:font-name-complex="Times New Roman"/>
    </style:style>
    <style:style style:name="T2546" style:parent-style-name="Policepardéfaut" style:family="text">
      <style:text-properties style:font-name-complex="Times New Roman"/>
    </style:style>
    <style:style style:name="T2547" style:parent-style-name="Policepardéfaut" style:family="text">
      <style:text-properties style:font-name-complex="Times New Roman"/>
    </style:style>
    <style:style style:name="T2548" style:parent-style-name="Policepardéfaut" style:family="text">
      <style:text-properties style:font-name-complex="Times New Roman"/>
    </style:style>
    <style:style style:name="T2549" style:parent-style-name="Policepardéfaut" style:family="text">
      <style:text-properties style:font-name-complex="Times New Roman"/>
    </style:style>
    <style:style style:name="T2550" style:parent-style-name="Policepardéfaut" style:family="text">
      <style:text-properties style:font-name-complex="Times New Roman"/>
    </style:style>
    <style:style style:name="T2551" style:parent-style-name="Policepardéfaut" style:family="text">
      <style:text-properties style:font-name-complex="Times New Roman"/>
    </style:style>
    <style:style style:name="T2552" style:parent-style-name="Policepardéfaut" style:family="text">
      <style:text-properties style:font-name-complex="Times New Roman"/>
    </style:style>
    <style:style style:name="T2553" style:parent-style-name="Policepardéfaut" style:family="text">
      <style:text-properties style:font-name-complex="Times New Roman"/>
    </style:style>
    <style:style style:name="T2554" style:parent-style-name="Policepardéfaut" style:family="text">
      <style:text-properties style:font-name-complex="Times New Roman"/>
    </style:style>
    <style:style style:name="T2555" style:parent-style-name="Policepardéfaut" style:family="text">
      <style:text-properties style:font-name-complex="Times New Roman"/>
    </style:style>
    <style:style style:name="T2556" style:parent-style-name="Policepardéfaut" style:family="text">
      <style:text-properties style:font-name-complex="Times New Roman"/>
    </style:style>
    <style:style style:name="T2557" style:parent-style-name="Policepardéfaut" style:family="text">
      <style:text-properties style:font-name-complex="Times New Roman"/>
    </style:style>
    <style:style style:name="T2558" style:parent-style-name="Policepardéfaut" style:family="text">
      <style:text-properties style:font-name-complex="Times New Roman"/>
    </style:style>
    <style:style style:name="P2559" style:parent-style-name="Corpsdetexte" style:family="paragraph">
      <style:text-properties style:font-name-complex="Times New Roman"/>
    </style:style>
    <style:style style:name="P2560" style:parent-style-name="Corpsdetexte" style:family="paragraph">
      <style:text-properties style:font-name-complex="Times New Roman"/>
    </style:style>
    <style:style style:name="T2561" style:parent-style-name="Policepardéfaut" style:family="text">
      <style:text-properties style:text-position="super 66.6%"/>
    </style:style>
    <style:style style:name="T2562" style:parent-style-name="Policepardéfaut" style:family="text">
      <style:text-properties fo:font-variant="small-caps"/>
    </style:style>
    <style:style style:name="T2563" style:parent-style-name="Policepardéfaut" style:family="text">
      <style:text-properties style:text-position="super 65%"/>
    </style:style>
    <style:style style:name="P2564" style:parent-style-name="Corpsdetexte" style:family="paragraph">
      <style:text-properties style:font-name-complex="Times New Roman"/>
    </style:style>
    <style:style style:name="T2565" style:parent-style-name="Policepardéfaut" style:family="text">
      <style:text-properties style:font-name-complex="Times New Roman"/>
    </style:style>
    <style:style style:name="T2566" style:parent-style-name="Policepardéfaut" style:family="text">
      <style:text-properties style:font-name-complex="Times New Roman" fo:font-weight="bold" style:font-weight-asian="bold"/>
    </style:style>
    <style:style style:name="T2567" style:parent-style-name="Policepardéfaut" style:family="text">
      <style:text-properties style:font-name-complex="Times New Roman"/>
    </style:style>
    <style:style style:name="T2568" style:parent-style-name="Policepardéfaut" style:family="text">
      <style:text-properties style:font-name-complex="Times New Roman" fo:font-style="italic" style:font-style-asian="italic"/>
    </style:style>
    <style:style style:name="T2569" style:parent-style-name="Policepardéfaut" style:family="text">
      <style:text-properties style:font-name-complex="Times New Roman"/>
    </style:style>
    <style:style style:name="T2570" style:parent-style-name="Policepardéfaut" style:family="text">
      <style:text-properties style:font-name-complex="Times New Roman"/>
    </style:style>
    <style:style style:name="P2571" style:parent-style-name="Corpsdetexte" style:family="paragraph">
      <style:text-properties style:font-name-complex="Times New Roman"/>
    </style:style>
    <style:style style:name="T2572" style:parent-style-name="Policepardéfaut" style:family="text">
      <style:text-properties style:font-name-complex="Times New Roman" fo:font-style="italic" style:font-style-asian="italic"/>
    </style:style>
    <style:style style:name="T2573" style:parent-style-name="Policepardéfaut" style:family="text">
      <style:text-properties style:font-name-complex="Times New Roman"/>
    </style:style>
    <style:style style:name="T2574" style:parent-style-name="Policepardéfaut" style:family="text">
      <style:text-properties style:font-name-asian="Times New Roman"/>
    </style:style>
    <style:style style:name="T2575" style:parent-style-name="Policepardéfaut" style:family="text">
      <style:text-properties style:font-name-asian="Times New Roman"/>
    </style:style>
    <style:style style:name="T2576" style:parent-style-name="Policepardéfaut" style:family="text">
      <style:text-properties fo:font-style="italic" style:font-style-asian="italic"/>
    </style:style>
    <style:style style:name="T2577" style:parent-style-name="Policepardéfaut" style:family="text">
      <style:text-properties style:text-position="super 66.6%"/>
    </style:style>
    <style:style style:name="T2578" style:parent-style-name="Policepardéfaut" style:family="text">
      <style:text-properties fo:font-variant="small-caps"/>
    </style:style>
    <style:style style:name="T2579" style:parent-style-name="Policepardéfaut" style:family="text">
      <style:text-properties style:text-position="super 65%"/>
    </style:style>
    <style:style style:name="P2580" style:parent-style-name="Corpsdetexte" style:family="paragraph">
      <style:text-properties style:font-name-complex="Times New Roman"/>
    </style:style>
    <style:style style:name="T2581" style:parent-style-name="Policepardéfaut" style:family="text">
      <style:text-properties style:font-name-complex="Times New Roman"/>
    </style:style>
    <style:style style:name="T2582" style:parent-style-name="Policepardéfaut" style:family="text">
      <style:text-properties style:font-name-complex="Times New Roman" fo:font-variant="small-caps"/>
    </style:style>
    <style:style style:name="T2583" style:parent-style-name="Policepardéfaut" style:family="text">
      <style:text-properties style:font-name-complex="Times New Roman"/>
    </style:style>
    <style:style style:name="T2584" style:parent-style-name="Policepardéfaut" style:family="text">
      <style:text-properties style:font-name-complex="Times New Roman"/>
    </style:style>
    <style:style style:name="T2585" style:parent-style-name="Policepardéfaut" style:family="text">
      <style:text-properties style:font-name-complex="Times New Roman"/>
    </style:style>
    <style:style style:name="T2586" style:parent-style-name="Policepardéfaut" style:family="text">
      <style:text-properties style:font-name-complex="Times New Roman"/>
    </style:style>
    <style:style style:name="T2587" style:parent-style-name="Policepardéfaut" style:family="text">
      <style:text-properties style:font-name-complex="Times New Roman"/>
    </style:style>
    <style:style style:name="T2588" style:parent-style-name="Policepardéfaut" style:family="text">
      <style:text-properties style:font-name-complex="Times New Roman"/>
    </style:style>
    <style:style style:name="T2589" style:parent-style-name="Policepardéfaut" style:family="text">
      <style:text-properties style:font-name-complex="Times New Roman"/>
    </style:style>
    <style:style style:name="T2590" style:parent-style-name="Policepardéfaut" style:family="text">
      <style:text-properties style:font-name-complex="Times New Roman" fo:font-style="italic" style:font-style-asian="italic"/>
    </style:style>
    <style:style style:name="T2591" style:parent-style-name="Policepardéfaut" style:family="text">
      <style:text-properties style:font-name-complex="Times New Roman"/>
    </style:style>
    <style:style style:name="T2592" style:parent-style-name="Policepardéfaut" style:family="text">
      <style:text-properties style:font-name-complex="Times New Roman"/>
    </style:style>
    <style:style style:name="T2593" style:parent-style-name="Policepardéfaut" style:family="text">
      <style:text-properties style:font-name-complex="Times New Roman"/>
    </style:style>
    <style:style style:name="T2594" style:parent-style-name="Policepardéfaut" style:family="text">
      <style:text-properties style:font-name-complex="Times New Roman"/>
    </style:style>
    <style:style style:name="T2595" style:parent-style-name="Policepardéfaut" style:family="text">
      <style:text-properties style:font-name-complex="Times New Roman"/>
    </style:style>
    <style:style style:name="T2596" style:parent-style-name="Policepardéfaut" style:family="text">
      <style:text-properties style:font-name-complex="Times New Roman"/>
    </style:style>
    <style:style style:name="T2597" style:parent-style-name="Policepardéfaut" style:family="text">
      <style:text-properties style:font-name-complex="Times New Roman"/>
    </style:style>
    <style:style style:name="T2598" style:parent-style-name="Policepardéfaut" style:family="text">
      <style:text-properties style:font-name-complex="Times New Roman"/>
    </style:style>
    <style:style style:name="T2599" style:parent-style-name="Policepardéfaut" style:family="text">
      <style:text-properties style:font-name-complex="Times New Roman"/>
    </style:style>
    <style:style style:name="T2600" style:parent-style-name="Policepardéfaut" style:family="text">
      <style:text-properties style:font-name-complex="Times New Roman"/>
    </style:style>
    <style:style style:name="T2601" style:parent-style-name="Policepardéfaut" style:family="text">
      <style:text-properties style:font-name-complex="Times New Roman"/>
    </style:style>
    <style:style style:name="T2602" style:parent-style-name="Policepardéfaut" style:family="text">
      <style:text-properties style:font-name-complex="Times New Roman"/>
    </style:style>
    <style:style style:name="T2603" style:parent-style-name="Policepardéfaut" style:family="text">
      <style:text-properties style:font-name-complex="Times New Roman"/>
    </style:style>
    <style:style style:name="T2604" style:parent-style-name="Policepardéfaut" style:family="text">
      <style:text-properties style:font-name-complex="Times New Roman"/>
    </style:style>
    <style:style style:name="T2605" style:parent-style-name="Policepardéfaut" style:family="text">
      <style:text-properties style:font-name-complex="Times New Roman"/>
    </style:style>
    <style:style style:name="T2606" style:parent-style-name="Policepardéfaut" style:family="text">
      <style:text-properties style:font-name-complex="Times New Roman"/>
    </style:style>
    <style:style style:name="T2607" style:parent-style-name="Policepardéfaut" style:family="text">
      <style:text-properties style:font-name-complex="Times New Roman"/>
    </style:style>
    <style:style style:name="T2608" style:parent-style-name="Policepardéfaut" style:family="text">
      <style:text-properties style:font-name-complex="Times New Roman"/>
    </style:style>
    <style:style style:name="T2609" style:parent-style-name="Policepardéfaut" style:family="text">
      <style:text-properties style:font-name-complex="Times New Roman"/>
    </style:style>
    <style:style style:name="T2610" style:parent-style-name="Policepardéfaut" style:family="text">
      <style:text-properties style:font-name-complex="Times New Roman"/>
    </style:style>
    <style:style style:name="T2611" style:parent-style-name="Policepardéfaut" style:family="text">
      <style:text-properties style:font-name-complex="Times New Roman"/>
    </style:style>
    <style:style style:name="P2612" style:parent-style-name="Corpsdetexte" style:family="paragraph">
      <style:text-properties style:font-name-complex="Times New Roman"/>
    </style:style>
    <style:style style:name="P2613" style:parent-style-name="Corpsdetexte" style:family="paragraph">
      <style:text-properties style:font-name-complex="Times New Roman"/>
    </style:style>
    <style:style style:name="P2614" style:parent-style-name="Corpsdetexte" style:family="paragraph">
      <style:text-properties style:font-name-complex="Times New Roman"/>
    </style:style>
    <style:style style:name="P2615" style:parent-style-name="Corpsdetexte" style:family="paragraph">
      <style:text-properties style:font-name-complex="Times New Roman"/>
    </style:style>
    <style:style style:name="P2616" style:parent-style-name="Corpsdetexte" style:family="paragraph">
      <style:text-properties style:font-name-complex="Times New Roman"/>
    </style:style>
    <style:style style:name="T2617" style:parent-style-name="Policepardéfaut" style:family="text">
      <style:text-properties style:font-name-complex="Times New Roman"/>
    </style:style>
    <style:style style:name="T2618" style:parent-style-name="Policepardéfaut" style:family="text">
      <style:text-properties style:font-name-complex="Times New Roman"/>
    </style:style>
    <style:style style:name="T2619" style:parent-style-name="Policepardéfaut" style:family="text">
      <style:text-properties style:font-name-complex="Times New Roman"/>
    </style:style>
    <style:style style:name="T2620" style:parent-style-name="Policepardéfaut" style:family="text">
      <style:text-properties style:font-name-complex="Times New Roman"/>
    </style:style>
    <style:style style:name="T2621" style:parent-style-name="Policepardéfaut" style:family="text">
      <style:text-properties style:font-name-complex="Times New Roman"/>
    </style:style>
    <style:style style:name="T2622" style:parent-style-name="Policepardéfaut" style:family="text">
      <style:text-properties style:font-name-complex="Times New Roman"/>
    </style:style>
    <style:style style:name="T2623" style:parent-style-name="Policepardéfaut" style:family="text">
      <style:text-properties style:font-name-complex="Times New Roman"/>
    </style:style>
    <style:style style:name="T2624" style:parent-style-name="Policepardéfaut" style:family="text">
      <style:text-properties style:font-name-complex="Times New Roman"/>
    </style:style>
    <style:style style:name="T2625" style:parent-style-name="Policepardéfaut" style:family="text">
      <style:text-properties style:font-name-complex="Times New Roman"/>
    </style:style>
    <style:style style:name="T2626" style:parent-style-name="Policepardéfaut" style:family="text">
      <style:text-properties style:font-name-complex="Times New Roman"/>
    </style:style>
    <style:style style:name="T2627" style:parent-style-name="Policepardéfaut" style:family="text">
      <style:text-properties style:font-name-complex="Times New Roman"/>
    </style:style>
    <style:style style:name="T2628" style:parent-style-name="Policepardéfaut" style:family="text">
      <style:text-properties style:font-name-complex="Times New Roman"/>
    </style:style>
    <style:style style:name="T2629" style:parent-style-name="Policepardéfaut" style:family="text">
      <style:text-properties style:font-name-complex="Times New Roman"/>
    </style:style>
    <style:style style:name="T2630" style:parent-style-name="Policepardéfaut" style:family="text">
      <style:text-properties style:font-name-complex="Times New Roman"/>
    </style:style>
    <style:style style:name="T2631" style:parent-style-name="Policepardéfaut" style:family="text">
      <style:text-properties style:font-name-complex="Times New Roman"/>
    </style:style>
    <style:style style:name="T2632" style:parent-style-name="Policepardéfaut" style:family="text">
      <style:text-properties style:font-name-complex="Times New Roman"/>
    </style:style>
    <style:style style:name="T2633" style:parent-style-name="Policepardéfaut" style:family="text">
      <style:text-properties style:font-name-complex="Times New Roman"/>
    </style:style>
    <style:style style:name="T2634" style:parent-style-name="Policepardéfaut" style:family="text">
      <style:text-properties style:font-name-complex="Times New Roman"/>
    </style:style>
    <style:style style:name="T2635" style:parent-style-name="Policepardéfaut" style:family="text">
      <style:text-properties style:font-name-complex="Times New Roman"/>
    </style:style>
    <style:style style:name="T2636" style:parent-style-name="Policepardéfaut" style:family="text">
      <style:text-properties style:font-name-complex="Times New Roman"/>
    </style:style>
    <style:style style:name="T2637" style:parent-style-name="Policepardéfaut" style:family="text">
      <style:text-properties style:font-name-complex="Times New Roman"/>
    </style:style>
    <style:style style:name="T2638" style:parent-style-name="Policepardéfaut" style:family="text">
      <style:text-properties style:font-name-complex="Times New Roman"/>
    </style:style>
    <style:style style:name="T2639" style:parent-style-name="Policepardéfaut" style:family="text">
      <style:text-properties style:font-name-complex="Times New Roman"/>
    </style:style>
    <style:style style:name="T2640" style:parent-style-name="Policepardéfaut" style:family="text">
      <style:text-properties style:font-name-complex="Times New Roman"/>
    </style:style>
    <style:style style:name="T2641" style:parent-style-name="Policepardéfaut" style:family="text">
      <style:text-properties style:font-name-complex="Times New Roman"/>
    </style:style>
  </office:automatic-styles>
  <office:body>
    <office:text text:use-soft-page-breaks="true">
      <text:p text:style-name="P1">title :<text:s/>Articles du<text:s/><text:span text:style-name="T2">Mercure de France</text:span>, année<text:s/>1901</text:p>
      <text:p text:style-name="term">copyeditor : Marguerite Bordry (Relecture)</text:p>
      <text:p text:style-name="term">copyeditor : Éric Thiébaud (OCR,<text:s/>Stylage sémantique)</text:p>
      <text:p text:style-name="P3">idno : http://obvil.sorbonne-universite.site/corpus/mercure-italie/annee-1901.xml</text:p>
      <text:p text:style-name="P4">idno : http://obvil.sorbonne-universite.site/corpus/mercure-italie/annee-1901.html</text:p>
      <text:p text:style-name="P5">idno : http://obvil.sorbonne-universite.site/corpus/mercure-italie/annee-1901.epub</text:p>
      <text:p text:style-name="P6">idno : http://obvil.sorbonne-universite.site/corpus/mercure-italie/annee-1901.txt</text:p>
      <text:p text:style-name="term">date :<text:s/>1901</text:p>
      <text:p text:style-name="term">lang : fre</text:p>
      <text:h text:style-name="Titre1" text:outline-level="1">Tome XXXVII, numéro 133, 1<text:span text:style-name="T7">er</text:span> janvier 1901</text:h>
      <text:h text:style-name="Titre2" text:outline-level="2">Échos.<text:s/><text:line-break/><text:span text:style-name="T8">Flegrea</text:span></text:h>
      <text:p text:style-name="term">id : article-1901-01-01_287</text:p>
      <text:p text:style-name="term">author :<text:s/><text:span text:style-name="T9">Rédaction</text:span></text:p>
      <text:p text:style-name="P10">signed : Mercure</text:p>
      <text:p text:style-name="P11">section : Échos</text:p>
      <text:p text:style-name="term"><text:span text:style-name="T12">title :<text:s/></text:span><text:span text:style-name="T13">Flegrea</text:span></text:p>
      <text:p text:style-name="term">date :<text:s/>1901-01-01</text:p>
      <text:p text:style-name="term">ref :<text:s/>Tome XXXVII, numéro 133, 1<text:span text:style-name="T14">er</text:span> janvier 1901, p. 286-288 [287]</text:p>
      <text:p text:style-name="byline"><text:span text:style-name="T15">Mercure</text:span>.</text:p>
      <text:p text:style-name="bibl">Tome XXXVII, numéro 133, 1<text:span text:style-name="T16">er</text:span> janvier 1901, p. 286-288 [287].</text:p>
      <text:p text:style-name="Corpsdetexte"><text:span text:style-name="T17">Flegrea, la revue italienne bien connue, dirigée à Naples par<text:s/></text:span><text:span text:style-name="T18">M. </text:span><text:span text:style-name="T19">Riccardo Forster, publiera régulièrement à partir de ce mois (janvier) des articles en langue française. C</text:span><text:span text:style-name="T20">’</text:span><text:span text:style-name="T21">est notre collaborateur,<text:s/></text:span><text:span text:style-name="T22">M. </text:span><text:span text:style-name="T23">Remy de Gourmont, qui organise cette partie de la revue. On se souvient qu</text:span><text:span text:style-name="T24">’</text:span><text:span text:style-name="T25">il y a déjà donné, en français, des<text:s/></text:span><text:span text:style-name="T26">Marginalia sur E. Poe et sur Baudelaire</text:span><text:span text:style-name="T27"><text:s/></text:span><text:span text:style-name="T28">(5 juillet</text:span><text:span text:style-name="T29">) et<text:s/></text:span><text:span text:style-name="T30">la Poésie française contemporaine et</text:span><text:span text:style-name="T31"><text:s/></text:span><text:span text:style-name="T32">l</text:span><text:span text:style-name="T33">’’</text:span><text:span text:style-name="T34">influence étrangère</text:span><text:span text:style-name="T35"><text:s/>(20 octobre).<text:s/></text:span><text:span text:style-name="T36">Flegrea</text:span><text:span text:style-name="T37"><text:s/>paraît le 5 et le 20 de chaque mois.</text:span></text:p>
      <text:h text:style-name="Titre1" text:outline-level="1">Tome XXXVII, numéro 134, 1<text:span text:style-name="T38">er</text:span> février 1901</text:h>
      <text:h text:style-name="Titre2" text:outline-level="2">La France jugée à l’étranger [extrait]</text:h>
      <text:p text:style-name="term">id : article-1901-02-01_580</text:p>
      <text:p text:style-name="term">author :<text:s/>Gourmont, Remy de (1858-1915)</text:p>
      <text:p text:style-name="term">signed :<text:s/>Lucile Dubois</text:p>
      <text:p text:style-name="term">section :<text:s/>La France jugée à l’étranger</text:p>
      <text:p text:style-name="term">title :<text:s/>La France jugée à l’étranger [extrait]</text:p>
      <text:p text:style-name="term">date :<text:s/>1901-02-01</text:p>
      <text:p text:style-name="term">ref :<text:s/>Tome XXXVII, numéro 134, 1<text:span text:style-name="T39">er</text:span> février 1901, p. 579-583 [580]</text:p>
      <text:soft-page-break/>
      <text:p text:style-name="byline"><text:span text:style-name="T40">Lucile Dubois</text:span><text:s/>[Remy de Gourmont].</text:p>
      <text:p text:style-name="bibl">Tome XXXVII, numéro 134, 1<text:span text:style-name="T41">er</text:span> février 1901, p. 579-583 [580].</text:p>
      <text:p text:style-name="P42">[…]</text:p>
      <text:p text:style-name="Corpsdetexte"><text:span text:style-name="T43">Fanfulla della Domenica</text:span><text:span text:style-name="T44"><text:s/>(23 décembre). — Vittorio Pica,<text:s/></text:span><text:span text:style-name="T45">Letterati belgi</text:span><text:span text:style-name="T46">.<text:s/></text:span><text:span text:style-name="T47">Revue de la littérature française de Belgique depuis 1870. Il est question de Charles de Coster, Octave Pirmez, Camille Lemonnier, Georges Eekhoud, Eugène Demolder, Maeterlinck, Van Lerberghe, Francis Nautef, Jules Destrée, Octave Maus, Gilkin, Giraud, Van Aremberghe, Séverin, Valère Gille, Le Roy, Elskamp, Khnopff, Théodore Hannon, Rodenbach, Verhaeren, Edmond Picard.</text:span></text:p>
      <text:p text:style-name="Corpsdetexte"><text:span text:style-name="T48">Rassegna Internationale</text:span><text:span text:style-name="T49">.<text:s/></text:span><text:span text:style-name="T50">— </text:span><text:span text:style-name="T51">Cette nouvelle revue fait une grande part à la littérature française. Nous relevons dans la table du tome I</text:span><text:span text:style-name="T52">er</text:span><text:span text:style-name="T53"><text:s/>(année 1900)</text:span><text:span text:style-name="T54"> :</text:span><text:span text:style-name="T55"><text:s/></text:span><text:span text:style-name="T56">G. S. </text:span><text:span text:style-name="T57">Gargano,<text:s/></text:span><text:span text:style-name="T58">Gustave Kahn</text:span><text:span text:style-name="T59"> ;</text:span><text:span text:style-name="T60"><text:s/>Vittoris Pica,<text:s/></text:span><text:span text:style-name="T61">J. </text:span><text:span text:style-name="T62">Péladan</text:span><text:span text:style-name="T63"> ;<text:s/></text:span><text:span text:style-name="T64">R. </text:span><text:span text:style-name="T65">Quintieri,<text:s/></text:span><text:span text:style-name="T66">J.-H. </text:span><text:span text:style-name="T67">Rosny, Ed. Rod</text:span><text:span text:style-name="T68"> ;<text:s/></text:span><text:span text:style-name="T69">Luciano Zuccoli,<text:s/></text:span><text:span text:style-name="T70">« </text:span><text:span text:style-name="T71">La Lanterne</text:span><text:span text:style-name="T72"> » ;</text:span><text:span text:style-name="T73"><text:s/>Lucio d</text:span><text:span text:style-name="T74">’</text:span><text:span text:style-name="T75">Ambra,<text:s/></text:span><text:span text:style-name="T76">La Poesia di Fernand Gregh</text:span><text:span text:style-name="T77"> ;</text:span><text:span text:style-name="T78"><text:s/></text:span><text:span text:style-name="T79">G. </text:span><text:span text:style-name="T80">Pipparini,<text:s/></text:span><text:span text:style-name="T81">Albert Samain</text:span><text:span text:style-name="T82"> ; — </text:span><text:span text:style-name="T83">et (15 janvier 1901) Riccardo Forster,<text:s/></text:span><text:span text:style-name="T84">Idee, ironie e paradossi</text:span><text:span text:style-name="T85">,<text:s/></text:span><text:span text:style-name="T86">excellente et très brillante ét</text:span><text:span text:style-name="T87">ude sur la<text:s/></text:span><text:span text:style-name="T88">Culture des Idées</text:span><text:span text:style-name="T89">.</text:span></text:p>
      <text:h text:style-name="Titre1" text:outline-level="1">Tome XXXVII, numéro 135, 1<text:span text:style-name="T90">er</text:span> mars 1901</text:h>
      <text:h text:style-name="Titre2" text:outline-level="2">Littérature.<text:s/><text:line-break/><text:span text:style-name="T91">Philippe Monnier,<text:s/></text:span><text:span text:style-name="T92">Le Quattrocento</text:span><text:span text:style-name="T93">.<text:s/></text:span><text:span text:style-name="T94">Essai sur l</text:span><text:span text:style-name="T95">’</text:span><text:span text:style-name="T96">histoire littéraire du<text:s/></text:span><text:span text:style-name="T97">xv</text:span><text:span text:style-name="T98">e</text:span><text:span text:style-name="T99"> siècle italien</text:span><text:span text:style-name="T100">. Librairie académique Perrin, 2 vol. in-8</text:span><text:span text:style-name="T101">o</text:span></text:h>
      <text:p text:style-name="term">id : article-1901-03-01_775</text:p>
      <text:p text:style-name="term">author :<text:s/>Gourmont, Remy de (1858-1915)</text:p>
      <text:p text:style-name="term">signed :<text:s/>Remy de Gourmont</text:p>
      <text:p text:style-name="term">section :<text:s/>Littérature</text:p>
      <text:p text:style-name="term">title :<text:s/>Philippe Monnier,<text:s/><text:span text:style-name="T102">Le Quattrocento</text:span>.<text:s/><text:span text:style-name="T103">Essai sur l</text:span><text:span text:style-name="T104">’</text:span><text:span text:style-name="T105">histoire littéraire du<text:s/></text:span><text:span text:style-name="T106">xv</text:span><text:span text:style-name="T107">e</text:span><text:span text:style-name="T108"> siècle italien</text:span>. Librairie académique Perrin, 2 vol. in-8<text:span text:style-name="T109">o</text:span></text:p>
      <text:p text:style-name="term">date :<text:s/>1901-03-01</text:p>
      <text:p text:style-name="term">ref :<text:s/>Tome XXXVII, numéro 135, 1<text:span text:style-name="T110">er</text:span> mars 1901, p. 770-776 [775-776]</text:p>
      <text:p text:style-name="byline"><text:span text:style-name="T111">Remy de Gourmont</text:span>.</text:p>
      <text:p text:style-name="bibl">Tome XXXVII, numéro 135, 1<text:span text:style-name="T112">er</text:span> mars 1901, p. 770-776 [775-776].</text:p>
      <text:p text:style-name="P113">[…]</text:p>
      <text:p text:style-name="P114">Nous parlerons une autre fois, à moins d’abondance extrême, des autres livres annoncés, qui sont presque tous excellents.</text:p>
      <text:h text:style-name="P115" text:outline-level="2">Lettres italiennes</text:h>
      <text:p text:style-name="P116">id : article-1901-03-01_851</text:p>
      <text:p text:style-name="term"><text:span text:style-name="T117">author :<text:s/></text:span><text:span text:style-name="T118">Zùccoli, Luciano (1868-1929)</text:span></text:p>
      <text:soft-page-break/>
      <text:p text:style-name="term"><text:span text:style-name="T119">signed : Luciano<text:s/></text:span><text:span text:style-name="T120">Zùccoli</text:span></text:p>
      <text:p text:style-name="term">section :<text:s/>Lettres italiennes</text:p>
      <text:p text:style-name="term">title :<text:s/>Lettres italiennes</text:p>
      <text:p text:style-name="term">date :<text:s/>1901-03-01</text:p>
      <text:p text:style-name="term">ref :<text:s/>Tome XXXVII, numéro 135, 1<text:span text:style-name="T121">er</text:span> mars 1901, p. 851-856</text:p>
      <text:p text:style-name="byline"><text:span text:style-name="T122">Luciano Zùccoli</text:span><text:span text:style-name="T123">.</text:span></text:p>
      <text:p text:style-name="bibl"><text:span text:style-name="T124">Tome XXXVII, numéro 135, 1</text:span><text:span text:style-name="T125">er</text:span><text:span text:style-name="T126"> mars 1901, p. 851-856.</text:span></text:p>
      <text:h text:style-name="Titre3" text:outline-level="3">Le rapport du dernier Concours dramatique</text:h>
      <text:p text:style-name="P127">id : article-1901-03-01_851a</text:p>
      <text:p text:style-name="term"><text:span text:style-name="T128">author :<text:s/></text:span><text:span text:style-name="T129">Zùccoli, Luciano (1868-1929)</text:span></text:p>
      <text:p text:style-name="term">signed :<text:s/>Luciano<text:s/><text:span text:style-name="T130">Zùccoli</text:span></text:p>
      <text:p text:style-name="term">section :<text:s/>Lettres italiennes</text:p>
      <text:p text:style-name="term">title :<text:s/>Le rapport du dernier Concours dramatique</text:p>
      <text:p text:style-name="term">date :<text:s/>1901-03-01</text:p>
      <text:p text:style-name="term">ref :<text:s/>Tome XXXVII, numéro 135, 1<text:span text:style-name="T131">er</text:span> mars 1901, p. 851-856 [851-852]</text:p>
      <text:p text:style-name="Corpsdetexte"><text:span text:style-name="T132">La commission du concours dramatique a mis fin à ses travaux en déclarant qu</text:span><text:span text:style-name="T133">’</text:span><text:span text:style-name="T134">aucun des drames présentés n</text:span><text:span text:style-name="T135">’</text:span><text:span text:style-name="T136">était digne du prix</text:span><text:span text:style-name="T137"> ;</text:span><text:span text:style-name="T138"><text:s/>ces trois drames étaient<text:s/></text:span><text:span text:style-name="T139">Giacomo Vettori</text:span><text:span text:style-name="T140">, par Enrico Corradini,<text:s/></text:span><text:span text:style-name="T141">La Corsa al Piacere</text:span><text:span text:style-name="T142">, par<text:s/></text:span><text:span text:style-name="T143">E.  A. </text:span><text:span text:style-name="T144">Butti, dont j</text:span><text:span text:style-name="T145">’</text:span><text:span text:style-name="T146">ai parlé dernièrement au<text:s/></text:span><text:span text:style-name="T147">Mercure</text:span><text:span text:style-name="T148">,<text:s/></text:span><text:span text:style-name="T149">I Parassiti,</text:span><text:span text:style-name="T150"><text:s/>par Camillo Antona-</text:span><text:span text:style-name="T151">Traversi. Et, en effet, il n</text:span><text:span text:style-name="T152">’</text:span><text:span text:style-name="T153">a jamais été dit que parce qu</text:span><text:span text:style-name="T154">’</text:span><text:span text:style-name="T155">il y a un prix de 3,000 fr., il faut absolument le décerner</text:span><text:span text:style-name="T156"> ;</text:span><text:span text:style-name="T157"><text:s/>mais le rapport, rédigé par un avocat, est dur, âpre, dépourvu de détails critiques</text:span><text:span text:style-name="T158"> ;</text:span><text:span text:style-name="T159"><text:s/>on dirait que le rapporteur a considéré les auteurs comme trois prévenus de la pire espèce, dignes de la rigueur de son tribunal</text:span><text:span text:style-name="T160"> ;</text:span><text:span text:style-name="T161"><text:s/>ce qui a fait penser aux malins qu</text:span><text:span text:style-name="T162">’</text:span><text:span text:style-name="T163">il n</text:span><text:span text:style-name="T164">’</text:span><text:span text:style-name="T165">y a aucun crime plus impardonnable aux yeux d</text:span><text:span text:style-name="T166">’</text:span><text:span text:style-name="T167">un auteur raté que d</text:span><text:span text:style-name="T168">’</text:span><text:span text:style-name="T169">écrire une pièce et d</text:span><text:span text:style-name="T170">’</text:span><text:span text:style-name="T171">en obtenir un succès comptant auprès du public des principales villes d</text:span><text:span text:style-name="T172">’</text:span><text:span text:style-name="T173">Italie.</text:span></text:p>
      <text:p text:style-name="P174">J’ignore si le rapporteur de la Commission a, dans son bagage littéraire, quelque comédie manquée, mais le fait est que le rapport, fruit de la prépondérance excessive d’un seul juge au sein de la commission dramatique, a désagréablement surpris. Le Président,<text:s/>M. Gallo, était très occupé ailleurs comme ministre de l’Instruction publique, et il est probable que tout s’est passé dans le plus parfait sans-gêne, entre l’avocat et les manuscrits des auteurs. Toujours sur la proposition du même rapporteur, on vient d’abolir le concours annuel, qui sera remplacé par un concours triennal avec un prix unique de 9,000 fr. ;<text:s/>ce qui serait une fiche de consolation si la vie de l’homme n’était constituée d’un si petit nombre de triennats qu’il est parfaitement absurde de compter sur ce prix pour s’en tailler une modique rente viagère.</text:p>
      <text:h text:style-name="Titre3" text:outline-level="3"><text:span text:style-name="T175">La<text:s/></text:span><text:span text:style-name="T176">Casa di Goldoni</text:span></text:h>
      <text:p text:style-name="P177">id : article-1901-03-01_852a</text:p>
      <text:p text:style-name="term"><text:span text:style-name="T178">author :<text:s/></text:span><text:span text:style-name="T179">Zùccoli, Luciano (1868-1929)</text:span></text:p>
      <text:p text:style-name="term"><text:span text:style-name="T180">signed : Luciano<text:s/></text:span><text:span text:style-name="T181">Zùccoli</text:span></text:p>
      <text:p text:style-name="term">section : Lettres italiennes</text:p>
      <text:p text:style-name="term">title : La<text:s/><text:span text:style-name="T182">Casa di Goldoni</text:span></text:p>
      <text:soft-page-break/>
      <text:p text:style-name="term">date :<text:s/>1901-03-01</text:p>
      <text:p text:style-name="term">ref :<text:s/>Tome XXXVII, numéro 135, 1<text:span text:style-name="T183">er</text:span> mars 1901, p. 851-856 [852]</text:p>
      <text:p text:style-name="Corpsdetexte"><text:span text:style-name="T184">Nos auteurs dramatiques, cependant, continuent leur chemin et la<text:s/></text:span><text:span text:style-name="T185">Casa di Goldoni</text:span><text:span text:style-name="T186"><text:s/>à Rome offre fidèlement une superbe hospitalité aux dernières nouveautés du théâtre italien. Avec cette importante entreprise,<text:s/></text:span><text:span text:style-name="T187">M. </text:span><text:span text:style-name="T188">Ermete Novelli a indéniablement ajouté au respect et à l</text:span><text:span text:style-name="T189">’</text:span><text:span text:style-name="T190">admiration que les écrivains, le public, la presse lui portent depuis longtemps. La<text:s/></text:span><text:span text:style-name="T191">Casa di Goldoni</text:span><text:span text:style-name="T192">, c</text:span><text:span text:style-name="T193">’</text:span><text:span text:style-name="T194">est-à-dire le vieux<text:s/></text:span><text:span text:style-name="T195">Teatro Valle</text:span><text:span text:style-name="T196"><text:s/>rafraîchi, enrichi de détails élégants, notamment pour ce qui a rapport à la mise en scène, soignée jusqu</text:span><text:span text:style-name="T197">’</text:span><text:span text:style-name="T198">au scrupule,<text:s/></text:span><text:span text:style-name="T199">— </text:span><text:span text:style-name="T200">vient de réaliser à un certain point de vue le plan d</text:span><text:span text:style-name="T201">’</text:span><text:span text:style-name="T202">une compagnie dramatique permanente dans la capitale</text:span><text:span text:style-name="T203"> ;</text:span><text:span text:style-name="T204"><text:s/>plan qui échoua jadis, quand l</text:span><text:span text:style-name="T205">’</text:span><text:span text:style-name="T206">intelligence énergique du grand acteur n</text:span><text:span text:style-name="T207">’</text:span><text:span text:style-name="T208">était pas là pour lui prêter toute sa force. Pour atteindre ce but,<text:s/></text:span><text:span text:style-name="T209">M. </text:span><text:span text:style-name="T210">Novelli a dû vaincre les défiances d</text:span><text:span text:style-name="T211">’</text:span><text:span text:style-name="T212">un public habitué aux désenchantements et briser les entraves de la routine. Si les amertumes ne lui furent pas épargnées dès ses débuts, il n</text:span><text:span text:style-name="T213">’</text:span><text:span text:style-name="T214">a pas à se plaindre, à l</text:span><text:span text:style-name="T215">’</text:span><text:span text:style-name="T216">heure qu</text:span><text:span text:style-name="T217">’</text:span><text:span text:style-name="T218">il est, de la fermeté de caractère et du désintéressement qu</text:span><text:span text:style-name="T219">’</text:span><text:span text:style-name="T220">il déploya dans l</text:span><text:span text:style-name="T221">’</text:span><text:span text:style-name="T222">exécution de son projet, car pendant les six mois qu</text:span><text:span text:style-name="T223">’</text:span><text:span text:style-name="T224">il vient de passer à Rome, l</text:span><text:span text:style-name="T225">’</text:span><text:span text:style-name="T226">art eut à enregistrer des succès éclatants pour quelques exhumations heureuses, comme l</text:span><text:span text:style-name="T227">’</text:span><text:span text:style-name="T228">Aulularia</text:span><text:span text:style-name="T229">, et pour les productions nouvelles qu</text:span><text:span text:style-name="T230">’</text:span><text:span text:style-name="T231">il sut faire apprécier par les spectateurs d</text:span><text:span text:style-name="T232">’</text:span><text:span text:style-name="T233">élite que son nom et celui des auteurs appelaient à la<text:s/></text:span><text:span text:style-name="T234">Casa di Goldoni</text:span><text:span text:style-name="T235">.</text:span></text:p>
      <text:h text:style-name="Titre3" text:outline-level="3"><text:span text:style-name="T236">Giacomo Vettori</text:span><text:span text:style-name="T237"><text:s/>et<text:s/></text:span><text:span text:style-name="T238">Lucifero</text:span></text:h>
      <text:p text:style-name="P239">id : article-1901-03-01_852b</text:p>
      <text:p text:style-name="term"><text:span text:style-name="T240">author :<text:s/></text:span><text:span text:style-name="T241">Zùccoli, Luciano (1868-1929)</text:span></text:p>
      <text:p text:style-name="term"><text:span text:style-name="T242">signed : Luciano<text:s/></text:span><text:span text:style-name="T243">Zùccoli</text:span></text:p>
      <text:p text:style-name="term">section : Lettres italiennes</text:p>
      <text:p text:style-name="term">title :<text:s/><text:span text:style-name="T244">Giacomo Vettori</text:span><text:s/>et<text:s/><text:span text:style-name="T245">Lucifero</text:span></text:p>
      <text:p text:style-name="term">date :<text:s/>1901-03-01</text:p>
      <text:p text:style-name="term">ref :<text:s/>Tome XXXVII, numéro 135, 1<text:span text:style-name="T246">er</text:span> mars 1901, p. 851-856 [852-855]</text:p>
      <text:p text:style-name="Corpsdetexte"><text:span text:style-name="T247">C</text:span><text:span text:style-name="T248">’</text:span><text:span text:style-name="T249">est parmi ces productions qu</text:span><text:span text:style-name="T250">’</text:span><text:span text:style-name="T251">on a remarqué surtout<text:s/></text:span><text:span text:style-name="T252">Giacomo Vettori</text:span><text:span text:style-name="T253"><text:s/>par<text:s/></text:span><text:span text:style-name="T254">M. </text:span><text:span text:style-name="T255">Corradini, et<text:s/></text:span><text:span text:style-name="T256">Lucifero</text:span><text:span text:style-name="T257">, par<text:s/></text:span><text:span text:style-name="T258">M. </text:span><text:span text:style-name="T259">Butti. Je suis loin, d</text:span><text:span text:style-name="T260">’</text:span><text:span text:style-name="T261">ailleurs, de vouloir comparer l</text:span><text:span text:style-name="T262">’</text:span><text:span text:style-name="T263">une à l</text:span><text:span text:style-name="T264">’</text:span><text:span text:style-name="T265">autre</text:span><text:span text:style-name="T266"> :</text:span><text:span text:style-name="T267"><text:s/>deux pièces, deux auteurs, deux problèmes, deux méthodes, deux buts différents. Tandis que<text:s/></text:span><text:span text:style-name="T268">M. </text:span><text:span text:style-name="T269">Corradini montre un homme qui n</text:span><text:span text:style-name="T270">’</text:span><text:span text:style-name="T271">a confiance qu</text:span><text:span text:style-name="T272">’</text:span><text:span text:style-name="T273">en soi et qui, lentement, tout seul, avec l</text:span><text:span text:style-name="T274">’</text:span><text:span text:style-name="T275">opiniâtreté de la bonne cause, arrive au faîte de la puissance et de la richesse,<text:s/></text:span><text:span text:style-name="T276">— M. </text:span><text:span text:style-name="T277">Butti poursuit un de ces problèmes mystiques qui révèlent sa préoccupation désormais constante.<text:s/></text:span><text:span text:style-name="T278">Lucifero</text:span><text:span text:style-name="T279"><text:s/>est, en effet, la seconde partie de ce triptyque qui, commencé par la<text:s/></text:span><text:span text:style-name="T280">Corsa al Piacere</text:span><text:span text:style-name="T281">, aura son accomplissement l</text:span><text:span text:style-name="T282">’</text:span><text:span text:style-name="T283">automne prochain avec<text:s/></text:span><text:span text:style-name="T284">Avanti<text:s/></text:span><text:span text:style-name="T285">(</text:span><text:span text:style-name="T286">En avant</text:span><text:span text:style-name="T287"> !</text:span><text:span text:style-name="T288">). Le protagoniste de ce drame, dont le sobriquet Lucifero nous renseigne suffisamment sur la renommée que son altruisme et sa propagande matérialiste lui ont créée chez ses concitoyens,<text:s/></text:span><text:soft-page-break/><text:span text:style-name="T289">est un prêtre qui a jeté la soutane et qui, on dirait par représailles, a depuis longtemps arboré le drapeau de l</text:span><text:span text:style-name="T290">’</text:span><text:span text:style-name="T291">athéisme le plus massif et le plus entêté. Ce professeur Alberini considère en toute bonne foi sa rébellion comme la dernière parole de</text:span><text:span text:style-name="T292"><text:s/></text:span><text:span text:style-name="T293">la liberté individuelle, il n</text:span><text:span text:style-name="T294">’</text:span><text:span text:style-name="T295">y a qu</text:span><text:span text:style-name="T296">’</text:span><text:span text:style-name="T297">un culte pour la Raison et pour la Science, et il élève ses fils, un jeune homme et une jeune fille, dans cette religion matérialiste pour que rien ne vienne les troubler de tout ce qui est surnaturel, mystique, transcendantal</text:span><text:span text:style-name="T298"> ;</text:span><text:span text:style-name="T299"><text:s/>l</text:span><text:span text:style-name="T300">’</text:span><text:span text:style-name="T301">ex-prêtre vit paisible, donnant des leçons de littérature aux élèves d</text:span><text:span text:style-name="T302">’</text:span><text:span text:style-name="T303">un Institut et écrivant quelque livre savant. Son fils, Guido, croit près de lui, athée à son tour, dégagé de tout scrupule religieux. Mais le jour arrive où ce fils tombe amoureux d</text:span><text:span text:style-name="T304">’</text:span><text:span text:style-name="T305">une demoiselle, Mathilde, élevée en de bien autres principes, et, les deux pères s</text:span><text:span text:style-name="T306">’</text:span><text:span text:style-name="T307">opposant à ce mariage dangereux, les jeunes gens s</text:span><text:span text:style-name="T308">’</text:span><text:span text:style-name="T309">enfuient et s</text:span><text:span text:style-name="T310">’</text:span><text:span text:style-name="T311">épousent loin de leurs familles… Trois mois après, Mathilde gît mourante</text:span><text:span text:style-name="T312"> ;</text:span><text:span text:style-name="T313"><text:s/>toute la jeunesse de Guido semble s</text:span><text:span text:style-name="T314">’</text:span><text:span text:style-name="T315">effondrer avec son bonheur</text:span><text:span text:style-name="T316"> ;</text:span><text:span text:style-name="T317"><text:s/>près de ce lit de mort, il cherche en vain un espoir, il éprouve le besoin de cette illusion de l</text:span><text:span text:style-name="T318">’</text:span><text:span text:style-name="T319">au-delà</text:span><text:span text:style-name="T320"><text:s/>que l</text:span><text:span text:style-name="T321">e père a soigneusement et, paraît-</text:span><text:span text:style-name="T322">il, cruellement empêchée de pousser dans son cœur. Le dernier acte de la pièce n</text:span><text:span text:style-name="T323">’</text:span><text:span text:style-name="T324">est que la bataille de ces deux âmes, le père et le fils athées, devant Ie mystère de la mort</text:span><text:span text:style-name="T325"> ;</text:span><text:span text:style-name="T326"><text:s/>acte superbe, je suis heureux de le constater, qui a excité partout un enthousiasme sincère. Guido a pour son père des paroles de fiers reproches, et comme il veut espérer, comme il ne peut pas croire à la science dont le dernier mot lui dirait que sa Mathilde n</text:span><text:span text:style-name="T327">’</text:span><text:span text:style-name="T328">est que poussière, il se jette aux genoux du religieux qui vient de sortir de la chambre de sa femme pour en annoncer le trépas, et il lui demande cette parole, cette prière, cet espoir dont il a soif. Le père, lui, l</text:span><text:span text:style-name="T329">’</text:span><text:span text:style-name="T330">athée, accablé par ce malheur et par la chute soudaine de tout son édifice, murmure, égaré, la grande parole humaine</text:span><text:span text:style-name="T331"> :</text:span><text:span text:style-name="T332"><text:s/></text:span><text:span text:style-name="T333">Chi sa</text:span><text:span text:style-name="T334"> ?</text:span><text:span text:style-name="T335"><text:s/>Qui sait</text:span><text:span text:style-name="T336"> ?…</text:span></text:p>
      <text:p text:style-name="Corpsdetexte"><text:span text:style-name="T337">En quelques lignes, voilà la pièce de<text:s/></text:span><text:span text:style-name="T338">M. </text:span><text:span text:style-name="T339">Butti élaguée de tous ses détails et de bon nombre de personnages. C</text:span><text:span text:style-name="T340">’</text:span><text:span text:style-name="T341">est cette pièce qui, représentée il y a quelques mois à Milan, vient de traverser toute l</text:span><text:span text:style-name="T342">’</text:span><text:span text:style-name="T343">Italie au milieu des discussions les plus vives, mais saluée toujours par un succès exceptionnel. Comme l</text:span><text:span text:style-name="T344">’</text:span><text:span text:style-name="T345">espace nous fait défaut, je laisse la critique… au rapporteur du concours dramatique de 1903, et je reviens à<text:s/></text:span><text:span text:style-name="T346">Giacomo Vettori</text:span><text:span text:style-name="T347">.</text:span></text:p>
      <text:p text:style-name="P348">Le protagoniste du drame de<text:s/>M. Corradini n’est ni un mystique, ni un athée ;<text:s/>il est un de ces travailleurs, rudes, droits, qui n’ont pas le temps de s’arrêter aux problèmes métaphysiques, la vie et la lutte quotidienne les pressant jour par jour. Il a fondé des établissements industriels, il a bonifié et cultivé des terres, il a amassé des richesses dont il fait un<text:s/>usage sobre et savant. Il ne veut pas de faiblesses autour de lui :<text:s/>riche, il travaille encore comme le dernier de ses ouvriers ;<text:s/>père, il a envoyé son fils dans le Nouveau-Monde,<text:s/><text:soft-page-break/>pourvu d’à peine quelques milliers de francs qui lui permettent de lutter à son tour et de se faire une position. C’est ce fils qui revient un jour, oh bien !<text:s/>divers de celui que Giacomo Vettori rêvait dans sa naïve complaisance d’homme d’action. Il a vite gaspillé son argent, en Amérique,<text:s/>il a essayé de toutes les professions, sauf d’en choisir une, et il n’a appris qu’à aimer cette pauvre jeune femme avec qui il revient, pâle et avili, à la maison du père. C’est ça, donc, ce qu’il a su faire, c’est de la sorte qu’il a réalisé l’idéal de Giacomo Vettori !<text:s/>Le père le chasse :<text:s/>qu’il aille travailler, qu’il apprenne le dur labeur de la terre, dernier ouvrier ou dernier paysan parmi ce peuple de paysans et d’ouvriers que Giacomo Vettori emploie dans ses fermes et dans ses établissements.</text:p>
      <text:p text:style-name="P349">Le fils s’en va, avec sa femme, il vit dans la chaumière d’un vieux pâtre, un philosophe qui ne veut rien pour soi-même et qui se contente de sa libre pauvreté. (Entre parenthèses, la silhouette de ce vieux berger est si malheureusement romantique et conventionnelle qu’on pourrait l’appeler une fausse note dans une belle symphonie.) Mais le fils travaille à sa manière ;<text:s/>il travaille à ameuter peu à peu les ouvriers et les paysans contre son père ;<text:s/>et Giacomo Vettori se trouve un jour vis-à-vis d’une grève générale et menaçante. Les grévistes entourent la villa, en exigeant à grands cris justice pour eux et pour ce pauvre fils méconnu, chassé, qui devient un magnifique prétexte à une rébellion tapageuse :<text:s/>ils lancent des pierres, ils fracassent les vitres, ils renversent les grilles, ils vont saccager la villa. Mais Giacomo Vettori, le vieux combattant, n’attendait que cela :<text:s/>tout seul, sans armes, droit et fier, il se présente à la foule enragée. La foule se tait, d’un coup ;<text:s/>le regarde, puis un murmure d’admiration passe, et enfin éclate un applaudissement, des cris, des bravos ;<text:s/>le courage téméraire a imposé à ces énergumènes :<text:s/>Giacomo Vettori, par sa seule présence, a mis un terme à l’émeute ;<text:s/>on se met d’accord et les ouvriers retournent à leurs travaux, confus et repentants.</text:p>
      <text:p text:style-name="Corpsdetexte"><text:span text:style-name="T350">Cette espèce de trahison de la part de son fils, en blessant au cœur Giacomo Vettori, l</text:span><text:span text:style-name="T351">’</text:span><text:span text:style-name="T352">a fait réfléchir</text:span><text:span text:style-name="T353"> ;</text:span><text:span text:style-name="T354"><text:s/>peut-être a-t-il été trop sévère, a-t-il trop exigé</text:span><text:span text:style-name="T355"> ;</text:span><text:span text:style-name="T356"><text:s/>et voilà qu</text:span><text:span text:style-name="T357">’</text:span><text:span text:style-name="T358">il vient chercher le rebelle dans la chaumière du pâtre.<text:s/></text:span><text:span text:style-name="quote.c">« Que veux-tu ? — lui dit-il. — Veux-tu le plaisir de dominer, de te sentir le maître et le seigneur ? Crois-tu que cela puisse te donner cet élan que je cherche en vain dans ta jeunesse ? Eh bien ! Je laisse tout, je vais partir ; je reviendrai plus tard pour voir ce que tu auras su faire : mes villas, mes fermes, mes établissements sont à toi ; va, et que le souvenir de ton père t’attriste ! »</text:span><text:span text:style-name="T359"><text:s/>Le fils, touché, veut demander pardon, trouver une parole d</text:span><text:span text:style-name="T360">’</text:span><text:span text:style-name="T361">excuse et de tendresse.<text:s/></text:span><text:span text:style-name="quote.c">« Va, va, lui dit Giacomo Vettori ; tout un monde t’attend ! »</text:span><text:span text:style-name="T362"><text:s/>Et il regarde son fils s</text:span><text:span text:style-name="T363">’</text:span><text:span text:style-name="T364">éloigner pour ramasser ce sceptre de seigneur campagnard<text:s/></text:span><text:soft-page-break/><text:span text:style-name="T365">qu</text:span><text:span text:style-name="T366">’</text:span><text:span text:style-name="T367">il vient d</text:span><text:span text:style-name="T368">’</text:span><text:span text:style-name="T369">abandonner après la dernière victoire</text:span><text:span text:style-name="T370">…</text:span></text:p>
      <text:p text:style-name="Corpsdetexte"><text:span text:style-name="T371">La relation du Concours dramatique ne reconnaît à cette pièce que le mérite d</text:span><text:span text:style-name="T372">’</text:span><text:span text:style-name="T373">une langue pure et harmonieuse</text:span><text:span text:style-name="T374"> ;</text:span><text:span text:style-name="T375"><text:s/>le public, plus juste, à rendu hommage à la maîtrise de la scène et à l</text:span><text:span text:style-name="T376">’</text:span><text:span text:style-name="T377">intention hautement originale. On ne peut pas nier une exquise conscience d</text:span><text:span text:style-name="T378">’</text:span><text:span text:style-name="T379">artiste à<text:s/></text:span><text:span text:style-name="T380">M. </text:span><text:span text:style-name="T381">Corradini, qui nous donnera dans un avenir prochain une œuvre solide, dégagée de ces irrésolutions et de ces tâtonnements dont le dernier acte de<text:s/></text:span><text:span text:style-name="T382">Giacomo Vettori</text:span><text:span text:style-name="T383"><text:s/>et la figure de ce pâtre académique se ressentent encore.</text:span></text:p>
      <text:h text:style-name="Titre3" text:outline-level="3">Livres et romans</text:h>
      <text:p text:style-name="term">id : article-1901-03-01_855a</text:p>
      <text:p text:style-name="term"><text:span text:style-name="T384">author :<text:s/></text:span><text:span text:style-name="T385">Zùccoli, Luciano (1868-1929)</text:span></text:p>
      <text:p text:style-name="term"><text:span text:style-name="T386">signed : Luciano<text:s/></text:span><text:span text:style-name="T387">Zùccoli</text:span></text:p>
      <text:p text:style-name="term">section :<text:s/>Lettres italiennes</text:p>
      <text:p text:style-name="term">title :<text:s/>Livres et romans</text:p>
      <text:p text:style-name="term">date :<text:s/>1901-03-01</text:p>
      <text:p text:style-name="term">ref :<text:s/>Tome XXXVII, numéro 135, 1<text:span text:style-name="T388">er</text:span> mars 1901, p. 851-856 [855]</text:p>
      <text:p text:style-name="Corpsdetexte"><text:span text:style-name="T389">Cette chronique étant prolixe plus que d</text:span><text:span text:style-name="T390">’</text:span><text:span text:style-name="T391">ordinaire, je me borne à signaler quelques nouveautés littéraires remarquables, avec l</text:span><text:span text:style-name="T392">’</text:span><text:span text:style-name="T393">espoir de pouvoir y revenir plus tard. Ainsi,<text:s/></text:span><text:span text:style-name="T394">M. </text:span><text:span text:style-name="T395">Anastasi vient de publier un roman.<text:s/></text:span><text:span text:style-name="T396">Il Ministro</text:span><text:span text:style-name="T397">, qui marque pour l</text:span><text:span text:style-name="T398">’</text:span><text:span text:style-name="T399">auteur une nouvelle voie, fait mieux que de déceler les intentions d</text:span><text:span text:style-name="T400">’</text:span><text:span text:style-name="T401">une étude purement psychologique.<text:s/></text:span><text:span text:style-name="T402">M. </text:span><text:span text:style-name="T403">Garland</text:span><text:span text:style-name="T404">a</text:span><text:span text:style-name="T405"><text:s/></text:span><text:span text:style-name="T406">publie un<text:s/></text:span><text:span text:style-name="T407">Guglielmo Shakespeare, poet</text:span><text:span text:style-name="T408">a e uomo</text:span><text:span text:style-name="T409">, qui est un essai de critique et de psychologie digne de l</text:span><text:span text:style-name="T410">’</text:span><text:span text:style-name="T411">attention la plus bienveillante. Edmondo de Amicis nous offre ses souvenirs<text:s/></text:span><text:span text:style-name="T412">(</text:span><text:span text:style-name="T413">Ricordi d</text:span><text:span text:style-name="T414">’</text:span><text:span text:style-name="T415">infanzia e di Scuola</text:span><text:span text:style-name="T416">) pleins de philosophie et de bonté</text:span><text:span text:style-name="T417"> ;</text:span><text:span text:style-name="T418"><text:s/>et<text:s/></text:span><text:span text:style-name="T419">M. </text:span><text:span text:style-name="T420">Luigi Zoppis raconte dans un roman (</text:span><text:span text:style-name="T421">L</text:span><text:span text:style-name="T422">’</text:span><text:span text:style-name="T423">Esteta</text:span><text:span text:style-name="T424">) les terribles conséquences de l</text:span><text:span text:style-name="T425">’</text:span><text:span text:style-name="T426">esthétique appliquée à la vie.<text:s/></text:span><text:span text:style-name="T427">M. </text:span><text:span text:style-name="T428">Zoppis a des qualités littéraires non communes, mais je le prie de ne pas en abuser</text:span><text:span text:style-name="T429"> ;</text:span><text:span text:style-name="T430"><text:s/>l</text:span><text:span text:style-name="T431">’</text:span><text:span text:style-name="T432">épouvantail de l</text:span><text:span text:style-name="T433">’</text:span><text:span text:style-name="T434">esthétisme a fait son temps et un artiste doit se garder d</text:span><text:span text:style-name="T435">’</text:span><text:span text:style-name="T436">interpréter la morale goitreuse des épiciers.</text:span></text:p>
      <text:h text:style-name="Titre3" text:outline-level="3">Une inauguration typique</text:h>
      <text:p text:style-name="term">id : article-1901-03-01_855b</text:p>
      <text:p text:style-name="term"><text:span text:style-name="T437">author :<text:s/></text:span><text:span text:style-name="T438">Zùccoli, Luciano (1868-1929)</text:span></text:p>
      <text:p text:style-name="term"><text:span text:style-name="T439">signed : Luciano<text:s/></text:span><text:span text:style-name="T440">Zùccoli</text:span></text:p>
      <text:p text:style-name="term">section :<text:s/>Lettres italiennes</text:p>
      <text:p text:style-name="term">title :<text:s/>Une inauguration typique</text:p>
      <text:p text:style-name="term">date :<text:s/>1901-03-01</text:p>
      <text:p text:style-name="term">ref :<text:s/>Tome XXXVII, numéro 135, 1<text:span text:style-name="T441">er</text:span> mars 1901, p. 851-856 [855-856]</text:p>
      <text:p text:style-name="P442">Bien qu’il ne s’agisse pas de littérature, je ne peux pas passer sous silence un événement artistique qui a fait la joie des amateurs, ce février, à Rome.</text:p>
      <text:p text:style-name="Corpsdetexte"><text:span text:style-name="T443">M. </text:span><text:span text:style-name="T444">Rustelli, un jeune artiste de grand avenir, avait sculpté pour les quatre coins de la<text:s/></text:span><text:soft-page-break/><text:span text:style-name="T445">fontaine monumentale de la Piazza Termini quatre superbes Naïades en bronze, d</text:span><text:span text:style-name="T446">’</text:span><text:span text:style-name="T447">un style libre et puissant. Les Naïades étant toutes nues, de cette belle nudité que le bronze caressé par l</text:span><text:span text:style-name="T448">’</text:span><text:span text:style-name="T449">eau jaillissante rend pleine de lumière, trois conseillers communaux, du parti clérical, s</text:span><text:span text:style-name="T450">’</text:span><text:span text:style-name="T451">opposèrent à l</text:span><text:span text:style-name="T452">’</text:span><text:span text:style-name="T453">inauguration de la fontaine. Ils prétendaient tout simplement appliquer à ces jeunes filles innocentes quelques bandeaux en fer-blanc, qui, ridiculisant les intentions de l</text:span><text:span text:style-name="T454">’</text:span><text:span text:style-name="T455">artiste, pussent sauvegarder la moralité des Naïades antiques et des Romains modernes. La discussion menaçant de se prolonger pendant plusieurs séances du Conseil, le peuple décida de couper court à cette logomachie et d</text:span><text:span text:style-name="T456">’</text:span><text:span text:style-name="T457">y fourrer lui-même son nez. Un soir, une foule anonyme et artiste prit crânement d</text:span><text:span text:style-name="T458">’</text:span><text:span text:style-name="T459">assaut la palissade qui défendait encore à la vue les quatre filles de l</text:span><text:span text:style-name="T460">’</text:span><text:span text:style-name="T461">eau et, avec l</text:span><text:span text:style-name="T462">’</text:span><text:span text:style-name="T463">aide volontaire de quelques ouvriers accourus pour empêcher qu</text:span><text:span text:style-name="T464">’</text:span><text:span text:style-name="T465">on mit le feu au bois de la cloison, découvrit patiemment, planche par planche, les bronzes immoraux</text:span><text:span text:style-name="T466"> ;</text:span><text:span text:style-name="T467"><text:s/>et ayant trouvé, après une recherche comiquement soigneuse, les clefs de l</text:span><text:span text:style-name="T468">’</text:span><text:span text:style-name="T469">eau, ces juges sympathiques et modestes mirent le comble à la fête en inondant les quatre vierges de flots étincelants sous la lumière des lampes électriques. De cette manière caractéristiquement italienne, par un brave<text:s/></text:span><text:span text:style-name="T470">référendum</text:span><text:span text:style-name="T471"><text:s/>populaire, la belle œuvre de<text:s/></text:span><text:span text:style-name="T472">M. </text:span><text:span text:style-name="T473">Rutelli vient d</text:span><text:span text:style-name="T474">’</text:span><text:span text:style-name="T475">être inaugurée, aux grands cris joyeux d</text:span><text:span text:style-name="T476">’</text:span><text:span text:style-name="T477">une foule amie de l</text:span><text:span text:style-name="T478">’</text:span><text:span text:style-name="T479">art</text:span><text:span text:style-name="T480"> ;</text:span><text:span text:style-name="T481"><text:s/>la presse approuva cette rude manifestation de bon goût qui eut le mérite de sauver la renommée artistique de Rome. Seuls, quelques mélancoliques journaux du Vatican crièrent au scandale, mais je peux donner ma parole que la moralité de Rome n</text:span><text:span text:style-name="T482">’</text:span><text:span text:style-name="T483">a pas diminué depuis l</text:span><text:span text:style-name="T484">’</text:span><text:span text:style-name="T485">inauguration des quatre Naïades sans bandeaux de fer-blanc</text:span><text:span text:style-name="T486">…</text:span></text:p>
      <text:h text:style-name="Titre1" text:outline-level="1">Tome XXXVIII, numéro 136, 1<text:span text:style-name="T487">er</text:span> avril 1901</text:h>
      <text:h text:style-name="Titre2" text:outline-level="2">Les Romans.<text:s/><text:line-break/>Gabriele d’Annunzio :<text:s/><text:span text:style-name="T488">Le Feu</text:span>, Calmann Lévy, 3.50</text:h>
      <text:p text:style-name="term">id : article-1901-04-01_183</text:p>
      <text:p text:style-name="P489">author : Rachilde (1860-1953)</text:p>
      <text:p text:style-name="P490">signed : Rachilde</text:p>
      <text:p text:style-name="P491">section : Les Romans</text:p>
      <text:p text:style-name="term"><text:span text:style-name="T492">title : Gabriele d’Annunzio :<text:s/></text:span><text:span text:style-name="T493">Le Feu</text:span><text:span text:style-name="T494">, Calmann Lévy, 3.50</text:span></text:p>
      <text:p text:style-name="term">date :<text:s/>1901-04-01</text:p>
      <text:p text:style-name="term">ref :<text:s/>Tome XXXVIII, numéro 136, 1<text:span text:style-name="T495">er</text:span> avril 1901, p. 182-194 [183-186]</text:p>
      <text:p text:style-name="byline"><text:span text:style-name="T496">Rachilde</text:span>.</text:p>
      <text:p text:style-name="bibl">Tome XXXVIII, numéro 136, 1<text:span text:style-name="T497">er</text:span> avril 1901, p. 182-194 [183-186].</text:p>
      <text:p text:style-name="Corpsdetexte"><text:span text:style-name="T498">Le Feu</text:span><text:span text:style-name="T499">, par Gabriele d</text:span><text:span text:style-name="T500">’</text:span><text:span text:style-name="T501">Annunzio. Si le poète Stelio Effrena se promenait autrement qu</text:span><text:span text:style-name="T502">’</text:span><text:span text:style-name="T503">en la gondole somptueuse de son imagination, s</text:span><text:span text:style-name="T504">’</text:span><text:span text:style-name="T505">il pouvait être un autre homme que l</text:span><text:span text:style-name="T506">’</text:span><text:span text:style-name="T507">artificier<text:s/></text:span><text:span text:style-name="T508">imaginifique</text:span><text:span text:style-name="T509">, il serait surpris de nous rencontrer, nous, les artificiels<text:s/></text:span><text:span text:style-name="T510">— </text:span><text:span text:style-name="T511">pour ne</text:span><text:span text:style-name="T512"><text:s/>pas dire les<text:s/></text:span><text:soft-page-break/><text:span text:style-name="T513">artistes français —<text:s/></text:span><text:span text:style-name="T514">nageant et pataugeant dans les ruisseaux d</text:span><text:span text:style-name="T515">’</text:span><text:span text:style-name="T516">eaux sales de nos trop spéciales études de mœurs. Le courant qui l</text:span><text:span text:style-name="T517">’</text:span><text:span text:style-name="T518">emporte le mène, de la beauté classique des vieilles cités latines, à l</text:span><text:span text:style-name="T519">’</text:span><text:span text:style-name="T520">immensité de la mer et de toute sa géniale fantasmagorie. Il cingle, de toutes ses voiles, vers l</text:span><text:span text:style-name="T521">’</text:span><text:span text:style-name="T522">absolu. Il est, par excellence, un amoureux de la grandeur sous toutes ses formes et ne craint pas d</text:span><text:span text:style-name="T523">’</text:span><text:span text:style-name="T524">en parler avec grandiloquence, mais il n</text:span><text:span text:style-name="T525">’</text:span><text:span text:style-name="T526">a pas la possibilité des recherches malpropres, la puissance du vilain, la vision nette des petits côtés pratiques des choses laides. C</text:span><text:span text:style-name="T527">’</text:span><text:span text:style-name="T528">est, je pense, pour cela qu</text:span><text:span text:style-name="T529">’</text:span><text:span text:style-name="T530">il arrive à s</text:span><text:span text:style-name="T531">’</text:span><text:span text:style-name="T532">enivrer de lui-même jusqu</text:span><text:span text:style-name="T533">’</text:span><text:span text:style-name="T534">à en perdre la notion des humanités médiocres, jusqu</text:span><text:span text:style-name="T535">’</text:span><text:span text:style-name="T536">à oublier de griser le lecteur-peuple avec des alcools moins purs, frelatage nécessaire quand on désire étendre, outre frontière, sa popularité. Je n</text:span><text:span text:style-name="T537">’</text:span><text:span text:style-name="T538">ai pas la prétention d</text:span><text:span text:style-name="T539">’</text:span><text:span text:style-name="T540">analyser ici les œuvres de l</text:span><text:span text:style-name="T541">’</text:span><text:span text:style-name="T542">auteur du<text:s/></text:span><text:span text:style-name="T543">Feu</text:span><text:span text:style-name="T544">, ni de donner de lui une idée nouvelle. Je dois me borner, dans un cour</text:span><text:span text:style-name="T545">rier déjà trop rempli de comptes rendus de lectures dispara</text:span><text:span text:style-name="T546">tes, aux quelques réflexions mélancoliques suggérées par un livre sur un ensemble de livres d</text:span><text:span text:style-name="T547">’</text:span><text:span text:style-name="T548">un tout autre ordre, et cependant déclarer que quel que soit l</text:span><text:span text:style-name="T549">’</text:span><text:span text:style-name="T550">endroit d</text:span><text:span text:style-name="T551">’</text:span><text:span text:style-name="T552">où nous vienne la lumière, elle est toujours bénie, ne servirait-elle qu</text:span><text:span text:style-name="T553">’</text:span><text:span text:style-name="T554">à plonger en une ombre mauvaise des œuvres qui, loin du soleil, auraient pu nous sembler de suffisants phares sauveurs. Selon les époques de l</text:span><text:span text:style-name="T555">’</text:span><text:span text:style-name="T556">année, les ministères ou les tendances de la mode, certains</text:span><text:span text:style-name="T557"><text:s/></text:span><text:span text:style-name="T558">romanciers sont les écrivains du jour. Nous en possédons tout un jeu, en France, dont la souplesse, la forme, le convenu ne laisse rien à entreprendre après eux et leur traité de Moscou. Ils ont (vous le verrez tout à l</text:span><text:span text:style-name="T559">’</text:span><text:span text:style-name="T560">heure) tellement de talent à eux tous, que l</text:span><text:span text:style-name="T561">’</text:span><text:span text:style-name="T562">homme de génie survenant et rompant la monotonie de leur cercle leur paraîtrait simplement un imbécile ou mieux un Monsieur en retard. Ils sont tour à tour celui qu</text:span><text:span text:style-name="T563">’</text:span><text:span text:style-name="T564">il faut et ils se passent la main parce que je crois qu</text:span><text:span text:style-name="T565">’</text:span><text:span text:style-name="T566">ils font partie d</text:span><text:span text:style-name="T567">’</text:span><text:span text:style-name="T568">un syndicat. Ils ont l</text:span><text:span text:style-name="T569">’</text:span><text:span text:style-name="T570">intelligence de ne pas se supposer éternels ni les uns ni les autres, et chacun porte sa bougie à rallumer au dernier lumignon du voisin. C</text:span><text:span text:style-name="T571">’</text:span><text:span text:style-name="T572">est même touchant de voir comme ils sont confraternels. Ils ne tentent rien<text:s/></text:span><text:span text:style-name="T573">au-delà</text:span><text:span text:style-name="T574"><text:s/>de leur besogne marquée, n</text:span><text:span text:style-name="T575">’</text:span><text:span text:style-name="T576">empiètent jamais sur les droits acquis par le besoin, l</text:span><text:span text:style-name="T577">’</text:span><text:span text:style-name="T578">influence et des tas de procédés souterrains qui n</text:span><text:span text:style-name="T579">’</text:span><text:span text:style-name="T580">ont généralement rien de commun avec la véritable gloire. Celui qui n</text:span><text:span text:style-name="T581">’</text:span><text:span text:style-name="T582">est pas du syndicat est à peine toléré et, au nom de la liberté de la presse, on ne parle jamais de lui. La société des hommes de lettres français devient donc une société industrielle, une maison commerciale chargée de répandre ses différentes denrées sur le monde entier, et bien achalandée, munie de correspondants stylés,<text:s/></text:span><text:span text:style-name="T583">elle exporte</text:span><text:span text:style-name="T584">. Seulement, pour son malheur,<text:s/></text:span><text:span text:style-name="T585">on importe</text:span><text:span text:style-name="T586"> !</text:span><text:span text:style-name="T587"><text:s/>Comme avec les progrès de notre civilisation, notre division du travail et la répartition des salaires, y compris la bourgeoisie de Monsieur Loubet, nous entendons de mieux en mieux le libre échange du pittoresque, nous envoyons des études sociales habilement torchées à des gens qui nous retournent des portraits individuels supérieurement<text:s/></text:span><text:soft-page-break/><text:span text:style-name="T588">peints et, par politesse, nous admirons, mais sans saisir pourquoi, décidément, ce qui demeure du talent, du savoir-faire, chez nous, chez des gens peut-être plus naïfs, est du simple génie. Gabriele d</text:span><text:span text:style-name="T589">’</text:span><text:span text:style-name="T590">Annunzio a du génie et c</text:span><text:span text:style-name="T591">’</text:span><text:span text:style-name="T592">est justement pour cela qu</text:span><text:span text:style-name="T593">’</text:span><text:span text:style-name="T594">il embête un peu le lecteur français très habitué aux conventions littéraires françaises. Qu</text:span><text:span text:style-name="T595">’</text:span><text:span text:style-name="T596">est-ce que<text:s/></text:span><text:span text:style-name="T597">le feu</text:span><text:span text:style-name="T598"> ?</text:span><text:span text:style-name="T599"><text:s/>Voici, au sens ordinaire du mot, l</text:span><text:span text:style-name="T600">’</text:span><text:span text:style-name="T601">histoire du feu</text:span><text:span text:style-name="T602"> :</text:span><text:span text:style-name="T603"><text:s/>tout ce qui brûle, consume et purifie. L</text:span><text:span text:style-name="T604">’</text:span><text:span text:style-name="T605">art, l</text:span><text:span text:style-name="T606">’</text:span><text:span text:style-name="T607">expression de la beauté. L</text:span><text:span text:style-name="T608">’</text:span><text:span text:style-name="T609">amour, paroxysme de beauté, chez deux artistes. Or, en France, avec deux héros artistes s</text:span><text:span text:style-name="T610">’</text:span><text:span text:style-name="T611">éprenant l</text:span><text:span text:style-name="T612">’</text:span><text:span text:style-name="T613">un de l</text:span><text:span text:style-name="T614">’</text:span><text:span text:style-name="T615">autre et s</text:span><text:span text:style-name="T616">’</text:span><text:span text:style-name="T617">exprimant en leur langue, on ne risque plus que des histoires malpropres. L</text:span><text:span text:style-name="T618">’</text:span><text:span text:style-name="T619">amour est une névrose entre experts, c</text:span><text:span text:style-name="T620">’</text:span><text:span text:style-name="T621">est-à-dire entre blasés, gens qui savent ce que parler signifie. L</text:span><text:span text:style-name="T622">’</text:span><text:span text:style-name="T623">amour-passion, ça ne se comprend plus</text:span><text:span text:style-name="T624"> !</text:span><text:span text:style-name="T625"><text:s/>Les gestes, les mots, l</text:span><text:span text:style-name="T626">’</text:span><text:span text:style-name="T627">écriture artistes sont en dehors de l</text:span><text:span text:style-name="T628">’</text:span><text:span text:style-name="T629">amour littéraire. Chaque fois qu</text:span><text:span text:style-name="T630">’</text:span><text:span text:style-name="T631">un artiste français fabrique de l</text:span><text:span text:style-name="T632">’</text:span><text:span text:style-name="T633">amour, on peut être sûr que ce n</text:span><text:span text:style-name="T634">’</text:span><text:span text:style-name="T635">est pas ardent et que ça ne brûlera personne</text:span><text:span text:style-name="T636"> ;</text:span><text:span text:style-name="T637"><text:s/>c</text:span><text:span text:style-name="T638">’</text:span><text:span text:style-name="T639">est de la mécanique et presque toujours une sorte de technicité obscène qui se voile, cérémonieusement, de phrases singulièrement savantes, car l</text:span><text:span text:style-name="T640">’</text:span><text:span text:style-name="T641">impuissance génésique se mesure souvent à la puissance… du métier. En somme, il n</text:span><text:span text:style-name="T642">’</text:span><text:span text:style-name="T643">y a que les vieillards qui implorent la complication. Nous sommes très vieux depuis quelque temps, chez nous, et l</text:span><text:span text:style-name="T644">’</text:span><text:span text:style-name="T645">amour sincère, tout nu, armé de sa jeune flèche, n</text:span><text:span text:style-name="T646">’</text:span><text:span text:style-name="T647">est pas d</text:span><text:span text:style-name="T648">’</text:span><text:span text:style-name="T649">un attrait suffisant. Gabriele d</text:span><text:span text:style-name="T650">’</text:span><text:span text:style-name="T651">Annunzio, sans consulter le goût momentané, s</text:span><text:span text:style-name="T652">’</text:span><text:span text:style-name="T653">imagine que le devoir du poète et du romancier est de faire luire le feu sacré très haut.</text:span></text:p>
      <text:p text:style-name="P654">Pour atteindre ce noble but, il a pris Venise-Anadyomène comme théâtre, Venise où toute grâce se double d’un reflet, où la beauté se dresse hors de son propre miroir, à la fois plus décevante et plus belle d’être multipliée pour le bonheur des yeux, et il a placé, comme entre deux infinis, la mer et le ciel, la mort et l’espoir, un couple d’amants qui, par hasard, savent jusqu’où peut aller la passion. J’ai demandé à une jeune femme de France, douée de beaucoup d’esprit, ce qu’elle pensait de ce roman :<text:s/>« Je voudrais qu’il fût plus simple », m’a-t-elle répondu. Cette jeune femme ne le trouvait-elle pas trop simple, au contraire ?<text:s/>Pourquoi cet étalage extraordinaire de phrases, d’images et de tableaux autour d’un poète aimant simplement une actrice, du créateur s’énamourant de ses propres créations ?<text:s/>C’est un peu comme si on demandait à un prince pourquoi il choisit les plus somptueuses parures pour celle qu’il veut faire monter jusqu’à lui. Dans une flamme il y a des teintes, mais jamais d’ombre. Gabriele d’Annunzio a surtout oublié de faire vilain. Il a outrepassé son humanité de romancier pour arriver à la divinité de son art, mais il ne faut pas s’en plaindre, car il purifie. On devrait bien, à tous les carrefours des lettres françaises, allumer et brandir de pareilles torches. L’amour est le premier, l’unique luxe. Je voudrais qu’il fût l’apanage des pauvres et<text:s/><text:soft-page-break/>des rois. En France, il n’y a plus ni pauvres ni rois, il y a des socialistes et des commissaires de police. Alors, il n’est pas étonnant qu’un Italien de la vieille race, amateur de la valeur du sang, songe enfin à s’emparer de l’Amour, le confisque à son profit, lui offre, dernier refuge, un palais de marbre et d’or, en pleine Venise, la ville du rêve où les doges, dédaigneux du vulgaire possible, chastes à force de pure passion, jetaient leurs<text:s/>anneaux dans la mer, espérant toujours que Vénus elle-même le leur rapporterait !…</text:p>
      <text:h text:style-name="Titre1" text:outline-level="1"><text:span text:style-name="T655">Tome XXXVIII, numéro 137, 1</text:span><text:span text:style-name="T656">er</text:span><text:span text:style-name="T657"> mai </text:span><text:span text:style-name="T658">1901</text:span></text:h>
      <text:h text:style-name="Titre2" text:outline-level="2">Littérature</text:h>
      <text:p text:style-name="term">id : article-1901-05-01_481</text:p>
      <text:p text:style-name="term">author :<text:s/>Régnier, Henri de (1864-1936)</text:p>
      <text:p text:style-name="term">signed :<text:s/>Henri de Régnier</text:p>
      <text:p text:style-name="term">section :<text:s/>Littérature</text:p>
      <text:p text:style-name="term">title :<text:s/>Littérature [extrait]</text:p>
      <text:p text:style-name="term">date :<text:s/>1901-05-01</text:p>
      <text:p text:style-name="term">ref :<text:s/>Tome XXXVIII, numéro 137, 1<text:span text:style-name="T659">er</text:span> mai 1901, p. 481-485 [481-482, 482-483]</text:p>
      <text:p text:style-name="byline"><text:span text:style-name="T660">Henri de Régnier</text:span>.</text:p>
      <text:p text:style-name="bibl">Tome XXXVIII, numéro 137, 1<text:span text:style-name="T661">er</text:span> mai 1901, p. 481-485 [481-482, 482-483].</text:p>
      <text:h text:style-name="Titre3" text:outline-level="3">André Lebey :<text:s/><text:span text:style-name="T662">Essai sur Laurent de Médicis</text:span></text:h>
      <text:p text:style-name="term">id : article-1901-05-01_481a</text:p>
      <text:p text:style-name="term">author :<text:s/>Régnier, Henri de (1864-1936)</text:p>
      <text:p text:style-name="term">signed :<text:s/>Henri de Régnier</text:p>
      <text:p text:style-name="term">section :<text:s/>Littérature</text:p>
      <text:p text:style-name="term">title :<text:s/>André Lebey :<text:s/><text:span text:style-name="T663">Essai sur Laurent de Médicis</text:span></text:p>
      <text:p text:style-name="term">date :<text:s/>1901-05-01</text:p>
      <text:p text:style-name="term">ref :<text:s/>Tome XXXVIII, numéro 137, 1<text:span text:style-name="T664">er</text:span> mai 1901, p. 481-485 [481-482]</text:p>
      <text:p text:style-name="Corpsdetexte"><text:span text:style-name="T665">M. </text:span><text:span text:style-name="T666">André Lebey a mis en tête de son<text:s/></text:span><text:span text:style-name="T667">Essai</text:span><text:span text:style-name="T668"><text:s/>le portrait de Laurent de Médicis par Vasari. Sur un siège aux accotoirs en têtes de lions, est assis, vêtu d</text:span><text:span text:style-name="T669">’</text:span><text:span text:style-name="T670">une ample robe à parements de fourrures, le grand Florentin. Son visage est maigre, énergique et subtil. Au fond du tableau, on distingue des vases sculptés et des masques antiques. Cette figure a en elle de quoi faire rêver un poète.<text:s/></text:span><text:span text:style-name="T671">M. </text:span><text:span text:style-name="T672">André Lebey a voulu analyser sa rêverie et la fortifier de tout ce qu</text:span><text:span text:style-name="T673">’</text:span><text:span text:style-name="T674">on sait sur le héros, de façon à se l</text:span><text:span text:style-name="T675">’</text:span><text:span text:style-name="T676">imaginer plus exactement et plus complètement.<text:s/></text:span><text:span text:style-name="T677">M. </text:span><text:span text:style-name="T678">Lebey a lu beaucoup de chroniques du temps, travaux d</text:span><text:span text:style-name="T679">’</text:span><text:span text:style-name="T680">historiens</text:span><text:span text:style-name="T681"> ;</text:span><text:span text:style-name="T682"><text:s/>il les a comparés et opposés et il s</text:span><text:span text:style-name="T683">’</text:span><text:span text:style-name="T684">en est fait une idée particulière. C</text:span><text:span text:style-name="T685">’</text:span><text:span text:style-name="T686">est sa vision personnelle qu</text:span><text:span text:style-name="T687">’</text:span><text:span text:style-name="T688">il nous donne. Son livre, qui commence fort justement par un portrait peint, est aussi un portrait écrit, portrait minutieux et complexe, d</text:span><text:span text:style-name="T689">’</text:span><text:span text:style-name="T690">une touche très intelligente et très libre, avec, pour fond à la vie de l</text:span><text:span text:style-name="T691">’</text:span><text:span text:style-name="T692">homme, la vie du temps en sa variété et son pittoresque, en ses personnages nombreux et singuliers. La figure principale n</text:span><text:span text:style-name="T693">’</text:span><text:span text:style-name="T694">en demeure pas moins le Magnifique. Nul, mieux que le grand Médicis,<text:s/></text:span><text:soft-page-break/><text:span text:style-name="T695">n</text:span><text:span text:style-name="T696">’</text:span><text:span text:style-name="T697">eut droit à ce surnom glorieux. N</text:span><text:span text:style-name="T698">’</text:span><text:span text:style-name="T699">aurait il point été un politique hardi et un souverain fastueux, Laurent ne mériterait pas moins notre admiration, ne fût-ce que pour avoir compris, chose trop rare chez ceux qui gouvernent, que les Arts font partie de la patrie et qu</text:span><text:span text:style-name="T700">’</text:span><text:span text:style-name="T701">ils sont non seulement l</text:span><text:span text:style-name="T702">’</text:span><text:span text:style-name="T703">ornement d</text:span><text:span text:style-name="T704">’</text:span><text:span text:style-name="T705">une époque et la couronne d</text:span><text:span text:style-name="T706">’</text:span><text:span text:style-name="T707">un temps, mais participent à la vie commune d</text:span><text:span text:style-name="T708">’</text:span><text:span text:style-name="T709">un État.</text:span></text:p>
      <text:p text:style-name="Corpsdetexte"><text:span text:style-name="T710">Ce que j</text:span><text:span text:style-name="T711">’</text:span><text:span text:style-name="T712">aime dans le livre de<text:s/></text:span><text:span text:style-name="T713">M. </text:span><text:span text:style-name="T714">André Lebey, outre ses qualités de forte peinture historique, c</text:span><text:span text:style-name="T715">’</text:span><text:span text:style-name="T716">est la façon dont il est écrit et composé. Beaucoup d</text:span><text:span text:style-name="T717">’</text:span><text:span text:style-name="T718">ouvrages d</text:span><text:span text:style-name="T719">’</text:span><text:span text:style-name="T720">histoire, savamment documentés et consciencieusement construits, ont un ton de pédanterie et un aspect de pensum qui gâte ce qu</text:span><text:span text:style-name="T721">’</text:span><text:span text:style-name="T722">il y a de meilleur en eux. L</text:span><text:span text:style-name="T723">’</text:span><text:span text:style-name="T724">auteur y semble écrire à gages et à la journée. De là un air d</text:span><text:span text:style-name="T725">’</text:span><text:span text:style-name="T726">ennui et de lassitude qui se communique peu à peu au lecteur. Rien de cela avec<text:s/></text:span><text:span text:style-name="T727">M. </text:span><text:span text:style-name="T728">André Lebey. Son récit est constamment rapide et passionné. On sent que<text:s/></text:span><text:span text:style-name="T729">M. </text:span><text:span text:style-name="T730">Lebey a plaisir à raconter ce qu</text:span><text:span text:style-name="T731">’</text:span><text:span text:style-name="T732">il raconte et qu</text:span><text:span text:style-name="T733">’</text:span><text:span text:style-name="T734">il s</text:span><text:span text:style-name="T735">’</text:span><text:span text:style-name="T736">y intéresse entièrement, joyeusement et vivement. De là, en son livre, un entrain et une verve qui le parcourent d</text:span><text:span text:style-name="T737">’</text:span><text:span text:style-name="T738">un bout à l</text:span><text:span text:style-name="T739">’</text:span><text:span text:style-name="T740">autre et le soutiennent même en telles parties secondaires, je veux dire en celles où l</text:span><text:span text:style-name="T741">’</text:span><text:span text:style-name="T742">intérêt est moins dramatique et moins apparent</text:span><text:span text:style-name="T743">.</text:span><text:span text:style-name="T744"><text:s/>Elles sont rares, du reste, car une vie comme celle du Magnifique semble disposée d</text:span><text:span text:style-name="T745">’</text:span><text:span text:style-name="T746">avance par un art mystérieux qui est celui de la Destinée. Ce noble poème humain a tenté<text:s/></text:span><text:span text:style-name="T747">M. </text:span><text:span text:style-name="T748">André Lebey, qui en a rendu la beauté plastique et intellectuelle dans un style souple et coloré.<text:s/></text:span><text:span text:style-name="T749">M. </text:span><text:span text:style-name="T750">Lebey a intitulé<text:s/></text:span><text:span text:style-name="T751">Essai</text:span><text:span text:style-name="T752"><text:s/>cette étude sur un homme et sur un temps. En tout cas, et dans un autre sens, c</text:span><text:span text:style-name="T753">’</text:span><text:span text:style-name="T754">est un essai heureux, puisqu</text:span><text:span text:style-name="T755">’</text:span><text:span text:style-name="T756">il nous vaut un bon livre tout imprégné de ce que l</text:span><text:span text:style-name="T757">’</text:span><text:span text:style-name="T758">auteur appelle, dans la préface, le<text:s/></text:span><text:span text:style-name="T759">« </text:span><text:span text:style-name="T760">parfum de la Renaissance</text:span><text:span text:style-name="T761"> »</text:span><text:span text:style-name="T762"><text:s/>et qu</text:span><text:span text:style-name="T763">’</text:span><text:span text:style-name="T764">on ne respire guère dans l</text:span><text:span text:style-name="T765">’</text:span><text:span text:style-name="T766">histoire d</text:span><text:span text:style-name="T767">’</text:span><text:span text:style-name="T768">aujourd</text:span><text:span text:style-name="T769">’</text:span><text:span text:style-name="T770">hui.</text:span></text:p>
      <text:h text:style-name="Titre3" text:outline-level="3">Pierre des Brandes :<text:s/><text:span text:style-name="T771">Les Facéties de Pogge</text:span></text:h>
      <text:p text:style-name="term">id : article-1901-05-01_482</text:p>
      <text:p text:style-name="term">author :<text:s/>Régnier, Henri de (1864-1936)</text:p>
      <text:p text:style-name="term">signed :<text:s/>Henri de Régnier</text:p>
      <text:p text:style-name="term">section :<text:s/>Littérature</text:p>
      <text:p text:style-name="term">title :<text:s/>Pierre des Brandes :<text:s/><text:span text:style-name="T772">Les Facéties de Pogge</text:span></text:p>
      <text:p text:style-name="term">date :<text:s/>1901-05-01</text:p>
      <text:p text:style-name="term">ref :<text:s/>Tome XXXVIII, numéro 137, 1<text:span text:style-name="T773">er</text:span> mai 1901, p. 481-485 [482-483]</text:p>
      <text:p text:style-name="Corpsdetexte"><text:span text:style-name="T774">Ce fut à la cour des Médicis que vécut une partie de sa longue existence le bon Poggio Bracciolini, dont<text:s/></text:span><text:span text:style-name="T775">M. </text:span><text:span text:style-name="T776">Pierre des Brandes nous apporte, traduites en leur entier, les célèbres<text:s/></text:span><text:span text:style-name="T777">Facéties</text:span><text:span text:style-name="T778">. Cette traduction nouvelle est précédée d</text:span><text:span text:style-name="T779">’</text:span><text:span text:style-name="T780">une intéressante vie du Pogge. Nous le voyons tour à tour bel esprit, humaniste, secrétaire apostolique, voyageur à la recherche des textes antiques, polémiste acerbe et prieur des Arts à Florence. Le détail de cette destinée est amusant comme un roman et il est dommage que Pogge n</text:span><text:span text:style-name="T781">’</text:span><text:span text:style-name="T782">ait pas écrit ses mémoires</text:span><text:span text:style-name="T783"> ;</text:span><text:span text:style-name="T784"><text:s/>à leur défaut, nous avons les<text:s/></text:span><text:span text:style-name="T785">Facéties</text:span><text:span text:style-name="T786">,<text:s/></text:span><text:span text:style-name="T787">et c</text:span><text:span text:style-name="T788">’</text:span><text:span text:style-name="T789">est quelque chose, car elles contiennent vraiment de tout.<text:s/></text:span><text:soft-page-break/><text:span text:style-name="T790">Il y en a de toutes sortes, d</text:span><text:span text:style-name="T791">’</text:span><text:span text:style-name="T792">ineptes et de charmantes, de grossières et de délicates, de longues et de brèves. On y trouve des contes, des anecdotes et des bons mots, quelquefois même simplement des faits curieux. Leur particularité, c</text:span><text:span text:style-name="T793">’</text:span><text:span text:style-name="T794">est qu</text:span><text:span text:style-name="T795">’</text:span><text:span text:style-name="T796">elles ne furent point des notes cursives, griffonnées à la hâte. Elles sont composées et travaillées. Les plus plates sont mises en bon ordre et toutes sont achevées avec soin. Pogge est sérieux même dans la plaisanterie. À tout le moins, il la veut de bonne langue. Imaginez le Masque de fer, le Nain Jaune ou<text:s/></text:span><text:span text:style-name="T797">M. </text:span><text:span text:style-name="T798">de Calinaux raturant et refaisant leurs nouvelles à la main. Seulement celles de Pogge ont près de 500 ans. C</text:span><text:span text:style-name="T799">’</text:span><text:span text:style-name="T800">est</text:span><text:span text:style-name="T801"><text:s/></text:span><text:span text:style-name="T802">là leur mérite et leur défaut</text:span><text:span text:style-name="T803"> ;</text:span><text:span text:style-name="T804"><text:s/>quelques-unes pourtant sont éternelles.</text:span></text:p>
      <text:h text:style-name="Titre2" text:outline-level="2">Les Revues.<text:s/><text:line-break/>Memento [extrait]</text:h>
      <text:p text:style-name="term">id : article-1901-05-01_502</text:p>
      <text:p text:style-name="P805">author : Hirsch, Charles-Henry (1860-1948)</text:p>
      <text:p text:style-name="P806">signed : Charles-Henry Hirsch</text:p>
      <text:p text:style-name="term">section : Les Revues</text:p>
      <text:p text:style-name="term">title : Mémento [extrait]</text:p>
      <text:p text:style-name="term">date : 1901-05-01</text:p>
      <text:p text:style-name="term">ref : Tome XXXVIII, numéro 137, 1<text:span text:style-name="T807">er</text:span> mai 1901, p. 496-502 [502]</text:p>
      <text:p text:style-name="byline"><text:span text:style-name="T808">Charles-Henry Hirsch</text:span>.</text:p>
      <text:p text:style-name="bibl">Tome XXXVIII, numéro 137, 1<text:span text:style-name="T809">er</text:span> mai 1901, p. 496-502 [502].</text:p>
      <text:p text:style-name="Corpsdetexte"><text:span text:style-name="T810">Revue universelle.</text:span><text:span text:style-name="T811"><text:s/>(30 mars.)<text:s/></text:span><text:span text:style-name="T812">L</text:span><text:span text:style-name="T813">’</text:span><text:span text:style-name="T814">année jubilaire à Rome,<text:s/></text:span><text:span text:style-name="T815">par<text:s/></text:span><text:span text:style-name="T816">M. </text:span><text:span text:style-name="T817">Boyer d</text:span><text:span text:style-name="T818">’</text:span><text:span text:style-name="T819">Agen. […]</text:span></text:p>
      <text:h text:style-name="Titre2" text:outline-level="2">Lettres allemandes.<text:s/><text:line-break/>Victor Ottmann :<text:s/><text:span text:style-name="T820">Iakob Casanova von Seingalt</text:span>, Stuttgart, Privatdruck der Gesellschaft der Bibliophilen</text:h>
      <text:p text:style-name="term">id : article-1901-05-01_552</text:p>
      <text:p text:style-name="term">author : Albert, Henri (1869-1921)</text:p>
      <text:p text:style-name="term">signed :<text:s/>Henri Albert</text:p>
      <text:p text:style-name="term">section :<text:s/>Lettres allemandes</text:p>
      <text:p text:style-name="term">title :<text:s/>Victor Ottmann :<text:s/><text:span text:style-name="T821">Iakob Casanova von Seingalt</text:span>, Stuttgart, Privatdruck der Gesellschaft der Bibliophilen</text:p>
      <text:p text:style-name="term">date :<text:s/>1901-05-01</text:p>
      <text:p text:style-name="term">ref :<text:s/>Tome XXXVIII, numéro 137, 1<text:span text:style-name="T822">er</text:span> mai 1901, p. 549-553 [552-553]</text:p>
      <text:p text:style-name="byline"><text:span text:style-name="T823">Henri Albert</text:span><text:span text:style-name="T824">.</text:span></text:p>
      <text:p text:style-name="bibl"><text:span text:style-name="T825">Tome XXXVIII, numéro 137, 1</text:span><text:span text:style-name="T826">er</text:span><text:span text:style-name="T827"> mai 1901, p. 549-553 [552-553].</text:span></text:p>
      <text:p text:style-name="Corpsdetexte"><text:span text:style-name="T828">Il faut reconnaître à<text:s/></text:span><text:span text:style-name="T829">M. </text:span><text:span text:style-name="T830">Victor Ottmann le mérite d</text:span><text:span text:style-name="T831">’</text:span><text:span text:style-name="T832">avoir donné pour la première fois une bibliographie complète et raisonnée des œuvres de Jacques Casanova. Raconter la vie du grand amoureux vénitien était infiniment moins aisé. Aussi<text:s/></text:span><text:span text:style-name="T833">M. </text:span><text:span text:style-name="T834">Ottmann, dans son<text:s/></text:span><text:span text:style-name="T835">Jakob Casanova von Seingalt</text:span><text:span text:style-name="T836">, s</text:span><text:span text:style-name="T837">’</text:span><text:span text:style-name="T838">est-il beaucoup simplifié la besogne. Il se contente, après nous avoir montré les origines de Casanova, de nous tracer l</text:span><text:span text:style-name="T839">’</text:span><text:span text:style-name="T840">itinéraire de ses déplacements, en donnant, chaque fois qu</text:span><text:span text:style-name="T841">’</text:span><text:span text:style-name="T842">un nom historique lui vient sous la plume, une notice de dictionnaire.<text:s/></text:span><text:soft-page-break/><text:span text:style-name="T843">Pour lui Casanova, c</text:span><text:span text:style-name="T844">’</text:span><text:span text:style-name="T845">est, sans plus, l</text:span><text:span text:style-name="T846">’</text:span><text:span text:style-name="T847">aventurier du dix-huitième siècle, le grand chevalier d</text:span><text:span text:style-name="T848">’</text:span><text:span text:style-name="T849">industrie qui profita de l</text:span><text:span text:style-name="T850">’</text:span><text:span text:style-name="T851">inquiétude qui agitait son époque pour duper les gens. Il reconnaît bien la valeur littéraire des<text:s/></text:span><text:span text:style-name="T852">Mémoires,<text:s/></text:span><text:span text:style-name="T853">mais il ne s</text:span><text:span text:style-name="T854">’</text:span><text:span text:style-name="T855">avise pas d</text:span><text:span text:style-name="T856">’</text:span><text:span text:style-name="T857">y chercher la psychologie de cet homme extraordinaire. Sans doute le Vénitien était joueur indélicat, bretteur enragé. Mais ce n</text:span><text:span text:style-name="T858">’</text:span><text:span text:style-name="T859">est pas cela qui nous importe. Que dire de cet amoureux singulier qui avait fait de l</text:span><text:span text:style-name="T860">’</text:span><text:span text:style-name="T861">amour son métier, homme à bonnes fortunes si jamais il en fut, et qui, lorsque la quarantaine approche, gémit encore de sentimentalité exaspérée</text:span><text:span text:style-name="T862"> ?</text:span><text:span text:style-name="T863"><text:s/>Qu</text:span><text:span text:style-name="T864">’</text:span><text:span text:style-name="T865">il me suffise de rappeler la déconvenue avec le Charpillon à Londres, les hésitations avec<text:s/></text:span><text:span text:style-name="T866">« </text:span><text:span text:style-name="T867">la fille d</text:span><text:span text:style-name="T868">’</text:span><text:span text:style-name="T869">un savetier gentilhomme</text:span><text:span text:style-name="T870"> »</text:span><text:span text:style-name="T871"><text:s/>en Espagne, les retards avec la belle juive Lia (je cite au hasard et encore de mémoire). C</text:span><text:span text:style-name="T872">’</text:span><text:span text:style-name="T873">est l</text:span><text:span text:style-name="T874">’</text:span><text:span text:style-name="T875">énergie amoureuse de Casanova, tant physique que morale, et surtout morale, qu</text:span><text:span text:style-name="T876">’</text:span><text:span text:style-name="T877">il faudrait étudier, expliquer, commenter. L</text:span><text:span text:style-name="T878">’</text:span><text:span text:style-name="T879">aventure de cœur qu</text:span><text:span text:style-name="T880">’</text:span><text:span text:style-name="T881">il cherche sans cesse, l</text:span><text:span text:style-name="T882">’</text:span><text:span text:style-name="T883">aventure qu</text:span><text:span text:style-name="T884">’</text:span><text:span text:style-name="T885">il ne cesse de trouver remplissait toute sa vie. C</text:span><text:span text:style-name="T886">’</text:span><text:span text:style-name="T887">est là son côté génial.</text:span></text:p>
      <text:p text:style-name="Corpsdetexte"><text:span text:style-name="T888">En dehors de cela il y a deux questions qui nous intéressent</text:span><text:span text:style-name="T889"> :</text:span><text:span text:style-name="T890"><text:s/>Comment les<text:s/></text:span><text:span text:style-name="T891">Mémoires</text:span><text:span text:style-name="T892"><text:s/>sont-ils tombés entre les mains des Brockhaus</text:span><text:span text:style-name="T893"> ?</text:span><text:span text:style-name="T894"><text:s/>Quels moyens faut-il employer pour obtenir leur publication intégrale</text:span><text:span text:style-name="T895"> ?</text:span><text:span text:style-name="T896"><text:s/>On nous dit bien que<text:s/></text:span><text:span text:style-name="T897">l</text:span><text:span text:style-name="T898">e<text:s/></text:span><text:span text:style-name="T899">manuscrit des<text:s/></text:span><text:span text:style-name="T900">Mémoires</text:span><text:span text:style-name="T901"><text:s/>a été acheté en 1820 par Frédéric Arnold Brockhaus à Leipzig, le fondateur de la maison. Les deux individus qui offraient de le lui vendre s</text:span><text:span text:style-name="T902">’appelaient F. </text:span><text:span text:style-name="T903">Genzel et C. Angiolini. Mais Brockhaus était un homme trop avisé pour acheter au hasard, sans connaître la provenance de la marchandise. Comment le manuscrit avait-il quitté Dux</text:span><text:span text:style-name="T904"> ?</text:span><text:span text:style-name="T905"><text:s/>Il est assez indifférent de savoir si la suite des mémoires a été perdue ou si elle n</text:span><text:span text:style-name="T906">’</text:span><text:span text:style-name="T907">a jamais été écrite. Si elle ne présente pas plus d</text:span><text:span text:style-name="T908">’</text:span><text:span text:style-name="T909">intérêt que<text:s/></text:span><text:span text:style-name="T910">Le Polemoscope</text:span><text:span text:style-name="T911">, ou le<text:s/></text:span><text:span text:style-name="T912">Passe-Temps</text:span><text:span text:style-name="T913">, nous renonçons volontiers à la connaître. Mais il y a les<text:s/></text:span><text:span text:style-name="T914">Mémoires<text:s/></text:span><text:span text:style-name="T915">publiés. Cette publication est tronquée et il faut absolument que l</text:span><text:span text:style-name="T916">’</text:span><text:span text:style-name="T917">un des plus beaux monuments de la passion humaine soit connu dans son intégralité. Il y a même une lacune dans le huitième volume (édition Garnier), que semble ignorer<text:s/></text:span><text:span text:style-name="T918">M. </text:span><text:span text:style-name="T919">Ottmann. Les Brockhaus communiquent le manuscrit aux personnes qui leur sont recommandées.<text:s/></text:span><text:span text:style-name="T920">M. </text:span><text:span text:style-name="T921">Gustave Kahn, qui dans la question Casanova a le mérite d</text:span><text:span text:style-name="T922">’</text:span><text:span text:style-name="T923">être presque un précurseur, a pu, je crois, en prendre connaissance chez eux. Il faudrait obtenir de pouvoir en prendre copie. Voilà une tâche toute trouvée pour la<text:s/></text:span><text:span text:style-name="T924">Société des Bibliophiles</text:span><text:span text:style-name="T925"><text:s/>allemands, dont<text:s/></text:span><text:span text:style-name="T926">M. </text:span><text:span text:style-name="T927">V. Ottmann est le secrétaire. On s</text:span><text:span text:style-name="T928">’</text:span><text:span text:style-name="T929">entendrait avec un éditeur parisien et l</text:span><text:span text:style-name="T930">’</text:span><text:span text:style-name="T931">on ferait un tirage de luxe à deux mille exemplaires, en souscription,<text:s/></text:span><text:span text:style-name="T932">sous le manteau</text:span><text:span text:style-name="T933">. Je ne veux pas oublier de féliciter cette même société du luxe discret qu</text:span><text:span text:style-name="T934">’</text:span><text:span text:style-name="T935">elle a mis à éditer le<text:s/></text:span><text:span text:style-name="T936">Casanova</text:span><text:span text:style-name="T937"><text:s/>de<text:s/></text:span><text:span text:style-name="T938">M. </text:span><text:span text:style-name="T939">Ottmann, qui est publié hors commerce.</text:span></text:p>
      <text:soft-page-break/>
      <text:h text:style-name="Titre2" text:outline-level="2">Lettres italiennes.<text:s/><text:line-break/><text:span text:style-name="T940">Les « Très-jeunes » : Giulio de Frenzi, A. Beltramelli, Lucio d’Ambra, Tullio Giordana, Ceccardi, Guelfo Civinini, Giulio Orsini, etc.</text:span></text:h>
      <text:p text:style-name="term">id : article-1901-05-01_559</text:p>
      <text:p text:style-name="term">author :<text:s/><text:span text:style-name="T941">Zùccoli, Luciano (1868-1929)</text:span></text:p>
      <text:p text:style-name="term">signed : Luciano<text:s/><text:span text:style-name="T942">Zùccoli</text:span></text:p>
      <text:p text:style-name="term">section : Lettres italiennes</text:p>
      <text:p text:style-name="term">title : Les « Très-jeunes » : Giulio de Frenzi, A. Beltramelli, Lucio d’Ambra, Tullio Giordana, Ceccardi, Guelfo Civinini, Giulio Orsini, etc.</text:p>
      <text:p text:style-name="term">date : 1901-05-01</text:p>
      <text:p text:style-name="term">ref :<text:s/><text:span text:style-name="T943">Tome XXXVIII, numéro 137, 1</text:span><text:span text:style-name="T944">er</text:span><text:span text:style-name="T945"> mai </text:span><text:span text:style-name="T946">1901</text:span>, p. 559-563</text:p>
      <text:p text:style-name="byline"><text:span text:style-name="T947">Luciano Zùccoli</text:span>.</text:p>
      <text:p text:style-name="bibl"><text:span text:style-name="T948">Tome XXXVIII, numéro 137, 1</text:span><text:span text:style-name="T949">er</text:span><text:span text:style-name="T950"> mai </text:span><text:span text:style-name="T951">1901</text:span>, p. 559-563.</text:p>
      <text:p text:style-name="P952">Voilà assez longtemps que nous nous appelons les jeunes de la littérature italienne. Sans faire tort à personne et tout en laissant à mes confrères le plaisir de se placer toujours<text:s/>parmi cette jeunesse dorée de l’intelligence, je vois que le moment approche où il faudra tourner le regard vers ceux qui viennent après nous et qui nous pressent, l’épée aux reins.</text:p>
      <text:p text:style-name="P953">Il y a les<text:s/>« Très-jeunes », désormais, que les cercles littéraires connaissent parfaitement et que le public et la critique connaîtront demain ;<text:s/>c’est toute une pléiade d’auteurs, quelques-uns non encore mûrs, mais qui ont franchement choisi cette voie et qui se préparent à monter le Calvaire du roman, de la poésie, du théâtre. Nous, les jeunes, ne pouvons que tendre la main à cette troupe nouvelle ;<text:s/>nous avons ouvert les rangs des ennemis, éditeurs, journaux, public, et nous les avons habitués à compter avec une littérature italienne moderne ;<text:s/>lorsque les Très-jeunes seront à notre place, ils trouveront encore<text:s/>le<text:s/>sillon que nous avons creusé dans ce terrain âpre et pour cela leur œuvre sera, peut-être, plus féconde et plus retentissante que la nôtre. Nous avons débuté, il y a à peu près dix ans (pour plusieurs d’entre nous ce sera l’unique mérite), lorsqu’on ne lisait que les livres de France, et qu’il paraissait absurde d’attendre quelque chose d’une littérature nationale. Il y avait d’Annunzio, Fogazzaro et plusieurs aujourd’hui oubliés déjà, mais on attendait les traductions françaises des romans de d’Annunzio pour s’apercevoir de son existence chez nous.</text:p>
      <text:p text:style-name="Corpsdetexte"><text:span text:style-name="T954">Il faut donc que nous tendions la main à ceux qui viennent, chronologiquement, après nous</text:span><text:span text:style-name="T955"> ;</text:span><text:span text:style-name="T956"><text:s/>d</text:span><text:span text:style-name="T957">’</text:span><text:span text:style-name="T958">autant plus qu</text:span><text:span text:style-name="T959">’</text:span><text:span text:style-name="T960">il n</text:span><text:span text:style-name="T961">’</text:span><text:span text:style-name="T962">est pas à croire qu</text:span><text:span text:style-name="T963">’</text:span><text:span text:style-name="T964">on les rencontrera tous dans dix ans. Quoique les conditions de la littérature italienne soient extrêmement plus favorables que jadis, il faut encore, à l</text:span><text:span text:style-name="T965">’</text:span><text:span text:style-name="T966">heure qu</text:span><text:span text:style-name="T967">’</text:span><text:span text:style-name="T968">il est, du courage et de l</text:span><text:span text:style-name="T969">’</text:span><text:span text:style-name="T970">entêtement pour poursuivre cette carrière en Italie. Sur le fronton du temple de l</text:span><text:span text:style-name="T971">’</text:span><text:span text:style-name="T972">Art on pourrait écrire en lettres de feu le mot qu</text:span><text:span text:style-name="T973">’</text:span><text:span text:style-name="T974">on grave sur les lames des épées et des poignards</text:span><text:span text:style-name="T975"> :</text:span><text:span text:style-name="T976"><text:s/></text:span><text:span text:style-name="T977">Non ti fidar di me se cuor non hai…</text:span></text:p>
      <text:soft-page-break/>
      <text:p text:style-name="Corpsdetexte"><text:span text:style-name="T978">J</text:span><text:span text:style-name="T979">’</text:span><text:span text:style-name="T980">en ai connu un, de ces Très-jeunes, il y a deux ans à Bologne, où il était encore étudiant</text:span><text:span text:style-name="T981"> ;</text:span><text:span text:style-name="T982"><text:s/>aujourd</text:span><text:span text:style-name="T983">’</text:span><text:span text:style-name="T984">hui sous le pseudonyme de Giulio de Frenzi, il travaille sérieusement et, ce qui importe plus, avec un talent et une énergie, qui, joints à ses vingt-deux ans, lui ouvrent une carrière longue et brillante. Avec<text:s/></text:span><text:span text:style-name="T985">M. </text:span><text:span text:style-name="T986">A. Beltramelli, un autre jeune homme à l</text:span><text:span text:style-name="T987">’</text:span><text:span text:style-name="T988">intelligence puissante et féconde, Giulio de Frenzi est maintenant en train de publier une série de profils littéraires italiens avec le titre doucement ironique de Candidats à l</text:span><text:span text:style-name="T989">’</text:span><text:span text:style-name="T990">immortalité. Je crois que cet essai d</text:span><text:span text:style-name="T991">’</text:span><text:span text:style-name="T992">iconographie contemporaine est appelé à combler un vide sensible dans notre histoire littéraire, et à exciter les discussions les plus curieuses, car M</text:span><text:span text:style-name="T993">M. </text:span><text:span text:style-name="T994">Beltramelli et de Frenzi sont singulièrement bien doués pour ce genre d</text:span><text:span text:style-name="T995">’</text:span><text:span text:style-name="T996">études. Ils ont déjà débuté avec deux livres remarquables</text:span><text:span text:style-name="T997"> :</text:span><text:span text:style-name="T998"><text:s/></text:span><text:span text:style-name="T999">Il Corruttore</text:span><text:span text:style-name="T1000">, roman de<text:s/></text:span><text:span text:style-name="T1001">M. </text:span><text:span text:style-name="T1002">de Frenzi ne décèle la jeunesse de l</text:span><text:span text:style-name="T1003">’</text:span><text:span text:style-name="T1004">auteur que par le style trop tourmenté</text:span><text:span text:style-name="T1005"> ;</text:span><text:span text:style-name="T1006"><text:s/>mais l</text:span><text:span text:style-name="T1007">’</text:span><text:span text:style-name="T1008">expérience de la vie, la mesure, le dessin des personnages, le développement sobre des scènes y sont complets</text:span><text:span text:style-name="T1009"> ;</text:span><text:span text:style-name="T1010"><text:s/>c</text:span><text:span text:style-name="T1011">’</text:span><text:span text:style-name="T1012">est un bon roman, audacieux et honnête, de cette honnêteté littéraire qui est le résultat d</text:span><text:span text:style-name="T1013">’</text:span><text:span text:style-name="T1014">un travail réfléchi et personnel.<text:s/></text:span><text:span text:style-name="T1015">M. </text:span><text:span text:style-name="T1016">Beltramelli a à son actif un recueil de nouvelles,<text:s/></text:span><text:span text:style-name="T1017">Antica Madre</text:span><text:span text:style-name="T1018">, dont il peut être content, car sa vision de la vie est sincère, subjective, indépendante de toute suggestion de la mode. Le séjour à Rome, dans le monde politique, journalistique et littéraire lui donnera, j</text:span><text:span text:style-name="T1019">’</text:span><text:span text:style-name="T1020">espère, ce qui lui manque encore</text:span><text:span text:style-name="T1021"> :</text:span><text:span text:style-name="T1022"><text:s/>une vue d</text:span><text:span text:style-name="T1023">’</text:span><text:span text:style-name="T1024">ensemble, le coup d</text:span><text:span text:style-name="T1025">’</text:span><text:span text:style-name="T1026">œil plus large et plus synthétique, tout ce, enfin, dont on peut se passer dans un recueil de nouvelles et qui est fort important pour la conception d</text:span><text:span text:style-name="T1027">’</text:span><text:span text:style-name="T1028">un roman significatif. J</text:span><text:span text:style-name="T1029">’</text:span><text:span text:style-name="T1030">aurai, d</text:span><text:span text:style-name="T1031">’</text:span><text:span text:style-name="T1032">ailleurs, une bonne occasion de revenir à ces deux auteurs lorsque les<text:s/></text:span><text:span text:style-name="T1033">Candidats à l</text:span><text:span text:style-name="T1034">’</text:span><text:span text:style-name="T1035">immortalité</text:span><text:span text:style-name="T1036"><text:s/>paraîtront en volume</text:span><text:span text:style-name="T1037"> ;</text:span><text:span text:style-name="T1038"><text:s/>maintenant c</text:span><text:span text:style-name="T1039">’</text:span><text:span text:style-name="T1040">est la<text:s/></text:span><text:span text:style-name="T1041">Rassegna Internazionale</text:span><text:span text:style-name="T1042"><text:s/>de Florence qui s</text:span><text:span text:style-name="T1043">’</text:span><text:span text:style-name="T1044">en est assuré les prémices.</text:span></text:p>
      <text:p text:style-name="Corpsdetexte"><text:span text:style-name="T1045">Un autre, Lucio d</text:span><text:span text:style-name="T1046">’</text:span><text:span text:style-name="T1047">Ambra, je l</text:span><text:span text:style-name="T1048">’</text:span><text:span text:style-name="T1049">ai vu pour la première fois à Gênes, il y a cinq ans</text:span><text:span text:style-name="T1050"> :</text:span><text:span text:style-name="T1051"><text:s/>jeune, mince, snob, blasé et poseur, je renonçai à le prendre au sérieux</text:span><text:span text:style-name="T1052"> :</text:span><text:span text:style-name="T1053"><text:s/>il n</text:span><text:span text:style-name="T1054">’</text:span><text:span text:style-name="T1055">avait rien écrit encore, je crois, sinon des préfaces… aux livres des autres</text:span><text:span text:style-name="T1056"> :</text:span><text:span text:style-name="T1057"><text:s/>plus tard, lorsqu</text:span><text:span text:style-name="T1058">’</text:span><text:span text:style-name="T1059">il fit paraître son roman<text:s/></text:span><text:span text:style-name="T1060">Miraggio</text:span><text:span text:style-name="T1061">, qui venait après quelques pièces et quelques poésies et un tas d</text:span><text:span text:style-name="T1062">’</text:span><text:span text:style-name="T1063">articles et de nouvelles éparpillés çà et là dans les journaux hebdomadaires et politiques, j</text:span><text:span text:style-name="T1064">’</text:span><text:span text:style-name="T1065">ai dû changer d</text:span><text:span text:style-name="T1066">’</text:span><text:span text:style-name="T1067">opinion.<text:s/></text:span><text:span text:style-name="T1068">Miraggio</text:span><text:span text:style-name="T1069">, quoique trop long et d</text:span><text:span text:style-name="T1070">’</text:span><text:span text:style-name="T1071">une donnée peu originale, montre un talent vif et prompt d</text:span><text:span text:style-name="T1072">’</text:span><text:span text:style-name="T1073">observateur. Je risque probablement de déplaire à Lucio d</text:span><text:span text:style-name="T1074">’</text:span><text:span text:style-name="T1075">Ambra, mais il faut que je lui dise que jusqu</text:span><text:span text:style-name="T1076">’</text:span><text:span text:style-name="T1077">à ce qu</text:span><text:span text:style-name="T1078">’</text:span><text:span text:style-name="T1079">il ait éprouvé le dramatique de la vie vécue, jusqu</text:span><text:span text:style-name="T1080">’</text:span><text:span text:style-name="T1081">à ce qu</text:span><text:span text:style-name="T1082">’</text:span><text:span text:style-name="T1083">il ait senti, lui le premier, les frissons, tous les frissons d</text:span><text:span text:style-name="T1084">’</text:span><text:span text:style-name="T1085">une vie de bataille, il lui sera bien difficile de nous donner le livre qui puisse nous faire frissonner à notre tour.</text:span></text:p>
      <text:p text:style-name="Corpsdetexte"><text:span text:style-name="T1086">C</text:span><text:span text:style-name="T1087">’</text:span><text:span text:style-name="T1088">est par concomitance d</text:span><text:span text:style-name="T1089">’</text:span><text:span text:style-name="T1090">idées que le nom de Lucio d</text:span><text:span text:style-name="T1091">’</text:span><text:span text:style-name="T1092">Ambra me rappelle celui de Tullio Giordana</text:span><text:span text:style-name="T1093"> :</text:span><text:span text:style-name="T1094"><text:s/>le premier roman de celui-ci avait une préface de celui-là, et depuis ce jour, Tullio<text:s/></text:span><text:soft-page-break/><text:span text:style-name="T1095">Giordana a marché vite. Ses nouvelles,<text:s/></text:span><text:span text:style-name="T1096">Le Greche</text:span><text:span text:style-name="T1097">, et son roman,<text:s/></text:span><text:span text:style-name="T1098">L</text:span><text:span text:style-name="T1099">’occhio del l</text:span><text:span text:style-name="T1100">ago</text:span><text:span text:style-name="T1101">, et un petit récit,<text:s/></text:span><text:span text:style-name="T1102">La fiamma e l</text:span><text:span text:style-name="T1103">’</text:span><text:span text:style-name="T1104">ombra</text:span><text:span text:style-name="T1105">, recommandent son nom comme celui d</text:span><text:span text:style-name="T1106">’</text:span><text:span text:style-name="T1107">un auteur sur lequel l</text:span><text:span text:style-name="T1108">’</text:span><text:span text:style-name="T1109">avenir peut compter</text:span><text:span text:style-name="T1110"> ;</text:span><text:span text:style-name="T1111"><text:s/>il est un artiste, qui, peut-être, se cherche encore, mais qui depuis longtemps n</text:span><text:span text:style-name="T1112">’</text:span><text:span text:style-name="T1113">imite pas les autres</text:span><text:span text:style-name="T1114"> ;</text:span><text:span text:style-name="T1115"><text:s/>il sent avec son cœur, il pense avec sa tête, il voit les choses à sa manière</text:span><text:span text:style-name="T1116"> ;</text:span><text:span text:style-name="T1117"><text:s/>il saura vite rendre ses sentiments et ses sensations, c</text:span><text:span text:style-name="T1118">’</text:span><text:span text:style-name="T1119">est-à-dire qu</text:span><text:span text:style-name="T1120">’</text:span><text:span text:style-name="T1121">il saura s</text:span><text:span text:style-name="T1122">’</text:span><text:span text:style-name="T1123">emparer de cet instrument délicat et précieux qui est le roman moderne pour nous raconter quelque chose de bien intéressant et de bien à lui. Signe caractéristique</text:span><text:span text:style-name="T1124"> :</text:span><text:span text:style-name="T1125"><text:s/>Tullio Giordana a pris part, en 1897, à une expédition au secours de la Grèce</text:span><text:span text:style-name="T1126"> ;</text:span><text:span text:style-name="T1127"><text:s/>tout frais de souvenirs classiques, il croyait alors à Thémistocle, à Aristide et à leurs confrères, mais maintenant, ça lui a passé.</text:span></text:p>
      <text:p text:style-name="P1128">Celui qui, sans aller au secours d’aucun peuple, vit toujours la vie la plus étrangement mouvementée, c’est<text:s/>M. Ceccardo Roccatagliata-Ceccardi, dont Maxime Gorki aurait créé un type marquant pour quelqu’une de ses nouvelles bohémiennes.<text:s/>M. Ceccardi, au vagabondage près, est un poète de premier ordre ;<text:s/>on ne sait jamais où il peut se trouver, où il a arrêté sa marche, mais on rencontre souvent sa signature dans les journaux sous une lyrique étincelante. Les difficultés de la vie l’ont empêché de se résumer en un livre puissant :<text:s/>il n’a publié que des plaquettes, qui, dans le mouvement fébrile de la littérature moderne, ne suffisent pas à répandre son nom dans le grand public.</text:p>
      <text:p text:style-name="P1129">M. Ceccardi jouit d’une renommée sûre et claire près des hommes de lettres et des gourmets littéraires :<text:s/>je voudrais le savoir apprécié par tous ceux qui aiment la poésie chez nous et dont le nombre n’est pas mince.</text:p>
      <text:p text:style-name="P1130">Ces souvenirs m’ayant approché des poètes, je me trouve embarrassé à les choisir, car parmi ces Très-jeunes il y en a plus d’un qui mérite un encouragement.</text:p>
      <text:p text:style-name="Corpsdetexte"><text:span text:style-name="T1131">Mais n</text:span><text:span text:style-name="T1132">’</text:span><text:span text:style-name="T1133">étant pas taillé pour décerner des prix de rhétorique et me plaisant plutôt à des croquis rapides, je rappelle<text:s/></text:span><text:span text:style-name="T1134">M. </text:span><text:span text:style-name="T1135">Guelfo Civinini, qui n</text:span><text:span text:style-name="T1136">’</text:span><text:span text:style-name="T1137">est pas un vagabond, lui</text:span><text:span text:style-name="T1138"> ;</text:span><text:span text:style-name="T1139"><text:s/>il vit à Rome et il voyage assez peu. Son dernier recueil,<text:s/></text:span><text:span text:style-name="T1140">L</text:span><text:span text:style-name="T1141">’</text:span><text:span text:style-name="T1142">Urna</text:span><text:span text:style-name="T1143">, ne doit pas passer sous silence</text:span><text:span text:style-name="T1144"> ;</text:span><text:span text:style-name="T1145"><text:s/>nous y trouvons l</text:span><text:span text:style-name="T1146">’</text:span><text:span text:style-name="T1147">âme d</text:span><text:span text:style-name="T1148">’</text:span><text:span text:style-name="T1149">un poète expressif, mâle et singulier, dont le sens de la mesure est exquis. Cette<text:s/></text:span><text:span text:style-name="T1150">Urna</text:span><text:span text:style-name="T1151"><text:s/>a été pour moi, je dois l</text:span><text:span text:style-name="T1152">’</text:span><text:span text:style-name="T1153">avouer, la révélation d</text:span><text:span text:style-name="T1154">’</text:span><text:span text:style-name="T1155">un esprit aristocratique et extrêmement vibrant, sensible et réservé. C</text:span><text:span text:style-name="T1156">’</text:span><text:span text:style-name="T1157">est à croire que<text:s/></text:span><text:span text:style-name="T1158">M. </text:span><text:span text:style-name="T1159">Guelfo Civinini ne se laisse pas décourager par les difficultés de toute nature qui entravent la carrière d</text:span><text:span text:style-name="T1160">’</text:span><text:span text:style-name="T1161">un poète</text:span><text:span text:style-name="T1162"> :</text:span><text:span text:style-name="T1163"><text:s/>il est appelé, son entêtement aidant, à une victoire flatteuse sur tous les poétereaux officiels.</text:span></text:p>
      <text:p text:style-name="Corpsdetexte"><text:span text:style-name="T1164">Mais qui pourra nous donner quelque nouvelle de cet autre poète dédaigneux et solitaire, de<text:s/></text:span><text:soft-page-break/><text:span text:style-name="T1165">ce Giulio Orsini dont on parle avec tant d</text:span><text:span text:style-name="T1166">’</text:span><text:span text:style-name="T1167">intérêt dans les cénacles artistiques de Rome</text:span><text:span text:style-name="T1168"> ?</text:span><text:span text:style-name="T1169"><text:s/>Personne ne le connaît, personne ne l</text:span><text:span text:style-name="T1170">’</text:span><text:span text:style-name="T1171">a vu</text:span><text:span text:style-name="T1172"> :</text:span><text:span text:style-name="T1173"><text:s/>il vit à l</text:span><text:span text:style-name="T1174">’</text:span><text:span text:style-name="T1175">écart, en refusant même les relations avec ses confrères</text:span><text:span text:style-name="T1176"> :</text:span><text:span text:style-name="T1177"><text:s/>et on dit de lui, cependant, tout le bien et tout le mal qu</text:span><text:span text:style-name="T1178">’</text:span><text:span text:style-name="T1179">on peut imaginer. Son essai de poème,<text:s/></text:span><text:span text:style-name="T1180">Orpheus</text:span><text:span text:style-name="T1181">, qu</text:span><text:span text:style-name="T1182">’</text:span><text:span text:style-name="T1183">il publia en plaquette chez un éditeur obscur, m</text:span><text:span text:style-name="T1184">’</text:span><text:span text:style-name="T1185">a fait désirer de lire le poème, puisque, selon mon avis qui n</text:span><text:span text:style-name="T1186">’</text:span><text:span text:style-name="T1187">est pas isolé, il y a en<text:s/></text:span><text:span text:style-name="T1188">M. </text:span><text:span text:style-name="T1189">Giulio Orsini un des plus formidables et des plus originaux talents poétiques qui se soient révélés à l</text:span><text:span text:style-name="T1190">’</text:span><text:span text:style-name="T1191">Italie depuis trente ans. Les jugements que portent sur lui les critiques et les hommes de lettres oscillent entre l</text:span><text:span text:style-name="T1192">’</text:span><text:span text:style-name="T1193">admiration inconditionnée et la commisération douce. Cela suffit à nous assurer que cet essai dont je parle se détache vigoureusement de tout ce qui est banal et conventionnel.</text:span></text:p>
      <text:p text:style-name="Corpsdetexte"><text:span text:style-name="T1194">Le regard que je viens de jeter sur ces jeunes gens marqués par le don fatal du talent littéraire nous montre donc une élite toute prête aux luttes pour l</text:span><text:span text:style-name="T1195">’</text:span><text:span text:style-name="T1196">art</text:span><text:span text:style-name="T1197"> ;</text:span><text:span text:style-name="T1198"><text:s/>mais je suis obligé de renvoyer à ma prochaine chronique quelques notes rapides sur bon nombre d</text:span><text:span text:style-name="T1199">’</text:span><text:span text:style-name="T1200">autres</text:span><text:span text:style-name="T1201"> ;</text:span><text:span text:style-name="T1202"><text:s/>tels, par exemple, M</text:span><text:span text:style-name="T1203">M. </text:span><text:span text:style-name="T1204">Ricciotto Civinini, Pastonchi, Sinadin</text:span><text:span text:style-name="T1205">ò</text:span><text:span text:style-name="T1206">, Roggero, Pantini, etc., qui attendent justement leur tour.</text:span></text:p>
      <text:h text:style-name="Titre1" text:outline-level="1">Tome XXXVIII, numéro 138, 1<text:span text:style-name="T1207">er</text:span> juin 1901</text:h>
      <text:h text:style-name="Titre2" text:outline-level="2">Publications d’art.<text:s/><text:line-break/><text:span text:style-name="T1208">Attraverso gli albi e le Cartelle</text:span></text:h>
      <text:p text:style-name="term">id : article-1901-06-01_817</text:p>
      <text:p text:style-name="term">author :<text:s/><text:span text:style-name="T1209">Rambosson, Yvanhoé (1872-1943)</text:span></text:p>
      <text:p text:style-name="term">signed :<text:s/>Yvanhoé Rambosson</text:p>
      <text:p text:style-name="term">section :<text:s/>Publications d’art</text:p>
      <text:p text:style-name="term">title :<text:s/><text:span text:style-name="T1210">Attraverso gli albi e le Cartelle</text:span></text:p>
      <text:p text:style-name="term">date :<text:s/>1901-06-01</text:p>
      <text:p text:style-name="term">ref :<text:s/>Tome XXXVIII, numéro 138, 1<text:span text:style-name="T1211">er</text:span> juin 1901, p. 812-817 [817]</text:p>
      <text:p text:style-name="P1212">Yvanhoé<text:s/>Rambosson.</text:p>
      <text:p text:style-name="bibl">Tome XXXVIII, numéro 138, 1<text:span text:style-name="T1213">er</text:span> juin 1901, p. 812-817 [817].</text:p>
      <text:p text:style-name="Corpsdetexte"><text:span text:style-name="T1214">Attraverso gli albi e le C</text:span><text:span text:style-name="T1215">artelle (</text:span><text:span text:style-name="T1216">1</text:span><text:span text:style-name="T1217">er</text:span><text:span text:style-name="T1218"> fascicule).<text:s/></text:span><text:span text:style-name="T1219">— </text:span><text:span text:style-name="T1220">Cette publication, exclusivement rédigée par Vittorio Pica, sera complète en six fascicules. Ce sont des<text:s/></text:span><text:span text:style-name="T1221">sensations d</text:span><text:span text:style-name="T1222">’</text:span><text:span text:style-name="T1223">art</text:span><text:span text:style-name="T1224"><text:s/>écrites par un artiste nerveux et passionné. Le premier recueil contient des études sur Rops, de Groux, Goya et sur l</text:span><text:span text:style-name="T1225">’</text:span><text:span text:style-name="T1226">art japonais et l</text:span><text:span text:style-name="T1227">’</text:span><text:span text:style-name="T1228">art anglais.</text:span></text:p>
      <text:h text:style-name="Titre2" text:outline-level="2">Échos.<text:s/><text:line-break/><text:span text:style-name="T1229">Une annonce italienne</text:span></text:h>
      <text:p text:style-name="term">id : article-1901-06-01_856</text:p>
      <text:p text:style-name="term">author :<text:s/><text:span text:style-name="T1230">Rédaction</text:span></text:p>
      <text:p text:style-name="term">signed :<text:s/>Mercure</text:p>
      <text:p text:style-name="term">section :<text:s/>Échos</text:p>
      <text:soft-page-break/>
      <text:p text:style-name="term">title :<text:s/>Une annonce italienne</text:p>
      <text:p text:style-name="term">date :<text:s/>1901-06-01</text:p>
      <text:p text:style-name="term">ref :<text:s/>Tome XXXVIII, numéro 138, 1<text:span text:style-name="T1231">er</text:span> juin 1901, p. 855-856 [855]</text:p>
      <text:p text:style-name="P1232">Mercure.</text:p>
      <text:p text:style-name="bibl">Tome XXXVIII, numéro 138, 1<text:span text:style-name="T1233">er</text:span> juin 1901, p. 855-856 [855].</text:p>
      <text:p text:style-name="quote">« Coupe-cigare humoristique Très élégante et gracieuse breloque. Elle consiste en un enfant assis sur un vase de nuit et qui bascule sur le fond du vase. C’est le<text:s/><text:span text:style-name="T1234">nec plus ultra</text:span><text:s/>de l’originalité et du bon goût. Tous les fumeurs élégants voudront l’adopter. »</text:p>
      <text:h text:style-name="Titre1" text:outline-level="1">Tome XXXIX, numéro 139, 1<text:span text:style-name="T1235">er</text:span> juillet 1901</text:h>
      <text:h text:style-name="Titre2" text:outline-level="2">Littérature.<text:s/><text:line-break/>Pierre de Bouchaud,<text:s/><text:span text:style-name="T1236">La Sculpture à Rome, de l’Antiquité à la Renaissance</text:span>. A. Lemerre, in-18, 2 fr. — Le même,<text:s/><text:span text:style-name="T1237">La Sculpture à Sienne</text:span>. A. Lemerre, in-18, 2 fr.</text:h>
      <text:p text:style-name="term">id : article-1901-07-01_184</text:p>
      <text:p text:style-name="term">author :<text:s/>Gourmont, Remy de (1858-1915)</text:p>
      <text:p text:style-name="term">signed :<text:s/>Remy de Gourmont</text:p>
      <text:p text:style-name="term">section :<text:s/>Littérature</text:p>
      <text:p text:style-name="term">title :<text:s/>Pierre de Bouchaud,<text:s/><text:span text:style-name="T1238">La Sculpture à Rome, de l’Antiquité à la Renaissance</text:span>. A. Lemerre, in-18, 2 fr. — Le même,<text:s/><text:span text:style-name="T1239">La Sculpture à Sienne</text:span>. A. Lemerre, in-18, 2 fr.</text:p>
      <text:p text:style-name="term">date :<text:s/>1901-07-01</text:p>
      <text:p text:style-name="term">ref :<text:s/>Tome XXXIX, numéro 139, 1<text:span text:style-name="T1240">er</text:span> juillet 1901, p. 178-185 [184-185]</text:p>
      <text:p text:style-name="byline"><text:span text:style-name="T1241">Remy de Gourmont</text:span>.</text:p>
      <text:p text:style-name="bibl">Tome XXXIX, numéro 139, 1<text:span text:style-name="T1242">er</text:span> juillet 1901, p. 178-185 [184-185].</text:p>
      <text:p text:style-name="Corpsdetexte"><text:span text:style-name="T1243">Parler ici des deux conférences de<text:s/></text:span><text:span text:style-name="T1244">M. </text:span><text:span text:style-name="T1245">Pierre de Bouchaud, c</text:span><text:span text:style-name="T1246">’</text:span><text:span text:style-name="T1247">est marquer qu</text:span><text:span text:style-name="T1248">’</text:span><text:span text:style-name="T1249">on y trouva des impressions de littérature et d</text:span><text:span text:style-name="T1250">’</text:span><text:span text:style-name="T1251">art autant que des nouveautés d</text:span><text:span text:style-name="T1252">’</text:span><text:span text:style-name="T1253">érudition. La science y est sûre, l</text:span><text:span text:style-name="T1254">’</text:span><text:span text:style-name="T1255">information étendue</text:span><text:span text:style-name="T1256"> ;</text:span><text:span text:style-name="T1257"><text:s/>mais ces éléments indispensables, qui auraient pu demeurer inertes, sont vivifiés par un sentiment profond de la beauté. Il faut une belle confiance en soi pour oser traiter en soixante pages ce sujet qui semble vaste comme un monde, la<text:s/></text:span><text:span text:style-name="T1258">Sculpture à Rome de l</text:span><text:span text:style-name="T1259">’</text:span><text:span text:style-name="T1260">Antiquité à la Renaissance</text:span><text:span text:style-name="T1261">.<text:s/></text:span><text:span text:style-name="T1262">M. </text:span><text:span text:style-name="T1263">de Bouchaud n</text:span><text:span text:style-name="T1264">’</text:span><text:span text:style-name="T1265">a pas à regretter son audace</text:span><text:span text:style-name="T1266"> ;</text:span><text:span text:style-name="T1267"><text:s/>nous y avons gagné un tableau très attachant des destinées de la statuaire romaine, où, une fois de plus, il se montre le digne émule des grands humanistes qu</text:span><text:span text:style-name="T1268">’</text:span><text:span text:style-name="T1269">il aime à célébrer. Mais considérant ici avant tout l</text:span><text:span text:style-name="T1270">’</text:span><text:span text:style-name="T1271">écrivain (et je songe aussi au poète qui, en si beaux vers, chanta Florence), je veux citer cette délicieuse impression des entours de Rome</text:span><text:span text:style-name="T1272"> :</text:span><text:span text:style-name="T1273"><text:s/></text:span><text:span text:style-name="quote.c">« Enfin, Rome est aussi la voisine de la campagne où elle étend ses basiliques et ses portes multiples. La nature se donne rendez-vous sous ses murs. Au printemps, au-delà de la<text:s/></text:span><text:span text:style-name="T1274">Porta Pia</text:span><text:span text:style-name="quote.c">, le figuier agite doucement ses feuilles bleues. Les prés sont blancs de pâquerettes et de narcisses. Les<text:s/></text:span><text:soft-page-break/><text:span text:style-name="quote.c">amandiers neigeux répandent dans l’air leurs pollens invisibles et parfumés. La vigne en fleurs embaume. Sur le faîte de la vieille église Sainte-Agnès, des colombes volettent en se jouant. Du firmament, un soleil jeune et magnifique comme l’adolescence de l’année, darde ses rayons que tamisent parfois des nuées plus légères que des mousselines. Un souffle tiède, un souffle pareil à la respiration d’une déesse amoureuse, effleure le sol, se perd sur les terres antiques, fait tressaillir les ruines mémorables… »</text:span><text:span text:style-name="T1275"><text:s/>Il faut être poète aussi pour traiter convenablement de l</text:span><text:span text:style-name="T1276">’</text:span><text:span text:style-name="T1277">archéologie.</text:span></text:p>
      <text:p text:style-name="Corpsdetexte"><text:span text:style-name="T1278">Cet opuscule est un peu tassé. Il y a plus d</text:span><text:span text:style-name="T1279">’</text:span><text:span text:style-name="T1280">air dans le chapitre sur Sienne. On y voit plus au large la ville et ses pierres sculptées, cette cathédrale qui rendit Taine à peu près ivre, ces Sodoma impurs et mélancoliques et la nudité harmonieuse de ces<text:s/></text:span><text:span text:style-name="T1281">Trois Grâces</text:span><text:span text:style-name="T1282">, don d</text:span><text:span text:style-name="T1283">’</text:span><text:span text:style-name="T1284">un pape. C</text:span><text:span text:style-name="T1285">’</text:span><text:span text:style-name="T1286">est un Siennois, Cellino di Nese, qui érigea le tombeau de Cino à Pistoie.<text:s/></text:span><text:span text:style-name="T1287">M. </text:span><text:span text:style-name="T1288">de Bouchaud parle bien de ce poète qui fit, après Dante, quelques-uns des plus beaux vers d</text:span><text:span text:style-name="T1289">’</text:span><text:span text:style-name="T1290">amour de son temps. On voit combien est varié ce livret</text:span><text:span text:style-name="T1291"> ;</text:span><text:span text:style-name="T1292"><text:s/>il est parmi les meilleurs ouvrages de son auteur.</text:span></text:p>
      <text:h text:style-name="Titre2" text:outline-level="2">Art ancien.<text:s/><text:line-break/>Chez M. Sedelmeyer [extrait]</text:h>
      <text:p text:style-name="term">id : article-1901-07-01_221</text:p>
      <text:p text:style-name="term">author : Josz, Virgile (1859-1904)</text:p>
      <text:p text:style-name="term">signed : Virgile Josz</text:p>
      <text:p text:style-name="term">section : Art ancien</text:p>
      <text:p text:style-name="term">title :<text:s/>Chez M. Sedelmeyer [extrait]</text:p>
      <text:p text:style-name="term">date :<text:s/>1901-07-01</text:p>
      <text:p text:style-name="term">ref :<text:s/>Tome XXXIX, numéro 139, 1<text:span text:style-name="T1293">er</text:span> juillet 1901, p. 219-226 [221]</text:p>
      <text:p text:style-name="byline"><text:span text:style-name="T1294">Virgile Josz</text:span>.</text:p>
      <text:p text:style-name="bibl">Tome XXXIX, numéro 139, 1<text:span text:style-name="T1295">er</text:span> juillet 1901, p. 219-226 [221].</text:p>
      <text:p text:style-name="Corpsdetexte"><text:span text:style-name="T1296">Un</text:span><text:span text:style-name="T1297"><text:s/>Raphaël est exposé rue de la Rochefoucauld, par<text:s/></text:span><text:span text:style-name="T1298">M. Se</text:span><text:span text:style-name="T1299">delmeyer. N</text:span><text:span text:style-name="T1300">’</text:span><text:span text:style-name="T1301">allez pas croire à une révélation</text:span><text:span text:style-name="T1302"> :</text:span><text:span text:style-name="T1303"><text:s/>ce Raphaël est connu, c</text:span><text:span text:style-name="T1304">’</text:span><text:span text:style-name="T1305">est la<text:s/></text:span><text:span text:style-name="T1306">Grande Madone Colonna</text:span><text:span text:style-name="T1307">, celle qui fut d</text:span><text:span text:style-name="T1308">’</text:span><text:span text:style-name="T1309">abord la<text:s/></text:span><text:span text:style-name="T1310">Madone de Saint-Antoine de Padou</text:span><text:span text:style-name="T1311">e</text:span><text:span text:style-name="T1312">.<text:s/></text:span><text:span text:style-name="T1313">Le re</text:span><text:span text:style-name="T1314">table est célèbre.</text:span></text:p>
      <text:p text:style-name="Corpsdetexte"><text:span text:style-name="T1315">Peint par</text:span><text:span text:style-name="T1316"><text:s/>Raphaël en 1505,<text:s/></text:span><text:span text:style-name="T1317">pour le couvent des religieuses de Saint-Antoine de Padoue, à Pérouse, il est vendu en 1677 par les dites religieuses<text:s/></text:span><text:span text:style-name="T1318">« </text:span><text:span text:style-name="T1319">pour payer leurs dettes</text:span><text:span text:style-name="T1320"> »</text:span><text:span text:style-name="T1321">, et il passe à Rome, chez les Colonna. En 1802, il quitte la galerie Colonna pour celle de Ferdinand</text:span><text:span text:style-name="T1322"> </text:span><text:span text:style-name="T1323">I</text:span><text:span text:style-name="T1324">er</text:span><text:span text:style-name="T1325">, roi des Deux-Siciles, et devient en</text:span><text:span text:style-name="T1326">suite la propriété de Ferdinand </text:span><text:span text:style-name="T1327">II, roi de Naples, qui le garde au Palais-Royal, dans sa chambre à coucher, et la lègue à son fils Françoi</text:span><text:span text:style-name="T1328">s </text:span><text:span text:style-name="T1329">II. Lors de la révolution de 1860, le roi l</text:span><text:span text:style-name="T1330">’</text:span><text:span text:style-name="T1331">emporte avec lui à Gaëte, puis en Espagne. Les embarras d</text:span><text:span text:style-name="T1332">’</text:span><text:span text:style-name="T1333">argent s</text:span><text:span text:style-name="T1334">’</text:span><text:span text:style-name="T1335">accentuant, il charge Ripalda de le vendre.</text:span></text:p>
      <text:soft-page-break/>
      <text:p text:style-name="P1336">Le duc, très lié avec l’impératrice Eugénie, le lui propose pour le Louvre :<text:s/>il en demande un million. Ceci se passait en mai 1870. La guerre éclate, Rome est prise, l’unité italienne faite,<text:s/>— et François II, devenu duc de Castro, réduit les frais de sa maison et garde sa madone ; il la prête au South Kensington, où elle est exposée quelque temps. Enfin, il meurt en 1895, et ses héritiers la cèdent à<text:s/>M. Sedelmeyer.</text:p>
      <text:p text:style-name="P1337">Que dire de ce chef-d’œuvre qui n’ait été cent fois répété ?<text:s/>C’est Raphaël ingénu et grave, encore roide et pénétré de son maître, et chez qui on sent sourdre pourtant les harmonies profondes qui vont caractériser l’œuvre. Il faudrait, à cette sublime chose, le jour inquiet et mystique d’une basilique ;<text:s/>il faudrait autour<text:s/>d’elle une particulière atmosphère de respect et de crainte, où son rayonnement doux atteindrait toute son ampleur… Mais cette galerie de marchand !… Ah !<text:s/>elle a là un singulier cortège, la Vierge de Pérouse !</text:p>
      <text:p text:style-name="P1338">[…]</text:p>
      <text:h text:style-name="Titre2" text:outline-level="2">Lettres italiennes</text:h>
      <text:p text:style-name="term">id : article-1901-07-01_255</text:p>
      <text:p text:style-name="term">author :<text:s/><text:span text:style-name="T1339">Zùccoli, Luciano (1868-1929)</text:span></text:p>
      <text:p text:style-name="term">signed : Luciano<text:s/><text:span text:style-name="T1340">Zùccoli</text:span></text:p>
      <text:p text:style-name="term">section :<text:s/>Lettres italiennes</text:p>
      <text:p text:style-name="term">title :<text:s/>Lettres italiennes</text:p>
      <text:p text:style-name="term">date :<text:s/>1901-07-01</text:p>
      <text:p text:style-name="term">ref :<text:s/>Tome XXXIX, numéro 139, 1<text:span text:style-name="T1341">er</text:span> juillet 1901, p. 255-259</text:p>
      <text:p text:style-name="byline"><text:span text:style-name="T1342">Luciano Zùccoli</text:span>.</text:p>
      <text:p text:style-name="bibl">Tome XXXIX, numéro 139, 1<text:span text:style-name="T1343">er</text:span> juillet 1901, p. 255-259.</text:p>
      <text:h text:style-name="Titre3" text:outline-level="3"><text:span text:style-name="T1344">Nerone</text:span>,<text:s/>par Arrigo Boïto</text:h>
      <text:p text:style-name="term">id : article-1901-07-01_255a</text:p>
      <text:p text:style-name="term">author :<text:s/><text:span text:style-name="T1345">Zùccoli, Luciano (1868-1929)</text:span></text:p>
      <text:p text:style-name="term">signed : Luciano<text:s/><text:span text:style-name="T1346">Zùccoli</text:span></text:p>
      <text:p text:style-name="term">section :<text:s/>Lettres italiennes</text:p>
      <text:p text:style-name="term">title :<text:s/>Lettres italiennes</text:p>
      <text:p text:style-name="term">date :<text:s/>1901-07-01</text:p>
      <text:p text:style-name="term">ref :<text:s/>Tome XXXIX, numéro 139, 1<text:span text:style-name="T1347">er</text:span> juillet 1901, p. 255-259 [255-258]</text:p>
      <text:p text:style-name="Corpsdetexte"><text:span text:style-name="T1348">Depuis 1868,<text:s/></text:span><text:span text:style-name="T1349">M. </text:span><text:span text:style-name="T1350">Arrigo Boïto se taisait</text:span><text:span text:style-name="T1351"> :</text:span><text:span text:style-name="T1352"><text:s/>il avait débuté dans le monde littéraire avec le<text:s/></text:span><text:span text:style-name="T1353">Libro dei versi</text:span><text:span text:style-name="T1354">, aujourd</text:span><text:span text:style-name="T1355">’</text:span><text:span text:style-name="T1356">hui assez rare, car la dernière édition remonte à 1877. Et, âgé de moins que trente ans, il avait eu l</text:span><text:span text:style-name="T1357">’</text:span><text:span text:style-name="T1358">audace de faire jouer à la<text:s/></text:span><text:span text:style-name="T1359">Scala</text:span><text:span text:style-name="T1360"><text:s/>de Milan son opéra,<text:s/></text:span><text:span text:style-name="T1361">Mefistofele</text:span><text:span text:style-name="T1362">.</text:span></text:p>
      <text:p text:style-name="Corpsdetexte"><text:span text:style-name="T1363">N</text:span><text:span text:style-name="T1364">’</text:span><text:span text:style-name="T1365">arrivant pas à concevoir qu</text:span><text:span text:style-name="T1366">’</text:span><text:span text:style-name="T1367">un jeune homme pût affronter de but en blanc ce public d</text:span><text:span text:style-name="T1368">’</text:span><text:span text:style-name="T1369">élite, et non avec quelque lever de rideau digne de bienveillance, c</text:span><text:span text:style-name="T1370">’</text:span><text:span text:style-name="T1371">est-à-dire de commisération, mais crânement, avec un opéra aux proportions grandioses,<text:s/></text:span><text:span text:style-name="T1372">— </text:span><text:span text:style-name="T1373">les Milanais en<text:s/></text:span><text:soft-page-break/><text:span text:style-name="T1374">furent indignés. La première du<text:s/></text:span><text:span text:style-name="T1375">Mefistofele</text:span><text:span text:style-name="T1376"><text:s/>à la<text:s/></text:span><text:span text:style-name="T1377">Scala</text:span><text:span text:style-name="T1378"><text:s/>donna lieu à un tel charivari que le maëstro Boïto, dont l</text:span><text:span text:style-name="T1379">’</text:span><text:span text:style-name="T1380">audace était telle qu</text:span><text:span text:style-name="T1381">’</text:span><text:span text:style-name="T1382">il dirigeait lui-même l</text:span><text:span text:style-name="T1383">’</text:span><text:span text:style-name="T1384">orchestre, eut de la peine à conduire la représentation jusqu</text:span><text:span text:style-name="T1385">’</text:span><text:span text:style-name="T1386">au bout.</text:span></text:p>
      <text:p text:style-name="Corpsdetexte"><text:span text:style-name="T1387">Cette attitude devant les beautés éclatantes de l</text:span><text:span text:style-name="T1388">’</text:span><text:span text:style-name="T1389">œuvre de<text:s/></text:span><text:span text:style-name="T1390">M. </text:span><text:span text:style-name="T1391">Boïto ne faisait honneur ni au public, ni à l</text:span><text:span text:style-name="T1392">’</text:span><text:span text:style-name="T1393">importance du Théâtre où l</text:span><text:span text:style-name="T1394">’</text:span><text:span text:style-name="T1395">opéra se jouait. Il suffit de quelques modifications que le maëstro apporta à sa première édition pour voir son travail acclamé à Bologne et immédiatement après dans toutes les villes d</text:span><text:span text:style-name="T1396">’</text:span><text:span text:style-name="T1397">Italie. Milan en est fière aujourd</text:span><text:span text:style-name="T1398">’</text:span><text:span text:style-name="T1399">hui, parce que ce<text:s/></text:span><text:span text:style-name="T1400">Mefistofele</text:span><text:span text:style-name="T1401"><text:s/>lui rappelle aussi l</text:span><text:span text:style-name="T1402">’</text:span><text:span text:style-name="T1403">étrangeté d</text:span><text:span text:style-name="T1404">’</text:span><text:span text:style-name="T1405">un jugement que tous s</text:span><text:span text:style-name="T1406">’</text:span><text:span text:style-name="T1407">empressent de renier, car de ces spectateurs de 1868 un petit nombre à peine doit survivre.</text:span></text:p>
      <text:p text:style-name="Corpsdetexte"><text:span text:style-name="T1408">Après<text:s/></text:span><text:span text:style-name="T1409">Mefistofele,<text:s/></text:span><text:span text:style-name="T1410">et, pour la littérature, le<text:s/></text:span><text:span text:style-name="T1411">Libro dei versi</text:span><text:span text:style-name="T1412"><text:s/>qui à son heure n</text:span><text:span text:style-name="T1413">’avait fait moin</text:span><text:span text:style-name="T1414">s de bruit que l</text:span><text:span text:style-name="T1415">’</text:span><text:span text:style-name="T1416">opéra musical,<text:s/></text:span><text:span text:style-name="T1417">M. </text:span><text:span text:style-name="T1418">Boïto pendant une vingtaine d</text:span><text:span text:style-name="T1419">’</text:span><text:span text:style-name="T1420">années se plut à vivre hors des batailles artistiques, loin des commérages et des stupidités qui agacent ceux qui travaillent.</text:span></text:p>
      <text:p text:style-name="Corpsdetexte"><text:span text:style-name="T1421">Il avait rencontré un grand génie, Giuseppe Verdi, il en fut l</text:span><text:span text:style-name="T1422">’</text:span><text:span text:style-name="T1423">ami le plus intime et le plus dévoué</text:span><text:span text:style-name="T1424"> :</text:span><text:span text:style-name="T1425"><text:s/>pour lui il composa les<text:s/></text:span><text:span text:style-name="T1426">libretti</text:span><text:span text:style-name="T1427"><text:s/>de l</text:span><text:span text:style-name="T1428">’</text:span><text:span text:style-name="T1429">Othello</text:span><text:span text:style-name="T1430"><text:s/>et du<text:s/></text:span><text:span text:style-name="T1431">Falstaff</text:span><text:span text:style-name="T1432">, chefs-d</text:span><text:span text:style-name="T1433">’</text:span><text:span text:style-name="T1434">œuvre dans leur genre</text:span><text:span text:style-name="T1435"> ;</text:span><text:span text:style-name="T1436"><text:s/>et à l</text:span><text:span text:style-name="T1437">’</text:span><text:span text:style-name="T1438">étranger, par une de ces bizarreries qui semblent veiller à la carrière de cet artiste, on s</text:span><text:span text:style-name="T1439">’</text:span><text:span text:style-name="T1440">habitua vite à le considérer tout bonnement comme un excellent<text:s/></text:span><text:span text:style-name="T1441">librettiste</text:span><text:span text:style-name="T1442"> :</text:span><text:span text:style-name="T1443"><text:s/>même en France, à la mort de Giuseppe Verdi, lorsqu</text:span><text:span text:style-name="T1444">’</text:span><text:span text:style-name="T1445">il fallut nommer son successeur à l</text:span><text:span text:style-name="T1446">’</text:span><text:span text:style-name="T1447">Institut, on fut quelque temps embarrassé</text:span><text:span text:style-name="T1448"> :</text:span><text:span text:style-name="T1449"><text:s/>et le nom qu</text:span><text:span text:style-name="T1450">’</text:span><text:span text:style-name="T1451">on vient de choisir, en apaisant la conscience des membres de l</text:span><text:span text:style-name="T1452">’</text:span><text:span text:style-name="T1453">Institut, n</text:span><text:span text:style-name="T1454">’</text:span><text:span text:style-name="T1455">a pas rencontré toutefois l</text:span><text:span text:style-name="T1456">’</text:span><text:span text:style-name="T1457">approbation des artistes en Italie.</text:span></text:p>
      <text:p text:style-name="Corpsdetexte"><text:span text:style-name="T1458">C</text:span><text:span text:style-name="T1459">’</text:span><text:span text:style-name="T1460">est qu</text:span><text:span text:style-name="T1461">’</text:span><text:span text:style-name="T1462">on ignore de quelle trempe de musicien et de poète est l</text:span><text:span text:style-name="T1463">’</text:span><text:span text:style-name="T1464">auteur du<text:s/></text:span><text:span text:style-name="T1465">Mefistofele</text:span><text:span text:style-name="T1466"> :</text:span><text:span text:style-name="T1467"><text:s/>et il faut ajouter que le caractère dédaigneux et nonchalant de<text:s/></text:span><text:span text:style-name="T1468">M. </text:span><text:span text:style-name="T1469">Boïto l</text:span><text:span text:style-name="T1470">’</text:span><text:span text:style-name="T1471">empêcha toujours de monter cette réclame tapageuse, rapide et éphémère qui remplit le monde de célébrités caduques.</text:span></text:p>
      <text:p text:style-name="Corpsdetexte"><text:span text:style-name="T1472">Il en était arrivé à ce point d</text:span><text:span text:style-name="T1473">’</text:span><text:span text:style-name="T1474">indifférence que, musicien formidable lui-même, il se plaisait à écrire des<text:s/></text:span><text:span text:style-name="T1475">libretti</text:span><text:span text:style-name="T1476"><text:s/>pour ses frères</text:span><text:span text:style-name="T1477"> ;</text:span><text:span text:style-name="T1478"><text:s/>et non seulement il travailla pour Verdi, mais<text:s/></text:span><text:span text:style-name="T1479">La Gioconda</text:span><text:span text:style-name="T1480"><text:s/>de Ponchielli et<text:s/></text:span><text:span text:style-name="T1481">Ero et Leandro</text:span><text:span text:style-name="T1482"><text:s/>et<text:s/></text:span><text:span text:style-name="T1483">I profu</text:span><text:span text:style-name="T1484">ghi fiamminghi</text:span><text:span text:style-name="T1485"><text:s/>de Mancinelli ont été composés avec les<text:s/></text:span><text:span text:style-name="T1486">libretti<text:s/></text:span><text:span text:style-name="T1487">de Bo</text:span><text:span text:style-name="T1488">ïto. Il poussait les autres, il</text:span><text:span text:style-name="T1489"><text:s/>jouissait de leurs triomphes et il s</text:span><text:span text:style-name="T1490">’</text:span><text:span text:style-name="T1491">oubliait de la manière la plus inattendue.</text:span></text:p>
      <text:p text:style-name="ab">§</text:p>
      <text:p text:style-name="Corpsdetexte"><text:span text:style-name="T1492">Heureusement, voici que la Maison Treves de Milan vient de publier le<text:s/></text:span><text:span text:style-name="T1493">Nerone</text:span><text:span text:style-name="T1494">.</text:span></text:p>
      <text:p text:style-name="Corpsdetexte"><text:span text:style-name="T1495">Jusqu</text:span><text:span text:style-name="T1496">’</text:span><text:span text:style-name="T1497">à il y a quelques mois, personne ne pouvait croire que<text:s/></text:span><text:span text:style-name="T1498">M. </text:span><text:span text:style-name="T1499">Arrigo Boïto donnât à la<text:s/></text:span><text:soft-page-break/><text:span text:style-name="T1500">poésie italienne une œuvre nouvelle, car ce<text:s/></text:span><text:span text:style-name="T1501">Nerone</text:span><text:span text:style-name="T1502">, longuement et fiévreusement attendu par le public, n</text:span><text:span text:style-name="T1503">’</text:span><text:span text:style-name="T1504">était envisagé que comme un opéra, et on l</text:span><text:span text:style-name="T1505">’</text:span><text:span text:style-name="T1506">imaginait dans les décors de la scène, à travers les beautés d</text:span><text:span text:style-name="T1507">’</text:span><text:span text:style-name="T1508">une musique puissamment personnelle, exceptionnellement profonde.</text:span></text:p>
      <text:p text:style-name="Corpsdetexte"><text:span text:style-name="T1509">L</text:span><text:span text:style-name="T1510">’</text:span><text:span text:style-name="T1511">apparition de<text:s/></text:span><text:span text:style-name="T1512">Nerone</text:span><text:span text:style-name="T1513"><text:s/>en volume, sous la forme d</text:span><text:span text:style-name="T1514">’</text:span><text:span text:style-name="T1515">une Tragédie en cinq actes, vient de déplacer momentanément l</text:span><text:span text:style-name="T1516">’</text:span><text:span text:style-name="T1517">attention pour nous mettre vis-à-vis d</text:span><text:span text:style-name="T1518">’</text:span><text:span text:style-name="T1519">une conception littéraire, qui est quelque chose de bien plus complet que le<text:s/></text:span><text:span text:style-name="T1520">libretto</text:span><text:span text:style-name="T1521">. Celui-ci, dans l</text:span><text:span text:style-name="T1522">’</text:span><text:span text:style-name="T1523">intention de l</text:span><text:span text:style-name="T1524">’</text:span><text:span text:style-name="T1525">auteur, n</text:span><text:span text:style-name="T1526">’</text:span><text:span text:style-name="T1527">est qu</text:span><text:span text:style-name="T1528">’</text:span><text:span text:style-name="T1529">un travail d</text:span><text:span text:style-name="T1530">’</text:span><text:span text:style-name="T1531">à côté, élagué de tous ces détails que la musique doit rendre avec son langage frémissant et infini.</text:span></text:p>
      <text:p text:style-name="Corpsdetexte"><text:span text:style-name="T1532">Devancer de plus d</text:span><text:span text:style-name="T1533">’</text:span><text:span text:style-name="T1534">une année l</text:span><text:span text:style-name="T1535">’</text:span><text:span text:style-name="T1536">œuvre musicale par l</text:span><text:span text:style-name="T1537">’</text:span><text:span text:style-name="T1538">œuvre littéraire, voilà une audace qui n</text:span><text:span text:style-name="T1539">’</text:span><text:span text:style-name="T1540">appartient qu</text:span><text:span text:style-name="T1541">’</text:span><text:span text:style-name="T1542">à celui qui, comme<text:s/></text:span><text:span text:style-name="T1543">M. </text:span><text:span text:style-name="T1544">Boïto, a droit à une critique déférente et sérieuse. Mais qu</text:span><text:span text:style-name="T1545">’</text:span><text:span text:style-name="T1546">il s</text:span><text:span text:style-name="T1547">’</text:span><text:span text:style-name="T1548">agisse d</text:span><text:span text:style-name="T1549">’</text:span><text:span text:style-name="T1550">une suggestion ancienne dont nous subissons le contrecoup, ou que les proportions colossales du drame l</text:span><text:span text:style-name="T1551">’</text:span><text:span text:style-name="T1552">imposent, il m</text:span><text:span text:style-name="T1553">’</text:span><text:span text:style-name="T1554">a été difficile, en lisant la Tragédie, de me soustraire au<text:s/></text:span><text:span text:style-name="T1555">pressentiment</text:span><text:span text:style-name="T1556"><text:s/>de la scène et de la musique.</text:span></text:p>
      <text:p text:style-name="P1557">Sans doute, la vision telle que<text:s/>M. Boïto nous la donne, la vision de ces personnages et de ce monde, de cette heure vague, de ces jours où tous tremblaient, César, la foule et les cohortes, est complète. Mais, que dirai-je ?<text:s/>Elle semble attendre son expression supérieure et définitive par quelque chose de plus insaisissable et de plus ailé que la parole.</text:p>
      <text:p text:style-name="P1558">Et, toutefois, l’œuvre littéraire doit être jugée à part :<text:s/>elle a sa raison d’être, ses mérites, son but :<text:s/>ici le poète, libre des entraves de la scène, suivait son inspiration dramatique et traçait d’une main sûre les lignes de ce qui, plus qu’une simple ébauche, est déjà un tableau.</text:p>
      <text:p text:style-name="P1559">Néron y ressort, gigantesque. Il pouvait, dans l’œuvre du poète, se rattacher au type classique ou se rapetisser par l’influence des dernières recherches historiques :<text:s/>nous le voyons, au contraire, sous une lumière sinistre et aveuglante. Il serait difficile de marquer le point où, se détachant de tous ses acolytes, le protagoniste devient inoubliablement<text:s/>« représentatif », si le poète n’avait développé en lui une passion immortelle, le remords.</text:p>
      <text:p text:style-name="Corpsdetexte"><text:span text:style-name="T1560">Il est le remords</text:span><text:span text:style-name="T1561"> ;</text:span><text:span text:style-name="T1562"><text:s/>depuis le moment où il s</text:span><text:span text:style-name="T1563">’</text:span><text:span text:style-name="T1564">élance sur la<text:s/></text:span><text:span text:style-name="T1565">Via Appia</text:span><text:span text:style-name="T1566"><text:s/>pour enterrer bien profondément les cendres de sa mère assassinée, jusqu</text:span><text:span text:style-name="T1567">’</text:span><text:span text:style-name="T1568">à la dernière scène, où, en jouant le rôle d</text:span><text:span text:style-name="T1569">’</text:span><text:span text:style-name="T1570">Oreste, il s</text:span><text:span text:style-name="T1571">’</text:span><text:span text:style-name="T1572">oublie et avoue son crime,<text:s/></text:span><text:span text:style-name="T1573">— </text:span><text:span text:style-name="T1574">mieux que l</text:span><text:span text:style-name="T1575">’</text:span><text:span text:style-name="T1576">artiste raté et envieux, il est le remords.</text:span></text:p>
      <text:p text:style-name="Corpsdetexte"><text:span text:style-name="T1577">Il l</text:span><text:span text:style-name="T1578">’</text:span><text:span text:style-name="T1579">est dans l</text:span><text:span text:style-name="T1580">’</text:span><text:span text:style-name="T1581">ombre du<text:s/></text:span><text:span text:style-name="T1582">Sacrarium</text:span><text:span text:style-name="T1583"><text:s/>de Simon l</text:span><text:span text:style-name="T1584">e magicien, et il l</text:span><text:span text:style-name="T1585">’</text:span><text:span text:style-name="T1586">est à la lumière du jour, au milieu des folies atroces du cirque</text:span><text:span text:style-name="T1587"> :</text:span><text:span text:style-name="T1588"><text:s/>il l</text:span><text:span text:style-name="T1589">’</text:span><text:span text:style-name="T1590">est dans sa présomption d</text:span><text:span text:style-name="T1591">’</text:span><text:span text:style-name="T1592">artiste, dans ses amours, dans sa haine, dans sa lâcheté, dans son orgueil.</text:span></text:p>
      <text:soft-page-break/>
      <text:p text:style-name="Corpsdetexte"><text:span text:style-name="T1593">Près de lui se déroule cette idylle infiniment suave entre<text:s/></text:span><text:span text:style-name="T1594">Rabria</text:span><text:span text:style-name="T1595"><text:s/>et<text:s/></text:span><text:span text:style-name="T1596">Fanael</text:span><text:span text:style-name="T1597">, douce de toute la douceur que la tradition prête aux jeunes filles et aux martyrs chrétiens, et qui arrache à la lyre du poète les vers les plus délicats du poème. Et, opiniâtre comme le remords avec lequel elle s</text:span><text:span text:style-name="T1598">’</text:span><text:span text:style-name="T1599">identifie souvent dans l</text:span><text:span text:style-name="T1600">’</text:span><text:span text:style-name="T1601">imagination hagarde de Néron,<text:s/></text:span><text:span text:style-name="T1602">Astéria</text:span><text:span text:style-name="T1603"><text:s/>poursuit le matricide de son amour sauvage et violent, qui lui apporte enfin la volupté et la mort.</text:span></text:p>
      <text:p text:style-name="P1604">On voit bien que<text:s/>M. Boïto n’a eu qu’une vision de poète, et qu’il faut demander à ce poème ce qu’il peut et doit nous donner :<text:s/>la poésie, avant tout, l’expression incisive d’un talent hors ligne qui crée des âmes vibrantes et porte à la lumière de l’art tout un monde fourmillant d’hypothèses et de doutes, encombré de ruines, éclairé par des mirages incomparables. Il touche souvent à la perfection, et la représentation<text:s/>des sentiments les plus divers trouve dans<text:s/>la<text:s/>poésie du poète des attitudes nouvelles, exquises ou tragiques, hardies, violentes ou délicatement nuancées. Ne lui demandons pas de l’archéologie ;<text:s/>écoutons-en la voix et soyons-lui reconnaissants du langage prestigieux que lui seul pouvait nous parler.</text:p>
      <text:p text:style-name="Corpsdetexte"><text:span text:style-name="T1605">Une anecdote suffira à démontrer l</text:span><text:span text:style-name="T1606">’</text:span><text:span text:style-name="T1607">importance que la représentation du<text:s/></text:span><text:span text:style-name="T1608">Nerone</text:span><text:span text:style-name="T1609"><text:s/>va prendre en Italie.</text:span></text:p>
      <text:p text:style-name="Corpsdetexte"><text:span text:style-name="T1610">M. </text:span><text:span text:style-name="T1611">le duc Visconti di Modrone, qui depuis quelques ans est le Mécène vraiment splendide de la<text:s/></text:span><text:span text:style-name="T1612">Scala</text:span><text:span text:style-name="T1613">,<text:s/></text:span><text:span text:style-name="T1614">— </text:span><text:span text:style-name="T1615">les socialistes du Conseil municipal de Milan ayant refusé à ce grand théâtre la subvention ordinaire de 200.000 fr., d</text:span><text:span text:style-name="T1616">’</text:span><text:span text:style-name="T1617">après un principe démocratique qu</text:span><text:span text:style-name="T1618">e tous les idiots apprécieront, —<text:s/></text:span><text:span text:style-name="T1619">le duc Visconti, donc, n</text:span><text:span text:style-name="T1620">’</text:span><text:span text:style-name="T1621">a renouvelé le contrat avec la<text:s/></text:span><text:span text:style-name="T1622">Scala</text:span><text:span text:style-name="T1623"><text:s/>et ne lui a promis son puissant appui pour un autre triennat qu</text:span><text:span text:style-name="T1624">’</text:span><text:span text:style-name="T1625">à la condition que<text:s/></text:span><text:span text:style-name="T1626">M. </text:span><text:span text:style-name="T1627">Boïto se décide à faire jouer son opéra l</text:span><text:span text:style-name="T1628">’</text:span><text:span text:style-name="T1629">année prochaine.</text:span></text:p>
      <text:p text:style-name="Corpsdetexte"><text:span text:style-name="T1630">Grâce à cette convention, on a le double avantage de pouvoir entendre la musique de<text:s/></text:span><text:span text:style-name="T1631">M. </text:span><text:span text:style-name="T1632">Boïto et de jouir pour trois ans encore d</text:span><text:span text:style-name="T1633">’</text:span><text:span text:style-name="T1634">une saison théâtrale de premier ordre à la<text:s/></text:span><text:span text:style-name="T1635">Scala</text:span><text:span text:style-name="T1636">. Après quoi, Messieurs les socialistes voudront bien avouer qu</text:span><text:span text:style-name="T1637">’</text:span><text:span text:style-name="T1638">un seul Duc vaut plus qu</text:span><text:span text:style-name="T1639">’</text:span><text:span text:style-name="T1640">un troupeau de démagogues</text:span><text:span text:style-name="T1641"> :</text:span><text:span text:style-name="T1642"><text:s/>ce qui, au demeurant, est plutôt un axiome qu</text:span><text:span text:style-name="T1643">’</text:span><text:span text:style-name="T1644">un théorème.</text:span></text:p>
      <text:h text:style-name="Titre3" text:outline-level="3">Les Très-jeunes : Romualdo Pantini</text:h>
      <text:p text:style-name="term">id : article-1901-07-01_258</text:p>
      <text:p text:style-name="term">author :<text:s/><text:span text:style-name="T1645">Zùccoli, Luciano (1868-1929)</text:span></text:p>
      <text:p text:style-name="term">signed : Luciano<text:s/><text:span text:style-name="T1646">Zùccoli</text:span></text:p>
      <text:p text:style-name="term">section :<text:s/>Lettres italiennes</text:p>
      <text:p text:style-name="term">title :<text:s/>Les Très-jeunes : Romualdo Pantini</text:p>
      <text:p text:style-name="term">date :<text:s/>1901-07-01</text:p>
      <text:p text:style-name="term">ref :<text:s/>Tome XXXIX, numéro 139, 1<text:span text:style-name="T1647">er</text:span> juillet 1901, p. 255-259 [258-259]</text:p>
      <text:p text:style-name="P1648">Mes quelques notes sur les auteurs Très-jeunes ont eu l’honneur de rentrer en Italie par la voie des journaux politiques, qui, en les traduisant, y ajoutaient des expressions bien<text:s/>flatteuses<text:s/><text:soft-page-break/>pour cette Revue et pour son indigne collaborateur. Ces croquis étonnèrent en même temps tous les bureaucrates de la critique, qui n’admettent pas qu’on parle d’un écrivain avant qu’il ait atteint quatre-vingt-dix ans et qu’il ne soit totalement réduit à l’instar du parchemin.</text:p>
      <text:p text:style-name="Corpsdetexte"><text:span text:style-name="T1649">Les deux choses étant faites pour me plaire, je profite de l</text:span><text:span text:style-name="T1650">’</text:span><text:span text:style-name="T1651">occasion que<text:s/></text:span><text:span text:style-name="T1652">M. </text:span><text:span text:style-name="T1653">Romualdo Pantini m</text:span><text:span text:style-name="T1654">’</text:span><text:span text:style-name="T1655">offre avec ses publications pour continuer ma série de Très-jeunes.<text:s/></text:span><text:span text:style-name="T1656">M. </text:span><text:span text:style-name="T1657">Pantini vient de ces Abruzzes qui nous donnèrent, à ne nommer que les plus fameux, D</text:span><text:span text:style-name="T1658">’</text:span><text:span text:style-name="T1659">Annunzio en littérature, Scarfoglio dans le journalisme, Michetti dans la peinture.<text:s/></text:span><text:span text:style-name="T1660">M. </text:span><text:span text:style-name="T1661">Pantini vit la plupart du temps à Florence, et il s</text:span><text:span text:style-name="T1662">’</text:span><text:span text:style-name="T1663">occupe d</text:span><text:span text:style-name="T1664">’</text:span><text:span text:style-name="T1665">art d</text:span><text:span text:style-name="T1666">’</text:span><text:span text:style-name="T1667">une manière si probe et si sérieuse qu</text:span><text:span text:style-name="T1668">’</text:span><text:span text:style-name="T1669">on le considère dès aujourd</text:span><text:span text:style-name="T1670">’</text:span><text:span text:style-name="T1671">hui comme une des plus belles et des plus mûres promesses de notre critique d</text:span><text:span text:style-name="T1672">’</text:span><text:span text:style-name="T1673">art et de notre littérature. Ce jeune homme est un mélange de contradictions sympathiques</text:span><text:span text:style-name="T1674"> :</text:span><text:span text:style-name="T1675"><text:s/>grave et enthousiaste, ardent et attentif, gai et opiniâtre. Il écrit, il observe, il voyage à l</text:span><text:span text:style-name="T1676">’</text:span><text:span text:style-name="T1677">étranger, et en dépit de ses vingt-quatre ans, sa signature est déjà recherchée par les Revues les plus importantes.<text:s/></text:span><text:span text:style-name="T1678">Flegrea</text:span><text:span text:style-name="T1679"><text:s/>publiait dernièrement de lui une étude excellente sur<text:s/></text:span><text:span text:style-name="T1680">Rembrandt dans son pays</text:span><text:span text:style-name="T1681"> :</text:span><text:span text:style-name="T1682"><text:s/>et la<text:s/></text:span><text:span text:style-name="T1683">Rassegna Internationale</text:span><text:span text:style-name="T1684"><text:s/>éditait ces jours en volume<text:s/></text:span><text:span text:style-name="T1685">l</text:span><text:span text:style-name="T1686">’</text:span><text:span text:style-name="T1687">Art<text:s/></text:span><text:span text:style-name="T1688">à</text:span><text:span text:style-name="T1689"><text:s/>Paris en 1900</text:span><text:span text:style-name="T1690">, où<text:s/></text:span><text:span text:style-name="T1691">M. </text:span><text:span text:style-name="T1692">Pantini donne la mesure de son goût, de son coup d</text:span><text:span text:style-name="T1693">’</text:span><text:span text:style-name="T1694">œil et de sa culture artistique. Je possède de lui, en outre, une plaquette de vers</text:span><text:span text:style-name="T1695"> :</text:span><text:span text:style-name="T1696"><text:s/></text:span><text:span text:style-name="T1697">Canti,<text:s/></text:span><text:span text:style-name="T1698">mais comme il vient de me l</text:span><text:span text:style-name="T1699">’</text:span><text:span text:style-name="T1700">envoyer avec cette dédicace menaçante</text:span><text:span text:style-name="T1701"> :</text:span><text:span text:style-name="T1702"><text:s/></text:span><text:span text:style-name="T1703">« </text:span><text:span text:style-name="T1704">pour loyale amitié et non pour autre chose…</text:span><text:span text:style-name="T1705"> »</text:span><text:span text:style-name="T1706"><text:s/>je ne lui dirai pas tout le bien que j</text:span><text:span text:style-name="T1707">’</text:span><text:span text:style-name="T1708">en pense et tout le plaisir que ces chant</text:span><text:span text:style-name="T1709">s</text:span><text:span text:style-name="T1710"><text:s/>personnels, indépendants et sincères m</text:span><text:span text:style-name="T1711">’</text:span><text:span text:style-name="T1712">ont fait… D</text:span><text:span text:style-name="T1713">’</text:span><text:span text:style-name="T1714">ailleurs il n</text:span><text:span text:style-name="T1715">’</text:span><text:span text:style-name="T1716">est pas de ceux que l</text:span><text:span text:style-name="T1717">’</text:span><text:span text:style-name="T1718">éloge peut gâter, car il est éternellement mécontent de soi, et la fièvre de la recherche le hante.</text:span></text:p>
      <text:h text:style-name="Titre3" text:outline-level="3">Dernières publications</text:h>
      <text:p text:style-name="term">id : article-1901-07-01_259</text:p>
      <text:p text:style-name="term">author :<text:s/><text:span text:style-name="T1719">Zùccoli, L</text:span><text:span text:style-name="T1720">uciano (1868-1929)</text:span></text:p>
      <text:p text:style-name="term">signed :<text:s/>Luciano<text:s/><text:span text:style-name="T1721">Zùccoli</text:span></text:p>
      <text:p text:style-name="term">section :<text:s/>Lettres italiennes</text:p>
      <text:p text:style-name="term">title :<text:s/>Dernières publications</text:p>
      <text:p text:style-name="term">date :<text:s/>1901-07-01</text:p>
      <text:p text:style-name="term">ref :<text:s/>Tome XXXIX, numéro 139, 1<text:span text:style-name="T1722">er</text:span> juillet 1901, p. 255-259 [259]</text:p>
      <text:p text:style-name="Corpsdetexte"><text:span text:style-name="T1723">Nous avons eu, ces mois, une floraison exceptionnelle</text:span><text:span text:style-name="T1724"> :</text:span><text:span text:style-name="T1725"><text:s/>je cite,<text:s/></text:span><text:span text:style-name="T1726">Piccolo mondo moderno</text:span><text:span text:style-name="T1727"><text:s/>par A. </text:span><text:span text:style-name="T1728">Fogazzaro</text:span><text:span text:style-name="T1729"> ;</text:span><text:span text:style-name="T1730"><text:s/></text:span><text:span text:style-name="T1731">Il riscatto</text:span><text:span text:style-name="T1732">, par A. </text:span><text:span text:style-name="T1733">Graf</text:span><text:span text:style-name="T1734"> ;</text:span><text:span text:style-name="T1735"><text:s/></text:span><text:span text:style-name="T1736">Suor Giovanna della Croce</text:span><text:span text:style-name="T1737">, par Mathilde Serao</text:span><text:span text:style-name="T1738"> ;</text:span><text:span text:style-name="T1739"><text:s/></text:span><text:span text:style-name="T1740">L</text:span><text:span text:style-name="T1741">’</text:span><text:span text:style-name="T1742">Apostolo</text:span><text:span text:style-name="T1743">, par Remigio Zena</text:span><text:span text:style-name="T1744"> ;</text:span><text:span text:style-name="T1745"><text:s/></text:span><text:span text:style-name="T1746">Il Capolavoro,<text:s/></text:span><text:span text:style-name="T1747">par Giustino Ferri</text:span><text:span text:style-name="T1748"> ;</text:span><text:span text:style-name="T1749"><text:s/></text:span><text:span text:style-name="T1750">Il Marchese di Roccaverdina</text:span><text:span text:style-name="T1751">, par Capuana</text:span><text:span text:style-name="T1752"> ;</text:span><text:span text:style-name="T1753"><text:s/>j</text:span><text:span text:style-name="T1754">’</text:span><text:span text:style-name="T1755">espère pouvoir m</text:span><text:span text:style-name="T1756">’</text:span><text:span text:style-name="T1757">en occuper, du moins rapidement, les mois prochains, où la floraison va faire une pause.</text:span></text:p>
      <text:soft-page-break/>
      <text:h text:style-name="Titre1" text:outline-level="1"><text:span text:style-name="T1758">Tome XXXIX, numéro 140, 1</text:span><text:span text:style-name="T1759">er</text:span><text:span text:style-name="T1760"> août </text:span><text:span text:style-name="T1761">1901</text:span></text:h>
      <text:h text:style-name="Titre2" text:outline-level="2">Archéologie, voyages.<text:s/><text:line-break/><text:span text:style-name="T1762">L’art monumental au Salon [extrait]</text:span></text:h>
      <text:p text:style-name="term">id : article-1901-08-01_507</text:p>
      <text:p text:style-name="term">author : Merki, Charles (18..-19..)</text:p>
      <text:p text:style-name="term">signed :<text:s/>Charles Merki</text:p>
      <text:p text:style-name="term">section : Archéologie, voyages</text:p>
      <text:p text:style-name="term">title :<text:s/>L’art monumental au Salon [extrait]</text:p>
      <text:p text:style-name="term">date :<text:s/>1901-08-01</text:p>
      <text:p text:style-name="term">ref :<text:s/><text:span text:style-name="T1763">Tome XXXIX, numéro 140, 1</text:span><text:span text:style-name="T1764">er</text:span><text:span text:style-name="T1765"> août </text:span><text:span text:style-name="T1766">1901</text:span>, p. 505-515 [507]</text:p>
      <text:p text:style-name="byline"><text:span text:style-name="T1767">Charles Merki</text:span>.</text:p>
      <text:p text:style-name="bibl"><text:span text:style-name="T1768">Tome XXXIX, numéro 140, 1</text:span><text:span text:style-name="T1769">er</text:span><text:span text:style-name="T1770"> août </text:span><text:span text:style-name="T1771">1901</text:span>, p. 505-515 [507].</text:p>
      <text:p text:style-name="Corpsdetexte"><text:span text:style-name="T1772">[…] des vues d</text:span><text:span text:style-name="T1773">’</text:span><text:span text:style-name="T1774">Italie dont les meilleures sont celles de<text:s/></text:span><text:span text:style-name="T1775">M. </text:span><text:span text:style-name="T1776">Alex Bruel, l</text:span><text:span text:style-name="T1777">’</text:span><text:span text:style-name="T1778">église Saint-Marc, les fresques de Tiepolo au palais Labia (Venise), des peintures murales et des portes de palais à Milan</text:span><text:span text:style-name="T1779"> ;</text:span><text:span text:style-name="T1780"><text:s/>de<text:s/></text:span><text:span text:style-name="T1781">M. J. </text:span><text:span text:style-name="T1782">Prévôt une curieuse vue partielle du<text:s/></text:span><text:span text:style-name="T1783">temple de Minerve à Rome</text:span><text:span text:style-name="T1784">, enterré à demi et dans lequel on a percé les portes et fenêtres d</text:span><text:span text:style-name="T1785">’</text:span><text:span text:style-name="T1786">une habitation</text:span><text:span text:style-name="T1787"> ;</text:span><text:span text:style-name="T1788"><text:s/>[…]</text:span></text:p>
      <text:h text:style-name="Titre2" text:outline-level="2">Les Journaux.<text:s/><text:line-break/>Christine de Suède au Vatican (<text:span text:style-name="T1789">Le Temps</text:span>, 8 juillet)</text:h>
      <text:p text:style-name="term">id : article-1901-08-01_531</text:p>
      <text:p text:style-name="term">author : Bury, R. de (18..-19..)</text:p>
      <text:p text:style-name="term">signed :<text:s/>R. de Bury</text:p>
      <text:p text:style-name="term">section :<text:s/>Les Journaux</text:p>
      <text:p text:style-name="term">title :<text:s/>Christine de Suède au Vatican (<text:span text:style-name="T1790">Le Temps</text:span>, 8 juillet)</text:p>
      <text:p text:style-name="term">date :<text:s/>1901-08-01</text:p>
      <text:p text:style-name="term">ref :<text:s/><text:span text:style-name="T1791">Tome XXXIX, numéro 140, 1</text:span><text:span text:style-name="T1792">er</text:span><text:span text:style-name="T1793"> août </text:span><text:span text:style-name="T1794">1901</text:span>, p. 526-533 [531-533]</text:p>
      <text:p text:style-name="byline"><text:span text:style-name="T1795">R. de Bury</text:span>.</text:p>
      <text:p text:style-name="bibl"><text:span text:style-name="T1796">Tome XXXIX, numéro 140, 1</text:span><text:span text:style-name="T1797">er</text:span><text:span text:style-name="T1798"> août </text:span><text:span text:style-name="T1799">1901</text:span>, p. 526-533 [531-533].</text:p>
      <text:p text:style-name="Corpsdetexte"><text:span text:style-name="T1800">Christine de Suède est la seule femme qui ait jamais mangé officiellement à la table du pape. Cet honneur lui fut accordé par Alexandre VII, puis, une autre fois, par Clément IX. Sans doute ces papes voulurent-ils témoigner ainsi à la reine leur satisfaction de ce qu</text:span><text:span text:style-name="T1801">’</text:span><text:span text:style-name="T1802">elle avait abjuré le<text:s/></text:span><text:span text:style-name="T1803">luthérianisme et aussi de ce qu’</text:span><text:span text:style-name="T1804">elle avait choisi Rome comme séjour. On savait sans doute déjà à la cour pontificale la vérité sur la mort de Monaldeschi, vérité qui n</text:span><text:span text:style-name="T1805">’</text:span><text:span text:style-name="T1806">a pas fait encore beaucoup de chemin,<text:s/></text:span><text:span text:style-name="T1807">— </text:span><text:span text:style-name="T1808">quoiqu</text:span><text:span text:style-name="T1809">’</text:span><text:span text:style-name="T1810">elle marche depuis deux cent cinquante ans. Loin d</text:span><text:span text:style-name="T1811">’</text:span><text:span text:style-name="T1812">être l</text:span><text:span text:style-name="T1813">’</text:span><text:span text:style-name="T1814">amant de Christine, Monaldeschi intriguait bassement pour s</text:span><text:span text:style-name="T1815">’</text:span><text:span text:style-name="T1816">approcher d</text:span><text:span text:style-name="T1817">’</text:span><text:span text:style-name="T1818">elle. C</text:span><text:span text:style-name="T1819">’</text:span><text:span text:style-name="T1820">était un coquin très vulgaire, habile à la lettre anonyme, au mensonge, à la trahison. Christine ne le fit pas assassiner. Elle le condamna à mort et le fit exécuter. Les exécuteurs ne valaient pas mieux que le patient, ils n</text:span><text:span text:style-name="T1821">’</text:span><text:span text:style-name="T1822">étaient point pires. L</text:span><text:span text:style-name="T1823">’</text:span><text:span text:style-name="T1824">acte de Christine, qu</text:span><text:span text:style-name="T1825">’</text:span><text:span text:style-name="T1826">un historien trouverait tout naturel dans l</text:span><text:span text:style-name="T1827">’</text:span><text:span text:style-name="T1828">Italie du quinzième, nous choque dans la France du dix-septième siècle. Ce<text:s/></text:span><text:soft-page-break/><text:span text:style-name="T1829">ne fut pas un crime, mais un anachronisme, et l</text:span><text:span text:style-name="T1830">’</text:span><text:span text:style-name="T1831">amour n</text:span><text:span text:style-name="T1832">’</text:span><text:span text:style-name="T1833">y joua aucun rôle. Et après tout, une femme telle que Christine, l</text:span><text:span text:style-name="T1834">’</text:span><text:span text:style-name="T1835">une des plus extraordinaires qui furent jamais, on peut chercher à la comprendre, mais non se permettre de la juger</text:span><text:span text:style-name="T1836"> ;</text:span><text:span text:style-name="T1837"><text:s/>peut-être aussi que l</text:span><text:span text:style-name="T1838">’</text:span><text:span text:style-name="T1839">admiration suffit. Les luthériens, qui ne lui ont jamais pardonné son abjuration, ont propagé avec délices la légende de Fontainebleau. Le<text:s/></text:span><text:span text:style-name="T1840">Temps</text:span><text:span text:style-name="T1841">, à qui on emprunte la citation qui va suivre, appelle Christine<text:s/></text:span><text:span text:style-name="quote.c">« la criminelle fille du vainqueur de Lutzen »</text:span><text:span text:style-name="T1842">. Propos de religionnaire.</text:span></text:p>
      <text:p text:style-name="P1843">Voici l’anecdote du repas au Vatican :</text:p>
      <text:p text:style-name="quote">« Pour l’exécution de son projet, le pape se heurta à une première difficulté. L’usage des fauteuils, en présence du pontife, étant exclusivement réservé aux souverains régnants, les autres personnages devaient se contenter d’une chaise à dossier bas et sans appui pour les bras. Christine ne régnait plus, mais elle prétendait à tous les privilèges. En voulant lui rendre hommage il ne fallait pas risquer de la blesser. Alexandre VII appela le Bernin à son aide. Le créateur du<text:s/><text:span text:style-name="T1844">barocco</text:span><text:s/>se mit à l’œuvre et imagina un siège hybride, ni chaise ni fauteuil, beaucoup plus bas que celui du pape, mais ayant toutefois une apparence assez majestueuse pour ne pas éveiller les susceptibilités de la reine de Suède.</text:p>
      <text:p text:style-name="quote">Le repas eut lieu le 26 décembre 1655, dans la grande salle du Vatican, et voici la description qu’en donne Gualdo, historien de Christine :</text:p>
      <text:p text:style-name="quote">Les<text:s/>deux tables étaient distantes l’une de l’autre d’environ deux mains. Celle où était le pontife était de deux doigts plus haute que celle de la reine ;<text:s/>le pape était assis au milieu, sur un fauteuil en velours rouge et une grande estrade, haute<text:s/>d’une demi-main ;<text:s/>la reine s’assit sur le siège royal fabriqué expressément pour elle, du côté droit, sous le baldaquin, mais au ras du pavé sur un tapis. Don Antonio della Cuena donna à Sa Majesté la serviette, le marquis Ippolito Bentivoglio lui servit la coupe, et le comte Francesco Maria Santinelli fit le buffetier, c’est-à-dire l’<text:span text:style-name="T1845">assaggio</text:span><text:s/>(goûter aux mets avant de les passer). Le dîner fut proportionné à la grandeur d’un grand prince vis-à-vis d’une grande princesse. »</text:p>
      <text:p text:style-name="P1846">Ce cérémonial fut, à peu de choses près, celui qui fut suivi pour le repas que lui offrit Clément IX, le 9 décembre 1668,<text:s/>mais il manqua, et ce fut dommage, le<text:s/>« ni-chaise ni-fauteuil »<text:s/>du Bernin.</text:p>
      <text:soft-page-break/>
      <text:h text:style-name="Titre1" text:outline-level="1">Tome XXXIX, numéro 141, 1<text:span text:style-name="T1847">er</text:span> septembre 1901</text:h>
      <text:h text:style-name="Titre2" text:outline-level="2">Lettres allemandes.<text:s/><text:line-break/>W. Fred :<text:s/><text:span text:style-name="T1848">Giovanni Segantini</text:span>, Vienne, Wiener Verlag, K. 7. 20</text:h>
      <text:p text:style-name="term">id : article-1901-09-01_822</text:p>
      <text:p text:style-name="term">author : Albert, Henri (1869-1921)</text:p>
      <text:p text:style-name="term">signed : Henri Albert</text:p>
      <text:p text:style-name="term">section : Lettres allemandes</text:p>
      <text:p text:style-name="term">title : W. Fred :<text:s/><text:span text:style-name="T1849">Giovanni Segantini</text:span>, Vienne, Wiener Verlag, K. 7. 20</text:p>
      <text:p text:style-name="term">date :<text:s/>1901-09-01</text:p>
      <text:p text:style-name="term">ref :<text:s/>Tome XXXIX, numéro 141, 1<text:span text:style-name="T1850">er</text:span> septembre 1901, p. 819-824 [822-823]</text:p>
      <text:p text:style-name="byline"><text:span text:style-name="T1851">Henri Albert</text:span>.</text:p>
      <text:p text:style-name="bibl">Tome XXXIX, numéro 141, 1<text:span text:style-name="T1852">er</text:span> septembre 1901, p. 819-824 [822-823].</text:p>
      <text:p text:style-name="Corpsdetexte"><text:span text:style-name="T1853">Mais je retrouve le nom de<text:s/></text:span><text:span text:style-name="T1854">M. </text:span><text:span text:style-name="T1855">Fred sur une monographie consacrée à<text:s/></text:span><text:span text:style-name="T1856">Giovanni Segantini</text:span><text:span text:style-name="T1857">. Cela est luxueusement édité par le<text:s/></text:span><text:span text:style-name="T1858">Wiener Verlag</text:span><text:span text:style-name="T1859"><text:s/>et orné de nombreuses illustrations. Caron s</text:span><text:span text:style-name="T1860">’</text:span><text:span text:style-name="T1861">est souvenu que le peintre des Hautes-Alpes étant né à Arco, l</text:span><text:span text:style-name="T1862">’</text:span><text:span text:style-name="T1863">Autriche devait le considérer comme un de ses enfants, quoique, durant toute sa vie, elle ne s</text:span><text:span text:style-name="T1864">’</text:span><text:span text:style-name="T1865">en souciât que médiocrement. Pâtre dans sa première jeunesse, Segantini passe deux ans dans un orphelinat de Milan dont il s</text:span><text:span text:style-name="T1866">’</text:span><text:span text:style-name="T1867">échappe pour être repris l</text:span><text:span text:style-name="T1868">’</text:span><text:span text:style-name="T1869">année suivante. Plus tard il vend ses deux premières médailles d</text:span><text:span text:style-name="T1870">’</text:span><text:span text:style-name="T1871">or pour vivre et c</text:span><text:span text:style-name="T1872">’</text:span><text:span text:style-name="T1873">est à travers une jeunesse de terribles misères qu</text:span><text:span text:style-name="T1874">’</text:span><text:span text:style-name="T1875">il devient le grand peintre qu</text:span><text:span text:style-name="T1876">’</text:span><text:span text:style-name="T1877">il fut. On connaît fort peu de choses sur la vie de Segantini et<text:s/></text:span><text:span text:style-name="T1878">M. </text:span><text:span text:style-name="T1879">Fred nous en a rapporté tout ce que ses longues recherches lui ont permis de découvrir. Il analyse avec soin l</text:span><text:span text:style-name="T1880">’</text:span><text:span text:style-name="T1881">œuvre de l</text:span><text:span text:style-name="T1882">’</text:span><text:span text:style-name="T1883">artiste, mort prématurément avant d</text:span><text:span text:style-name="T1884">’</text:span><text:span text:style-name="T1885">avoir achevé sa tâche.</text:span></text:p>
      <text:h text:style-name="Titre1" text:outline-level="1">Tome XL, numéro 142, 1<text:span text:style-name="T1886">er</text:span> octobre 1901</text:h>
      <text:h text:style-name="Titre2" text:outline-level="2">Archéologie, voyages [extraits]</text:h>
      <text:p text:style-name="term">id : article-1901-10-01_205</text:p>
      <text:p text:style-name="term">author : Merki, Charles (18..-19..)</text:p>
      <text:p text:style-name="term">signed : Charles Merki</text:p>
      <text:p text:style-name="term">section : Archéologie, voyages</text:p>
      <text:p text:style-name="term">title :<text:s/>Archéologie, voyages<text:s/>[extraits]</text:p>
      <text:p text:style-name="term">date :<text:s/>1901-10-01</text:p>
      <text:p text:style-name="term">ref :<text:s/>Tome XL, numéro 142, 1<text:span text:style-name="T1887">er</text:span> octobre 1901, p. 205-211 [205-207, 208-210]</text:p>
      <text:p text:style-name="byline"><text:span text:style-name="T1888">Charles Merki</text:span>.</text:p>
      <text:p text:style-name="bibl">Tome XL, numéro 142, 1<text:span text:style-name="T1889">er</text:span> octobre 1901, p. 205-211 [205-207, 208-210].</text:p>
      <text:h text:style-name="Titre3" text:outline-level="3">Eugène Müntz :<text:s/><text:span text:style-name="T1890">Florence et la Toscane</text:span>, Hachette, 15 fr.</text:h>
      <text:p text:style-name="term">id : article-1901-10-01_205a</text:p>
      <text:soft-page-break/>
      <text:p text:style-name="term">author : Merki, Charles (18..-19..)</text:p>
      <text:p text:style-name="term">signed :<text:s/>Charles Merki</text:p>
      <text:p text:style-name="term">section : Archéologie, voyages</text:p>
      <text:p text:style-name="term">title :<text:s/>Eugène Müntz :<text:s/><text:span text:style-name="T1891">Florence et la Toscane</text:span>, Hachette, 15 fr.</text:p>
      <text:p text:style-name="term">date :<text:s/>1901-10-01</text:p>
      <text:p text:style-name="term">ref :<text:s/>Tome XL, numéro 142, 1<text:span text:style-name="T1892">er</text:span> octobre 1901, p. 205-211 [205-207]</text:p>
      <text:p text:style-name="Corpsdetexte"><text:span text:style-name="T1893">M. </text:span><text:span text:style-name="T1894">Eugène Müntz est peut-être l</text:span><text:span text:style-name="T1895">’</text:span><text:span text:style-name="T1896">homme de France qui connaît le mieux l</text:span><text:span text:style-name="T1897">’</text:span><text:span text:style-name="T1898">art italien des grandes époques du Moyen Âge et de la Renaissance. Il l</text:span><text:span text:style-name="T1899">’</text:span><text:span text:style-name="T1900">a étudié laborieusement par villes et par régions. Ses monographies, ses travaux excellents et toujours renouvelés depuis trente ans, sa grande<text:s/></text:span><text:span text:style-name="T1901">Histoire de l</text:span><text:span text:style-name="T1902">’</text:span><text:span text:style-name="T1903">Art</text:span><text:span text:style-name="T1904"><text:s/>qui est une des entreprises les plus honorables de la maison Hachette, lui valent une réputation d</text:span><text:span text:style-name="T1905">’</text:span><text:span text:style-name="T1906">historien et de critique d</text:span><text:span text:style-name="T1907">’</text:span><text:span text:style-name="T1908">art dont on peut dire,<text:s/></text:span><text:span text:style-name="T1909">— </text:span><text:span text:style-name="T1910">et ceci n</text:span><text:span text:style-name="T1911">’</text:span><text:span text:style-name="T1912">est pas un mince éloge au temps où nous sommes</text:span><text:span text:style-name="T1913"> !</text:span><text:span text:style-name="T1914"> </text:span><text:span text:style-name="T1915">—<text:s/></text:span><text:span text:style-name="T1916">qu</text:span><text:span text:style-name="T1917">’</text:span><text:span text:style-name="T1918">elle est une des rares qui ne soient pas usurpées.<text:s/></text:span><text:span text:style-name="T1919">— </text:span><text:span text:style-name="T1920">Nous aimons, au reste, ces classements et ces spécialisations</text:span><text:span text:style-name="T1921"> ;</text:span><text:span text:style-name="T1922"><text:s/>il semble aujourd</text:span><text:span text:style-name="T1923">’</text:span><text:span text:style-name="T1924">hui, tant les matières sont diverses, qu</text:span><text:span text:style-name="T1925">’</text:span><text:span text:style-name="T1926">on ne saurait avoir de compétence que sur un petit nombre de sujets, spécialement choisis et dont on aura fait une étude exclusive</text:span><text:span text:style-name="T1927"> ;</text:span><text:span text:style-name="T1928"><text:s/>les esprits encyclopédiques nous déroutent. Mais choisir un domaine aussi vaste que l</text:span><text:span text:style-name="T1929">’</text:span><text:span text:style-name="T1930">art italien en ses manifestations multiples durant quatre siècles, lorsque tant de villes ont été des centres de civilisation et les foyers distincts d</text:span><text:span text:style-name="T1931">’</text:span><text:span text:style-name="T1932">où rayonnèrent les arts dont notre civilisation occidentale est encore glorieuse</text:span><text:span text:style-name="T1933"> ;</text:span><text:span text:style-name="T1934"><text:s/>acquérir une connaissance si certaine des artistes, de leur temps, de leurs œuvres, du mouvement qu</text:span><text:span text:style-name="T1935">’</text:span><text:span text:style-name="T1936">ils créèrent ou subirent,<text:s/></text:span><text:span text:style-name="T1937">— </text:span><text:span text:style-name="T1938">qu</text:span><text:span text:style-name="T1939">’</text:span><text:span text:style-name="T1940">on mérite d</text:span><text:span text:style-name="T1941">’</text:span><text:span text:style-name="T1942">être consulté comme leur meilleur interprète, c</text:span><text:span text:style-name="T1943">’</text:span><text:span text:style-name="T1944">est plus que de la spécialisation</text:span><text:span text:style-name="T1945"> ;</text:span><text:span text:style-name="T1946"><text:s/>c</text:span><text:span text:style-name="T1947">’</text:span><text:span text:style-name="T1948">est le travail d</text:span><text:span text:style-name="T1949">’</text:span><text:span text:style-name="T1950">un esprit étendu autant que lucide, heureux de comparer et de comprendre,<text:s/></text:span><text:span text:style-name="T1951">— </text:span><text:span text:style-name="T1952">le propre d</text:span><text:span text:style-name="T1953">’</text:span><text:span text:style-name="T1954">une intelligence dont le commerce sera non seulement agréable toujours, mais susceptible encore de nous profiter. J</text:span><text:span text:style-name="T1955">’</text:span><text:span text:style-name="T1956">insiste sur cet avantage immédiat, car les livres dans lesquels on peut apprendre quelque chose et s</text:span><text:span text:style-name="T1957">’</text:span><text:span text:style-name="T1958">augmenter soi-même sont peu nombreux. Or avec ceux de<text:s/></text:span><text:span text:style-name="T1959">M. </text:span><text:span text:style-name="T1960">Müntz, on est assuré de ne pas perdre son temps</text:span><text:span text:style-name="T1961"> ;</text:span><text:span text:style-name="T1962"><text:s/>même sous la forme apparemment superficielle de notes crayonnées en voyage, les renseignements qu</text:span><text:span text:style-name="T1963">’</text:span><text:span text:style-name="T1964">ils fournissent sont infinis. Je ne m</text:span><text:span text:style-name="T1965">’</text:span><text:span text:style-name="T1966">étendrai pas</text:span><text:span text:style-name="T1967"><text:s/></text:span><text:span text:style-name="T1968">autrement sur Florence et la Toscane, qui n</text:span><text:span text:style-name="T1969">’</text:span><text:span text:style-name="T1970">est qu</text:span><text:span text:style-name="T1971">’</text:span><text:span text:style-name="T1972">une réédition, mise au courant d</text:span><text:span text:style-name="T1973">’</text:span><text:span text:style-name="T1974">ailleurs des faits les plus actuels et que son prix relativement modique met, selon la formule, à la portée de tous. Mais, il faut dire combien<text:s/></text:span><text:span text:style-name="T1975">M. </text:span><text:span text:style-name="T1976">Müntz est un guide sûr et digne d</text:span><text:span text:style-name="T1977">’</text:span><text:span text:style-name="T1978">être adopté</text:span><text:span text:style-name="T1979"> ;</text:span><text:span text:style-name="T1980"><text:s/>avec quel plaisir on le suit dans ses explorations de Pise, Sienne, Lucques, et de toutes les petites villes de la Toscane</text:span><text:span text:style-name="T1981"> :</text:span><text:span text:style-name="T1982"><text:s/>Volterra, Pienze, Arezzo, Fiézole, Poppi, Pistoja</text:span><text:span text:style-name="T1983"> ;</text:span><text:span text:style-name="T1984"><text:s/>de Florence surtout qui est un musée unique en Italie et en Europe, et où il faut raccompagner pas à pas.<text:s/></text:span><text:span text:style-name="T1985">M. </text:span><text:span text:style-name="T1986">Müntz a fait enfin pour l</text:span><text:span text:style-name="T1987">’</text:span><text:span text:style-name="T1988">Italie ce que nous voudrions tant voir faire pour la France</text:span><text:span text:style-name="T1989"> ;</text:span><text:span text:style-name="T1990"><text:s/>il a essayé de ramener l</text:span><text:span text:style-name="T1991">’</text:span><text:span text:style-name="T1992">attention sur des petites villes historiques, dédaignées des touristes parce que leurs Manuels ne les célèbrent pas, situées en dehors des<text:s/></text:span><text:soft-page-break/><text:span text:style-name="T1993">grandes voies de communication, et qui se sont assoupies, leur rôle terminé, gardant intact leur physionomie d</text:span><text:span text:style-name="T1994">’</text:span><text:span text:style-name="T1995">autrefois. Presque toutes, ici et là, recèlent des chefs-d</text:span><text:span text:style-name="T1996">’</text:span><text:span text:style-name="T1997">œuvre et méritent qu</text:span><text:span text:style-name="T1998">’</text:span><text:span text:style-name="T1999">on s</text:span><text:span text:style-name="T2000">’</text:span><text:span text:style-name="T2001">y attarde</text:span><text:span text:style-name="T2002"> ;</text:span><text:span text:style-name="T2003"><text:s/>mais tandis qu</text:span><text:span text:style-name="T2004">’</text:span><text:span text:style-name="T2005">en France, après la Révolution qui a tant détruit, les bienfaits de la centralisation se sont fait sentir en dirigeant sur la capitale ou les villes les plus importantes, la presque totalité des choses transportables, en Italie, les petites villes offrent encore, avec leurs édifices demeurés debout, des œuvres de la statuaire, de la peinture, des arts mineurs, souvent si nombreuses qu</text:span><text:span text:style-name="T2006">’</text:span><text:span text:style-name="T2007">on ne peut parler que des principales, des œuvres de tout premier ordre, sous peine de ne donner que des énumérations fastidieuses.<text:s/></text:span><text:span text:style-name="T2008">— </text:span><text:span text:style-name="T2009">Une telle comparaison, aussi bien, doit-elle être entièrement à notre désavantage</text:span><text:span text:style-name="T2010"> ?</text:span><text:span text:style-name="T2011"><text:s/>Je crois qu</text:span><text:span text:style-name="T2012">’</text:span><text:span text:style-name="T2013">il ne faut pas se hâter de conclure. La France en effet, même après de terribles ravages, conserve d</text:span><text:span text:style-name="T2014">’</text:span><text:span text:style-name="T2015">admirables édifices, jusque dans de très petites villes, dans des bourgs et des villages, alors qu</text:span><text:span text:style-name="T2016">’</text:span><text:span text:style-name="T2017">en Italie l</text:span><text:span text:style-name="T2018">’</text:span><text:span text:style-name="T2019">art monumental n</text:span><text:span text:style-name="T2020">’</text:span><text:span text:style-name="T2021">existe pour ainsi dire pas. Que sont les cathédrales de Sienne et de Florence, le dôme de Pise, les églises romaines à côté de nos cathédrales du nord</text:span><text:span text:style-name="T2022"> ?</text:span><text:span text:style-name="T2023"><text:s/>C</text:span><text:span text:style-name="T2024">’</text:span><text:span text:style-name="T2025">est en France, dans les villes du Rhin et de Belgique, en Angleterre, qu</text:span><text:span text:style-name="T2026">’</text:span><text:span text:style-name="T2027">il faut étudier les églises du style gothique</text:span><text:span text:style-name="T2028"> ;</text:span><text:span text:style-name="T2029"><text:s/>à Sienne où on l</text:span><text:span text:style-name="T2030">’</text:span><text:span text:style-name="T2031">employa, il est dépaysé, presque ridicule. Les églises italiennes valent surtout par la matière employée, la richesse de la décoration, les marbres, les mosaïques</text:span><text:span text:style-name="T2032"> ;</text:span><text:span text:style-name="T2033"><text:s/>à l</text:span><text:span text:style-name="T2034">’</text:span><text:span text:style-name="T2035">intérieur par les œuvres qu</text:span><text:span text:style-name="T2036">’</text:span><text:span text:style-name="T2037">y accumulèrent des générations d</text:span><text:span text:style-name="T2038">’</text:span><text:span text:style-name="T2039">artistes</text:span><text:span text:style-name="T2040"> ;</text:span><text:span text:style-name="T2041"><text:s/>la plupart n</text:span><text:span text:style-name="T2042">’</text:span><text:span text:style-name="T2043">ont pas même de façade</text:span><text:span text:style-name="T2044"> ;</text:span><text:span text:style-name="T2045"><text:s/>elles sont plates et lourdes, gardent l</text:span><text:span text:style-name="T2046">’</text:span><text:span text:style-name="T2047">aspect écrasé des anciennes basiliques</text:span><text:span text:style-name="T2048"> ;</text:span><text:span text:style-name="T2049"><text:s/>et même les très belles œuvres architecturales, si exceptionnelles, que l</text:span><text:span text:style-name="T2050">’</text:span><text:span text:style-name="T2051">on a coutume de citer pour l</text:span><text:span text:style-name="T2052">’</text:span><text:span text:style-name="T2053">Italie, les palais Vénitiens et Saint-Marc, le Baptistère et le Campo-Santo de Pisene viennent point modifier cette impression générale</text:span><text:span text:style-name="T2054"> ;</text:span><text:span text:style-name="T2055"><text:s/>l</text:span><text:span text:style-name="T2056">’</text:span><text:span text:style-name="T2057">architecture italienne n</text:span><text:span text:style-name="T2058">’</text:span><text:span text:style-name="T2059">a jamais connu la grandeur et la beauté des lignes.<text:s/></text:span><text:span text:style-name="T2060">— </text:span><text:span text:style-name="T2061">C</text:span><text:span text:style-name="T2062">’</text:span><text:span text:style-name="T2063">est dire que les illustrations rendent très mal un art qui ne vécut que par la couleur et que la plupart des monuments de Toscane dont parle<text:s/></text:span><text:span text:style-name="T2064">M. Mü</text:span><text:span text:style-name="T2065">ntz demeureront toujours inconnus à quiconque n</text:span><text:span text:style-name="T2066">’</text:span><text:span text:style-name="T2067">en saurait avoir la vue directe. On goûtera les formes heureuses de quelques édifices comme le Palais Vieux et le palais du Bargello, à Florence, le palais Tolomei à Sienne, le pittoresque de certaines rues et des aspects de ces vieilles villes, comme à Florence le Ponte-Vecchio, l</text:span><text:span text:style-name="T2068">’</text:span><text:span text:style-name="T2069">oratoire d</text:span><text:span text:style-name="T2070">’</text:span><text:span text:style-name="T2071">Or Saint-Michele</text:span><text:span text:style-name="T2072"> ;</text:span><text:span text:style-name="T2073"><text:s/>mais comment rendre une chose aussi spéciale que le Dôme de Pise, mesquin comme bâtisse et décoré d</text:span><text:span text:style-name="T2074">’</text:span><text:span text:style-name="T2075">une marqueterie polychrome à motifs géométriques, pavé d</text:span><text:span text:style-name="T2076">’</text:span><text:span text:style-name="T2077">une mosaïque imitant les plus riches tapis de l</text:span><text:span text:style-name="T2078">’</text:span><text:span text:style-name="T2079">Orient, les parois couvertes de cubes d</text:span><text:span text:style-name="T2080">’</text:span><text:span text:style-name="T2081">émail avec des touches d</text:span><text:span text:style-name="T2082">’</text:span><text:span text:style-name="T2083">or et d</text:span><text:span text:style-name="T2084">’</text:span><text:span text:style-name="T2085">argent, dont l</text:span><text:span text:style-name="T2086">’</text:span><text:span text:style-name="T2087">ensemble resplendit comme un gigantesque écrin</text:span><text:span text:style-name="T2088"> ?</text:span><text:span text:style-name="T2089"><text:s/></text:span><text:span text:style-name="T2090">— </text:span><text:span text:style-name="T2091">N</text:span><text:span text:style-name="T2092">’</text:span><text:span text:style-name="T2093">est-ce pas d</text:span><text:span text:style-name="T2094">’</text:span><text:span text:style-name="T2095">un art curieux, un peu étrange et dans lequel, à côté d</text:span><text:span text:style-name="T2096">’</text:span><text:span text:style-name="T2097">œuvres d</text:span><text:span text:style-name="T2098">’</text:span><text:span text:style-name="T2099">une beauté incontestable, on est choqué tout à coup par un étalage barbare de clinquant</text:span><text:span text:style-name="T2100"> ?</text:span></text:p>
      <text:soft-page-break/>
      <text:p text:style-name="P2101">Il faudrait ajouter quelques mots sur les reproductions de peinture et sculpture données par<text:s/>M. Müntz. Elles sont légion. Mais telle est l’abondance de sa documentation malgré tout qu’on les trouve trop peu nombreuses. C’est en dire le prix, et en même temps c’est dire la suprême habileté d’un écrivain qui, dans une pareille matière, ayant donné à profusion, nous laisse avec le désir de recevoir encore.</text:p>
      <text:h text:style-name="Titre3" text:outline-level="3">G. Weichardt :<text:s/><text:span text:style-name="T2102">Le palais de Tibère à Capri</text:span>, Schleicher, 12 fr. 50</text:h>
      <text:p text:style-name="term">id : article-1901-10-01_208</text:p>
      <text:p text:style-name="term">author : Merki, Charles (18..-19..)</text:p>
      <text:p text:style-name="term">signed :<text:s/>Charles Merki</text:p>
      <text:p text:style-name="term">section : Archéologie, voyages</text:p>
      <text:p text:style-name="term">title :<text:s/>G. Weichardt :<text:s/><text:span text:style-name="T2103">Le palais de Tibère à Capri</text:span>, Schleicher, 12 fr. 50</text:p>
      <text:p text:style-name="term">date :<text:s/>1901-10-01</text:p>
      <text:p text:style-name="term">ref :<text:s/>Tome XL, numéro 142, 1<text:span text:style-name="T2104">er</text:span> octobre 1901, p. 205-211 [208-210]</text:p>
      <text:p text:style-name="P2105">Dans les publications d’art et cette fois nous venant d’Allemagne, je dois mentionner encore Le Palais de Tibère et autres édifices romains de Capri, par<text:s/>G. Weichardt, de qui l’on connaît déjà les travaux consciencieux sur Pompéi. C’est, dit l’auteur, une restitution dont le rapport avec les choses véritables de l’antiquité est à peu près celui d’un roman historique à l’histoire réelle.<text:s/>M. Weichardt, toutefois, a utilisé tout ce qu’il a pu réunir de renseignements historiques et archéologiques sur Capri, et sa restauration nous donne une idée probablement très juste de ce qu’était l’île à<text:s/>l’époque romaine,<text:s/>— couverte de palais, de villas, de villes et de jardins, et dominée par le palais de Tibère, la<text:s/>« villa Jovis », où, nous apprend Suétone, l’empereur s’amusait si délicatement avec<text:s/>« ses petits poissons ».<text:s/>— Les restes du palais de Tibère constituent les plus importantes ruines de Capri,<text:s/>— dont le niveau au-dessus de la mer a fort varié au cours des siècles, d’abord plus élevé, s’enfonçant ensuite pour se relever partiellement, si bien que des édifices romains qui bordaient le rivage sont restés recouverts par 6 m.<text:s/>d’eau. Mais des débris nombreux, des substructions de monuments remontant pour la plupart au règne d’Auguste ont été reconnus et fouillés, en différents points de l’île ;<text:s/>on en cite à la Certosa, sur le monte Castiglione, sur le monte Michele, à la punta Tragara ;<text:s/>un escalier gigantesque, dont 159 marches existent encore et sont utilisées par les habitants, de préférence à la route moderne, conduisait de la mer à l’antique Caprée, et de là jusqu’à Anacaprée, à une altitude de 270 mètres. Quant au palais de Tibère, qui étageait ses constructions, ses colonnades, ses portiques, ses colonnes triomphales à la pointe d’un rocher surplombant à 300 mètres le niveau de la mer, c’était bien le nid d’aigle qu’on pouvait rêver pour le César vieilli, soupçonneux, misanthrope, ruiné de débauches, poursuivi par le souvenir de ses crimes,<text:s/>— et cette ville tragique, par sa somptuosité fabuleuse autant que par la beauté de ses lignes, au sommet de ce promontoire pittoresque, vient heureusement réhabiliter, dans<text:s/><text:soft-page-break/>les planches de<text:s/>M. Weichardt, l’art romain que tant de froides et maladroites imitations depuis trois siècles nous avaient fait prendre en horreur.<text:s/>— Aussi bien, le souvenir de Tibère pèse aujourd’hui encore sur l’île ensoleillée. On fait le signe de la croix quand on parle du tyran païen dont la cruauté et la sensualité ont été même exagérées dans l’imagination populaire. Il a sa légende et, dit-on, la statue équestre de l’empereur, d’une valeur inestimable, toute en or et avec des pupilles de diamant, se trouve dans une cavité sous le château. Un jeune pêcheur, égaré dans les roches, l’a vue un jour par une ouverture ;<text:s/>il n’a jamais retrouvé son chemin. Comme dans la tradition allemande sur Frédéric Barberousse, Tibère se réveillera, le temps venu, et sortira tout armé de la montagne. Alors ce sera une ère de prospérité et le plus pauvre pêcheur de l’île aura droit à ses richesses.</text:p>
      <text:p text:style-name="P2106">Ce volume, paru,<text:s/>à la librairie Schleicher, a été imprimé à Leipzig et ornementé par les élèves de l’Académie des Beaux-Arts. Il en faut louer la beauté curieuse, peut-être un peu lourde, mais qui s’harmonise fort justement avec le travail de<text:s/>M. Weichardt.<text:s/>— Hélas !<text:s/>il n’est guère que l’Allemagne pour nous donner de telles éditions ;<text:s/>ici nous devons nous contenter<text:s/>« du papier à chandelle et des souliers à clous de l’Auvergnat »<text:s/>dont parlait Huysmans ;<text:s/>— et encore nous n’en avons pas toujours.</text:p>
      <text:h text:style-name="Titre2" text:outline-level="2">Publications d’art.<text:s/><text:line-break/>André Mellerio :<text:s/><text:span text:style-name="T2107">Rome, la question d’art et la question politique</text:span>, Henri Floury, 2 fr. 50</text:h>
      <text:p text:style-name="term">id : article-1901-10-01_242</text:p>
      <text:p text:style-name="term">author :<text:s/><text:span text:style-name="T2108">Rambosson, Yvanhoé (1872-1943)</text:span></text:p>
      <text:p text:style-name="term">signed :<text:s/>Yvanhoé Rambosson</text:p>
      <text:p text:style-name="term">section :<text:s/>Publications d’art</text:p>
      <text:p text:style-name="term">title :<text:s/>André Mellerio :<text:s/><text:span text:style-name="T2109">Rome, la question d’art et la question politique</text:span>, Henri Floury, 2 fr. 50</text:p>
      <text:p text:style-name="term">date :<text:s/>1901-10-01</text:p>
      <text:p text:style-name="term">ref :<text:s/>Tome XL, numéro 142, 1<text:span text:style-name="T2110">er</text:span> octobre 1901, p. 241-246 [242]</text:p>
      <text:p text:style-name="P2111">Yvanhoé<text:s/>Rambosson.</text:p>
      <text:p text:style-name="bibl">Tome XL, numéro 142, 1<text:span text:style-name="T2112">er</text:span> octobre 1901, p. 241-246 [242].</text:p>
      <text:p text:style-name="Corpsdetexte"><text:span text:style-name="T2113">Dans une plaquette fournie sur<text:s/></text:span><text:span text:style-name="T2114">Rome, la question d’art et la question politique</text:span><text:span text:style-name="T2115">,<text:s/></text:span><text:span text:style-name="T2116">M. </text:span><text:span text:style-name="T2117">André Mellerio, esprit sagace et critique averti, étudie le fonctionnement et l</text:span><text:span text:style-name="T2118">’</text:span><text:span text:style-name="T2119">état des musées italiens, aussi bien nationaux que pontificaux, tant au point de vue matériel qu</text:span><text:span text:style-name="T2120">’</text:span><text:span text:style-name="T2121">intellectuel</text:span><text:span text:style-name="T2122"> ;</text:span><text:span text:style-name="T2123"><text:s/>il s</text:span><text:span text:style-name="T2124">’</text:span><text:span text:style-name="T2125">élève avec raison contre le mauvais goût des édifices nouveaux et contre les destructions qui viennent défigurer la Rome artistique et il étudie quelles seraient pour la Ville éternelle les conséquences des divers changements politiques possibles. Un profitable appendice groupe un certain nombre de documents sur la législation italienne vis-à-vis des questions d</text:span><text:span text:style-name="T2126">’</text:span><text:span text:style-name="T2127">art.</text:span></text:p>
      <text:soft-page-break/>
      <text:h text:style-name="Titre2" text:outline-level="2">Lettres italiennes</text:h>
      <text:p text:style-name="term">id : article-1901-10-01_258</text:p>
      <text:p text:style-name="term">author :<text:s/><text:span text:style-name="T2128">Zùccoli, Luciano (1868-1929)</text:span></text:p>
      <text:p text:style-name="term">signed : Luciano<text:s/><text:span text:style-name="T2129">Zùccoli</text:span></text:p>
      <text:p text:style-name="term">section :<text:s/>Lettres italiennes</text:p>
      <text:p text:style-name="term">title :<text:s/>Lettres italiennes</text:p>
      <text:p text:style-name="term">date : 1901-10-01</text:p>
      <text:p text:style-name="term">ref : Tome XL, numéro 142, 1<text:span text:style-name="T2130">er</text:span> octobre 1901, p. 258-262</text:p>
      <text:p text:style-name="byline"><text:span text:style-name="T2131">Luciano Zùccoli</text:span>.</text:p>
      <text:p text:style-name="bibl">Tome XL, numéro 142, 1<text:span text:style-name="T2132">er</text:span> octobre 1901, p. 258-262.</text:p>
      <text:h text:style-name="Titre3" text:outline-level="3">Antonio Fogazzaro :<text:s/><text:span text:style-name="T2133">Piccolo mondo moderno</text:span></text:h>
      <text:p text:style-name="term">id : article-1901-10-01_258a</text:p>
      <text:p text:style-name="term">author :<text:s/><text:span text:style-name="T2134">Zùccoli, Luciano (1868-1929)</text:span></text:p>
      <text:p text:style-name="term">signed : Luciano<text:s/><text:span text:style-name="T2135">Zùccoli</text:span></text:p>
      <text:p text:style-name="term">section : Lettres italiennes</text:p>
      <text:p text:style-name="term">title : Antonio Fogazzaro :<text:s/><text:span text:style-name="T2136">Piccolo mondo moderno</text:span></text:p>
      <text:p text:style-name="term">date :<text:s/>1901-10-01</text:p>
      <text:p text:style-name="term">ref :<text:s/>Tome XL, numéro 142, 1<text:span text:style-name="T2137">er</text:span> octobre 1901, p. 258-262 [258-259]</text:p>
      <text:p text:style-name="P2138">Depuis quelques mois je suis bien sage, mes chroniques ont été respectueuses, calmes, dignes. Je tiens à déclarer que la faute n’en est pas à moi :<text:s/>je me suis rencontré avec des livres et des auteurs qui me plaisaient, qui étaient donc très bien, et qui n’excitaient aucunement l’envie de danser autour une toute petite danse ironique. Mes amis de Milan, de Florence, de Rome, de Naples… (voit-on assez que je suis un auteur lu dans les villes les plus intellectuelles d’Italie ?) mes amis étaient un peu interdits par cette chance qui présidait à mes lectures ;<text:s/>et c’est probablement pourquoi ils m’ont provisoirement conseillé la lecture des romans dont je vais parler.</text:p>
      <text:p text:style-name="Corpsdetexte"><text:span text:style-name="T2139">Ayant acquis par de longs mois de paix le droit de me soulager avec quelque peu de médisance, je suis heureux de pouvoir exprimer mon manque absolu d</text:span><text:span text:style-name="T2140">’</text:span><text:span text:style-name="T2141">admiration pour le dernier roman de<text:s/></text:span><text:span text:style-name="T2142">M. </text:span><text:span text:style-name="T2143">Fogazzaro,<text:s/></text:span><text:span text:style-name="T2144">Piccolo mondo moderno</text:span><text:span text:style-name="T2145">. J</text:span><text:span text:style-name="T2146">’</text:span><text:span text:style-name="T2147">avais à peine lu un roman français profondément catholique et voici que<text:s/></text:span><text:span text:style-name="T2148">Piccolo mondo moderno</text:span><text:span text:style-name="T2149">… (Je demande la permission d</text:span><text:span text:style-name="T2150">’</text:span><text:span text:style-name="T2151">indiquer ce livre par ses initiales<text:s/></text:span><text:span text:style-name="T2152">P. </text:span><text:span text:style-name="T2153">M. </text:span><text:span text:style-name="T2154">M</text:span><text:span text:style-name="T2155">., ce qui peut rappeler la marque d</text:span><text:span text:style-name="T2156">’</text:span><text:span text:style-name="T2157">une fabrique d</text:span><text:span text:style-name="T2158">’</text:span><text:span text:style-name="T2159">automobiles ou un réseau du chemin de fer, mais c</text:span><text:span text:style-name="T2160">’</text:span><text:span text:style-name="T2161">est infiniment plus court que le titre tout entier.) Et voici donc que<text:s/></text:span><text:span text:style-name="T2162">P. </text:span><text:span text:style-name="T2163">M. M.</text:span><text:span text:style-name="T2164"><text:s/></text:span><text:span text:style-name="T2165">me rejette dans ce monde clérical, parmi ces catholiques lascifs et ignorants, cruels et lâches, scrupuleux et asexuels, qui m</text:span><text:span text:style-name="T2166">’</text:span><text:span text:style-name="T2167">ont donné tant de mal en lisant le roman, d</text:span><text:span text:style-name="T2168">’</text:span><text:span text:style-name="T2169">ailleurs admirable, de l</text:span><text:span text:style-name="T2170">’</text:span><text:span text:style-name="T2171">auteur français.</text:span></text:p>
      <text:p text:style-name="P2172">J’avoue, avec une franchise abominable, que si<text:s/>M. Fogazzaro n’écrivait que pour moi, il pourrait bien, à l’heure qu’il est, se passer de tremper la plume dans l’encrier ;<text:s/>mais j’ai le vague soupçon qu’il y a des milliers et des milliers de lecteurs qui prennent un plaisir fou aux<text:s/><text:soft-page-break/>aventures mi-religieuses mi-politiques des personnages du roman de<text:s/>M. Fogazzaro. Il doit y avoir tout un monde que ce genre de livres excite à commettre un tas d’incroyables bêtises, telles qu’à porter autour des flancs un cilice, comme le protagoniste du roman français, ou à se brûler le bras à la flamme d’une chandelle, comme le protagoniste du roman de<text:s/>M. Fogazzaro, pour échapper aux tentations d’une jolie femme de chambre.</text:p>
      <text:p text:style-name="Corpsdetexte"><text:span text:style-name="T2173">Je suis loin de nier le mérite littéraire du<text:s/></text:span><text:span text:style-name="T2174">Piccolo Mondo Moderno</text:span><text:span text:style-name="T2175">.<text:s/></text:span><text:span text:style-name="T2176">M. </text:span><text:span text:style-name="T2177">Fogazzaro, indépendant et personnel, est indéniablement un artiste</text:span><text:span text:style-name="T2178"> :</text:span><text:span text:style-name="T2179"><text:s/>il fait vivre une quantité de types avec une aisance parfaite, quoique on puisse observer qu</text:span><text:span text:style-name="T2180">’</text:span><text:span text:style-name="T2181">il se plaît trop aux milieux restreints, aux figurines humbles, plaisantes, inoffensives, ce qui fait penser à un plateau chinois patiemment historié. Mais en lisant ce roman, on irait qu</text:span><text:span text:style-name="T2182">’</text:span><text:span text:style-name="T2183">il faut se faire un cas de conscience de chacune de nos occupations quotidiennes et déranger le bon Dieu pour qu</text:span><text:span text:style-name="T2184">’</text:span><text:span text:style-name="T2185">il nous assiste à chaque pas et nous accompagne dans tous les coins où nos plaisirs et nos affaires nous traînent.</text:span></text:p>
      <text:h text:style-name="Titre3" text:outline-level="3">Remigio Zena :<text:s/><text:span text:style-name="T2186">L’Apostolo</text:span></text:h>
      <text:p text:style-name="term">id : article-1901-10-01_259</text:p>
      <text:p text:style-name="term">author :<text:s/><text:span text:style-name="T2187">Zùccoli, Luciano (1868-1929)</text:span></text:p>
      <text:p text:style-name="term">signed : Luciano<text:s/><text:span text:style-name="T2188">Zùccoli</text:span></text:p>
      <text:p text:style-name="term">section :<text:s/>Lettres italiennes</text:p>
      <text:p text:style-name="term">title :<text:s/><text:span text:style-name="T2189">Remigio Zena</text:span><text:span text:style-name="T2190"> :</text:span><text:span text:style-name="T2191"><text:s/></text:span><text:span text:style-name="T2192">L</text:span><text:span text:style-name="T2193">’</text:span><text:span text:style-name="T2194">Apostolo</text:span></text:p>
      <text:p text:style-name="term">date :<text:s/>1901-10-01</text:p>
      <text:p text:style-name="term">ref :<text:s/>Tome XL, numéro 142, 1<text:span text:style-name="T2195">er</text:span> octobre 1901, p. 258-262 [259-261]</text:p>
      <text:p text:style-name="Corpsdetexte"><text:span text:style-name="T2196">Plus rusé, et donc moins irritant, bien que dévoué lui aussi à l</text:span><text:span text:style-name="T2197">’</text:span><text:span text:style-name="T2198">Église, voici<text:s/></text:span><text:span text:style-name="T2199">M. </text:span><text:span text:style-name="T2200">Remigio Zena avec son<text:s/></text:span><text:span text:style-name="T2201">Apostolo</text:span><text:span text:style-name="T2202">.<text:s/></text:span><text:span text:style-name="T2203">M. </text:span><text:span text:style-name="T2204">Remigio Zena, que j</text:span><text:span text:style-name="T2205">’</text:span><text:span text:style-name="T2206">ai eu le plaisir de connaître personnellement à Milan il y a six ou sept ans, appartient à l</text:span><text:span text:style-name="T2207">’</text:span><text:span text:style-name="T2208">aristocratie génoise et occupe une haute charge dans l</text:span><text:span text:style-name="T2209">’</text:span><text:span text:style-name="T2210">armée italienne. Bref, il n</text:span><text:span text:style-name="T2211">’</text:span><text:span text:style-name="T2212">est autre que le marquis Gaspare Invrea, mais en littérature on doit soigneusement l</text:span><text:span text:style-name="T2213">’</text:span><text:span text:style-name="T2214">ignorer</text:span><text:span text:style-name="T2215"> :</text:span><text:span text:style-name="T2216"><text:s/>sous son pseudonyme de Remigio Zena, il a publié un recueil de vers curieusement originaux,<text:s/></text:span><text:span text:style-name="T2217">Le Pellegrine</text:span><text:span text:style-name="T2218">, qui donnaient une impression subjective et pourtant très spontanée de son séjour dans l</text:span><text:span text:style-name="T2219">’</text:span><text:span text:style-name="T2220">Afrique italienne</text:span><text:span text:style-name="T2221"> ;</text:span><text:span text:style-name="T2222"><text:s/>il exploita de cette manière une région presque inconnue à<text:s/></text:span><text:span text:style-name="T2223">l</text:span><text:span text:style-name="T2224">a</text:span><text:span text:style-name="T2225"><text:s/></text:span><text:span text:style-name="T2226">grande majorité de ses lecteurs, en se montrant poète bizarre, hardi, spirituel, piquant. Le succès fut double et la critique professionnelle et le public saluèrent ce recueil avec une sympathie très marquée. J</text:span><text:span text:style-name="T2227">’</text:span><text:span text:style-name="T2228">ai entendu, encore dernièrement, quelques hommes politiques,<text:s/></text:span><text:span text:style-name="T2229">— </text:span><text:span text:style-name="T2230">(voit-on assez que je vis, à Rome, dans les coulisses du monde parlementaire</text:span><text:span text:style-name="T2231"> ?) —<text:s/></text:span><text:span text:style-name="T2232">j</text:span><text:span text:style-name="T2233">’</text:span><text:span text:style-name="T2234">ai entendu des hommes politiques rappeler les vers de Remigio Zena avec un plaisir qui témoignait de leur admiration. Mais avec le roman<text:s/></text:span><text:span text:style-name="T2235">L’</text:span><text:span text:style-name="T2236">Apostolo</text:span><text:span text:style-name="T2237">, il vient de se placer parmi nos romanciers les plus en vue</text:span><text:span text:style-name="T2238"> ;</text:span><text:span text:style-name="T2239"><text:s/>il s</text:span><text:span text:style-name="T2240">’</text:span><text:span text:style-name="T2241">agit vraiment d</text:span><text:span text:style-name="T2242">’un travail s</text:span><text:span text:style-name="T2243">olide, mis en juste lumière, indépendant de toute école et des préoccupations<text:s/></text:span><text:soft-page-break/><text:span text:style-name="T2244">exclusivement propagandistes.</text:span></text:p>
      <text:p text:style-name="Corpsdetexte"><text:span text:style-name="T2245">La vie fourmillante et infatigable du monde catholique à Rome, de ce monde qui donna tant de peine à<text:s/></text:span><text:span text:style-name="T2246">M. </text:span><text:span text:style-name="T2247">Zola, lequel en eut une vision étrangement puérile,<text:s/></text:span><text:span text:style-name="T2248">— </text:span><text:span text:style-name="T2249">est le décor du roman de Remigio Zena. Celui-ci, qui le connaît bien, car il y a des liens de famille et d</text:span><text:span text:style-name="T2250">’</text:span><text:span text:style-name="T2251">habitudes, peint ce grand tableau d</text:span><text:span text:style-name="T2252">’</text:span><text:span text:style-name="T2253">une main vigoureuse</text:span><text:span text:style-name="T2254"> :</text:span><text:span text:style-name="T2255"><text:s/>tous y entrent, sénateurs, députés, journalistes, prélats, cardinaux, zélateurs laïques, aventuriers et aventurières, aristocrates de la plus vieille souche et rastaquouères. C</text:span><text:span text:style-name="T2256">’</text:span><text:span text:style-name="T2257">est Rome à l</text:span><text:span text:style-name="T2258">’</text:span><text:span text:style-name="T2259">époque des esclandres de la<text:s/></text:span><text:span text:style-name="T2260">Banca</text:span><text:span text:style-name="T2261"><text:s/></text:span><text:span text:style-name="T2262">Romana</text:span><text:span text:style-name="T2263">. (Entre nous, il y avait alors au ministère l</text:span><text:span text:style-name="T2264">’</text:span><text:span text:style-name="T2265">ineffable Giolitti</text:span><text:span text:style-name="T2266"> :</text:span><text:span text:style-name="T2267"><text:s/>et au moment où j</text:span><text:span text:style-name="T2268">’</text:span><text:span text:style-name="T2269">écris, le voici encore, mais remis à neuf, plus inconscient et plus pernicieux que jamais</text:span><text:span text:style-name="T2270"> !</text:span><text:span text:style-name="T2271">)<text:s/></text:span><text:span text:style-name="T2272">M. </text:span><text:span text:style-name="T2273">Remigio Zena nous promène dans cette énorme Bourse des affaires publiques, tandis que le drame de l</text:span><text:span text:style-name="T2274">’</text:span><text:span text:style-name="T2275">Apostolo</text:span><text:span text:style-name="T2276">, Marco Cybo, se développe sourdement sur ce fond de vie fiévreuse.</text:span></text:p>
      <text:p text:style-name="P2277">Marco Cybo est un apôtre discret et il ne nous ennuie pas avec ses tirades sur l’immortalité de l’âme ou sur les tourments de l’Enfer :<text:s/>tel l’a voulu son créateur spirituel et tel nous le voyons agir. Catholique fervent, il a les meilleures intentions d’entrer dans la Compagnie de Jésus, pour s’adonner entièrement au Roi des Cieux, et il déploie une énergie et une activité admirables dans les pèlerinages et dans les réunions pour accomplir cet apprentissage laïque qu’un cardinal lui conseille avant de dire un adieu définitif aux tentations de l’orgueil et de la chair. Mais Marco Cybo est jeune, et sur ce point le diable va lui livrer bataille (entre parenthèses, je crois que si on l’interrogeait, le diable, il serait bien étonné de voir qu’on le suppose encore si stupidement enthousiaste des âmes chrétiennes). La rencontre qu’il fait de la princesse roumaine Nicoletta Brancovenu, une adorable gamine arrivée on ne sait d’où avec sa mère, menace d’être fatale à l’apôtre.<text:s/>M. Remigio Zena a si savamment extériorisé les deux caractères de ces jeunes gens qu’ils<text:s/>restent dans ma mémoire avec leurs couleurs :<text:s/>lui tout noir et sombre ;<text:s/>elle toute riante et rouge. Tous deux s’éprennent rapidement l’un de l’autre :<text:s/>Rome prête à la passion son décor inoubliable de grandeur et de beauté. Mais le tas de préjugés qui est au fond de toute conscience catholique fait de Marco Cybo un lutteur acharné et opiniâtre contre cet amour, tandis que la petite princesse Brancovenu non seulement se plaît à aimer, mais elle sait étaler précocement une science de séduction exquise. Bref, après une série d’épisodes qui se nouent au brouhaha de la grande vie romaine, une dernière scène se passe dans un petit couvent aux environs de la ville, où Marco Cybo vient de se réfugier pour ses pratiques religieuses et où Nicoletta arrive à pénétrer grâce au désordre que la mort d’un religieux produit dans la maison. Lutte violente pour arracher le jeune homme aux méditations mystiques et pour lui offrir toute une vie de jeune et dévouée passion.<text:s/><text:soft-page-break/>Il va tomber sous l’élan de la jeune fille, lorsqu’on accourt l’appeler :<text:s/>le religieux mourant désire le voir une dernière fois, le fortifier dans sa croyance.</text:p>
      <text:p text:style-name="P2278">Nicoletta est vaincue :<text:s/>la mort avec toute sa majesté surnaturelle va le faire repentir, il n’écoutera plus la voix de l’amour et de la jeunesse. Et alors, tandis que Marco Cybo, s’arrachant aux bras de Nicoletta, monte rapidement voir l’ami qui se meurt, on entend un bruit sourd, le choc d’un corps qui tombe et s’écrase sur le pavé. Nicoletta vient de se jeter par la fenêtre.</text:p>
      <text:p text:style-name="P2279">Sincèrement, en dépit des préventions qu’on peut avoir contre les théories, d’ailleurs bien dissimulées, qui inspirent ce livre, le roman de Remigio Zena ne peut pas être facilement oublié :<text:s/>c’est le résultat d’une longue et impartiale observation, qui crée des types vivants, marqués, exacts.</text:p>
      <text:h text:style-name="Titre3" text:outline-level="3">Giustino Ferri :<text:s/><text:span text:style-name="T2280">Il Capolavoro</text:span></text:h>
      <text:p text:style-name="term">id : article-1901-10-01_261</text:p>
      <text:p text:style-name="term">author :<text:s/><text:span text:style-name="T2281">Zùccoli, Luciano (1868-1929)</text:span></text:p>
      <text:p text:style-name="term">signed : Luciano<text:s/><text:span text:style-name="T2282">Zùccoli</text:span></text:p>
      <text:p text:style-name="term">section : Lettres italiennes</text:p>
      <text:p text:style-name="term">title : Giust<text:span text:style-name="T2283">ino Ferri :<text:s/></text:span><text:span text:style-name="T2284">Il C</text:span><text:span text:style-name="T2285">apolavoro</text:span></text:p>
      <text:p text:style-name="term">date :<text:s/>1901-10-01</text:p>
      <text:p text:style-name="term">ref :<text:s/>Tome XL, numéro 142, 1<text:span text:style-name="T2286">er</text:span> octobre 1901, p. 258-262 [261-262]</text:p>
      <text:p text:style-name="Corpsdetexte"><text:span text:style-name="T2287">Il Capolavoro</text:span><text:span text:style-name="T2288">, par Giustino Ferri, que la<text:s/></text:span><text:span text:style-name="T2289">Société Éditrice Nationale</text:span><text:span text:style-name="T2290"><text:s/>de Rome, sous la direction de<text:s/></text:span><text:span text:style-name="T2291">M. G. de </text:span><text:span text:style-name="T2292">Rossi, vient de publier avec son élégance habituelle, nous fait regretter que le journalisme politique absorbe trop souvent cet écrivain souple, fantastique, spirituel. Ses romans, qui paraissent d</text:span><text:span text:style-name="T2293">’</text:span><text:span text:style-name="T2294">avance dans les feuilletons des journaux romains, ont ce seul défaut d</text:span><text:span text:style-name="T2295">’</text:span><text:span text:style-name="T2296">avoir quelques pages trop voulues, comme si la crainte de n</text:span><text:span text:style-name="T2297">’</text:span><text:span text:style-name="T2298">être pas assez et pas toujours intéressant avait hanté l</text:span><text:span text:style-name="T2299">’</text:span><text:span text:style-name="T2300">auteur. Mais lorsqu</text:span><text:span text:style-name="T2301">’</text:span><text:span text:style-name="T2302">il peut se soustraire à cette préoccupation,<text:s/></text:span><text:span text:style-name="T2303">M. </text:span><text:span text:style-name="T2304">Giustino Ferri a une personnalité robuste et un style à lui.</text:span></text:p>
      <text:p text:style-name="Corpsdetexte"><text:span text:style-name="T2305">Il Capolavoro</text:span><text:span text:style-name="T2306"><text:s/>raconte les aventures d</text:span><text:span text:style-name="T2307">’</text:span><text:span text:style-name="T2308">un gentilhomme catholique et détraqué, artiste et vicieux, qui, ayant trouvé une jeune fille pauvre et belle, veut en faire son<text:s/></text:span><text:span text:style-name="T2309">Capolavoro</text:span><text:span text:style-name="T2310">, son chef-d</text:span><text:span text:style-name="T2311">’</text:span><text:span text:style-name="T2312">œuvre, une création complexe d</text:span><text:span text:style-name="T2313">’</text:span><text:span text:style-name="T2314">intelligence, de méchanceté, de raffinement</text:span><text:span text:style-name="T2315"> :</text:span><text:span text:style-name="T2316"><text:s/>et la petite surpasse de telle manière l</text:span><text:span text:style-name="T2317">’</text:span><text:span text:style-name="T2318">attente de son maître, qu</text:span><text:span text:style-name="T2319">’</text:span><text:span text:style-name="T2320">après avoir été à lui et lui avoir fait commettre les bizarreries les plus dangereuses, elle lui échappe des mains et se jette à la grande vie d</text:span><text:span text:style-name="T2321">’</text:span><text:span text:style-name="T2322">aventures. C</text:span><text:span text:style-name="T2323">’</text:span><text:span text:style-name="T2324">est très curieux le caractère du gentilhomme, toujours en proie à des scrupules religieux qui rehaussent le goût poivré de ses exploitations féminines et débauchées</text:span><text:span text:style-name="T2325"> :</text:span><text:span text:style-name="T2326"><text:s/>mélange abominable de bigot et de lascif, qui semble être le pendant des bigots vertueux dont nous venons de voir les héroïsmes dans les œuvres de M</text:span><text:span text:style-name="T2327">M. </text:span><text:span text:style-name="T2328">Fogazzaro et Zena.<text:s/></text:span><text:soft-page-break/><text:span text:style-name="T2329">Probablement tous ont raison, nos auteurs</text:span><text:span text:style-name="T2330"> :</text:span><text:span text:style-name="T2331"><text:s/>il n</text:span><text:span text:style-name="T2332">’</text:span><text:span text:style-name="T2333">y a rien de plus invraisemblable dans les types des uns que dans celui de l</text:span><text:span text:style-name="T2334">’</text:span><text:span text:style-name="T2335">autre, et il y a cela de commun aux premiers et au second que, évidemment, le fanatisme catholique porte à des excès blâmables où la foi n</text:span><text:span text:style-name="T2336">’</text:span><text:span text:style-name="T2337">a rien à voir.</text:span></text:p>
      <text:p text:style-name="P2338">Au demeurant, il n’y a pas à craindre que<text:s/>M. Ferri nous serve des prêches :<text:s/>écrivain plein de goût et de verve, avec cet aimable scepticisme des hommes qui ont beaucoup vu et vécu, il cherche le beau où il le trouve, laissant aux moralistes la tâche malaisée de confondre l’art avec la vertu.</text:p>
      <text:h text:style-name="Titre3" text:outline-level="3">A. Rusconi et A. Valeri :<text:s/><text:span text:style-name="T2339">La Vita di Benvenuto Cellini</text:span></text:h>
      <text:p text:style-name="term">id : article-1901-10-01_261</text:p>
      <text:p text:style-name="term">author :<text:s/><text:span text:style-name="T2340">Zùccoli, Luciano (1868-1929)</text:span></text:p>
      <text:p text:style-name="term">signed : Luciano<text:s/><text:span text:style-name="T2341">Zùccoli</text:span></text:p>
      <text:p text:style-name="term">section : Lettres italiennes</text:p>
      <text:p text:style-name="term">title : A. Rusconi et A. Valeri :<text:s/><text:span text:style-name="T2342">La Vita di Benvenuto Cellini</text:span></text:p>
      <text:p text:style-name="term">date :<text:s/>1901-10-01</text:p>
      <text:p text:style-name="term">ref :<text:s/>Tome XL, numéro 142, 1<text:span text:style-name="T2343">er</text:span> octobre 1901, p. 258-262 [261-262]</text:p>
      <text:p text:style-name="Corpsdetexte"><text:span text:style-name="T2344">La même<text:s/></text:span><text:span text:style-name="T2345">Société Éditrice Nationale</text:span><text:span text:style-name="T2346"><text:s/>vient de publier en un fort et beau volume cette divine autobiographie de Benvenuto Cellini que Goethe admira et traduisit.<text:s/></text:span><text:span text:style-name="T2347">La vità di Benvenuto Cellini, i Trattati della Oreficeria e della Scultura e glî Scritti sull</text:span><text:span text:style-name="T2348">’</text:span><text:span text:style-name="T2349"><text:s/>Arte</text:span><text:span text:style-name="T2350">, enrichis par quelques centaines d</text:span><text:span text:style-name="T2351">’</text:span><text:span text:style-name="T2352">illustrations et par les notes historiques et philologiques de M</text:span><text:span text:style-name="T2353">M. </text:span><text:span text:style-name="T2354">A. Jahn Rusconi et A. Valeri, est une publication d</text:span><text:span text:style-name="T2355">’</text:span><text:span text:style-name="T2356">ordre supérieur qui témoigne du goût et du savoir des deux compilateurs. Cette autobiographie franche, rude, crâne, sincère jusqu</text:span><text:span text:style-name="T2357">’</text:span><text:span text:style-name="T2358">au cynisme, est un document d</text:span><text:span text:style-name="T2359">’</text:span><text:span text:style-name="T2360">art et d</text:span><text:span text:style-name="T2361">’</text:span><text:span text:style-name="T2362">histoire si important qu</text:span><text:span text:style-name="T2363">’</text:span><text:span text:style-name="T2364">en Italie on rougirait de ne pas la connaître et de ne pas pouvoir en citer les passages les plus caractéristiques. Mais M</text:span><text:span text:style-name="T2365">M. </text:span><text:span text:style-name="T2366">Rusconi et Valeri ont été fort bien avisés d</text:span><text:span text:style-name="T2367">’</text:span><text:span text:style-name="T2368">y ajouter les Traités sur l</text:span><text:span text:style-name="T2369">’</text:span><text:span text:style-name="T2370">orfèvrerie et sur la sculpture du grand-maître que François I</text:span><text:span text:style-name="T2371">er</text:span><text:span text:style-name="T2372"><text:s/>aima et chérit et qui aima à son tour la France. Les<text:s/></text:span><text:span text:style-name="T2373">Traités</text:span><text:span text:style-name="T2374"><text:s/>ne sont pas si populaires que la<text:s/></text:span><text:span text:style-name="T2375">Vie</text:span><text:span text:style-name="T2376">, et ils méritent d</text:span><text:span text:style-name="T2377">’</text:span><text:span text:style-name="T2378">être connus à fond, car ils éclairent eux aussi toute cette époque merveilleuse où l</text:span><text:span text:style-name="T2379">’</text:span><text:span text:style-name="T2380">on donnait des coups de marteaux aux statues et de poignard aux ennemis avec la naïve franchise que nous avons malheureusement perdue à jamais,</text:span></text:p>
      <text:h text:style-name="Titre1" text:outline-level="1">Tome XL, numéro 143, 1<text:span text:style-name="T2381">er</text:span> novembre 1901</text:h>
      <text:h text:style-name="Titre2" text:outline-level="2">Les Revues.<text:s/><text:line-break/>Memento [extrait]</text:h>
      <text:p text:style-name="term">id : article-1901-11-01_533</text:p>
      <text:p text:style-name="term">author : Hirsch, Charles-Henry (1860-1948)</text:p>
      <text:p text:style-name="term">signed : Charles-Henry Hirsch</text:p>
      <text:soft-page-break/>
      <text:p text:style-name="term">section : Les Revues</text:p>
      <text:p text:style-name="term">title : Mémento [extrait]</text:p>
      <text:p text:style-name="term">date : 1901-11-01</text:p>
      <text:p text:style-name="term">ref : Tome XL, numéro 143, 1<text:span text:style-name="T2382">er</text:span> novembre 1901, p. 528-534 [533]</text:p>
      <text:p text:style-name="byline"><text:span text:style-name="T2383">Charles-Henry Hirsch</text:span>.</text:p>
      <text:p text:style-name="bibl">Tome XL, numéro 143, 1<text:span text:style-name="T2384">er</text:span> novembre 1901, p. 528-534 [533].</text:p>
      <text:p text:style-name="Corpsdetexte"><text:span text:style-name="T2385">La<text:s/></text:span><text:span text:style-name="T2386">Nouvelle Revue</text:span><text:span text:style-name="T2387"><text:s/>(15 septembre). […]<text:s/></text:span><text:span text:style-name="T2388">— </text:span><text:span text:style-name="T2389">La littérature actuelle en Sicile</text:span><text:span text:style-name="T2390">, par<text:s/></text:span><text:span text:style-name="T2391">M. G. </text:span><text:span text:style-name="T2392">Dejob. […]</text:span></text:p>
      <text:h text:style-name="Titre2" text:outline-level="2">La France jugée à l’étranger.<text:s/><text:line-break/>Italie</text:h>
      <text:p text:style-name="term">id : article-1901-11-01_568</text:p>
      <text:p text:style-name="term">author :<text:s/>Gourmont, Remy de (1858-1915)</text:p>
      <text:p text:style-name="term">signed :<text:s/>Lucile Dubois</text:p>
      <text:p text:style-name="term">section :<text:s/>La France jugée à l’étranger</text:p>
      <text:p text:style-name="term">title :<text:s/>Italie</text:p>
      <text:p text:style-name="term">date :<text:s/>1901-11-01</text:p>
      <text:p text:style-name="term">ref :<text:s/>Tome XL, numéro 143, 1<text:span text:style-name="T2393">er</text:span> novembre 1901, p. 568-573 [568-571]</text:p>
      <text:p text:style-name="byline"><text:span text:style-name="T2394">Lucile Dubois</text:span><text:s/>[Remy de Gourmont].</text:p>
      <text:p text:style-name="bibl">Tome XL, numéro 143, 1<text:span text:style-name="T2395">er</text:span> novembre 1901, p. 568-573 [568-571].</text:p>
      <text:p text:style-name="Corpsdetexte"><text:span text:style-name="T2396">Sous ce simple titre</text:span><text:span text:style-name="T2397"> :</text:span><text:span text:style-name="T2398"><text:s/></text:span><text:span text:style-name="T2399">Un Maestro</text:span><text:span text:style-name="T2400">,<text:s/></text:span><text:span text:style-name="T2401">M. </text:span><text:span text:style-name="T2402">Luigi La Rosa a donné à la<text:s/></text:span><text:span text:style-name="T2403">Rivista politica e letteraria</text:span><text:span text:style-name="T2404">, de Rome, une fort belle étude sur<text:s/></text:span><text:span text:style-name="T2405">Barbey d</text:span><text:span text:style-name="T2406">’</text:span><text:span text:style-name="T2407">Aurevilly.</text:span><text:span text:style-name="T2408"><text:s/>Après avoir esquissé la vie littéraire du grand écrivain, analysé ses œuvres, conté quelques anecdotes caractéristiques, l</text:span><text:span text:style-name="T2409">’</text:span><text:span text:style-name="T2410">auteur conclut ainsi</text:span><text:span text:style-name="T2411"> :</text:span></text:p>
      <text:p text:style-name="quote">« Un profond déséquilibre l’agite, il a les douloureuses fascinations de l’inconnu, et, poussé par sa volupté d’atteindre à l’essence des choses, il s’abîme en un océan peuplé de fantômes, de chérubins, de belles femmes. C’est ainsi. Le mysticisme n’est, en fait, à le considérer dans ses sources, qu’une déviation de la volupté. Même à travers les nuages de l’encens, au milieu de ces églises gothiques qui montent comme un soupir des âmes vers Dieu, même d’entre les invocations de ces antiques dévotes, il s’exhale un âcre parfum de sensualité mêlé aux tendresses de la prière. Et la pensée qui suivait la grande idée de l’éternité, qui évoquait les royaumes<text:s/>d’outre-tombe dans la pénombre des chapelles, tout d’un coup revient à la réalité :<text:s/>les visions prennent une forme visible… Et il écrit des pages pleines de parfums, de nuances, de caresses. Au moment même où on dirait, selon le mot de Voltaire, qu’il a “le diable au corps”, son style, qui semblait avoir emprunté aux tourbillons dantesques ses intonations et ses couleurs, s’élève vers les cieux limpides de la spiritualité et se purifie… Jamais la langue, a dit Saint-Victor, n’a été forcée à un plus hautain paroxysme ;<text:s/>là, elle est quelque chose de brutal et de fin à la fois, de violent et de délicat, d’amer et de doux. Elle rappelle ces breuvages de la sorcellerie où il entrait des fleurs et des reptiles, du<text:s/><text:soft-page-break/>miel et du sang de tigre.</text:p>
      <text:p text:style-name="quote">» “Je n’aime, disait-il, que ce qui est rare. Le plus grand éloge que l’on puisse faire d’un diamant est de l’appeler un solitaire.” Dans la littérature, Barbey d’Aurevilly est bien un solitaire. Il n’a suivi que la trace éclatante de son propre esprit. Il y a dans son attitude quelque chose de l’Alighieri ;<text:s/>du Divin Poète, il a l’altière éloquence qui flagelle et la seconde vue, don cruel et terrible, qui permet de descendre dans l’enfer du siècle. Son œuvre est une épopée sublime, grotesque, indélimitée :<text:s/>on y voit passer non des bourgeois lilliputiens, mais des athlètes ;<text:s/>on y entend non la petite tragi-comédie quotidienne, mais l’ouragan indompté grossi de tous les hurlements de la nature irritée.</text:p>
      <text:p text:style-name="quote">» Quelqu’un a accolé son nom à celui du marquis de Sade, mais la mauvaise foi seule ou l’ignorance peut essayer un pareil rapprochement. D’Aurevilly a décrit tous les délices des sens, il est entré dans la forêt des vices, il s’est fait l’historien du mal :<text:s/>mais en somme son œuvre est celle d’un moraliste, qui a éclairé d’une tragique lumière la corruption de son siècle… »</text:p>
      <text:p text:style-name="Corpsdetexte"><text:span text:style-name="T2412">Si l</text:span><text:span text:style-name="T2413">’</text:span><text:span text:style-name="T2414">on trouve exagéré l</text:span><text:span text:style-name="T2415">’</text:span><text:span text:style-name="T2416">enthousiasme du critique italien, on conviendra peut-être cependant qu</text:span><text:span text:style-name="T2417">’</text:span><text:span text:style-name="T2418">il est plus raisonnable et plus équitable que la froideur de nos professeurs de littérature devant l</text:span><text:span text:style-name="T2419">’</text:span><text:span text:style-name="T2420">auteur inimitable, après tout<text:s/></text:span><text:span text:style-name="T2421">— </text:span><text:span text:style-name="T2422">des<text:s/></text:span><text:span text:style-name="T2423">Diaboliques.</text:span></text:p>
      <text:p text:style-name="ab">§</text:p>
      <text:p text:style-name="Corpsdetexte"><text:span text:style-name="T2424">Nous trouvons dans<text:s/></text:span><text:span text:style-name="T2425">Flegrea</text:span><text:span text:style-name="T2426"><text:s/>une étude intitulée<text:s/></text:span><text:span text:style-name="T2427">Remy de Gourmont,<text:s/></text:span><text:span text:style-name="T2428">par Giuseppe Vorluni, un des jeunes écrivains italiens les plus distingués et les mieux instruits de la récente littérature française. Cette étude, bien comprise, renferme l</text:span><text:span text:style-name="T2429">’</text:span><text:span text:style-name="T2430">analyse méthodique des principaux ouvrages de<text:s/></text:span><text:span text:style-name="T2431">M. de </text:span><text:span text:style-name="T2432">Gourmont</text:span><text:span text:style-name="T2433"> ;</text:span><text:span text:style-name="T2434"><text:s/>cela lui donne un caractère d</text:span><text:span text:style-name="T2435">’</text:span><text:span text:style-name="T2436">utilité fort appréciable. Les jugements critiques, inspirés par une grande sympathie littéraire, sont des plus intéressants. En voici quelques passages</text:span><text:span text:style-name="T2437"> :</text:span></text:p>
      <text:p text:style-name="quote">« Remy de Gourmont a une sérénité de conception et de jugement difficile à dépasser. Si parfois il frappe les vaincus, c’est que, se souvenant du précepte machiavélique, il sait qu’il faut achever les blessés pour les mettre hors d’état de prendre part à de nouveaux combats.</text:p>
      <text:p text:style-name="quote">» Son œuvre littéraire donne l’impression d’un solide esprit philosophique et d’une culture variée à miracle. Peut-être, de tous les écrivains contemporains, est-il celui qui dérive le plus directement de Nietzsche, et même pour certaines particularités de style. La doctrine du grand philosophe n’est point passée en lui par une assimilation plus ou moins complète ;<text:s/>mais il y a puisé des enseignements et des préceptes, des raisons directrices pour la création de ses œuvres d’art et la maturation de ses jugements.</text:p>
      <text:p text:style-name="quote">» Un illustre écrivain français parlant, il n’y a pas longtemps, de Remy de Gourmont, se<text:s/><text:soft-page-break/>plaisait à faire remarquer la plénitude de pensée de son œuvre. Selon sa fine et juste expression, chaque phrase de Gourmont contient une idée et chaque période cache une vérité. Louange qui n’est pas médiocre si<text:s/>l’on<text:s/>considère l’actuelle production littéraire, privée la plupart du temps de tout contenu réel et vrai, parée extérieurement de tous les attraits d’une forme impure.</text:p>
      <text:p text:style-name="quote">» Remy de Gourmont pense, comme Stendhal, que la forme fait partie de la pensée. Il exagère même cette idée en disant avec Hobbes,<text:s/><text:span text:style-name="T2438">Veritas in dicto non in re consistit</text:span>,<text:s/>vérité profonde sous une apparence paradoxale. Et c’est pourquoi nul mieux que lui en France n’est maître de l’instrument formel. Il connaît l’histoire de la langue française, de ses vicissitudes et de ses transformations, il a pénétré dans son essence et dans sa structure, et les mots lui obéissent immédiatement selon les nécessités de l’expression…</text:p>
      <text:p text:style-name="quote">» De l’accord parfait entre la noblesse et l’élévation de la pensée et la pure élégance d’une forme choisie, il ne pouvait naître que de supérieures œuvres d’art.</text:p>
      <text:p text:style-name="quote">» L’œuvre de Remy de Gourmont est complexe et nombreuse. Il a tenté tous les genres, non sans succès, et si une aptitude particulière semble le désigner plutôt à la critique où trouve à s’employer la solide et abondante culture de son esprit, la sérénité et la pénétration de son jugement, cependant ses romans, ses contes, ses poèmes, son théâtre, prouvent qu’il peut cultiver également n’importe quel genre littéraire, encore que, nécessaire et naturelle gradation, tels de ses écrits en ces derniers genres paraissent légèrement inférieurs au reste de son œuvre. »</text:p>
      <text:p text:style-name="P2439">M. Vorluni passe ensuite à l’examen de chacun des ouvrages, dont il donne un résumé et des citations. Le dernier mot de cette remarquable étude est une allusion classique spirituellement rajeunie par l’ironie :</text:p>
      <text:p text:style-name="quote">« Remy de Gourmont, assis solidement, se plaît à regarder tomber, les uns après les autres, les fétiches encensés et adorés, et il contemple avec sérénité l’écroulement des<text:s/><text:span text:style-name="T2440">Vieillards</text:span><text:s/>aux pieds d’argile. »</text:p>
      <text:p text:style-name="ab">§</text:p>
      <text:p text:style-name="Corpsdetexte"><text:span text:style-name="T2441">M. </text:span><text:span text:style-name="T2442">Vorluni déclare franchement ne pas aimer beaucoup<text:s/></text:span><text:span text:style-name="T2443">Lilith</text:span><text:span text:style-name="T2444"><text:s/></text:span><text:span text:style-name="quote.c">« qui n’est pas ce qu’il y a de meilleur dans l’œuvre dramatique de Remy de Gourmont »</text:span><text:span text:style-name="T2445">. Il est donc piquant de signaler l</text:span><text:span text:style-name="T2446">’</text:span><text:span text:style-name="T2447">opinion tout opposée de<text:s/></text:span><text:span text:style-name="T2448">M. </text:span><text:span text:style-name="T2449">Luciano Zuccoli, qui fait de ce livre un grand éloge dans l</text:span><text:span text:style-name="T2450">’</text:span><text:span text:style-name="T2451">Italie</text:span><text:span text:style-name="T2452"><text:note text:note-class="footnote" text:id="_ftn0"><text:note-citation>1</text:note-citation><text:note-body><text:p text:style-name="Notedebasdepage"><text:s/><text:span text:style-name="T2453">L’Italie</text:span>, Rome, n<text:span text:style-name="T2454">o</text:span><text:s/>du 10 août.</text:p></text:note-body></text:note></text:span><text:span text:style-name="T2455">. Ce journal a ceci de particulier qu</text:span><text:span text:style-name="T2456">’</text:span><text:span text:style-name="T2457">il est rédigé en français par des Italiens qui ont ainsi à vaincre une double difficulté</text:span><text:span text:style-name="T2458"> :</text:span><text:span text:style-name="T2459"><text:s/>s</text:span><text:span text:style-name="T2460">’</text:span><text:span text:style-name="T2461">assimiler une pensée étrangère et exprimer leur<text:s/></text:span><text:soft-page-break/><text:span text:style-name="T2462">jugement dans une langue étrangère. On sait avec quelle bravoure<text:s/></text:span><text:span text:style-name="T2463">M. </text:span><text:span text:style-name="T2464">Zuccoli affronte ce danger et avec quelle habileté il en vient à bout dans ses<text:s/></text:span><text:span text:style-name="T2465">Lettres Italiennes</text:span><text:span text:style-name="T2466">. Il est parfois incorrect</text:span><text:span text:style-name="T2467"> ;</text:span><text:span text:style-name="T2468"><text:s/>cela n</text:span><text:span text:style-name="T2469">’</text:span><text:span text:style-name="T2470">est pas déplaisan</text:span><text:span text:style-name="T2471">t pour qui aime la prose de l</text:span><text:span text:style-name="T2472">’</text:span><text:span text:style-name="T2473">abbé Galiani, le maître de tous les Italiens qui veulent écrire en français. L</text:span><text:span text:style-name="T2474">’</text:span><text:span text:style-name="T2475">esprit et la fougue valent mieux qu</text:span><text:span text:style-name="T2476">’</text:span><text:span text:style-name="T2477">une honorable et parfaite froideur.</text:span></text:p>
      <text:p text:style-name="P2478">De l’article, chacun pouvant le lire, nous ne détacherons que ce paragraphe :</text:p>
      <text:p text:style-name="quote">« Personne n’use de l’anachronisme avec plus d’esprit et de goût que notre historien de la comédie talmudique. Le mélange savant de cette époque nébuleuse et des passions qui nous hantent, aujourd’hui encore, nous autres les fils de la civilisation la plus recherchée,<text:s/>— produit une impression étrange et pleine de saveur. »</text:p>
      <text:p text:style-name="Corpsdetexte"><text:span text:style-name="T2479">En conclusion,<text:s/></text:span><text:span text:style-name="T2480">M. </text:span><text:span text:style-name="T2481">Zuccoli appelle<text:s/></text:span><text:span text:style-name="T2482">Lilith</text:span><text:span text:style-name="T2483"><text:s/></text:span><text:span text:style-name="quote.c">« le poème capricieux d’un artiste extrêmement singulier »</text:span><text:span text:style-name="T2484">.</text:span></text:p>
      <text:p text:style-name="ab">§</text:p>
      <text:p text:style-name="Corpsdetexte"><text:span text:style-name="T2485">C</text:span><text:span text:style-name="T2486">’</text:span><text:span text:style-name="T2487">est encore<text:s/></text:span><text:span text:style-name="T2488">M. </text:span><text:span text:style-name="T2489">Zuccoli, mais cette fois dans le<text:s/></text:span><text:span text:style-name="T2490">Marzocco</text:span><text:span text:style-name="T2491">, qui étudie le recueil de drames publiés par<text:s/></text:span><text:span text:style-name="T2492">M. </text:span><text:span text:style-name="T2493">Claudel, sous ce titre,<text:s/></text:span><text:span text:style-name="T2494">L’</text:span><text:span text:style-name="T2495">Arbre</text:span><text:span text:style-name="T2496">. Ayant analysé les cinq poèmes dont le plus célèbre est<text:s/></text:span><text:span text:style-name="T2497">Tête-d</text:span><text:span text:style-name="T2498">’</text:span><text:span text:style-name="T2499">Or</text:span><text:span text:style-name="T2500">,<text:s/></text:span><text:span text:style-name="T2501">M. </text:span><text:span text:style-name="T2502">Zuccoli termine en regrettant l</text:span><text:span text:style-name="T2503">’</text:span><text:span text:style-name="T2504">obscurité de la langue et certaines dispositions scéniques qui empêcheront certainement ces pièces admirables d</text:span><text:span text:style-name="T2505">’</text:span><text:span text:style-name="T2506">être jouées sur l</text:span><text:span text:style-name="T2507">’</text:span><text:span text:style-name="T2508">un de nos théâtres réguliers, bourgeois et financiers.</text:span></text:p>
      <text:p text:style-name="Corpsdetexte"><text:span text:style-name="T2509">Peut-être, comme le dit l</text:span><text:span text:style-name="T2510">’</text:span><text:span text:style-name="T2511">excellent critique, lui-même auteur dramatique applaudi,<text:s/></text:span><text:span text:style-name="T2512">M. </text:span><text:span text:style-name="T2513">Claudel pourrait-il essayer quelques concessions à la lâcheté et à l</text:span><text:span text:style-name="T2514">’</text:span><text:span text:style-name="T2515">avarice des Clareties. Mais à quoi bon</text:span><text:span text:style-name="T2516"> ?</text:span><text:span text:style-name="T2517"><text:s/></text:span><text:span text:style-name="T2518">M. </text:span><text:span text:style-name="T2519">Claudel<text:s/></text:span><text:span text:style-name="quote.c">« apporte du nouveau »</text:span><text:span text:style-name="T2520">, dit Zuccoli, cela suffit pour que toutes les portes lui soient fermées,<text:s/></text:span><text:span text:style-name="T2521">— </text:span><text:span text:style-name="T2522">portes des théâtres, portes des intelligences.<text:s/></text:span><text:span text:style-name="T2523">To the happy few.</text:span><text:span text:style-name="T2524"><text:s/>Respectons son orgueil.</text:span></text:p>
      <text:h text:style-name="Titre1" text:outline-level="1">Tome XL, numéro 144, 1<text:span text:style-name="T2525">er</text:span><text:s/>décembre 1901</text:h>
      <text:h text:style-name="Titre2" text:outline-level="2">Histoire.<text:s/><text:line-break/>Comte de Reiset :<text:s/><text:span text:style-name="T2526">Mes souvenirs : Les Débuts de l’Indépendance italienne</text:span>, préface par Robinet de Cléry, Plon, 7.50</text:h>
      <text:p text:style-name="term">id : article-1901-12-01_790</text:p>
      <text:p text:style-name="term">author :<text:s/>Collière, Marcel (1863-1932)</text:p>
      <text:p text:style-name="term">signed :<text:s/>Marcel Collière</text:p>
      <text:p text:style-name="term">section :<text:s/>Histoire</text:p>
      <text:soft-page-break/>
      <text:p text:style-name="term">title :<text:s/>Comte de Reiset :<text:s/><text:span text:style-name="T2527">Mes souvenirs : Les Débuts de l’Indépendance italienne</text:span>, préface par Robinet de Cléry, Plon, 7.50</text:p>
      <text:p text:style-name="term">date :<text:s/>1901-12-01</text:p>
      <text:p text:style-name="term">ref :<text:s/>Tome XL, numéro 144, 1<text:span text:style-name="T2528">er</text:span><text:s/>décembre 1901, p. 785-791 [790-791]</text:p>
      <text:p text:style-name="byline"><text:span text:style-name="T2529">Marcel Collière</text:span>.</text:p>
      <text:p text:style-name="bibl">Tome XL, numéro 144, 1<text:span text:style-name="T2530">er</text:span><text:s/>décembre 1901, p. 785-791 [790-791].</text:p>
      <text:p text:style-name="P2531">Ces souvenirs intéressent par les événements qu’ils retracent et plaisent par l’alerte simplicité du récit. Très jeune encore, le comte de Reiset fut nommé premier secrétaire d’ambassade à la cour du roi Charles-Albert, le 15 mai 1848. Il avait fait à Rome quelques années durant son apprentissage diplomatique et mondain, puis occupé quelques semaines un poste à Francfort. Il arrivait à Turin en un moment de crise pour la monarchie de Savoie et pour l’Italie tout entière. Il fut le témoin des suprêmes efforts de Charles-Albert pour secouer le joug autrichien, de ses brefs succès, de ses revers et de son abdication.</text:p>
      <text:p text:style-name="Corpsdetexte"><text:span text:style-name="T2532">Le caractère de ce souverain paraît avoir frappé<text:s/></text:span><text:span text:style-name="T2533">M. </text:span><text:span text:style-name="T2534">de Reiset qui lui consacre plusieurs chapitres rétrospectifs, depuis les premières années du<text:s/></text:span><text:span text:style-name="T2535">xix</text:span><text:span text:style-name="T2536">e</text:span><text:span text:style-name="T2537"> siècle, où le fils orphelin de Charles-Emmanuel de Savoie-Carignan se trouvait à Genève dans la très modeste pension de<text:s/></text:span><text:span text:style-name="T2538">M. </text:span><text:span text:style-name="T2539">Vaucher, où l</text:span><text:span text:style-name="T2540">’</text:span><text:span text:style-name="T2541">on était fort mal nourri. Heureusement la sœur du maître de pension, s</text:span><text:span text:style-name="T2542">’</text:span><text:span text:style-name="T2543">attachant à<text:s/></text:span><text:span text:style-name="T2544">M. </text:span><text:span text:style-name="T2545">Charles, lui faisait faire ses commissions pour la ville, et en retour le régalait de bons repas supplémentaires. En 1821, l</text:span><text:span text:style-name="T2546">’</text:span><text:span text:style-name="T2547">ambassadeur de France, marquis de la Tour du Pin, écrivait au baron Pasquier</text:span><text:span text:style-name="T2548"> :</text:span><text:span text:style-name="T2549"><text:s/></text:span><text:span text:style-name="quote.c">« On ne peut pas, si jeune encore, être pourvu d’une réputation pire que celle du prince<text:s/></text:span><text:span text:style-name="quote.c">de Carignan… il est en horreur à</text:span><text:span text:style-name="quote.c"><text:s/>tous les partis. »</text:span><text:span text:style-name="T2550"><text:s/>Jugement de l</text:span><text:span text:style-name="T2551">’</text:span><text:span text:style-name="T2552">opinion trop sévère sans doute et que la carrière du prince devenu roi devait démentir, puisque<text:s/></text:span><text:span text:style-name="T2553">M. </text:span><text:span text:style-name="T2554">de Reiset conclut sur</text:span><text:span text:style-name="T2555"><text:s/></text:span><text:span text:style-name="T2556">son compte</text:span><text:span text:style-name="T2557"> :</text:span><text:span text:style-name="T2558"><text:s/></text:span><text:span text:style-name="quote.c">« Je regarde Charles-Albert comme un des souverains les plus distingués que j’aie jamais connus… Sous une apparence de froideur, il cachait un cœur très aimant, et qui savait souffrir sans jamais se plaindre… Non seulement le roi Victor-Emmanuel ne lui a jamais ressemblé physiquement, mais moralement il ne pouvait y avoir aucune sympathie entre eux. Le roi<text:s/></text:span><text:span text:style-name="quote.c">Charles</text:span><text:span text:style-name="quote.c">-</text:span><text:span text:style-name="quote.c">Albert avait en lui de la race, de l’élégance, tandis que la nature du roi Victor était commune. »</text:span></text:p>
      <text:p text:style-name="P2559">Et le comte de Reiset connaissait Victor-Emmanuel qui prince royal, venait chez lui avec une fausse barbe, et sous le nom de Martin, tant pour causer des choses de l’état que pour faire confidence de ses escapades.</text:p>
      <text:p text:style-name="P2560">Il était l’intime ami de Massimo d’Azeglio, chef d’un des premiers ministères de Victor-Emmanuel, et il assiste aux débuts de Cavour. Après le deux décembre il fut envoyé comme premier secrétaire à Saint-Pétersbourg. Il est à souhaiter qu’un second volume de souvenirs<text:s/><text:soft-page-break/>nous fasse connaître ce qu’il y vit. Celui-ci a un double intérêt ;<text:s/>il présente un tableau suivi de la politique piémontaise, pendant la période si intéressante qui va du soulèvement de 1848 à l’arrivée au pouvoir de Cavour, et en outre il contient, tant sur les personnages de cette période que sur quelques princes<text:s/>antérieurs de curieuses anecdotes. L’histoire du mariage du futur empereur Guillaume<text:s/>— l’inoubliable grand-père — est piquante et n’était plus guère connue de notre temps.</text:p>
      <text:h text:style-name="Titre2" text:outline-level="2">Les Revues.<text:s/><text:line-break/>Memento [extrait]</text:h>
      <text:p text:style-name="term">id : article-1901-12-01_804</text:p>
      <text:p text:style-name="term">author : Hirsch, Charles-Henry (1860-1948)</text:p>
      <text:p text:style-name="term">signed : Charles-Henry Hirsch</text:p>
      <text:p text:style-name="term">section :<text:s/>Les Revues</text:p>
      <text:p text:style-name="term">title :<text:s/>Mémento [extrait]</text:p>
      <text:p text:style-name="term">date :<text:s/>1901-12-01</text:p>
      <text:p text:style-name="term">ref :<text:s/>Tome XL, numéro 144, 1<text:span text:style-name="T2561">er</text:span><text:s/>décembre 1901, p. 796-804 [804]</text:p>
      <text:p text:style-name="byline"><text:span text:style-name="T2562">Charles-Henry Hirsch</text:span>.</text:p>
      <text:p text:style-name="bibl">Tome XL, numéro 144, 1<text:span text:style-name="T2563">er</text:span><text:s/>décembre 1901, p. 796-804 [804].</text:p>
      <text:p text:style-name="P2564">[…]</text:p>
      <text:p text:style-name="Corpsdetexte"><text:span text:style-name="T2565">La<text:s/></text:span><text:span text:style-name="T2566">Revue hebdomadaire</text:span><text:span text:style-name="T2567"><text:s/>a commencé, le 2 novembre, la publication de<text:s/></text:span><text:span text:style-name="T2568">Miranda</text:span><text:span text:style-name="T2569">, par A. </text:span><text:span text:style-name="T2570">Fogazzaro.</text:span></text:p>
      <text:p text:style-name="P2571">[…]</text:p>
      <text:h text:style-name="Titre2" text:outline-level="2">Lettres italiennes.<text:s/><text:line-break/><text:span text:style-name="T2572">Le Roi de Nirvanie</text:span><text:span text:style-name="T2573">, pièce en quatre actes par Riccardo Carafa</text:span></text:h>
      <text:p text:style-name="term">id : article-1901-12-01_839</text:p>
      <text:p text:style-name="term">author :<text:s/><text:span text:style-name="T2574">Zùccoli, Luciano (1868-1929)</text:span></text:p>
      <text:p text:style-name="term">signed :<text:s/>Luciano<text:s/><text:span text:style-name="T2575">Zùccoli</text:span></text:p>
      <text:p text:style-name="term">section :<text:s/>Lettres italiennes</text:p>
      <text:p text:style-name="term">title :<text:s/><text:span text:style-name="T2576">Le Roi de Nirvanie</text:span>, pièce en quatre actes par Riccardo Carafa</text:p>
      <text:p text:style-name="term">date :<text:s/>1901-12-01</text:p>
      <text:p text:style-name="term">ref :<text:s/>Tome XL, numéro 144, 1<text:span text:style-name="T2577">er</text:span><text:s/>décembre 1901, p. 839-843</text:p>
      <text:p text:style-name="byline"><text:span text:style-name="T2578">Luciano Zùccoli</text:span>.</text:p>
      <text:p text:style-name="bibl">Tome XL, numéro 144, 1<text:span text:style-name="T2579">er</text:span><text:s/>décembre 1901, p. 839-843.</text:p>
      <text:p text:style-name="P2580">Il y a en Italie un drame d’un intérêt artistique peu commun qu’on ne peut pas jouer, faute de la permission de l’autorité politique. J’ignore profondément ce que cette autorité, si peu remarquable en toute occasion où elle devrait être remarquée, peut avoir relevé dans le drame de Riccardo Carafa :<text:s/>en le lisant, il m’a été difficile de comprendre ces préoccupations qui doivent avoir troublé la censure. Mon étonnement est peut-être justifié par l’indifférence que la même autorité déploie vis-à-vis des événements politiques proprement dits, et par l’allure<text:s/><text:soft-page-break/>libertaire que le Gouvernement prend toutes les fois qu’il a peur de sombrer quelques mois avant sa mort naturelle.</text:p>
      <text:p text:style-name="Corpsdetexte"><text:span text:style-name="T2581">Le fait est que<text:s/></text:span><text:span text:style-name="T2582">le Roi de Nirvanie</text:span><text:span text:style-name="T2583"><text:s/>a été soustrait au jugement du public, et que Riccardo Carafa, qui a probablement travaillé pour livrer une forte et belle bataille, est bien sûr de ne voir pas une seule fois son drame à la place qui lui conviendrait. L</text:span><text:span text:style-name="T2584">’</text:span><text:span text:style-name="T2585">auteur est assez spirituel pour ne pas se stalactiser sur cette aventure de sa vie littéraire, mais cependant le travail important et soigné d</text:span><text:span text:style-name="T2586">’</text:span><text:span text:style-name="T2587">un artiste risque d</text:span><text:span text:style-name="T2588">’</text:span><text:span text:style-name="T2589">être totalement perdu pour la grande majorité du public intelligent.<text:s/></text:span><text:span text:style-name="T2590">Le Roi de Nirvanie</text:span><text:span text:style-name="T2591"><text:s/>n</text:span><text:span text:style-name="T2592">’</text:span><text:span text:style-name="T2593">est pas un drame à clef, quoique la censure ait voulu voir sous les noms et les faits de ces quatre actes toute l</text:span><text:span text:style-name="T2594">’</text:span><text:span text:style-name="T2595">histoire contemporaine du royaume d</text:span><text:span text:style-name="T2596">’</text:span><text:span text:style-name="T2597">Italie. Il est inadmissible qu</text:span><text:span text:style-name="T2598">’</text:span><text:span text:style-name="T2599">un écrivain probe et aristocrate tel que</text:span><text:span text:style-name="T2600"><text:s/></text:span><text:span text:style-name="T2601">Riccardo Carafa se soit volontairement adonné à ce genre de cryptographie littéraire, qui place tous ses espoirs sur le bruit irrévérencieux que la découverte successive des personnages vrais produit autour d</text:span><text:span text:style-name="T2602">’</text:span><text:span text:style-name="T2603">une œuvre</text:span><text:span text:style-name="T2604"> ;</text:span><text:span text:style-name="T2605"><text:s/>tapage d</text:span><text:span text:style-name="T2606">’</text:span><text:span text:style-name="T2607">un jour, où l</text:span><text:span text:style-name="T2608">’</text:span><text:span text:style-name="T2609">art n</text:span><text:span text:style-name="T2610">’</text:span><text:span text:style-name="T2611">a rien à voir.</text:span></text:p>
      <text:p text:style-name="P2612">La censure, avec ce flair que, pour faire une chose originale, on peut lui accorder de temps à autre, a probablement remarqué que ce roi de Nirvanie et tout son entourage sont vraisemblables, et de la vraisemblance littéraire à la réalité quotidienne il n’y a qu’un pas. On a défendu ce drame parce qu’il n’était pas absolument dépourvu de sens commun et parce qu’on ne voit pas le roi marcher la tête en bas, les pieds en haut, suivi par les aides de camps et les dames d’honneur dans la même extraordinaire position locomotrice. Probablement que si ce pauvre monarque pouvait imiter l’homme-mouche, délice et terreur de mon enfance, le drame, quoique complètement renversé, serait joué sur tous les théâtres.</text:p>
      <text:p text:style-name="P2613">Mais n’abusons pas, avec notre esprit facile, de la situation délicate de la censure, qui, après tout, mérite un sincère respect. Voyons de près l’œuvre de Riccardo Carafa, car j’espère que tôt ou<text:s/>tard<text:s/>elle pourra compter sur un public plus nombreux qu’aujourd’hui.</text:p>
      <text:p text:style-name="P2614">Le roi de Nirvanie, Othon III, appartient à celle élite de rois philosophes qui constituent un danger quotidien pour eux-mêmes, pour leur maison et pour le royaume qui est en leurs mains. Othon n’est sûr de rien et il doute avant tout du principe par la grâce duquel il règne ;<text:s/>doué d’un esprit mobile et d’une âme profondément sensible, il est toujours un peu de l’avis de ses adversaires et des adversaires de la Monarchie. Incapable donc d’une action suivie, il est, au commencement du drame, au pouvoir d’un ministère qui règne à l’aide, c’est-à-dire avec la permission de l’extrême gauche. Ce roi moderne, bon et faible, rêveur et paresseux, voit le monde à travers les œuvres de Nietzsche, de Tolstoï, de Spencer et de Marx, d’où un état d’âme contradictoire qui en paralyse la volonté. Il n’y a rien d’étonnant, donc, qu’il<text:s/><text:soft-page-break/>approuve les fiançailles de la Princesse Béatrice, sa fille, avec le Prince de Muringie, en obéissant à la raison d’État, bien qu’il sache que ce mariage n’exerce aucun attrait sur la jeune Princesse et quoique il se demande incessamment si le bonheur du royaume vaut son bonheur à lui et celui de toute la famille.</text:p>
      <text:p text:style-name="P2615">Mais les choses marchent :<text:s/>le peuple, longuement labouré par les démagogues, réclame impérieusement l’amnistie, une amnistie quelconque qui soit un bon prétexte à des démonstrations et à des meetings. Le ministère maladroit ne sait pas céder à temps, d’où un malentendu sourd et dangereux entre le peuple et la couronne. Quelques échauffourées ont pour épilogue la mort d’un enfant qui tombe le crâne ouvert sous une décharge des soldats ;<text:s/>on porte le cadavre au Palais Royal au seuil duquel l’orage populaire gronde menaçant. Le roi Othon accepte les démissions du ministère et il fait appeler deux des chefs les plus en vue pour connaître leur pensée s’ils en ont une. L’entrevue se passe tandis que les huées de la foule montent et le désarroi de ces hommes politiques devient de plus en plus clair et significatif. Enfin,<text:s/>M. Fadda-Cuci, un des chefs de la gauche, est chargé de la composition du nouveau cabinet et il s’empresse de calmer le peuple avec la promesse de l’amnistie.</text:p>
      <text:p text:style-name="P2616">Tous ces événements se développent dans ces deux premiers actes ;<text:s/>dessinés d’une main robuste et précise, ils témoignent de longues méditations et d’une profonde connaissance du milieu, mérites qu’il faut reconnaître à l’auteur. Dès les premières scènes, les personnages montrent leur physionomie :<text:s/>nous avons parlé du Roi, mais cette douce Princesse Béatrice, cette vaillante Reine Alexandre, toute dévouée à un idéal de sacrifice pour son auguste époux, ce député Forca qui se pose en maître de la populace tandis qu’il n’en est que l’esclave tremblant, et d’autres silhouettes ne sont pas moins heureusement présentées en quelques traits bien choisis. Jusqu’à un certain point la censure trouve ici sa justification, car ces types ont un tel relief de vérité qu’il ne serait assurément pas impossible d’en rencontrer de pareils dans une cour européenne ou dans un vrai Parlement quelconque.</text:p>
      <text:p text:style-name="Corpsdetexte"><text:span text:style-name="T2617">Cependant le sang innocent de ce bambin, tué plutôt par la bêtise de ses parents que par les coups des soldats, mérite une vengeance. Au troisième acte, dans un cabaret du faubourg, un rendez-vous a lieu entre divers anarchistes, quelques femmes de joie et quelques esprits ignorants enflammés par des lectures mal comprises. La mère de l</text:span><text:span text:style-name="T2618">’</text:span><text:span text:style-name="T2619">enfant tué survient, ivre de rancune</text:span><text:span text:style-name="T2620"> :</text:span><text:span text:style-name="T2621"><text:s/>elle échange quelques mots avec Achille Lucchi, un de ces hommes qu</text:span><text:span text:style-name="T2622">’</text:span><text:span text:style-name="T2623">on lui a indiqués comme les plus résolus, et sans appuyer trop sur les détails, presque avec des sous-entendus, tout un complot se déroule à nos yeux</text:span><text:span text:style-name="T2624">,</text:span><text:span text:style-name="T2625"><text:s/>entrecoupé par la propre histoire d</text:span><text:span text:style-name="T2626">’</text:span><text:span text:style-name="T2627">Achille Lucchi, histoire navrante qu</text:span><text:span text:style-name="T2628">’</text:span><text:span text:style-name="T2629">il raconte lui-même, tableau fidèle de la vie du</text:span><text:s/>prolétariat<text:s/>et des<text:s/><text:soft-page-break/>malentendus qui règnent entre toutes les classes sociales.<text:s/></text:p>
      <text:p text:style-name="Corpsdetexte">Au Palais, on fête, au quatrième acte, le triomphe de la<text:s/>Princesse Béatrice, revenue d’une longue promenade au milieu du peuple.<text:s/>Elle lui a apporté, comme son cadeau de noces, cette amnistie<text:s/>qu’on vient de concéder à l’occasion de mariage,<text:s/>et le peuple l’a couverte de fleurs et de bénédictions.<text:s/>Le roi Othon est fier du succès de sa fille : tout le monde entoure la fiancée,<text:s/>heureuse enfin d’avoir donné à son sacrifice pour la raison d’<text:span text:style-name="T2630">É</text:span>tat une signification d’apaisement.<text:s/>La foule revient, cependant, mais cette fois frémissante d’enthousiasme :<text:s/>on désire saluer le roi et sa famille pour leur témoigner ces sentiments de gratitude qui gonflent le cœur du peuple.<text:s/>Du haut du balcon, le Roi, la Reine, les Princes<text:s/>se montrent à la foule.<text:s/>Les cris et les vivats redoublent et montent au ciel ; la joie est au comble…<text:s/>Soudainement, un éclair, un coup de feu :<text:s/>la<text:s/>Princesse Béatrice, frappée en pleine poitrine, chancelle et tombe,<text:s/>elle vient de recevoir le plomb destiné à son père.<text:s/>Achille Luchi a manqué son coup et le sang innocent de l’enfant du peuple<text:s/>a été vengé par le sang d’une jeune vierge innocente.<text:s/>La Princesse, transportée immédiatement dans ses appartements, rend le dernier soupir avec<text:s/>une<text:s/>parole<text:s/>de paix<text:s/>et de pardon.</text:p>
      <text:p text:style-name="Corpsdetexte">On dirait que l’heure vient de sonner d’une action énergique,<text:s/>après tant d’incertitudes et de faiblesses.<text:s/>Les ministres, les grands dignitaires,<text:s/>les Princes,<text:s/>la Reine<text:s/>entourent le Roi<text:s/>pour qu’il donne l’ordre de cette action sévère qui tranche tous les doutes : une répression s’impose, terrible comme<text:s/>le crime qu’on vient de commettre.<text:s/>Le Roi semble pencher lui aussi en ce sens :<text:s/>oui, qu’on arrête, qu’on poursuive, qu’on disperse la foule parmi laquelle le traître se cachait… Mais la parole du pardon chuchotée par la vierge mourante<text:s/>lui revient à la mémoire et il retombe dans l’hésitation de toute sa vie.<text:s/>Il retient les ministres<text:s/>et les officiers et, devant sa famille<text:s/>et ces personnages réunis par une même douleur,<text:s/>le Roi Othon III de Nirvanie accomplit la suprême lâcheté philosophique<text:s/>de son règne :<text:s/>il abdique en faveur du fils, le Prince Adolphe.</text:p>
      <text:p text:style-name="Corpsdetexte">L’abdication survenue si rapidement n’est pas faite, je crois,<text:s/>pour convaincre.<text:s/><text:span text:style-name="T2631">À mon avis, elle est un trait que rien ne justifie</text:span><text:span text:style-name="T2632"><text:s/>et qui fausse le caractère<text:s/></text:span><text:span text:style-name="T2633">de ce</text:span><text:span text:style-name="T2634"><text:s/>personnage</text:span><text:span text:style-name="T2635">, jusqu’ici remarquable et, par certains côtés, sympathique</text:span><text:span text:style-name="T2636">. Il est invraisemblable qu’il ne songe pas un moment aux conséquences<text:s/></text:span>de cette espèce de fuite devant le danger, le jour même où un crime odieux vient de jeter le deuil parmi ses fidèles. Le drame psychologique de ce Roi supérieur et absurde atteint son apogée avec la bataille de sentiments auxquels il tombe en proie lorsque la Princesse est tuée, et il a sa conclusion avec le triomphe des idées clémentes et humanitaires. Les épisodes suivants n’ajoutent rien, et l’abdication gâte l’effet sobre et<text:s/><text:soft-page-break/>poignant de cette scène très belle et d’une puissance dramatique rare.</text:p>
      <text:p text:style-name="Corpsdetexte">Riccardo Carafa peut ne tenir aucun compte de cette observation que l’intérêt pour son œuvre<text:s/>me suggère. Il est probable que le manque de perspective, c’est-à-dire la simple lecture d’un drame qui devrait être joué et vivifié par les personnages, trompe mon œil ;<text:s/>d’ailleurs, en matière de critique, il est bon d’imiter le Roi de Nirvanie et de se garder des affirmations catégoriques. Mais l’impression générale reste sûre en moi, et c’est que l’auteur vient de donner un essai éloquent de sa connaissance du théâtre et des ressources d’un art hérissé de difficultés enfantines et énormes.</text:p>
      <text:p text:style-name="Corpsdetexte"><text:span text:style-name="T2637">En attendant que la censure désarme et que de quelque manière on puisse voir ou lire ce travail d</text:span><text:span text:style-name="T2638">’</text:span><text:span text:style-name="T2639">un talent original et personnel, je souhaite à Riccardo Carafa de ne pas s</text:span><text:span text:style-name="T2640">’</text:span><text:span text:style-name="T2641">arrêter sur la route. Nous avons besoin pour notre art dramatique de quelques esprits qui comprennent toute la noblesse et toute la force dont on peut animer une pièce destinée au grand public.</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horndale" svg:font-family="Thorndale"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Liberation Serif" svg:font-family="Liberation Serif" style:font-family-generic="roman" style:font-pitch="variable" svg:panose-1="2 2 6 3 5 4 5 2 3 4"/>
    <style:font-face style:name="Albany" svg:font-family="Albany" style:font-family-generic="swiss" style:font-pitch="variable"/>
    <style:font-face style:name="Tahoma" svg:font-family="Tahoma" style:font-family-generic="swiss" style:font-pitch="variable" svg:panose-1="2 11 6 4 3 5 4 4 2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HG Mincho Light J" svg:font-family="HG Mincho Light J"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Titre" style:next-style-name="Corpsdetexte" style:default-outline-level="1">
      <style:text-properties style:font-name="Thorndale" fo:font-weight="bold" style:font-weight-asian="bold" style:font-weight-complex="bold" fo:font-size="24pt" style:font-size-asian="24pt" style:font-size-complex="22pt" fo:hyphenate="false"/>
    </style:style>
    <style:style style:name="Titre2" style:display-name="Titre 2" style:family="paragraph" style:parent-style-name="Normal" style:next-style-name="Normal"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1.5pt" fo:hyphenate="false"/>
    </style:style>
    <style:style style:name="Titre3" style:display-name="Titre 3" style:family="paragraph" style:parent-style-name="Normal" style:next-style-name="Normal" style:default-outline-level="3">
      <style:paragraph-properties fo:keep-with-next="always" fo:keep-together="always" fo:margin-top="0.1388in"/>
      <style:text-properties style:font-name="Cambria" style:font-name-asian="Times New Roman" fo:font-weight="bold" style:font-weight-asian="bold" style:font-weight-complex="bold" fo:color="#4F81BD" style:font-size-complex="10.5pt" fo:hyphenate="false"/>
    </style:style>
    <style:style style:name="Titre4" style:display-name="Titre 4" style:family="paragraph" style:parent-style-name="Normal" style:next-style-name="Normal" style:default-outline-level="4">
      <style:paragraph-properties fo:keep-with-next="always" fo:keep-together="always" fo:margin-top="0.1388in"/>
      <style:text-properties style:font-name="Cambria" style:font-name-asian="Times New Roman" fo:font-weight="bold" style:font-weight-asian="bold" style:font-weight-complex="bold" fo:font-style="italic" style:font-style-asian="italic" style:font-style-complex="italic" fo:color="#4F81BD" style:font-size-complex="10.5pt" fo:hyphenate="false"/>
    </style:style>
    <style:style style:name="Titre5" style:display-name="Titre 5" style:family="paragraph" style:parent-style-name="Normal" style:next-style-name="Normal" style:default-outline-level="5">
      <style:paragraph-properties fo:keep-with-next="always" fo:keep-together="always" fo:margin-top="0.1388in"/>
      <style:text-properties style:font-name="Cambria" style:font-name-asian="Times New Roman" fo:color="#243F60" style:font-size-complex="10.5pt" fo:hyphenate="false"/>
    </style:style>
    <style:style style:name="Normal" style:display-name="Normal" style:family="paragraph">
      <style:paragraph-properties fo:widows="0" fo:orphans="0" fo:margin-bottom="0in" fo:line-height="100%"/>
      <style:text-properties style:font-name="Liberation Serif" style:font-name-asian="SimSun" style:font-name-complex="Mangal" fo:font-size="12pt" style:font-size-asian="12pt" style:font-size-complex="12pt" style:language-asian="zh" style:country-asian="CN" style:language-complex="hi" style:country-complex="IN" fo:hyphenate="false"/>
    </style:style>
    <style:style style:name="Policepardéfaut" style:display-name="Police par défaut" style:family="text"/>
    <style:style style:name="Titre1Car" style:display-name="Titre 1 Car" style:family="text" style:parent-style-name="Policepardéfaut">
      <style:text-properties style:font-name="Thorndale" style:font-name-asian="SimSun" style:font-name-complex="Mangal" fo:font-weight="bold" style:font-weight-asian="bold" style:font-weight-complex="bold" fo:font-size="24pt" style:font-size-asian="24pt" style:font-size-complex="22pt" style:language-asian="zh" style:country-asian="CN" style:language-complex="hi" style:country-complex="IN"/>
    </style:style>
    <style:style style:name="Titre2Car" style:display-name="Titre 2 Car" style:family="text" style:parent-style-name="Policepardéfaut">
      <style:text-properties style:font-name="Cambria" style:font-name-asian="Times New Roman" style:font-name-complex="Mangal" fo:font-weight="bold" style:font-weight-asian="bold" style:font-weight-complex="bold" fo:color="#4F81BD" fo:font-size="13pt" style:font-size-asian="13pt" style:font-size-complex="11.5pt" style:language-asian="zh" style:country-asian="CN" style:language-complex="hi" style:country-complex="IN"/>
    </style:style>
    <style:style style:name="Titre3Car" style:display-name="Titre 3 Car" style:family="text" style:parent-style-name="Policepardéfaut">
      <style:text-properties style:font-name="Cambria" style:font-name-asian="Times New Roman" style:font-name-complex="Mangal" fo:font-weight="bold" style:font-weight-asian="bold" style:font-weight-complex="bold" fo:color="#4F81BD" fo:font-size="12pt" style:font-size-asian="12pt" style:font-size-complex="10.5pt" style:language-asian="zh" style:country-asian="CN" style:language-complex="hi" style:country-complex="IN"/>
    </style:style>
    <style:style style:name="Titre4Car" style:display-name="Titre 4 Car" style:family="text" style:parent-style-name="Policepardéfaut">
      <style:text-properties style:font-name="Cambria" style:font-name-asian="Times New Roman" style:font-name-complex="Mangal" fo:font-weight="bold" style:font-weight-asian="bold" style:font-weight-complex="bold" fo:font-style="italic" style:font-style-asian="italic" style:font-style-complex="italic" fo:color="#4F81BD" fo:font-size="12pt" style:font-size-asian="12pt" style:font-size-complex="10.5pt" style:language-asian="zh" style:country-asian="CN" style:language-complex="hi" style:country-complex="IN"/>
    </style:style>
    <style:style style:name="Titre5Car" style:display-name="Titre 5 Car" style:family="text" style:parent-style-name="Policepardéfaut">
      <style:text-properties style:font-name="Cambria" style:font-name-asian="Times New Roman" style:font-name-complex="Mangal" fo:color="#243F60" fo:font-size="12pt" style:font-size-asian="12pt" style:font-size-complex="10.5pt" style:language-asian="zh" style:country-asian="CN" style:language-complex="hi" style:country-complex="IN"/>
    </style:style>
    <style:style style:name="Caractèresdenotedefin" style:display-name="Caractères de note de fin" style:family="text"/>
    <style:style style:name="Caractèresdenotedebasdepage" style:display-name="Caractères de note de bas de page" style:family="text"/>
    <style:style style:name="LienInternet" style:display-name="Lien Internet" style:family="text">
      <style:text-properties fo:color="#000080" style:text-underline-type="single" style:text-underline-style="solid" style:text-underline-width="auto" style:text-underline-mode="continuous"/>
    </style:style>
    <style:style style:name="Titre" style:display-name="Titre" style:family="paragraph" style:parent-style-name="Normal" style:next-style-name="Corpsdetexte">
      <style:paragraph-properties fo:keep-with-next="always" fo:margin-top="0.1666in" fo:margin-bottom="0.1965in"/>
      <style:text-properties style:font-name="Albany" fo:font-size="14pt" style:font-size-asian="14pt" style:font-size-complex="13pt" fo:hyphenate="false"/>
    </style:style>
    <style:style style:name="TitreCar" style:display-name="Titre Car" style:family="text" style:parent-style-name="Policepardéfaut">
      <style:text-properties style:font-name="Albany" style:font-name-asian="SimSun" style:font-name-complex="Mangal" fo:font-size="14pt" style:font-size-asian="14pt" style:font-size-complex="13pt" style:language-asian="zh" style:country-asian="CN" style:language-complex="hi" style:country-complex="IN"/>
    </style:style>
    <style:style style:name="Corpsdetexte" style:display-name="Corps de texte" style:family="paragraph" style:parent-style-name="Normal">
      <style:paragraph-properties fo:text-align="justify" fo:margin-bottom="0.0833in" fo:line-height="150%" fo:text-indent="0.1666in"/>
      <style:text-properties style:font-name="Times New Roman" fo:hyphenate="false"/>
    </style:style>
    <style:style style:name="CorpsdetexteCar" style:display-name="Corps de texte Car" style:family="text" style:parent-style-name="Policepardéfaut">
      <style:text-properties style:font-name="Times New Roman" style:font-name-asian="SimSun" style:font-name-complex="Mangal" fo:font-size="12pt" style:font-size-asian="12pt" style:font-size-complex="12pt" style:language-asian="zh" style:country-asian="CN" style:language-complex="hi" style:country-complex="IN"/>
    </style:style>
    <style:style style:name="Liste" style:display-name="Liste" style:family="paragraph" style:parent-style-name="Corpsdetexte">
      <style:text-properties fo:hyphenate="false"/>
    </style:style>
    <style:style style:name="Légende" style:display-name="Légende" style:family="paragraph" style:parent-style-name="Normal">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
      <style:paragraph-properties text:number-lines="false"/>
      <style:text-properties fo:hyphenate="false"/>
    </style:style>
    <style:style style:name="Lignehorizontale" style:display-name="Ligne horizontale" style:family="paragraph" style:parent-style-name="Normal" style:next-style-name="Corpsdetexte">
      <style:paragraph-properties fo:border-top="none" fo:border-left="none" fo:border-bottom="0.0104in double #808080" style:border-line-width-bottom="0.0034in 0.0034in 0.0034in" fo:border-right="none" fo:padding="0in" style:shadow="none" fo:margin-bottom="0.1965in"/>
      <style:text-properties fo:font-size="6pt" style:font-size-asian="6pt" fo:hyphenate="false"/>
    </style:style>
    <style:style style:name="Adresseexpéditeur" style:display-name="Adresse expéditeur" style:family="paragraph" style:parent-style-name="Normal">
      <style:text-properties fo:font-style="italic" style:font-style-asian="italic" fo:hyphenate="false"/>
    </style:style>
    <style:style style:name="Contenudetableau" style:display-name="Contenu de tableau" style:family="paragraph" style:parent-style-name="Corpsdetexte">
      <style:text-properties fo:hyphenate="false"/>
    </style:style>
    <style:style style:name="Pieddepage" style:display-name="Pied de pag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PieddepageCar" style:display-name="Pied de page Car" style:family="text" style:parent-style-name="Policepardéfaut">
      <style:text-properties style:font-name="Liberation Serif" style:font-name-asian="SimSun" style:font-name-complex="Mangal" fo:font-size="12pt" style:font-size-asian="12pt" style:font-size-complex="12pt" style:language-asian="zh" style:country-asian="CN" style:language-complex="hi" style:country-complex="IN"/>
    </style:style>
    <style:style style:name="En-tête" style:display-name="En-têt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En-têteCar" style:display-name="En-tête Car" style:family="text" style:parent-style-name="Policepardéfaut">
      <style:text-properties style:font-name="Liberation Serif" style:font-name-asian="SimSun" style:font-name-complex="Mangal" fo:font-size="12pt" style:font-size-asian="12pt" style:font-size-complex="12pt" style:language-asian="zh" style:country-asian="CN" style:language-complex="hi" style:country-complex="IN"/>
    </style:style>
    <style:style style:name="Textedebulles" style:display-name="Texte de bulles" style:family="paragraph" style:parent-style-name="Normal">
      <style:text-properties style:font-name="Tahoma" fo:font-size="8pt" style:font-size-asian="8pt" style:font-size-complex="7pt" fo:hyphenate="false"/>
    </style:style>
    <style:style style:name="TextedebullesCar" style:display-name="Texte de bulles Car" style:family="text" style:parent-style-name="Policepardéfaut">
      <style:text-properties style:font-name="Tahoma" style:font-name-asian="SimSun" style:font-name-complex="Mangal" fo:font-size="8pt" style:font-size-asian="8pt" style:font-size-complex="7pt" style:language-asian="zh" style:country-asian="CN" style:language-complex="hi" style:country-complex="IN"/>
    </style:style>
    <style:style style:name="quote.c" style:display-name="&lt;quote.c&gt;" style:family="text" style:parent-style-name="Policepardéfaut">
      <style:text-properties fo:color="#0070C0"/>
    </style:style>
    <style:style style:name="Notedebasdepage" style:display-name="Note de bas de page" style:family="paragraph" style:parent-style-name="Normal">
      <style:paragraph-properties style:text-autospace="none" fo:text-align="justify" fo:text-indent="0.1388in"/>
      <style:text-properties style:font-name="Times New Roman" style:font-name-asian="Times New Roman" style:font-name-complex="Times New Roman" fo:font-size="10pt" style:font-size-asian="10pt" style:font-size-complex="10pt" style:language-complex="ar" style:country-complex="SA" fo:hyphenate="false"/>
    </style:style>
    <style:style style:name="NotedebasdepageCar" style:display-name="Note de bas de page Car" style:family="text" style:parent-style-name="Policepardéfaut">
      <style:text-properties style:font-name="Times New Roman" style:font-name-asian="Times New Roman" style:font-name-complex="Times New Roman" fo:font-size="10pt" style:font-size-asian="10pt" style:font-size-complex="10pt" style:language-asian="zh" style:country-asian="CN"/>
    </style:style>
    <style:style style:name="postscript" style:display-name="&lt;postscript&gt;" style:family="paragraph" style:parent-style-name="Corpsdetexte">
      <style:paragraph-properties style:text-autospace="none" fo:text-indent="0in"/>
      <style:text-properties style:font-name-asian="Times New Roman" style:font-name-complex="Times New Roman" style:font-size-complex="10pt" style:language-complex="ar" style:country-complex="SA" fo:hyphenate="false"/>
    </style:style>
    <style:style style:name="stage.c" style:display-name="&lt;stage.c&gt;" style:family="text">
      <style:text-properties fo:font-style="italic" style:font-style-asian="italic"/>
    </style:style>
    <style:style style:name="quote.l" style:display-name="&lt;quote.l&gt;" style:family="paragraph" style:parent-style-name="Corpsdetexte">
      <style:paragraph-properties fo:text-align="start" fo:margin-top="0.1666in" fo:margin-bottom="0.1666in" fo:margin-left="0.7437in" fo:text-indent="-0.1527in">
        <style:tab-stops/>
      </style:paragraph-properties>
      <style:text-properties style:font-name-complex="Times New Roman" fo:font-size="11pt" style:font-size-asian="11pt" fo:hyphenate="false"/>
    </style:style>
    <style:style style:name="quote" style:display-name="&lt;quote&gt;" style:family="paragraph" style:parent-style-name="Corpsdetexte">
      <style:paragraph-properties fo:margin-top="0.1666in" fo:margin-bottom="0.1666in" fo:margin-left="0.5909in" fo:text-indent="0.1534in">
        <style:tab-stops/>
      </style:paragraph-properties>
      <style:text-properties style:font-name-complex="Times New Roman" fo:font-size="11pt" style:font-size-asian="11pt" fo:hyphenate="false"/>
    </style:style>
    <style:style style:name="argument" style:display-name="&lt;argument&gt;" style:family="paragraph">
      <style:paragraph-properties fo:text-align="justify" fo:margin-top="0.0833in" fo:margin-bottom="0.0833in" fo:line-height="100%" fo:margin-left="0.3937in" fo:margin-right="0.3937in">
        <style:tab-stops/>
      </style:paragraph-properties>
      <style:text-properties style:font-name="Times New Roman" style:font-name-asian="Times New Roman" style:font-name-complex="Times New Roman" fo:font-variant="small-caps" style:font-size-complex="12pt" style:language-asian="zh" style:country-asian="CN" fo:hyphenate="false"/>
    </style:style>
    <style:style style:name="signed" style:display-name="&lt;signed&gt;" style:family="paragraph">
      <style:paragraph-properties fo:text-align="end" fo:margin-top="0.0833in" fo:margin-bottom="0.0833in" fo:line-height="100%"/>
      <style:text-properties style:font-name="Times New Roman" style:font-name-asian="Times New Roman" style:font-name-complex="Times New Roman" style:font-size-complex="12pt" style:language-asian="zh" style:country-asian="CN" fo:hyphenate="false"/>
    </style:style>
    <style:style style:name="dateline" style:display-name="&lt;dateline&gt;" style:family="paragraph">
      <style:paragraph-properties fo:text-align="end" fo:margin-top="0.0833in" fo:margin-bottom="0.0833in" fo:line-height="100%"/>
      <style:text-properties style:font-name="Times New Roman" style:font-name-asian="Times New Roman" style:font-name-complex="Times New Roman" style:font-size-complex="12pt" style:language-asian="zh" style:country-asian="CN" fo:hyphenate="false"/>
    </style:style>
    <style:style style:name="salute" style:display-name="&lt;salute&gt;" style:family="paragraph" style:parent-style-name="Normal">
      <style:paragraph-properties fo:text-align="justify" fo:margin-top="0.0833in" fo:margin-bottom="0.0833in" fo:margin-left="0.3937in" fo:text-indent="0.1666in">
        <style:tab-stops/>
      </style:paragraph-properties>
      <style:text-properties style:font-name="Times New Roman" style:font-name-asian="Arial Unicode MS" style:font-name-complex="Arial Unicode MS" style:language-asian="hi" style:country-asian="IN" fo:hyphenate="false"/>
    </style:style>
    <style:style style:name="epigraph" style:display-name="&lt;epigraph&gt;" style:family="paragraph">
      <style:paragraph-properties fo:text-align="justify" fo:margin-top="0.1666in" fo:margin-bottom="0.1666in" fo:line-height="100%" fo:margin-left="1.9687in">
        <style:tab-stops/>
      </style:paragraph-properties>
      <style:text-properties style:font-name="Times New Roman" style:font-name-asian="Times New Roman" style:font-name-complex="Times New Roman" style:language-asian="zh" style:country-asian="CN" fo:hyphenate="false"/>
    </style:style>
    <style:style style:name="stage" style:display-name="&lt;stage&gt;" style:family="paragraph" style:parent-style-name="Corpsdetexte">
      <style:paragraph-properties style:text-autospace="none" fo:text-indent="0in"/>
      <style:text-properties style:font-name-asian="Times New Roman" style:font-name-complex="Times New Roman" fo:font-style="italic" style:font-style-asian="italic" style:font-size-complex="10pt" style:language-complex="ar" style:country-complex="SA" fo:hyphenate="false"/>
    </style:style>
    <style:style style:name="bibl" style:display-name="&lt;bibl&gt;" style:family="paragraph">
      <style:paragraph-properties fo:margin-bottom="0.0784in" style:line-height-at-least="0.0694in" fo:margin-left="1.1812in">
        <style:tab-stops/>
      </style:paragraph-properties>
      <style:text-properties style:font-name="Times New Roman" style:font-name-asian="Arial Unicode MS" style:font-name-complex="Arial Unicode MS" fo:font-size="10pt" style:font-size-asian="10pt" style:font-size-complex="12pt" style:language-asian="hi" style:country-asian="IN" style:language-complex="hi" style:country-complex="IN" fo:hyphenate="false"/>
    </style:style>
    <style:style style:name="byline" style:display-name="&lt;byline&gt;" style:family="paragraph">
      <style:paragraph-properties fo:text-align="end"/>
      <style:text-properties style:font-name-asian="Arial Unicode MS" style:font-name-complex="Arial Unicode MS" fo:font-size="12pt" style:font-size-asian="12pt" style:font-size-complex="12pt" style:language-asian="hi" style:country-asian="IN" style:language-complex="hi" style:country-complex="IN" fo:hyphenate="false"/>
    </style:style>
    <style:style style:name="h1.sub" style:display-name="&lt;h1.sub&gt;" style:family="paragraph" style:parent-style-name="Titre1" style:next-style-name="Corpsdetexte" style:default-outline-level="1">
      <style:paragraph-properties fo:margin-top="0in" fo:margin-bottom="0.1666in"/>
      <style:text-properties style:font-name="Arial" style:font-name-asian="HG Mincho Light J" style:font-name-complex="Arial Unicode MS" fo:font-weight="normal" style:font-weight-asian="normal" fo:font-style="italic" style:font-style-asian="italic" fo:font-size="20pt" style:font-size-asian="20pt" style:font-size-complex="24pt" style:language-asian="hi" style:country-asian="IN" fo:hyphenate="false"/>
    </style:style>
    <style:style style:name="h2.sub" style:display-name="&lt;h2.sub&gt;" style:family="paragraph" style:parent-style-name="Titre2" style:default-outline-level="2">
      <style:paragraph-properties fo:margin-top="0in" fo:margin-bottom="0.1666in" fo:line-height="120%">
        <style:tab-stops>
          <style:tab-stop style:type="left" style:position="0in"/>
        </style:tab-stops>
      </style:paragraph-properties>
      <style:text-properties style:font-name="Arial" style:font-name-asian="HG Mincho Light J" style:font-name-complex="Arial Unicode MS" fo:font-weight="normal" style:font-weight-asian="normal" style:font-weight-complex="normal" fo:font-style="italic" style:font-style-asian="italic" style:use-window-font-color="true" fo:font-size="16pt" style:font-size-asian="16pt" style:font-size-complex="14pt" style:language-asian="hi" style:country-asian="IN" fo:hyphenate="false"/>
    </style:style>
    <style:style style:name="h3.sub" style:display-name="&lt;h3.sub&gt;" style:family="paragraph" style:parent-style-name="Titre3" style:default-outline-level="3">
      <style:paragraph-properties fo:margin-top="0in" fo:margin-bottom="0.0986in" fo:margin-left="0.3937in">
        <style:tab-stops>
          <style:tab-stop style:type="left" style:position="0in"/>
        </style:tab-stops>
      </style:paragraph-properties>
      <style:text-properties style:font-name="Arial" style:font-name-asian="HG Mincho Light J" style:font-name-complex="Arial Unicode MS" fo:font-weight="normal" style:font-weight-asian="normal" style:font-weight-complex="normal" fo:font-style="italic" style:font-style-asian="italic" style:use-window-font-color="true" fo:font-size="14pt" style:font-size-asian="14pt" style:font-size-complex="14pt" style:language-asian="hi" style:country-asian="IN" fo:hyphenate="false"/>
    </style:style>
    <style:style style:name="h4.sub" style:display-name="&lt;h4.sub&gt;" style:family="paragraph" style:parent-style-name="Titre4" style:next-style-name="Corpsdetexte" style:default-outline-level="4">
      <style:paragraph-properties fo:keep-together="auto" fo:margin-top="0in" fo:margin-bottom="0.1666in" fo:margin-left="0.7875in">
        <style:tab-stops/>
      </style:paragraph-properties>
      <style:text-properties style:font-name="Arial" style:font-name-asian="HG Mincho Light J" style:font-name-complex="Arial Unicode MS" fo:font-weight="normal" style:font-weight-asian="normal" style:font-weight-complex="normal" style:font-style-complex="normal" style:use-window-font-color="true" style:font-size-complex="14pt" style:language-asian="hi" style:country-asian="IN" fo:hyphenate="false"/>
    </style:style>
    <style:style style:name="l" style:display-name="&lt;l&gt;" style:family="paragraph">
      <style:paragraph-properties fo:margin-bottom="0.0833in" fo:line-height="100%" fo:margin-left="0.3305in" fo:text-indent="-0.1652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Acte" style:display-name="Acte" style:family="paragraph" style:parent-style-name="Titre1" style:next-style-name="Corpsdetexte" style:default-outline-level="1">
      <style:paragraph-properties fo:text-align="center"/>
      <style:text-properties style:font-name-asian="HG Mincho Light J" style:font-name-complex="Arial Unicode MS" style:font-size-complex="24pt" style:language-asian="hi" style:country-asian="IN" fo:hyphenate="false"/>
    </style:style>
    <style:style style:name="Scène" style:display-name="Scène" style:family="paragraph" style:parent-style-name="Titre2" style:default-outline-level="2">
      <style:paragraph-properties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style:use-window-font-color="true" fo:font-size="17pt" style:font-size-asian="17pt" style:font-size-complex="14pt" style:language-asian="hi" style:country-asian="IN" fo:hyphenate="false"/>
    </style:style>
    <style:style style:name="pb" style:display-name="&lt;pb&gt;" style:family="text">
      <style:text-properties fo:color="#FF0000" style:text-position="sub 63.6%"/>
    </style:style>
    <style:style style:name="label" style:display-name="&lt;label&gt;" style:family="paragraph">
      <style:paragraph-properties fo:text-align="center"/>
      <style:text-properties style:font-name="Times New Roman" style:font-name-asian="Times New Roman" style:font-name-complex="Times New Roman"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fo:line-height="100%"/>
      <style:text-properties style:font-name="Times New Roman" style:font-name-asian="Times New Roman" style:font-name-complex="Times New Roman" style:font-weight-complex="bold" fo:font-size="14pt" style:font-size-asian="14pt" style:font-size-complex="14pt" style:language-asian="zh" style:country-asian="CN" fo:hyphenate="false"/>
    </style:style>
    <style:style style:name="noindent" style:display-name="&lt;noindent&gt;" style:family="paragraph" style:parent-style-name="Normal">
      <style:paragraph-properties style:text-autospace="none" fo:text-align="justify" fo:margin-bottom="0.0833in" fo:line-height="150%"/>
      <style:text-properties style:font-name="Times New Roman" style:font-name-asian="Times New Roman" style:font-name-complex="Times New Roman" style:font-size-complex="10pt" style:language-complex="ar" style:country-complex="SA" fo:hyphenate="false"/>
    </style:style>
    <style:style style:name="speaker" style:display-name="&lt;speaker&gt;" style:family="paragraph" style:parent-style-name="stage">
      <style:paragraph-properties fo:text-align="center"/>
      <style:text-properties fo:font-style="normal" style:font-style-asian="normal" fo:hyphenate="false"/>
    </style:style>
    <style:style style:name="Appelnotedebasdep." style:display-name="Appel note de bas de p." style:family="text" style:parent-style-name="Policepardéfaut">
      <style:text-properties style:text-position="super 63.6%"/>
    </style:style>
    <style:style style:name="term" style:display-name="term" style:family="paragraph" style:parent-style-name="Normal">
      <style:paragraph-properties fo:widows="2" fo:orphans="2"/>
      <style:text-properties style:font-name="Times New Roman" style:font-name-asian="Times New Roman" style:font-name-complex="Times New Roman" style:language-asian="fr" style:country-asian="FR" style:language-complex="ar" style:country-complex="SA" fo:hyphenate="false"/>
    </style:style>
    <style:style style:name="detail_value" style:display-name="detail_value" style:family="text" style:parent-style-name="Policepardéfaut"/>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fo:font-size="10pt" style:font-size-asian="10pt" style:font-size-complex="9pt" fo:hyphenate="false"/>
    </style:style>
    <style:style style:name="CommentaireCar" style:display-name="Commentaire Car" style:family="text" style:parent-style-name="Policepardéfaut">
      <style:text-properties style:font-name="Liberation Serif" style:font-name-asian="SimSun" style:font-name-complex="Mangal" fo:font-size="10pt" style:font-size-asian="10pt" style:font-size-complex="9pt" style:language-asian="zh" style:country-asian="CN" style:language-complex="hi" style:country-complex="IN"/>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Liberation Serif" style:font-name-asian="SimSun" style:font-name-complex="Mangal" fo:font-weight="bold" style:font-weight-asian="bold" style:font-weight-complex="bold" fo:font-size="10pt" style:font-size-asian="10pt" style:font-size-complex="9pt" style:language-asian="zh" style:country-asian="CN" style:language-complex="hi" style:country-complex="IN"/>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ser</dc:creator>
    <meta:creation-date>2018-12-17T14:59:00Z</meta:creation-date>
    <dc:date>2018-12-17T14:59:00Z</dc:date>
    <meta:template xlink:href="Normal.dotm" xlink:type="simple"/>
    <meta:editing-cycles>2</meta:editing-cycles>
    <meta:editing-duration>PT0S</meta:editing-duration>
    <meta:document-statistic meta:page-count="47" meta:paragraph-count="235" meta:word-count="18148" meta:character-count="117731" meta:row-count="831" meta:non-whitespace-character-count="99818"/>
  </office:meta>
</office:document-meta>
</file>